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break-before="page">
        <style:tab-stops>
          <style:tab-stop style:position="2.561cm"/>
        </style:tab-stops>
      </style:paragraph-properties>
    </style:style>
    <style:style style:name="P5" style:family="paragraph" style:parent-style-name="Normal">
      <style:paragraph-properties fo:break-before="page">
        <style:tab-stops>
          <style:tab-stop style:position="7.084cm"/>
        </style:tab-stops>
      </style:paragraph-properties>
    </style:style>
    <style:style style:name="P6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2.822cm"/>
          <style:tab-stop style:position="6.024cm"/>
        </style:tab-stops>
      </style:paragraph-properties>
    </style:style>
    <style:style style:name="P7" style:family="paragraph" style:parent-style-name="Normal">
      <style:paragraph-properties fo:break-before="page">
        <style:tab-stops>
          <style:tab-stop style:position="4.971cm"/>
        </style:tab-stops>
      </style:paragraph-properties>
    </style:style>
    <style:style style:name="P8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4.494cm"/>
        </style:tab-stops>
      </style:paragraph-properties>
    </style:style>
    <style:style style:name="P9" style:family="paragraph" style:parent-style-name="Normal">
      <style:paragraph-properties fo:break-before="page">
        <style:tab-stops>
          <style:tab-stop style:position="4.166cm"/>
        </style:tab-stops>
      </style:paragraph-properties>
    </style:style>
    <style:style style:name="P10" style:family="paragraph" style:parent-style-name="Normal">
      <style:paragraph-properties fo:break-before="page">
        <style:tab-stops>
          <style:tab-stop style:position="6.481cm"/>
        </style:tab-stops>
      </style:paragraph-properties>
    </style:style>
    <style:style style:name="P11" style:family="paragraph" style:parent-style-name="Normal">
      <style:paragraph-properties fo:break-before="page">
        <style:tab-stops>
          <style:tab-stop style:position="5.842cm"/>
        </style:tab-stops>
      </style:paragraph-properties>
    </style:style>
    <style:style style:name="P12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13" style:family="paragraph" style:parent-style-name="Heading_20_1" style:master-page-name="MP0">
      <style:paragraph-properties style:page-number="auto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Normal">
      <style:paragraph-properties fo:margin-left="0cm" fo:margin-right="0cm" fo:text-indent="0.635cm" style:auto-text-indent="false"/>
      <style:text-properties officeooo:paragraph-rsid="001f543e"/>
    </style:style>
    <style:style style:name="P17" style:family="paragraph" style:parent-style-name="Normal">
      <style:paragraph-properties fo:margin-left="0cm" fo:margin-right="0cm" fo:text-indent="0.635cm" style:auto-text-indent="false" fo:break-before="page"/>
    </style:style>
    <style:style style:name="P18" style:family="paragraph" style:parent-style-name="Normal">
      <style:paragraph-properties fo:margin-left="0cm" fo:margin-right="0cm" fo:text-indent="0.635cm" style:auto-text-indent="false">
        <style:tab-stops>
          <style:tab-stop style:position="2.866cm"/>
        </style:tab-stops>
      </style:paragraph-properties>
      <style:text-properties officeooo:paragraph-rsid="001f543e"/>
    </style:style>
    <style:style style:name="P19" style:family="paragraph" style:parent-style-name="Normal">
      <style:paragraph-properties fo:break-before="page"/>
    </style:style>
    <style:style style:name="P20" style:family="paragraph" style:parent-style-name="Normal">
      <style:paragraph-properties fo:margin-left="0cm" fo:margin-right="0cm" fo:text-indent="0.635cm" style:auto-text-indent="false">
        <style:tab-stops>
          <style:tab-stop style:position="3.971cm"/>
        </style:tab-stops>
      </style:paragraph-properties>
      <style:text-properties officeooo:paragraph-rsid="001f543e"/>
    </style:style>
    <style:style style:name="P21" style:family="paragraph" style:parent-style-name="Normal">
      <style:paragraph-properties fo:margin-left="0cm" fo:margin-right="0cm" fo:text-indent="0.635cm" style:auto-text-indent="false"/>
      <style:text-properties officeooo:paragraph-rsid="00200681"/>
    </style:style>
    <style:style style:name="P22" style:family="paragraph" style:parent-style-name="Normal">
      <style:text-properties officeooo:paragraph-rsid="00200681"/>
    </style:style>
    <style:style style:name="P23" style:family="paragraph" style:parent-style-name="Normal">
      <style:paragraph-properties fo:margin-left="0cm" fo:margin-right="0cm" fo:text-indent="0.635cm" style:auto-text-indent="false">
        <style:tab-stops>
          <style:tab-stop style:position="7.569cm"/>
        </style:tab-stops>
      </style:paragraph-properties>
      <style:text-properties officeooo:paragraph-rsid="00200681"/>
    </style:style>
    <style:style style:name="P24" style:family="paragraph" style:parent-style-name="Normal">
      <style:paragraph-properties fo:margin-left="0cm" fo:margin-right="0cm" fo:text-indent="0.635cm" style:auto-text-indent="false">
        <style:tab-stops>
          <style:tab-stop style:position="6.742cm"/>
        </style:tab-stops>
      </style:paragraph-properties>
      <style:text-properties officeooo:paragraph-rsid="00200681"/>
    </style:style>
    <style:style style:name="P25" style:family="paragraph" style:parent-style-name="Normal">
      <style:paragraph-properties fo:break-before="page">
        <style:tab-stops>
          <style:tab-stop style:position="3.179cm"/>
        </style:tab-stops>
      </style:paragraph-properties>
    </style:style>
    <style:style style:name="P26" style:family="paragraph" style:parent-style-name="Normal">
      <style:paragraph-properties fo:margin-left="0cm" fo:margin-right="0cm" fo:text-indent="0.635cm" style:auto-text-indent="false">
        <style:tab-stops>
          <style:tab-stop style:position="3.526cm"/>
        </style:tab-stops>
      </style:paragraph-properties>
      <style:text-properties officeooo:paragraph-rsid="00200681"/>
    </style:style>
    <style:style style:name="P27" style:family="paragraph" style:parent-style-name="Normal">
      <style:paragraph-properties fo:margin-left="0cm" fo:margin-right="0cm" fo:text-indent="0.635cm" style:auto-text-indent="false"/>
      <style:text-properties officeooo:paragraph-rsid="0020613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" style:family="text">
      <style:text-properties fo:language="el" fo:country="GR" style:language-asian="el" style:country-asian="GR" style:language-complex="el" style:country-complex="GR"/>
    </style:style>
    <style:style style:name="T5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6" style:family="text">
      <style:text-properties style:language-asian="el" style:country-asian="GR" style:language-complex="el" style:country-complex="G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00681" style:font-weight-asian="bold" style:font-weight-complex="bold"/>
    </style:style>
    <style:style style:name="T9" style:family="text">
      <style:text-properties fo:language="fr" fo:country="FR" style:language-asian="el" style:country-asian="GR" style:language-complex="el" style:country-complex="GR"/>
    </style:style>
    <style:style style:name="T10" style:family="text">
      <style:text-properties fo:language="fr" fo:country="FR" style:language-asian="en" style:country-asian="US" style:language-complex="en" style:country-complex="US"/>
    </style:style>
    <style:style style:name="T11" style:family="text">
      <style:text-properties fo:language="it" fo:country="IT" style:language-asian="el" style:country-asian="GR" style:language-complex="el" style:country-complex="GR"/>
    </style:style>
    <style:style style:name="T12" style:family="text">
      <style:text-properties fo:language="it" fo:country="IT" fo:font-style="italic" style:language-asian="el" style:country-asian="GR" style:font-style-asian="italic" style:language-complex="el" style:country-complex="GR" style:font-style-complex="italic"/>
    </style:style>
    <style:style style:name="T13" style:family="text">
      <style:text-properties officeooo:rsid="001f543e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style:text-underline-mode="continuous" style:text-overline-mode="continuous" style:text-line-through-mode="continuous"/>
    </style:style>
    <style:style style:name="T16" style:family="text">
      <style:text-properties officeooo:rsid="00200681"/>
    </style:style>
    <style:style style:name="T17" style:family="text">
      <style:text-properties fo:color="#000000" loext:opacity="100%" fo:font-weight="bold" officeooo:rsid="00200681" style:font-weight-asian="bold" style:font-weight-complex="bold"/>
    </style:style>
    <style:style style:name="T18" style:family="text">
      <style:text-properties officeooo:rsid="002061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<text:bookmark-start text:name="bookmark0"/>GAIiENI DE ALIMENrORVM FACVLTA-<text:line-break/>TIBVS LIBER PRIMVS,<text:bookmark-end text:name="bookmark0"/></text:h>
      <text:h text:style-name="Heading_20_2" text:outline-level="2">Cap, I. </text:h>
      <text:p text:style-name="P16">De iis quae alimentis insunt facultatibus<text:line-break/>non pauci praestantissimorum medicorum scripserunt, mul-<text:line-break/>tatnque huic speculationi operam navarunt, quod omnium,<text:line-break/>quae sunt in medici<text:span text:style-name="Default_20_Paragraph_20_Font"><text:span text:style-name="T1">n</text:span></text:span>a, ea propemodum sit utilissima; nam<text:line-break/>aliis praesidiis non omni tempore utimur., sine alimento<text:line-break/>autem ne vivere quidem neque sani neque aegri degentes<text:line-break/>possumus. Merito igitur praestantissimorum medicorum<text:line-break/>plurimi facultates, quae ei insunt, accurate observare stu-<text:line-break/>duerunt: alii quidem sola experientia nobis illas inuere-</text:p>
      <text:p text:style-name="P3">scere affirmarunt.; alii ve<text:span text:style-name="Default_20_Paragraph_20_Font"><text:span text:style-name="T1">r</text:span></text:span>o rationibus quoque uti volunt;<text:line-break/>alii denique et plurimum ipsi tribuerunt. Quod si, ut<text:line-break/>in geometria et arithmetica, qui de alimentis scripserunt,<text:line-break/>idem omnino consensissent, nullam nunc oporteret nos<text:line-break/>denuo de iisdem post tot ac tales viros scribendi mo-<text:line-break/>lestiam Iubi<text:span text:style-name="Default_20_Paragraph_20_Font"><text:span text:style-name="T1">t</text:span></text:span>e. Verum quum mutuis dissensionibus fuspe-<text:line-break/>ctos <text:span text:style-name="Default_20_Paragraph_20_Font"><text:span text:style-name="T1">t</text:span></text:span>efe reddiderint, (fieri enim -nequit, ut omnes vera<text:line-break/>dicunt,) quae ab illis sunt tradita, a severis judicibus exa-<text:line-break/>minari necesse est; iniquum enim fuerit uni prae aliis<text:line-break/>absque .demonstratione fidem adhibere. -Porro quum de-<text:line-break/>monstrationum duo genere sint principia, (aut enim a sen-<text:line-break/>su , aut a notione evidenti demonstratio omnis ac fides<text:line-break/>proficiscitur,) nos quoque ad praesentis speculationis col-<text:line-break/>lectionem necesse est aut altero horum, aut utroque uti.<text:line-break/>At quum- ea quae <text:span text:style-name="Default_20_Paragraph_20_Font"><text:span text:style-name="T1">r</text:span></text:span>atione fiunt judicia non omnibus rti-<text:line-break/>dem facilia sint, quum et natu<text:span text:style-name="Default_20_Paragraph_20_Font"><text:span text:style-name="T1">r</text:span></text:span>a sagacem esse oporteat,<text:line-break/>et a puero ingenium iis quae rationem. acuunt disciplinis</text:p>
      <text:p text:style-name="P3">exc<text:span text:style-name="Default_20_Paragraph_20_Font"><text:span text:style-name="T1">o</text:span></text:span>luisse, satius est ab experientia auspicari, e<text:span text:style-name="Default_20_Paragraph_20_Font"><text:span text:style-name="T1">o</text:span></text:span> que ma-<text:line-break/>xime, quod bona pars medicorum hac sola alimentorum<text:line-break/>facultates inventas esse pronunciarint. Ac empiricos qui-<text:line-break/>dem, qui omnem operam studiumque eo contulerunt, ut,<text:line-break/>quae rati<text:span text:style-name="Default_20_Paragraph_20_Font"><text:span text:style-name="T1">o</text:span></text:span>ne sunt inventa, ambitiosis contentionibus <text:span text:style-name="Default_20_Paragraph_20_Font"><text:span text:style-name="T1">o</text:span></text:span>p-<text:line-break/>pugnarent , fortasse quis contempserit : verum Diocles<text:line-break/>(tametsi proscssioue est dogmaticus] haec ad Plistarchum<text:line-break/>lu prim<text:span text:style-name="Default_20_Paragraph_20_Font"><text:span text:style-name="T1">o</text:span></text:span> de sanitate tuenda libro scripta reliquit. <text:span text:style-name="Default_20_Paragraph_20_Font"><text:span text:style-name="T1">Qui<text:line-break/>erg</text:span></text:span>o om<text:span text:style-name="Default_20_Paragraph_20_Font"><text:span text:style-name="T1">nia sap</text:span></text:span>o<text:span text:style-name="Default_20_Paragraph_20_Font"><text:span text:style-name="T1">re e</text:span></text:span>o<text:span text:style-name="Default_20_Paragraph_20_Font"><text:span text:style-name="T1">dem, od</text:span></text:span>o<text:span text:style-name="Default_20_Paragraph_20_Font"><text:span text:style-name="T1">re, cal</text:span></text:span>o<text:span text:style-name="Default_20_Paragraph_20_Font"><text:span text:style-name="T1">re, aut alio id genus<text:line-break/>praedita, fuoultates ea</text:span></text:span>s<text:span text:style-name="Default_20_Paragraph_20_Font"><text:span text:style-name="T1">dem obtinere exisiimant, haud re</text:span></text:span>n<text:line-break/><text:span text:style-name="Default_20_Paragraph_20_Font"><text:span text:style-name="T1">o</text:span></text:span>l<text:span text:style-name="Default_20_Paragraph_20_Font"><text:span text:style-name="T1">e opinantur , nam multa</text:span></text:span> o<text:span text:style-name="Default_20_Paragraph_20_Font"><text:span text:style-name="T1">stendere quis possit dissimil</text:span></text:span>i<text:span text:style-name="Default_20_Paragraph_20_Font"><text:span text:style-name="T1">a<text:line-break/>fieri ab his, etiamsi, quod ad praedicta attinet, inter<text:line-break/>se conveniant. Neque sane, si quid alvum, aut urinam<text:line-break/>m</text:span></text:span>o<text:span text:style-name="Default_20_Paragraph_20_Font"><text:span text:style-name="T1">vet, aut atiam quamlibet habet sa</text:span></text:span>t<text:span text:style-name="Default_20_Paragraph_20_Font"><text:span text:style-name="T1">cullatem, id</text:span></text:span>e<text:span text:style-name="Default_20_Paragraph_20_Font"><text:span text:style-name="T1">o tale<text:line-break/>esse quodque est putandum, quod vel calidum sit, „ei<text:line-break/>fulgidum , vel susum ,. quandoquidem</text:span></text:span></text:p>
      <text:p text:style-name="P1"><text:span text:style-name="Default_20_Paragraph_20_Font"><text:span text:style-name="T1">non dulcia omnia,<text:line-break/>aut acria, aut suise:, aut caetera id genus easdem ha-<text:line-break/>bent fucultates ; sed totam naturam c</text:span></text:span>o<text:span text:style-name="Default_20_Paragraph_20_Font"><text:span text:style-name="T1">nsum esse qui pu-</text:span></text:span></text:p>
      <text:p text:style-name="P3">l<text:span text:style-name="Default_20_Paragraph_20_Font"><text:span text:style-name="T1">averit, cur h</text:span></text:span>o<text:span text:style-name="Default_20_Paragraph_20_Font"><text:span text:style-name="T1">c unicuique e</text:span></text:span>o<text:span text:style-name="Default_20_Paragraph_20_Font"><text:span text:style-name="T1">rum soleat contingere, a ve-<text:line-break/></text:span></text:span>v<text:span text:style-name="Default_20_Paragraph_20_Font"><text:span text:style-name="T1">itate haudquaquam aberrarit. Qui vero singulorum cau-<text:line-break/>sus, cur videlicet nutriant, aut alvum, aut urinam ei-<text:line-break/>eant, vel aliud quidpiam ejusmodi praestent, reddendas<text:line-break/>autumant, ignorare videntur, primum, qu</text:span></text:span>o<text:span text:style-name="Default_20_Paragraph_20_Font"><text:span text:style-name="T1">d haec inquire-<text:line-break/>re haud fuequenter ad usu</text:span></text:span>s <text:span text:style-name="Default_20_Paragraph_20_Font"><text:span text:style-name="T1">sit necesse, deinde, qu</text:span></text:span>o<text:span text:style-name="Default_20_Paragraph_20_Font"><text:span text:style-name="T1">d<text:line-break/>multa sen</text:span></text:span>i <text:span text:style-name="Default_20_Paragraph_20_Font"><text:span text:style-name="T1">in rerum natura, quae princ</text:span></text:span>i<text:span text:style-name="Default_20_Paragraph_20_Font"><text:span text:style-name="T1">pii</text:span></text:span>s <text:span text:style-name="Default_20_Paragraph_20_Font"><text:span text:style-name="T1">quibu</text:span></text:span>s<text:span text:style-name="Default_20_Paragraph_20_Font"><text:span text:style-name="T1">dam<text:line-break/>ex natura sua qu</text:span></text:span>o<text:span text:style-name="Default_20_Paragraph_20_Font"><text:span text:style-name="T1">dammod</text:span></text:span>o <text:span text:style-name="Default_20_Paragraph_20_Font"><text:span text:style-name="T1">sent similia, ut nullam<text:line-break/>caulae rationem admittant,. ad haec nonnunquam hallu-<text:line-break/>eluantur, quum incognita et contr</text:span></text:span>o<text:span text:style-name="Default_20_Paragraph_20_Font"><text:span text:style-name="T1">verso neque ad-<text:line-break/>modum verisimilia sumendo abunde causum ipsum<text:line-break/>creduat se assignasse. Quocirca neque ii</text:span></text:span>s, <text:span text:style-name="Default_20_Paragraph_20_Font"><text:span text:style-name="T1">qui causes<text:line-break/>ejusm</text:span></text:span>o<text:span text:style-name="Default_20_Paragraph_20_Font"><text:span text:style-name="T1">di asserunt , neque iie, qui de omnibus causum pu-<text:line-break/>tant esse reddendam, est attendendum, sed potius ii</text:span></text:span>s, <text:span text:style-name="Default_20_Paragraph_20_Font"><text:span text:style-name="T1">quae<text:line-break/>diuturna experientia fuerunt expl</text:span></text:span>o<text:span text:style-name="Default_20_Paragraph_20_Font"><text:span text:style-name="T1">rata, credendum; qu</text:span></text:span>o-<text:line-break/><text:span text:style-name="Default_20_Paragraph_20_Font"><text:span text:style-name="T1">rum autem p</text:span></text:span>o<text:span text:style-name="Default_20_Paragraph_20_Font"><text:span text:style-name="T1">stumus, causa est inquirenda, quand</text:span></text:span>o, <text:span text:style-name="Default_20_Paragraph_20_Font"><text:span text:style-name="T1">quod<text:line-break/>de</text:span></text:span> i<text:span text:style-name="Default_20_Paragraph_20_Font"><text:span text:style-name="T1">psos dicimus, sec speramus sare notum magis ac ma-<text:line-break/>g</text:span></text:span>i<text:span text:style-name="Default_20_Paragraph_20_Font"><text:span text:style-name="T1">s credibile. </text:span></text:span>Haec sunt Dicetis verba, fala experientia</text:p>
      <text:p text:style-name="P3">alimentorum facultates nobis notas esse arbitrantis, non<text:line-break/>ex indicationibus, qua erum a temperamento tum a sapo-<text:line-break/>ribus sumuntur: quum autem, quae est in partibus planta-<text:line-break/>rum, alia adhuc inesset indicatio, ejus non meminit. Dico<text:line-break/>autem, partibus plantarum indicationem messe, qua prae-<text:line-break/>ter alias Mnesitheus est usus; per hanc enim in plantis<text:line-break/>alias quidem radicibus, alias caulibus facultates inesse<text:line-break/>ostendit, quemadmodum certe et foliis, et fructibus, et<text:line-break/>feminibus alias. Quod igitur experientia, ut alia plera-<text:line-break/>que, ita et cibi qui facile aut sucus concoquantur, quique<text:line-break/>stomachum juvent, aut offendunt, denique qui alvum du-<text:line-break/>cant, laxent, aut sistant, nos doceat, nemo est, cui vel<text:line-break/>tantillum est mentis, qui ignoret: caeterum in his ipsis<text:line-break/>non parum falluntur, qui citra distinctionem faciunt de<text:line-break/>rebus periculum, ut in commentariis de simplicium me-<text:line-break/>dicamen torum facultate, atque in tertio de temperamen-<text:line-break/>tis demonstravimus ; ac sane , qui utrobique committam-<text:line-break/>tus errores, multum luter fe sunt similes. Quapropter<text:line-break/>hoc quoque loco accurate, ut illic, distinctiones scribere,</text:p>
      <text:p text:style-name="P3">quibus quis lutentus singulorum facultates citra errorem<text:line-break/>possit deprehendere, haudquaquam mei est instituti, qui<text:line-break/>(emel duntaxat de quaque re scribere <text:span text:style-name="Default_20_Paragraph_20_Font"><text:span text:style-name="T1">t</text:span></text:span>aleam, non eadem<text:line-break/>in multis commentariis de iisdem passim inculcare. Usi-<text:line-break/>tatum igitur mihi morem ne nunc quidem praetermittam<text:line-break/>fummas tantummodo distinctionum, idque ea brevitate,<text:line-break/>quam orationis perspicuitas patietur, complexurus. In-<text:line-break/>cipiam autem ab eo, quod omnibus est in ore, quodque<text:line-break/>Erafistratus minus recte scripsit, melioratum videlicet al-<text:line-break/>vum non cuivis subducere, neque lentem cohibe<text:span text:style-name="Default_20_Paragraph_20_Font"><text:span text:style-name="T1">r</text:span></text:span>e, sed<text:line-break/>quosdam esse, qui, praeterquam quod neutrum expe-<text:line-break/>riuntur, in contraria etiam incidant, ut .sistatur quidem<text:line-break/>eis alvus a meliorato, laxetur autem a lente; praeterea<text:line-break/>quosdam inveniri, qui bubulam minori negotio, quam<text:line-break/>pisces saxatiles, consciunt. Equidem ab istis semper fi,-<text:line-break/>leo sciscitari, (nam a postremis exordiar,) quodnam ipsis<text:line-break/>symptoma accidat, quo judicent, <text:span text:style-name="Default_20_Paragraph_20_Font"><text:span text:style-name="T1">t</text:span></text:span>e saxatiles plices non<text:line-break/>coxisse, utrumne pondus quoddam lu ventriculo, ut instar</text:p>
      <text:p text:style-name="P3">plumbi, aut lapidis, aut luti quiddam incumbere ipsis<text:line-break/>videatur; hoc nempe modo .quidam, quem ex huiusce--<text:line-break/>modi cruditatibus sensum percipiunt, interpretantur; an.<text:line-break/>mordicationem quandam manifeste .in ipso, au flatum, aer<text:line-break/>ructum gravem sentiant. Tum alii nidorulentum magis<text:line-break/>sibi ructum accidere, alii mordicationem, nonnulli struat-.<text:line-break/>q<text:span text:style-name="Default_20_Paragraph_20_Font"><text:span text:style-name="T1">n</text:span></text:span>e responderunt. Horum igitur corporis habitum diti-<text:line-break/>genter contemplatus deprehendi, bilis flavae copiam in<text:line-break/>ventriculo vel ob pravam quampiam temperiem, vel<text:line-break/>propter peculiarem constitutionem esse acervatarn: pe-<text:line-break/>culiarem autem dico constitutionem quoniam hominibus<text:line-break/>quibusdam bilis ex jecore lu intestina defluens in ven-<text:line-break/>triculum redundat; pravam vero temperiem, quum calor.<text:line-break/>natura ipsis inest acris ac mordax et, ut sic dicam,..fe-,<text:line-break/>siritis. Proinde par est, ut isti cibaria corrupta difficilia -<text:line-break/>melius, quam facilia, coquant; quandoquidem, quae. fa-<text:line-break/>cilo concoquuntur, facile item atterantur ac corrumpun-<text:line-break/>tur, contra, quae concoctu sunt difficilia, non facile quo-<text:line-break/>que tum atterantur tum corrumpuntur. Haec certe, si in</text:p>
      <text:p text:style-name="P3">multum calorem inciderint, .coquuntur magis, quam si<text:line-break/>moderato occurrerint. Atque hac profecto ratione accidit,<text:line-break/>ut no<text:span text:style-name="Default_20_Paragraph_20_Font"><text:span text:style-name="T1">n</text:span></text:span>nulli bubulam facilius, quam pisces saxatiles, con-<text:line-break/>finiant; lens autem quibusdam alvum moveat magis, quam<text:line-break/>inhibeat, non alia ratione, quam ut in commentariis,<text:line-break/>quos de simplicium medicamentorum facultate conscripsi-<text:line-break/>mus, demonstravimus. Quemadmodum enim ex iis, quae<text:line-break/>a nobis praeparantur, nonnulla, quae facultatem ac sub-<text:line-break/>stautiam habent contrariam, componuntur, ita et natura<text:line-break/>ipsa pe<text:span text:style-name="Default_20_Paragraph_20_Font"><text:span text:style-name="T1">r</text:span></text:span>multa, quae sensui simplici apparent, commiscuit;<text:line-break/>quod in plerisque alimentis comperias. Etenim non lens<text:line-break/>sola, sed et brassica, atque adeo marina propemodum<text:line-break/>omnia, quibus testa pr<text:span text:style-name="Default_20_Paragraph_20_Font"><text:span text:style-name="T1">o</text:span></text:span> cute est, compositam ex pugnan-<text:line-break/>tibus facultatibus naturam funt sortita: nam solidum cu-<text:line-break/>jusque corpus tarde permeat alvumque sistit, humor vero<text:line-break/>stimulat ad. excretionem. Hujus porro rei ex cocti<text:span text:style-name="Default_20_Paragraph_20_Font"><text:span text:style-name="T1">o</text:span></text:span>ne<text:line-break/>manisesta sumitur demonstrati<text:span text:style-name="Default_20_Paragraph_20_Font"><text:span text:style-name="T1">o</text:span></text:span>, quum aqua, in qua dictarunt<text:line-break/>quodque fuerit decoctum , alvum subducat, ipsa vero</text:p>
      <text:p text:style-name="P3">corpo<text:span text:style-name="Default_20_Paragraph_20_Font"><text:span text:style-name="T1">r</text:span></text:span>a sist<text:span text:style-name="Default_20_Paragraph_20_Font"><text:span text:style-name="T1">e</text:span></text:span>nt. Hinc nonnullos audias, qui dicant, si<text:line-break/>brassicam leviter coctam et universim ac repente ex lo-.<text:line-break/>bete in vas aliquod, in quo sit oleum ac garum, transfu-<text:line-break/>fam ante alios albos sumpseris, alvum subducet Alios<text:line-break/>autum videas brassicam, quae bis cocta nuncupatur, ad<text:line-break/>ventris cohibitionem hoc modo apparare. Quum ipsam<text:line-break/>aquae prius incoxerint, aquam quidem totum ex lebete<text:line-break/>effundunt, aliam autem affundunt puram et calidam, in<text:line-break/>qua rursus brassicam fecundo coquunt, ut, si quid proprii<text:line-break/>succi post priorem decoctionem habuit reliquum, in hac<text:line-break/>penitus deponat ; omnibus enim, quae in humore coqumr-<text:line-break/>tur, usu venit, ut quiddam ab ejus facultate in fe deris<text:line-break/>vent, ac de fua vicissim portionem aliquam ipsi impar-<text:line-break/>alantur. Id quod in iis, quae in jure aliquo elixamus,<text:line-break/>sive legumen , sive animantis pars , sive olus id fuerit,<text:line-break/>quotidie tibi licet discere: res namque elixa tam gestu<text:line-break/>quam olfactu ipsius juris, ipsum autem jus rei, quae in</text:p>
      <text:p text:style-name="P3">se est elixa, qualitatem ac facultatem repraesentati Totius<text:line-break/>porro, qui nu<text:span text:style-name="Default_20_Paragraph_20_Font"><text:span text:style-name="T1">n</text:span></text:span>c nobis est propositus, sermonis verita-<text:line-break/>tenr poteris sic explorare. Lentem, aut brassicam, aut.<text:line-break/>aliquod mari<text:span text:style-name="Default_20_Paragraph_20_Font"><text:span text:style-name="T1">n</text:span></text:span>orum memoratorum - animalium decoquito,<text:line-break/>postea decoctum oleo, garo pipereque conditum, cui li-<text:line-break/>buerit<text:span text:style-name="Default_20_Paragraph_20_Font"><text:span text:style-name="T1">r</text:span></text:span> propinato ; idem facile in brassica bis cocta: vide-<text:line-break/>bis enim, potione quidem alvum dilui, solidi autem cor-<text:line-break/>poris esu constipari. Quare non est, quod amemur, si<text:line-break/>ab hujuscemodi cibis , quando cum ipsorum succo soli-<text:line-break/>dum corpus sumptum fuerit, tormina interdum et .i<text:span text:style-name="Default_20_Paragraph_20_Font"><text:span text:style-name="T1">n</text:span></text:span>fla-<text:line-break/>tiones oriantur:. pugna enim quaedam inter utrumque fit,<text:line-break/>quum solidum quidem corpus haereat subi<text:span text:style-name="Default_20_Paragraph_20_Font"><text:span text:style-name="T1">n</text:span></text:span>de ac tardet,<text:line-break/>succus autem ad excretionem properet: i quo cafu, si,<text:line-break/>quod mordicat, excretum fuerit, cessat symptoma, sin<text:line-break/>moretur, ventrem torminibus ac flatibus insellari est ne-<text:line-break/>cesse, quibus <text:span text:style-name="Default_20_Paragraph_20_Font"><text:span text:style-name="T1">t</text:span></text:span>ola pugnantium excretio finem imponet. -<text:line-break/>At quum no<text:span text:style-name="Default_20_Paragraph_20_Font"><text:span text:style-name="T1">n</text:span></text:span>nullis venter ad egerendum <text:span text:style-name="Default_20_Paragraph_20_Font"><text:span text:style-name="T1">natura</text:span></text:span> sit pro-<text:line-break/>pensirs, aliis autem fit siccus et ad .egere<text:span text:style-name="Default_20_Paragraph_20_Font"><text:span text:style-name="T1">n</text:span></text:span>dum difficilis,</text:p>
      <text:p text:style-name="P3">utrique pro sua natura symptomatis , quae ab hujusmodi<text:line-break/>cibis fiunt, affici entur, quum venter interdum quidem<text:line-break/>succi, interdum vero solidi corporis facultati opituletur:<text:line-break/>duabus namque contrariis causis simul commissis, unam<text:line-break/>superare, alteram succumbe<text:span text:style-name="Default_20_Paragraph_20_Font"><text:span text:style-name="T1">r</text:span></text:span>e alteri est necesse. Id ipsum<text:line-break/>autem propter ventris affectus quosdam accidit, non na-<text:line-break/>tivos quidem illos , fe d aliquo tempore subortos. - Nunc<text:line-break/>enim pituitofum in eo humorem, nunc biliosum acerva-<text:line-break/>ri contingit: atque ipsius pituitofi alius quidem est aci-<text:line-break/>dus, alius salsus, alius dulcis, alius denique sensibilis<text:line-break/>qualitatis est expers; rursum alius est liquidus, alius<text:line-break/>crassius, alius visculus, alius dissipatu facilis. Ad haec-<text:line-break/>humoris biliosi alius esit flavus, alius pallidus; in quorum<text:line-break/>utroque maximum est p<text:span text:style-name="Default_20_Paragraph_20_Font"><text:span text:style-name="T1">r</text:span></text:span>o majoris et minoris ratione disi-<text:line-break/>crimen, ut interim alias ejus species praetermittam,<text:line-break/>quae in corporibus aegrotantibus apparenti Singuli igitur<text:line-break/>memorati humores, quum aut ad alvi excretionem , aut<text:line-break/>ejusdem retentionem plurimum habeant momenti, postea-<text:line-break/>quam integra cibo<text:span text:style-name="Default_20_Paragraph_20_Font"><text:span text:style-name="T1">r</text:span></text:span>um memoratorum corpora cum suis</text:p>
      <text:p text:style-name="P3">succis in ventrem pervenerint; iis quidem, quae ejusdem<text:line-break/>fecum sunt facultatis, ferunt suppetias, adver<text:span text:style-name="Default_20_Paragraph_20_Font"><text:span text:style-name="T1">t</text:span></text:span>untur autem<text:line-break/>iis, quae sunt contrariae. Supra igitur duas genere can-<text:line-break/>fas recensuimus, propter quas, iisdem sumptis cibis, di-<text:line-break/>versi in ventre effectus sequerentur. Nunc vero praeter<text:line-break/>naturalem constitutionem et liquidas folidasque ciborum<text:line-break/>partes tertia quoque adinventa esu Nec vero, sive edu-<text:line-break/>lia, sive cibaria, sive alimenta voces, quicquam intererit:<text:line-break/>siquidem tum iis nominibus, tum etiam. his nihilominus,<text:line-break/>cibos et efcam appellant. Cui rei testis est Hippocrates<text:line-break/>lu opere de morbis vulgaribus scribens ad hunc modum;<text:line-break/><text:span text:style-name="Default_20_Paragraph_20_Font"><text:span text:style-name="T1">.silea</text:span></text:span>s <text:span text:style-name="Default_20_Paragraph_20_Font"><text:span text:style-name="T1">ac p</text:span></text:span>o<text:span text:style-name="Default_20_Paragraph_20_Font"><text:span text:style-name="T1">tu</text:span></text:span>s <text:span text:style-name="Default_20_Paragraph_20_Font"><text:span text:style-name="T1">experiri op</text:span></text:span>o<text:span text:style-name="Default_20_Paragraph_20_Font"><text:span text:style-name="T1">rtet , an aeque diu morentur.<text:line-break/></text:span></text:span>Ac rursus alio loco: <text:span text:style-name="Default_20_Paragraph_20_Font"><text:span text:style-name="T1">Labor, cibu</text:span></text:span>s, <text:span text:style-name="Default_20_Paragraph_20_Font"><text:span text:style-name="T1">p</text:span></text:span>o<text:span text:style-name="Default_20_Paragraph_20_Font"><text:span text:style-name="T1">tu</text:span></text:span>s, <text:span text:style-name="Default_20_Paragraph_20_Font"><text:span text:style-name="T1">somnus, ve-<text:line-break/>nus, </text:span></text:span>o<text:span text:style-name="Default_20_Paragraph_20_Font"><text:span text:style-name="T1">mnia m</text:span></text:span>e<text:span text:style-name="Default_20_Paragraph_20_Font"><text:span text:style-name="T1">di</text:span></text:span>o<text:span text:style-name="Default_20_Paragraph_20_Font"><text:span text:style-name="T1">cria</text:span></text:span>. De nominibus quidem certe (quod<text:line-break/>semper praedicamus) non oportet nos esse solicitos, nec,<text:line-break/>quo pacto quis ipsis utatur, laborare, quum ea praesertim<text:line-break/>omnia Graecis sint usitata , fed rerum ipsarum scientiam<text:line-break/>consectari. Alimenta ergo cito tardeve transire compe-</text:p>
      <text:p text:style-name="P3">riuntur, alias ob naturalem nostram ab initio constitutio-<text:line-break/>nem , alias ob ventila dispositionem acquisititiam , non-<text:line-break/>nunquam ob peculiarem aliquam esculentorum ac pocu-<text:line-break/>lenlo<text:span text:style-name="Default_20_Paragraph_20_Font"><text:span text:style-name="T1">r</text:span></text:span>um substantiam; quandoquidem ex iis quaedam hu-<text:line-break/>mida, quaedam sicca <text:span text:style-name="Default_20_Paragraph_20_Font"><text:span text:style-name="T1">durave</text:span></text:span> sunt, ceu alia viscrda, alia<text:line-break/>friabilis ac dirisu facilia, nonnulla denique acrimoniam<text:line-break/>in sese habent, alia acorem, aut ama<text:span text:style-name="Default_20_Paragraph_20_Font"><text:span text:style-name="T1">t</text:span></text:span>orem, aut dulcedi-<text:line-break/>nem, aut salsuginem, aut ausieritatem, aut ace<text:span text:style-name="Default_20_Paragraph_20_Font"><text:span text:style-name="T1">r</text:span></text:span>bitatem,<text:line-break/>aut alias extra has facultates medicamento fas ejusdem<text:line-break/>generis cum iis, quae purgantibus medicamentis insunt.<text:line-break/>Siquidem atriplex, blitum, malva, cucurbita, quia sunt<text:line-break/>lenta ac perhumida, aliis, quae talia non sunt, celerius<text:line-break/>subsidunt potissimum iis, qui sumptis illis in solo leniter^<text:line-break/>obambulant, modice cedentia; lubricant enim; si quis<text:line-break/>concutiatur, promptius, quam si quietus jaceat<text:span text:style-name="Default_20_Paragraph_20_Font"><text:span text:style-name="T1">m</text:span></text:span> Eodem<text:line-break/>in gene<text:span text:style-name="Default_20_Paragraph_20_Font"><text:span text:style-name="T1">r</text:span></text:span>e ponere quis possit mora, dulcia cerasia, et ex<text:line-break/>vinis, quae dulcia simul funt ac erassa; pepones quoque,<text:line-break/>et quos melopepoues vocant, quod humidi sint ac lenti,</text:p>
      <text:p text:style-name="P3">ventri subducendo sunt idonee facultatemque mediocriter<text:line-break/>abstergendi..habent,.. et horum maxime pepones; . quam:<text:line-break/>facile, fi sordidam. aliquam partem iis confricueris , per-<text:line-break/>ceperis , protinus namque cernes , quicquid in ipsa est<text:line-break/>sordidum, abstergi:. ideoque inter ea, quae. urinam me-<text:line-break/>ve<text:span text:style-name="Default_20_Paragraph_20_Font"><text:span text:style-name="T1">n</text:span></text:span>t, connumerantur; Porro luter humida corpora .et<text:line-break/>aquo<text:span text:style-name="Default_20_Paragraph_20_Font"><text:span text:style-name="T1">t</text:span></text:span>a fimt quae praecocia vocitant, et Persica, et om-<text:line-break/>nino quaecunque nullam gestantibus ea aut. olfacientibus<text:line-break/>qualitatem vehementem repraesentant; quae, si quidem<text:line-break/>venter ad dejiciendum est propensus, non aegre snbsi-<text:line-break/>dunt; sin minus, haerent et ipsa sublimia,. nihil ad ipsam<text:line-break/>excretionem conserenti<text:span text:style-name="Default_20_Paragraph_20_Font"><text:span text:style-name="T1">s. </text:span></text:span>Etenim hujuscemodi ciborum<text:line-break/>materia, medium quodammodo luter alvum . sistentis et<text:line-break/>proritantia locum sortita, exiguum quid in alteram par-<text:line-break/>tem affert momenti, fi lu ventrem .incidat nec ad excer-<text:line-break/>nendum valde socordem; nec ad distributionem alacrem<text:line-break/>ac robustum ; interdum enim haec quoque alvum cohibent.<text:line-break/>Quin et meli<text:span text:style-name="Default_20_Paragraph_20_Font"><text:span text:style-name="T1">o</text:span></text:span>ratum., in quibus celeriter distribuitur, nihil<text:line-break/>alvo ad excretionem conscit, quin imo cibis secum com-</text:p>
      <text:p text:style-name="P3">mixtis ad distributionem praeit; quod si celeriter non<text:line-break/>distribuatur, ad excretionem non focus, ac flava bilis.<text:line-break/>fua acrimonia ac mordacitate, irritati - Hoc ergo cibario-<text:line-break/>rum atque potionum- -genus duntaxat mordicatione sua^<text:line-break/>ventris partes ad expulsionem proritat: perspicuum autenti<text:line-break/>est, quod etiam intesti<text:span text:style-name="Default_20_Paragraph_20_Font"><text:span text:style-name="T1">n</text:span></text:span>orum substantiam nomine ventris<text:line-break/>complectimur, sic nempe vulgus ventre prominissisu eti<text:line-break/>ventre insignes appellati Alia autem sunt; quae ventrem^<text:line-break/>subducunt, quod facultates in se medicam entosas habeant^<text:line-break/>commixtas, similes ei , quae - in scammoni<text:span text:style-name="Default_20_Paragraph_20_Font"><text:span text:style-name="T1">a</text:span></text:span>, colocynthide,f<text:line-break/>helleboro et. id genus aliis conspicitur; horum enim sub-t<text:line-break/>stantia ex cibo et medicamento est commixta, ut sivj.psc<text:span text:style-name="Default_20_Paragraph_20_Font"><text:span text:style-name="T1">i<text:line-break/></text:span></text:span>in ptisanae cremorem^ faeci scammonii paululum quid<text:line-break/>inlicias: qui succus; etiamsi sensum quidem sic effugerit,<text:line-break/>sua tamen actione minime latebit, sed alvum palam- sub-<text:line-break/>ducet. Atque hoc esse videtur quibusdam, quod ab Hip-<text:line-break/>pocrate dictum est; <text:span text:style-name="Default_20_Paragraph_20_Font"><text:span text:style-name="T1">Jn- cib</text:span></text:span>o <text:span text:style-name="Default_20_Paragraph_20_Font"><text:span text:style-name="T1">medicamentum. </text:span></text:span>Alii vero<text:line-break/><text:span text:style-name="Default_20_Paragraph_20_Font"><text:span text:style-name="T1">n</text:span></text:span>on sic modo, -sed de illis quoque- cibariis^ intellig<text:span text:style-name="Default_20_Paragraph_20_Font"><text:span text:style-name="T1">e</text:span></text:span></text:p>
      <text:p text:style-name="P3">posse .dictum ejus voluerunt, quae neque alendi, neque:<text:line-break/>purgandi animalis ullam habent facultatem. Haec enim<text:line-break/>dicunt non modo ut alimenta, verum etiam ut medica-<text:line-break/>menta saepenumero agere, quum manifeste nos calefa--<text:line-break/>ciant,. refrigerent, siccent, aut humectent, veluti, dum:<text:line-break/>horum nihil in hominis corpore efficiant, fed .ipsum tan-<text:line-break/>tummedo alant, .tum medicamenti rationem haudquaquam<text:line-break/>habere. Sunt autem sine paucissima. id; genus edulia;.<text:line-break/>quotquot vero ea fuerint, alimenti. duntaxat . rationem .<text:line-break/>plane; habent, corpus ejus, qui sumpsit,. in qualitate non.<text:line-break/>immutantia ; etenim quod calesactum aut refrigeratum est, .<text:line-break/>siccatum aut humectatum, fecundum qualitatem est muta-.<text:line-break/>tum, quod vero ex cibo ad molem dissipatae substantiae.<text:line-break/>sarciendam animal sibi assumpsit, ab illo duntaxat, ut<text:line-break/>alime<text:span text:style-name="Default_20_Paragraph_20_Font"><text:span text:style-name="T1">n</text:span></text:span>to, juvatur. Quamobrem, quae medii sunt tempe-.<text:line-break/>ramenti, nullaque vincente qualitate sunt praedita, ea<text:line-break/>solum funt alimenta, non etiam medicamenta, ventrem-<text:line-break/>que non solvunt neo cohibent, stomacho nec robur nec.</text:p>
      <text:p text:style-name="P3">imbecillitatem inducunt, sicuti sudores urinamve nec pro-<text:line-break/>yocant, nec coercent, nec aliam quamvis dispositionem<text:line-break/>calidam, frigidam, humidam aut siccam lu animantis<text:line-break/>corpore ingenerant, sed, quale animantis) quod nutritur,<text:line-break/>corpus assumpserant, tale prorsus conservant Verum hoc<text:line-break/>quoque loco distinctio quaedam est utilissima, quae ne<text:line-break/>ip<text:span text:style-name="Default_20_Paragraph_20_Font"><text:span text:style-name="T1">t</text:span></text:span>a quidem a Diocle est posita, ut nec ab alio quovis,<text:line-break/>quos mihi adhuc perlegere contigit. Si enim hominis<text:line-break/>corpus medii plane sit temperamenti, per <text:span text:style-name="Default_20_Paragraph_20_Font"><text:span text:style-name="T3">alim</text:span></text:span>enta medii<text:line-break/>temperamenti in eo statu servabitur; verum, si id frigi-<text:line-break/>dius vel calidius , siccius aut humidius suerit , medii<text:line-break/>temperamenti cibum et potum perperam exhibueris:<text:line-break/>quippe hujuscemodi corpus , quatenus ab exacte media<text:line-break/>constitutione recessit, eatenus in diversum fletum tradu-<text:line-break/>eatur est necesse: fiet autem id per praesentis intemperiei<text:line-break/>contraria. Contraria autem peri intervallo lu utraque<text:line-break/>oppositione a medio in utramque partem secedunt: ut,<text:line-break/>si corpus tribus verbi gratia numeris a temperata ac</text:p>
      <text:p text:style-name="P3">media constitutione ad calidiorem secesserit, totidem cibum<text:line-break/>quoque .a medii temperamenti cibo ad frigidiorem <text:span text:style-name="Default_20_Paragraph_20_Font"><text:span text:style-name="T1">t</text:span></text:span>ace-<text:line-break/>dere e<text:span text:style-name="Default_20_Paragraph_20_Font"><text:span text:style-name="T1">r</text:span></text:span>it necesse ; sin vero quatuor numeris ad humidita-<text:line-break/>tem discesserit, totidem cibum mediocri sicciorem esse<text:line-break/>conveniet. Atque in hoc certe permultos est invenire,<text:line-break/>qui . de iisdem cibis ex diametro pugnantia pronuncient.<text:line-break/>Nuper enim duo inter se concertabant, quorum alter sa-<text:line-break/>lubre, alter insalubre mel esse affirmabat, uterque ex<text:line-break/>illato sibi a melle affectu coniectans,. nondum illud in-<text:line-break/>telligeutes , quod om<text:span text:style-name="Default_20_Paragraph_20_Font"><text:span text:style-name="T1">n</text:span></text:span>es homines non unum ab initio<text:line-break/>habuerunt temperamentum, neque, fi habuissent, inrmuta-<text:line-break/>blle ipfum aetatis cursu, aut in temporum anni ac loco-<text:line-break/>rutu commutationibus tue<text:span text:style-name="Default_20_Paragraph_20_Font"><text:span text:style-name="T1">r</text:span></text:span>i potuissent; ut nunc omittam,<text:line-break/>quod iidem homines vitae institutis ac victus ratione<text:line-break/>nativum corporis habitum immutent. Ne igitur longe<text:line-break/>abeam , eorum , qui de melle inter se disceptabant , alter<text:line-break/>quidem erat aetate senex, et natura pituilosior, vitaque<text:line-break/>otiosa, et cum ad alias omnes actiones, tum autem ad</text:p>
      <text:p text:style-name="P3">eas exercitationes, quae balneum- praecedunt, ignavus;<text:line-break/>ob eamque causam . mel ei erat utile ; alter vero natura<text:line-break/>erat biliosus, et annos natus triginta, in quotidianisque<text:line-break/>operibus multum sese fatigabat; merito igitur in eo mel<text:line-break/>celeriter in bilem vertebatur, eaque ratione sibi erat no-<text:line-break/>centius. Noni autem et ipse quendam, qui de ore ven-<text:line-break/>trienti querebatur: quod quum ab acervata in eo pituita<text:line-break/>provenire ex ipsius sermone conjectassem, eonsuluissem-<text:line-break/>que, ut cum sinapi betam et porrum sumeret, eorum ope<text:line-break/>incisam pituitam largiter per alvum excrevit, omnibusque<text:line-break/>symptomatibus est liberatus. ldem quum post esum cibo-<text:line-break/>runr acrium non coxisset, mordicationemque in ventriculo<text:line-break/>sentiret, sumpto rursus cum beta sinapi, non modo a<text:line-break/>mordicatione non fuit levatus, verum etiam longe dete-<text:line-break/>rius habuit: tum protinus admiratus, quid esset, quod ab<text:line-break/>iis, quae ante summopere juvissent, nunc graviter laede-<text:line-break/>retur, causam sciscitaturus ad me accessit. Eos porro, qui<text:line-break/>rei medicae sunt imperiti, in his salii non est abfurduur:</text:p>
      <text:p text:style-name="P2">verum medicos, qui pleraque et eadem utilissima theo-<text:line-break/>remata praetereunt indistincta, .quis ferat? Non enim<text:line-break/>ipsos simpliciter pronunciare convenit, pisces . saxatiles .per-<text:line-break/>- multis quidem concoctu esse faciles, nonnullos vero re-<text:line-break/>periri, qui bubulam facilius conficiant, sed utrosque<text:line-break/>distinguere , quemadmodum de melle non simpliciter pro-<text:line-break/>n anclare, sed simul adlicere, quibusnam aetatibus., natu-<text:line-break/>ris, anni temp<text:span text:style-name="Default_20_Paragraph_20_Font"><text:span text:style-name="T1">o</text:span></text:span>ribus , regionibus ac vitae rationibus utile<text:line-break/>sit, aut noxium; v. g. quod calidis et siccis sit adverfissi-<text:line-break/>mum, frigidis vero ac humidis utilissimum, sive ea lem-<text:line-break/>peries eis fit naturalis, sive accesserit propter aetatem,<text:line-break/>sive. propter regionem, aut anni tempus, aut ritae con-<text:line-break/>ditionem. llaque ad praesentem speculationem firmate<text:line-break/>necessarium esse videtur hominum pariter ac ciborum<text:line-break/>temperamenta considerasse. Porr<text:span text:style-name="Default_20_Paragraph_20_Font"><text:span text:style-name="T1">o</text:span></text:span> , qualianam hominum<text:line-break/>sint temperamenta , et qua ratione ea dignoscere conve-<text:line-break/>nist, in commentariis, quos de temperamentis scripfimus,<text:line-break/>ceu utique et de medicamentorum temperamentis in iis,</text:p>
      <text:p text:style-name="P3">quae de illorum facultatibus prodidimus, abunde d<text:span text:style-name="Default_20_Paragraph_20_Font"><text:span text:style-name="T3">ixitu</text:span></text:span>us :<text:line-break/>in praesentia vero tempus exposcit, ut alimentorum tenr-<text:line-break/>peramenta exequamur ea methodo, qua libro de rictus<text:line-break/>ratio<text:span text:style-name="Default_20_Paragraph_20_Font"><text:span text:style-name="T1">n</text:span></text:span>e sunt scripta, qui est, ut nonnullis placet, Hippo-<text:line-break/>cratis, ut aliis, Philistiouis, aut Aristonis, aut Euryphon-<text:line-break/>lis, aut Philetae, omnium .antiquorum virorum scitium<text:line-break/>autem ipsius in nonnullis quidem exemplaribus est: <text:span text:style-name="Default_20_Paragraph_20_Font"><text:span text:style-name="T1">Ci-<text:line-break/>bo</text:span></text:span>v<text:span text:style-name="Default_20_Paragraph_20_Font"><text:span text:style-name="T1">um omnium ac potuum facultate</text:span></text:span>s, <text:span text:style-name="Default_20_Paragraph_20_Font"><text:span text:style-name="T1">tum naturales,<text:line-break/>tum arte acc</text:span></text:span>i<text:span text:style-name="Default_20_Paragraph_20_Font"><text:span text:style-name="T1">ta</text:span></text:span>s, <text:span text:style-name="Default_20_Paragraph_20_Font"><text:span text:style-name="T1">sic dignoscere oportet;</text:span></text:span> lu aliis autem<text:line-break/>hoc. <text:span text:style-name="Default_20_Paragraph_20_Font"><text:span text:style-name="T1">Locorum autem omniu</text:span></text:span>m <text:span text:style-name="Default_20_Paragraph_20_Font"><text:span text:style-name="T1">situm ac naturam sic<text:line-break/></text:span></text:span>o<text:span text:style-name="Default_20_Paragraph_20_Font"><text:span text:style-name="T1">port</text:span></text:span>e<text:span text:style-name="Default_20_Paragraph_20_Font"><text:span text:style-name="T1">t dignoscere. </text:span></text:span>Quum ergo seorsum libellus hic cir-<text:line-break/>cumfertur, de ratione victus inscribitur, estque secunda<text:line-break/>pars, quum opus totum in partes tres sit divisum: quum<text:line-break/>vero totus unicus et non divisus ex tribus conflatus<text:line-break/>invenitur, de natura humana et victus ratione inscribi-<text:line-break/>tur. Secunda igitur pars, in qua agitur de cibis, non<text:line-break/>abs re sorte Hippocrate digna putabitur, sed prima quam<text:line-break/>plurimum ab Hippocratica sententia recedit. Verum id</text:p>
      <text:p text:style-name="P3">.quidem praeter institutum obiterque sit dictum. Cujuscun-<text:line-break/>que autem memoratorum virorum fuerit, omnem in cibis<text:line-break/>vietus rationem ad universalem quandam methodum vide-<text:line-break/>tar revocare. Qui enim hordeum natura frigidum et<text:line-break/>elixatione humidum esse didicerit, fciveritque corporum<text:line-break/>temperamenta, tum. naturalia, tum alienius affectus occa-<text:line-break/>.sione acquisita, dijudicare, is rite non tantum sanis cor-<text:line-break/>tporibus, verum etiam aegrotantibus hordeum edendum<text:line-break/>exhibebit: p<text:span text:style-name="Default_20_Paragraph_20_Font"><text:span text:style-name="T1">r</text:span></text:span>aeterea et cataplasmatibus ex hordeacea fa-<text:line-break/>rina percommode utetur, qui et corporis et hordei tempe-<text:line-break/>ramentum .tenuerit. Nec vero satis fuerit princspalissi-<text:line-break/>mam ac primam cujusque cibi temperiem novisse, sed.<text:line-break/>(ut in libris de medicamentis monstratum est) eas quo-<text:line-break/>que, quae hanc sequuntur, qualitates callere oportet, ut<text:line-break/>quae et <text:span text:style-name="Default_20_Paragraph_20_Font"><text:span text:style-name="T1">sut</text:span></text:span>ae sunt utilissimae, multae quidem, si non<text:line-break/>omnes , in saporibus , quaedam autem. etiam in odoribus.<text:line-break/>Quod enim unumquodque ex tanto calido, frigido, humi-<text:line-break/>do et sicco quodam modo est temperatum, idcirco hoc</text:p>
      <text:p text:style-name="P3">dulce, illud amarum, salsum, acerbum, austerum acreve<text:line-break/>apparet. Salsum autem nihil aliud est, quam salsugine-<text:line-break/>sum; nam utraque voce res una declaratur. Item acerbi<text:line-break/>et austeri commune genus est, quod adstringens appella-<text:line-break/>mus. Caeterum in quarto lib<text:span text:style-name="Default_20_Paragraph_20_Font"><text:span text:style-name="T1">r</text:span></text:span>o de simplicium medicamen-<text:line-break/>to<text:span text:style-name="Default_20_Paragraph_20_Font"><text:span text:style-name="T1">r</text:span></text:span>um facultate de omni saporum gene<text:span text:style-name="Default_20_Paragraph_20_Font"><text:span text:style-name="T1">r</text:span></text:span>e copiosissime<text:line-break/>disseruimus: quem certe librum necesse omnino est eum<text:line-break/>perlegisse, qui ea, quae in praesentia a nobis dicuntur,<text:line-break/>est assecuturos, ne, quae semel de iis dicta funt, in hisce<text:line-break/>libris identidem repetere cogamur. Ergo ciborum non-<text:line-break/>nulli quidem (quemadmodum haud ita pridem commemo-<text:line-break/>ravimus), si quis eos gustaverit, aut olsecerit, nullam i<text:span text:style-name="Default_20_Paragraph_20_Font"><text:span text:style-name="T1">n-<text:line-break/></text:span></text:span>signem ac manifestam qualitatem prae se ferunt, quos fa-<text:line-break/>ne qualitatis expertes et aquosos nominant; alii autem<text:line-break/>manssestiffimam habent adstrictionem , aut congenitam dul-<text:line-break/>cedmem, aut acrimoniam ; sicut nonnulli quoque salsiores,<text:line-break/>aut amaritudinis quidpiam habere pe<text:span text:style-name="Default_20_Paragraph_20_Font"><text:span text:style-name="T1">r</text:span></text:span>spicue cernuntur.<text:line-break/>Quare perspicuum est, cibos ejusmodi eandem cum iis<text:line-break/>medicamentis. habere facultatem, quibuscum supore con-</text:p>
      <text:p text:style-name="P2">veniunt. Caeterum in commentariis de medicamentis<text:line-break/>causam explicuimus; quamobrem adstringentia quaedam<text:line-break/>non eadem cum aliis adstiingentibus lu corporibus agant,<text:line-break/>ut aloe, aes ustum, atramentum sutorium, flos aeris<text:line-break/>fquamaque et chalcitis. Etenim, quod in quoque istorum<text:line-break/><text:span text:style-name="Default_20_Paragraph_20_Font"><text:span text:style-name="T1">m</text:span></text:span> adstringenti facultati ac substantiae alia quaepiam est ad-<text:line-break/>mixta, evenit, ut opera, quae sigillatim edunt, immuten-<text:line-break/>tur, perinde ac si malo cydonio scammonium intus mi-<text:line-break/>po<text:span text:style-name="Default_20_Paragraph_20_Font"><text:span text:style-name="T1">n</text:span></text:span>eris; quod utique interdum facimus, partes mali, quae<text:line-break/>ciccum femen sunt, exculpentes, delude cavitatem luam-<text:line-break/>monio implentes, delude circumlinentes ac astantes, at-<text:line-break/>qu.e ile malum mandendum exhibentes. Quod namque<text:line-break/>hunc lu modum praeparatum est, absque stomachi fub-<text:line-break/>versione alvum. subducit, facultate nimirum purgatrice,<text:line-break/>quam malun<text:span text:style-name="Default_20_Paragraph_20_Font"><text:span text:style-name="T1">t</text:span></text:span> ipfum a sicam monio acquisivit, in ipfo vincen-<text:line-break/>te, propria autem ipsius mali manente; alioqui nec jn-<text:line-break/>cnndmn, nec adstringens, nec stomacho esset utile. Ad.<text:line-break/>.eum igitur modum cibaria quaedam facultatem quampiam</text:p>
      <text:p text:style-name="P3">habent in se ipsis admixtam, cui aut purgare, aut aliud<text:line-break/>quippiam agere fit naturale; in quibus non est dubitan.-<text:line-break/>dum, quin saporum facultates id estimant, quae a natura<text:line-break/>habent ut efficiant ; in quo enim qualitas inest adstringens,<text:line-break/>ipsa, quantum in fe ipsa est, vicina corpora cogit, con-.<text:line-break/>stringit ac refrigerat. Idem autem corpus nonnunquam alias -<text:line-break/>sui paries calefacientes, alias refrigerantes habere potest.<text:line-break/>(ut in libris de simplicium medicamentorum facultatibus<text:line-break/>demonstravimus) , natura scilicet eas ita permiscente, ut<text:line-break/>medici quidam frigido cuipiam pyrethrum aut piper in-<text:line-break/>terdum commisceant. Haec certe (uti diximuq in com-<text:line-break/>mentariis de medicamentis copiofissime pertractata sus,<text:line-break/>quae nunc a me. docentur, sunt utilissima: nam qui haec<text:line-break/>ante didicerit, modum reperiet, quo cibos omnes figilla-<text:line-break/>tim apparare queat.. Nam nos quoque. ex beta et lente<text:line-break/>edulium nonnunquam damus, atque ante nos Heraclidqs<text:line-break/>Tarentinus multis non tantum inculpata valetudine fruen- .<text:line-break/>tibus, verum etiam . malo aliquo affectis saepe exui-<text:line-break/>bebati Primum ergo betarum copiam, delude, quum con-</text:p>
      <text:p text:style-name="P3">drmus, aut falis plusculum, aut dulcem garum ei iniici-<text:line-break/>mus: sic nempe alvum magis subducit. Sin minus <text:span text:style-name="Default_20_Paragraph_20_Font"><text:span text:style-name="T1">vis<text:line-break/>subducere</text:span></text:span>, lentem excorticatam bis decoquito, aqua vide-<text:line-break/>licet priore effusa, dein salis aut gari portiuncula ad-<text:line-break/>dita aliquod eorum, quae alvum modice sistunt, iniicite,<text:line-break/>puta acetum, ea mensura, ut gustum non. offendat; ita<text:line-break/>enim iucundissimum atque utilissimum effeceris pharmacum<text:line-break/>et cibum non paucis eorum, qui diuturna diarrhoea con-;<text:line-break/>nictantur. Porro diri, non paucis, non omnes comple-<text:line-break/>cti volens; nam hic quoque distinctionibus opus est, per<text:line-break/>quas eorum , qui diarrhoea jampridem laborant , affectus .<text:line-break/>invenientu<text:span text:style-name="Default_20_Paragraph_20_Font"><text:span text:style-name="T1">r. </text:span></text:span>omnino enim nullius rei facultates expe-<text:line-break/>rieutia commode explorabis, nisi prius per. rationem ad<text:line-break/>unguem compertum habueris affectum,. cui applicatur id,.<text:line-break/>quod exploras, sive sit cibus, sive potus, sive medicamen-<text:line-break/>tum: materia enim est auxiliorum ejusmodi affectuum<text:line-break/>cognitio, non ipsorum <text:span text:style-name="Default_20_Paragraph_20_Font"><text:span text:style-name="T1">r</text:span></text:span>emediorum. At quoniam fieri<text:line-break/>non potest, ut, nisi quis materiarum, quibus utimur, fa-</text:p>
      <text:p text:style-name="P3">cultates exacte calleat, illarum ope egentibus succurrat,<text:line-break/>necesse est, ut alibi de medicamentorum, ita hoc quoque<text:line-break/>loco de alimentorum facultatibus disseramus. Cognitio<text:line-break/>autem horum vix tandem longo tempore recta nobis ac-<text:line-break/>cedit , quam consequimur quum ex certa definitaque ex-<text:line-break/>perientia, tum. ex halituum saporumque natura, quos<text:line-break/>habere videntm ea, quae examinantur;. ad haec exicon-<text:line-break/>sistentia, quam habent secundum. lentorem., aut friabilita-^<text:line-break/>tem, aut laxitatem et densitatem, aut levitatem et .gra-<text:line-break/>vitatem: haec enim omnia ad ipsarum inventionem adeo<text:line-break/>conferunt, ut, quum lu peregrinam regionem perveneris,<text:line-break/>fi quid esculenti nunquam prius tibi conspecti offenderis,<text:line-break/>permultas fis occasiones atque adjumenta ad eius faculta-<text:line-break/>tem pernoscendam habiturus. Caeterum, quae Mnesitheus<text:line-break/>de radicibus, caulibus, foliis, fructibus feminibusque<text:line-break/>prodidit, <text:span text:style-name="Default_20_Paragraph_20_Font"><text:span text:style-name="T1">n</text:span></text:span>on certam valde habent dignotionem, si expe-<text:line-break/>rientia definita ipsa exploraris, quod ex iis, quae fequen-<text:line-break/>tar, fiet manifestum: statui enim de cibis singulis seorsum<text:line-break/>pertractare. Quod si tractatus ipse longior sit aut futurus</text:p>
      <text:p text:style-name="P3">sit, poterimus ipfum postea alio quodam minore libello<text:line-break/>perstringere, qui iis, qui artem callent, utilis erit: quando-<text:line-break/>quidem exercitatio sula ac doctrina, quae per diffusam^<text:line-break/>enarrationem traditur, nos artifices reddit. Ideoque non<text:line-break/>r dicite illud mihi vulgo dici videtur, optimam esse doctri-<text:line-break/>nam , quae viva voce traditur ; neque e<text:span text:style-name="Default_20_Paragraph_20_Font"><text:span text:style-name="T1">n</text:span></text:span>im quemquam<text:line-break/>ex libro nauclerum ; aut alterius artis opificem factum<text:line-break/>videre est: libri enim sunt iis, qui ante eruditi fuerunt,<text:line-break/>monimenta, non rudium et indoctorum d<text:span text:style-name="Default_20_Paragraph_20_Font"><text:span text:style-name="T1">o</text:span></text:span>ctrina perfecta;<text:line-break/>Quod si qui praeceptoribus careant, velintque iis, quae<text:line-break/>alere ac c<text:span text:style-name="Default_20_Paragraph_20_Font"><text:span text:style-name="T1">a</text:span></text:span>pide sunt scripta, (qui nobis scribendi mos<text:line-break/>est,) diligenter incumbere, magnum ii fructum capient,<text:line-break/>potissimum si ea relegere identidem non graventur.</text:p>
      <text:h text:style-name="Heading_20_2" text:outline-level="2">Cap. II.</text:h>
      <text:p text:style-name="P16"><text:s/>Haud iniuria medicorum plurimi praefen-<text:line-break/>tem doctrinam a tritico mihi videntur auspicati, quando-<text:line-break/>quidem cum apud Graecos omnes, tum barbarorum plu-<text:line-break/>rinros femen hoc et frequentissime et summa cum utilis</text:p>
      <text:p text:style-name="P3">tale usurpatur. Inter tritica autem plurimum habent ali-<text:line-break/>menti, quae densa sunt totamque substantiam habent adeo<text:line-break/>compactam; ut dentibus. nix dividi queunt; talia enim<text:line-break/>exigua. mole corpora plurimum nutriunt: quae vero iis<text:line-break/>sunt contraria, quaeque dentibus quidem facile frangun-<text:line-break/>tur, fractaque rara ac laxa apparent, magna mole exi-<text:line-break/>guum reddunt alimentum. Quod si utrorumque parem<text:line-break/>modum pendere libuerit, quae densa sunt, multo graviora<text:line-break/>esse comperies: haec autem sunt colore etiam laxis fla-<text:line-break/>viora. Explorare autem horum naturam non simpliciter<text:line-break/>oportet, superficiem externam duntaxat contemplando, sed<text:line-break/>dividendo quoque, ut diximus, ac frangendo; multa enim,<text:line-break/>quae extrinsecus flava ac densa fuerunt visa, rara intus<text:line-break/>ac laxa albaque apparuerunt. Haec sane furfuris habent<text:line-break/>plurimum, et si quis, posteaquam molita sunt, tenuissima<text:line-break/>farina excussa, ex reliquo panes, quos furfuraceus appel-<text:line-break/>lant, fecerit, parum quidem ipsus alere, ventrem vero<text:line-break/>multis excrementis implere experietur, ob eamque cau-</text:p>
      <text:p text:style-name="P3"><text:span text:style-name="Default_20_Paragraph_20_Font"><text:span text:style-name="T1">t</text:span></text:span>am facile etiam subsidere i praeterea, qti<text:span text:style-name="Default_20_Paragraph_20_Font"><text:span text:style-name="T1">o</text:span></text:span>d furfur non-<text:line-break/>nihil facultatis habeat detergentis-, merito, intestinis ad<text:line-break/>excretionem irritatis, celeris eorum fit -dejectio. His<text:line-break/>autem contraris quidem. funt panes purissimi, plurimum<text:line-break/>ponderis exigua mole habentes, omnium vero panum ter,.<text:line-break/>dissime dejiciuntur. -Videbis sane illorum molem aduro-<text:line-break/>dum lentam, ita ut quam longissime indivulsa trahatur,<text:line-break/>quod corporis -lenti est p<text:span text:style-name="Default_20_Paragraph_20_Font"><text:span text:style-name="T1">r</text:span></text:span>oprium. Merito igitur ii qui,.<text:line-break/>dem et fe<text:span text:style-name="Default_20_Paragraph_20_Font"><text:span text:style-name="T1">r</text:span></text:span>mento copiosiore indigent, omniumque maxime<text:line-break/>subige<text:span text:style-name="Default_20_Paragraph_20_Font"><text:span text:style-name="T1">r</text:span></text:span>e eos oportet, nec statim post fermentum et sub-<text:line-break/>actionem assare: furfuraceis vero paucum fermentum, et<text:line-break/>lenis subactio; breveque intervallum sufficit. Pari modo,<text:line-break/>qui puri funt; assationem diuturniorem, furfuracei bre-<text:line-break/>viorem postulanti Porro non pauca- est inter purissimos ac<text:line-break/>sordidissimos p<text:span text:style-name="Default_20_Paragraph_20_Font"><text:span text:style-name="T1">r</text:span></text:span>o minoris majorisque ratione latitudo,<text:line-break/>quum alios quidem puros, alios sordidos et vocemus, et<text:line-break/>revera sint. Est autem et alia panum <text:span text:style-name="Default_20_Paragraph_20_Font"><text:span text:style-name="T1">t</text:span></text:span>pecies inter hos</text:p>
      <text:p text:style-name="P3">pla<text:span text:style-name="Default_20_Paragraph_20_Font"><text:span text:style-name="T1">n</text:span></text:span>e media, quos <text:span text:style-name="Default_20_Paragraph_20_Font"><text:span text:style-name="T4">αύτοπύρους</text:span></text:span><text:span text:style-name="Default_20_Paragraph_20_Font"><text:span text:style-name="T6"> </text:span></text:span>appellant: medici autem<text:line-break/>veteres ipsus nominabant coususaneos: - Caeterum quod hi<text:line-break/>fiant ex farina <text:span text:style-name="Default_20_Paragraph_20_Font"><text:span text:style-name="T1">s</text:span></text:span>ecretionis experte , furfure scilicet a pura<text:line-break/>farina non separato, omnibus id est perspicuum: illinc<text:line-break/>enim nomina ipsis indiderunt, <text:span text:style-name="Default_20_Paragraph_20_Font"><text:span text:style-name="T4">αύτοπύροις</text:span></text:span><text:span text:style-name="Default_20_Paragraph_20_Font"><text:span text:style-name="T6"> </text:span></text:span>quidem, quod<text:line-break/>tutum ipfum triticum; nulla fur parte adempta, ru paulli-<text:line-break/>cium cedat, confufaneis autem, quod ad ipsos conficien-<text:line-break/>dos tota farina nusquam a furfure fejuncta comportatur-. .<text:line-break/>Verum et inter hos ipsos, qui ad unguem medii inter fur-<text:line-break/>furaceos et quanrpurissimos panes esse videntur; non parva<text:line-break/>est pro tritici natura differentia : . siquidem ex denso ab<text:line-break/>grati tritico praestantiores, ex laxo autem ac levi panes<text:line-break/>fiunt deteriores. Et apud Romanos quidem, ut et apud<text:line-break/>alios propemodum omnes, quibus ipsi imperant, punis qui-<text:line-break/>dem purissimus siligineus; qui autem huic est proximus,<text:line-break/>simllaceus nuncupatur: verum <text:span text:style-name="Default_20_Paragraph_20_Font"><text:span text:style-name="T4">σεμἱδαλις</text:span></text:span><text:span text:style-name="Default_20_Paragraph_20_Font"><text:span text:style-name="T6"> </text:span></text:span>quidem Graecum<text:line-break/>nomen est et antiquum, <text:span text:style-name="Default_20_Paragraph_20_Font"><text:span text:style-name="T4">σιλίγνις</text:span></text:span><text:span text:style-name="Default_20_Paragraph_20_Font"><text:span text:style-name="T6"> </text:span></text:span>vero neque Graecum est,</text:p>
      <text:p text:style-name="P3">neque ipfum aliter possum exprimere. Inter panes igitur<text:line-break/>siliglueus plurimum alimentum praestat; post ipsum autem<text:line-break/>similaceus: tertio loco medius, qui et confusaneus, et<text:line-break/><text:span text:style-name="Default_20_Paragraph_20_Font"><text:span text:style-name="T4">αύτόπυρ</text:span></text:span><text:span text:style-name="Default_20_Paragraph_20_Font"><text:span text:style-name="T5">ο</text:span></text:span><text:span text:style-name="Default_20_Paragraph_20_Font"><text:span text:style-name="T4">ς</text:span></text:span><text:span text:style-name="Default_20_Paragraph_20_Font"><text:span text:style-name="T6"> </text:span></text:span>dicitur: .quartum post hunc est so<text:span text:style-name="Default_20_Paragraph_20_Font"><text:span text:style-name="T1">r</text:span></text:span>didorum ge-<text:line-break/>nus, in quibus furfuraceus est postremus, miuimumque<text:line-break/>omnium nutrit, et omnium maxime per alvum subsidet.<text:line-break/>Concoctu autem inter panes funt facillimi, qui plurimum<text:line-break/>sunt fermentati et pulcherrime subacti, quique in clibano<text:line-break/>igne moderato fuerunt assati: nam ignis ardentior primo<text:line-break/>statim occursu superficiem externam cireumurens in testae<text:line-break/>modum indurat, acciditque duplici nomine pravum panem<text:line-break/>fieri: .priori quidem, quod partem internam habeat cru-<text:line-break/>dam atque illaboratam , : posteriori vero , quod exter<text:span text:style-name="Default_20_Paragraph_20_Font"><text:span text:style-name="T1">n</text:span></text:span>am<text:line-break/>siccam habeat ac praeassatam et testaceam. Porro ignis<text:line-break/>moderato remissior panem minus belle elaborat, fed ipsum<text:line-break/>.erudiorem relinquit, et maxime partem omnem ejus in-<text:line-break/>ternam. Qui autum in igne moderato , longiore spatio,<text:line-break/>per totos fe ipsus aequabiliter assati fuerint, ii tum bellif-<text:line-break/>sime in ventriculo concoquuntur, tum ad caeteras actio-</text:p>
      <text:p text:style-name="P3">nes, quae coctionem consequuntur, -fiunt accommodatissimi.<text:line-break/>Pessimi autem panes ii funt habendi, quibus nihil memo-<text:line-break/>ratorum ante adest. Quum autem jam sines probitatis et<text:line-break/>pravitatis in panibus constituerimus, nemo jam est, qui<text:line-break/>non vel tacentibus nobis facile intelligat, alios esse panes,<text:line-break/>qui aut optimis, aut deterrimis sim propinqui, alios porro<text:line-break/>ab illis longe discedere, tum alios quosdam inter utrosque<text:line-break/>hos locum medium obtinere. Proinde, quemadmodum<text:line-break/>prius de melle admonuimus, non simpliciter esse pronun-<text:line-break/>claudunt, ipsum salubre. esse aut insalubre, fed pituitofae<text:line-break/>quidem naturae, lioo est humidiora ac Rigidiori, quam<text:line-break/>sit temperata, insutu esse salubre,- nec minus, etiamsi ea<text:line-break/>natura tantum fuerit frigidior sine multa humiditate, aut<text:line-break/>humidior sine. multa frigiditate, calidis autem tempera-<text:line-break/>mentis, ac bis etiam multo magis calidis et siccis haud-<text:line-break/>quaquam ipsum convenire, ita panum quoque is athletae<text:line-break/>quidem est accommodus, qui neque bellissime est assatus,<text:line-break/>neque multum habet fermenti, privato autum et feni,</text:p>
      <text:p text:style-name="P3">qui bellissime quidem in cliban<text:span text:style-name="Default_20_Paragraph_20_Font"><text:span text:style-name="T1">o</text:span></text:span> est assatus, fermenti au-<text:line-break/>tum habet multum: porro qui fermento .nmnine<text:span text:style-name="Default_20_Paragraph_20_Font"><text:span text:style-name="T1">i</text:span></text:span> caret<text:line-break/>nemini prorsus est accommodus. Quod si ce<text:span text:style-name="Default_20_Paragraph_20_Font"><text:span text:style-name="T1">t</text:span></text:span>ei aliquid<text:line-break/>insuper addatur,: (ut rustici apud nos festis diebus fo-<text:line-break/>lent apparare, eosque pa<text:span text:style-name="Default_20_Paragraph_20_Font"><text:span text:style-name="T1">n</text:span></text:span>es ipsi vocant asymos,j ejus-<text:line-break/>modi prompte omnes laeduntur, etiamsi fortissimo sint cor-<text:line-break/>poris habitu, cujusmodi sunt messorum ac fossorum ro- .<text:line-break/>bustissimi: ab his namque facilius confici videas panes<text:line-break/>asymos, ut bubulam etiam ac hircinam, quam a gravi-<text:line-break/>bus athletis: . quid enim jam loquar de ovilla aut ca-<text:line-break/>prina? In Alexandria vero asinina quoque vescuntur:<text:line-break/>sunt qui et camellu<text:span text:style-name="Default_20_Paragraph_20_Font"><text:span text:style-name="T1">s: </text:span></text:span>ad ipsarum enim coctionem non-<text:line-break/>nihil confert tum consuetudo, tum vero non minimum<text:line-break/>earum carnium quae sumuntur parsimonia, ac denique<text:line-break/>ipsa totius corporis inanitio, quae illis necessario accidit,<text:line-break/>qui toto die in privatis operibus fiefe conficiunt. Carnes-<text:line-break/>enim inanime rapiunt ex ventre succum non modo fetui-<text:line-break/>coctum, fed nonnunquam etiam omnino .crudum atque</text:p>
      <text:p text:style-name="P3">incoctum, quum cibo sumpto operibus sese reddiderint ; ob .<text:line-break/>eamque causam ii gravissimis morbis postea .prehenduntur,<text:line-break/>et ante senectam intereunt. Quae quum. vulgus ignoret,<text:line-break/>illos ob corporis robur beatos praedicat, quum ea edere .<text:line-break/>at concoquere ipsos videat, quae nemo nostrum neque<text:line-break/>edere queat neque coquere. Quod autem eorum plerique,<text:line-break/>qui laboribus sese confecerunt , a pravis cibis minus lae:.<text:line-break/>dantur, in causa est, quod iis somni sint profundiores,<text:line-break/>quae res ad coctiones multum ipsis adfert momenti: quod<text:line-break/><text:span text:style-name="Default_20_Paragraph_20_Font"><text:span text:style-name="T1">si nit</text:span></text:span>es plures ordine noctes. insomnes ducere coegeris,<text:line-break/>morbo statim corripientur. Illi igitur unicum hoc ad<text:line-break/>pravos cibos coquendos habent commodum; athletae vero<text:line-break/>alimentis quidem utuntur optimi succi, fed crassi ac vi-<text:line-break/>scosi, illi fane, qui inter ipsos sunt graves, quo nomine<text:line-break/>palaestritae potissimum, nunc. vero et pancratiastae et pu-<text:line-break/>giles ita appellantur. Quum enim id solum eis sitpropo-<text:line-break/>situm, ut ad certamina sese comparent, lu quibus inter-<text:line-break/>dum totum diem aut luctari, aut intentis viribus certare</text:p>
      <text:p text:style-name="P3">coguntur, idcirco cibo indigent. corrupta ac evaporatu<text:line-break/>difficili; talis autem est, qui succum habet crassem acti-<text:line-break/>Iculum, cujufmodi potissimum est cibus ex carnibus suillis<text:line-break/>et panibus (ut diximus) apparatis, quibus foli vere athlo-<text:line-break/>tae vescuntur, Quod si quis privatus et haud exercita-<text:line-break/>tus eodem cibo uti voluerit, celerrime in morbum pleni-<text:line-break/>tudinis inridet, quemadmodum, si homo utens exercitatio-<text:line-break/>nrbus oleribus ac ptisanae succo aleretur, totum fimo,<text:line-break/>corpus celeriter Iabefactarit ac confecerit. Porro si quis<text:line-break/>nothum- panibus istis utatur, quibus dixi athletas uti,<text:line-break/>succus ex eis abundabit crassius ac frigidus, qualem pro-<text:line-break/>prie crudum succum nominare consuevimus. Est sane et<text:line-break/>pituitae succus crudus et frigidus, non tamen crass<text:span text:style-name="Default_20_Paragraph_20_Font"><text:span text:style-name="T1">a</text:span></text:span>s, ut<text:line-break/>qui humiditatem multam habeat et spiritum flatulentum;<text:line-break/>crudus autem succus proprie nuncupatus talis est, quale<text:line-break/>id apparet, quod in urinis subsidet quandoque puri ad-<text:line-break/>simile: verum pus et graveolens est et lentum, crudus<text:line-break/>vero succus crassitie et colore illi duntaxat est similis,</text:p>
      <text:p text:style-name="P3">quum neque graveolens sit neque lentus. Non tamen fe-<text:line-break/>suscitantibus quidem ex crudorum humorum copia solis<text:line-break/>in urinis subsidet, cujusmodi dixi, sed et sanis, qui post<text:line-break/>multos exantlatos labores cibos duros ac consectu difficiles<text:line-break/>esitant. Verum de aliis quidem postea tractabimus; nunc<text:line-break/>vero, quoniam de panibus primo statuimus disse<text:span text:style-name="Default_20_Paragraph_20_Font"><text:span text:style-name="T1">r</text:span></text:span>ere, iis,<text:line-break/>quae a nobis dicta jam fuerunt, haec adpetamus. om-<text:line-break/>nium quidem optimi sunt clibanitae, ad eum quem prae-<text:line-break/>scripfi modum tum assati, tum ad assarionem praeparati.<text:line-break/>Proximi autem ipsis funt furnacei, eodem videlicet quo<text:line-break/>praedicti modo praeparati: sied quia in profundo non si-<text:line-break/>utiliter assantur, ob id ab ipsis bonitate superantur. At<text:line-break/>qui super craticulam, aut cineres calidos, aut foci pavi-<text:line-break/>mentum ceu clibanum assantur, pravi omnes sunt, ut qui<text:line-break/>inaequaliter fe habeant: nam partes ipso<text:span text:style-name="Default_20_Paragraph_20_Font"><text:span text:style-name="T1">r</text:span></text:span>um extimae<text:line-break/>incra modum sunt assatae, intimae autem crudae. Caete-<text:line-break/>rum iis, quos propterea, quod cineribus tecti assantur, sub-<text:line-break/>cinericios nuncupant, cineres ipfi pravitatem aliquam</text:p>
      <text:p text:style-name="P3">aspergunt ^quapropter. omnium panum hos, si ipsis caetera<text:line-break/>o.nmia ante pariter adfuerint, quod ad affandi saltem sto-<text:line-break/>dum attinet , propemodum dixerim osse deterrimos,<text:line-break/>Oportet enim semper ea, de quibus agitur, ita accipere,<text:line-break/>ut, quae inter <text:span text:style-name="Default_20_Paragraph_20_Font"><text:span text:style-name="T1">t</text:span></text:span>e comparantur, lu illis duntaxat, de quibus<text:line-break/>alitur, mutuo dissideant; quandoquidem si quae pluribus<text:line-break/>inter <text:span text:style-name="Default_20_Paragraph_20_Font"><text:span text:style-name="T1">t</text:span></text:span>e modis discrepant contuleris, quae de singulis ipsis<text:line-break/>membratim et feorsim dixeris, ea omnia collecta habe-<text:line-break/>hunt. De panum igitur differentia abunde dictum. est,</text:p>
      <text:h text:style-name="Heading_20_2" text:outline-level="2">Cap. HI. </text:h>
      <text:p text:style-name="P16">De aliis autem placentis, quae ex triticea<text:line-break/>farina parantur, dicere nunc fuerit opportunum. Ergo,<text:line-break/>quos Attici quidem <text:span text:style-name="Default_20_Paragraph_20_Font"><text:span text:style-name="T4">ταγηνίτας</text:span></text:span><text:span text:style-name="Default_20_Paragraph_20_Font"><text:span text:style-name="T6">, </text:span></text:span>nos autem Graeci, qui<text:line-break/>Asiam colimus, <text:span text:style-name="Default_20_Paragraph_20_Font"><text:span text:style-name="T4">τηγανίτας</text:span></text:span><text:span text:style-name="Default_20_Paragraph_20_Font"><text:span text:style-name="T6"> </text:span></text:span>appellamus, parantur ex siclo<text:line-break/>oleo. Oleum quidem siclum lu sartaginem igni fumi ex-<text:line-break/>perii impositam iiijicrtm: quod ubi incaluerit, triticea<text:line-break/>ferina multa aqua imbuta ci affunditur ; quae celeriter,<text:line-break/>dum cum ipsis oleo coquitur, cogitur ac densatur instar</text:p>
      <text:p text:style-name="P3">casei teneri lu calatho concrescentia , tunc autem jam<text:line-break/>ipsam ve<text:span text:style-name="Default_20_Paragraph_20_Font"><text:span text:style-name="T1">r</text:span></text:span>tunt, superficiem quidem ipfius superiorem infra<text:line-break/>constituentes, ut ipsis sartaginem etiam tangat, quod vero<text:line-break/>prius erat inferius, quodque abunde jam est coctum, fur-<text:line-break/>fum in sublime tollentes, ut jam sit in superficie<text:span text:style-name="Default_20_Paragraph_20_Font"><text:span text:style-name="T1">i</text:span></text:span> et<text:line-break/>quum jam, quod modo infra est, concreverit, postea<text:line-break/>vertunt ipsam bis forte aut ter, quoad tota placenta<text:line-break/>aequaliter ipsis cocta videatur. Perspicuum igitur<text:line-break/>est, quod ipsa quidem crassi est succi, quodque ven-<text:line-break/>trem cohibet, et succos crudos gignit ; quapropter et<text:line-break/>a^ quibusdam messis quidpiam ei admiscetur ; sunt<text:line-break/>qui et salem .marinum miscenti Fuerit autem jam<text:line-break/>id quidem placentae genus quoddam, aut species, aut<text:line-break/>quocunque modo appellare libeat: quemadmodum et<text:line-break/>alias quafdam placentarum species tum rustici homines,<text:line-break/>tum urbanorum pauperrimi ex tempore componunt. Ita-<text:line-break/>que placentae azymae, quas in clibano assant, atque mox,<text:line-break/>quum extractae funt, lu mel calidum, ut id in totas Iesu</text:p>
      <text:p text:style-name="P3">recipiant, iniiciunt, placentae etiam sputi genus quod-:<text:line-break/>dam; praeterea omnia, quae cum melle ex ituris appa-<text:line-break/>rantur.</text:p>
      <text:h text:style-name="Heading_20_2" text:outline-level="2">Cap. IU </text:h>
      <text:p text:style-name="P16">Duplex autem est atriorum speuies, prae-<text:line-break/>stantior quidem, quam rhyemata, deterior yero, quam la-<text:line-break/>gapa appellant. Igitur omnia, quae ex his ac similagine<text:line-break/>componuntur, erassi sunt f<text:span text:style-name="Default_20_Paragraph_20_Font"><text:span text:style-name="T1">a</text:span></text:span>eci, et tarde permeant, jeco-<text:line-break/>risque meatus, per quos fertur alimentum, obstruunt,<text:line-break/>lienis imbecillitatem augent, calculos denique in renibus<text:line-break/>gignunt; quod si cocta belle suerint atque in sanguinem<text:line-break/>mutata, admodum nutrient. Quae vero eum melle pa-<text:line-break/>rautur, mixtam habent facultatem: quum enim mel ipsum<text:line-break/>succum habeat tenuem, et ea, quibuscum miscetur, tenuet,<text:line-break/>factum merito est, ut, quae mel copiosiu<text:span text:style-name="Default_20_Paragraph_20_Font"><text:span text:style-name="T1">s</text:span></text:span>, dum parantur,<text:line-break/>assumpserint, quaeque diutius cocta fuerint, et minus<text:line-break/>tarde permeent, fuccumque ex tenui et crasso mixtum<text:line-break/>generent; jecori vero, renibus et lieni in recte quidem<text:line-break/>habentibus magis, quam ea, quae sine melle parata sunt,</text:p>
      <text:p text:style-name="P3">conducunt; in iis vero, qui obstmctronis principium ha-<text:line-break/>bent, aut inflammatione; aut fcirrho funt ob<text:span text:style-name="Default_20_Paragraph_20_Font"><text:span text:style-name="T1">s</text:span></text:span>essi, nihil<text:line-break/>nunus quam illa noceant, nonnunquam etiam longe<text:line-break/>gravius, et multo omnium maxime, quorum farina fuerit<text:line-break/>admodum lenta; fuccus namque, qui ex iis proveniet,<text:line-break/>non modo propter crassitiem ferri prorsum inhibetur,<text:line-break/>verum etiam intrinsecus angustis valorum finibus circum-^<text:line-break/>fixus adeo impingitur, ut haud facile fulvi queat; atque<text:line-break/>ita riscus lae<text:span text:style-name="Default_20_Paragraph_20_Font"><text:span text:style-name="T1">t</text:span></text:span>um iis, qui ita funt affecti, <text:span text:style-name="Default_20_Paragraph_20_Font"><text:span text:style-name="T1">t</text:span></text:span>ensum ponde-<text:line-break/>ris exhibet, ciborum ac potuum tenuantium ope indi-<text:line-break/>gens. Scripsimus autem alibi uno libro de victu atle-<text:line-break/>nuante. Nihil tamen eorum, quae ita sunt parata, neque<text:line-break/>thoracem, neque pulmonem offendunt. Uerum de eduliis<text:line-break/>quidem, quae crassam ac lentum succum generant; alio<text:line-break/>loco postea disseremus; fermo autem, qui nunc in mari-<text:line-break/>bus est, postulat,. ut quum alia, quae hactenus exposui-<text:line-break/>mus, memoria teneas, tum inter ea omnium potissimum<text:line-break/>panum faculsatem,. quod eis assidue utamur; nec -sane<text:line-break/>obsuerit; quae de ipfis diximus, summatim repetere.</text:p>
      <text:p text:style-name="P3">Optimus certe panis -ad .saluberrimus fuerit homini, ne-<text:line-break/>que juveni, neque exercitationibus dedito, qui tum salis,<text:line-break/>tum fermenti habet plurimum , quique plurimum ab ar- .<text:line-break/>tifice, antequam formetur et assetur; sit subactus et (ut<text:line-break/>supra diximus ) in clibano mediocriter calido assatus.<text:line-break/>Modum vero fermenti ac falis gustu 7 judicato ;- quod<text:line-break/>namque in largiori horum mixtura jam offendit, pravum.<text:line-break/>Quatenus igitur gustus nullum adhuc sensum tristem ex<text:line-break/>ea missura percipit, eatenus ipsorum copiam augere prae--<text:line-break/>stiterit.</text:p>
      <text:h text:style-name="Heading_20_2" text:outline-level="2">Cap. U</text:h>
      <text:p text:style-name="P16"><text:s/>Porro qui panis abluendi rationem exeo-<text:line-break/>gitarunt, minoris sane alimenti cibum, sed qui ab ob-<text:line-break/>structionis noxa absit, quoad licet maxime, invenerunt;<text:line-break/>siquidem panis hic succum habet minimum crassem ac<text:line-break/>lentum, ut qui ex terrestri aereus fit factus. Ejus porro<text:line-break/>levatas apparet cum per stateram, tum quod in . aqua<text:line-break/>no<text:span text:style-name="Default_20_Paragraph_20_Font"><text:span text:style-name="T1">n</text:span></text:span> submergatur, sed instar suberis supernatet. Caeterum<text:line-break/>id edulium, quod ruri apud nos coquunt, quod ex multa</text:p>
      <text:p text:style-name="P3">triticea farina lacti milia co<text:span text:style-name="Default_20_Paragraph_20_Font"><text:span text:style-name="T1">n</text:span></text:span>stat, scito ex iis esse, quae<text:line-break/>intus obstruunt. Gt igitur cibi hujusmodi omnes boni<text:line-break/>funt faeci et multi alimenti, ita e<text:span text:style-name="Default_20_Paragraph_20_Font"><text:span text:style-name="T1">o</text:span></text:span>s <text:span text:style-name="Default_20_Paragraph_20_Font"><text:span text:style-name="T1">r</text:span></text:span> qui ipfis. assidue<text:line-break/>utuntur, laedunt obstructi<text:span text:style-name="Default_20_Paragraph_20_Font"><text:span text:style-name="T1">o</text:span></text:span>nes in hepate parientes et in<text:line-break/>renibus calculos gignentes. Quum enim humor crudus<text:line-break/>lentorem assumpsit; et tranfitus per renes quibusdam na-<text:line-break/>tura sint angusti, ibi,. qu<text:span text:style-name="Default_20_Paragraph_20_Font"><text:span text:style-name="T1">o</text:span></text:span>d crassissimum est ac maxime<text:line-break/>lentum, diutius moratum tophum prompte gignit; cujus-<text:line-break/>modi in vasis, in quibus aquam calefacimus; accrescit,<text:line-break/>aut ad <text:span text:style-name="Default_20_Paragraph_20_Font"><text:span text:style-name="T1">t</text:span></text:span>axa affigitur in plerisque aquis calidis sp<text:span text:style-name="Default_20_Paragraph_20_Font"><text:span text:style-name="T1">o</text:span></text:span>nte<text:line-break/>nascentibus. Co<text:span text:style-name="Default_20_Paragraph_20_Font"><text:span text:style-name="T1">n</text:span></text:span>fert autem ad id maxime renum ips<text:span text:style-name="Default_20_Paragraph_20_Font"><text:span text:style-name="T1">o</text:span></text:span>rum<text:line-break/>temperamentum, quando ips<text:span text:style-name="Default_20_Paragraph_20_Font"><text:span text:style-name="T1">o</text:span></text:span>rum calor acris fuerit ac<text:line-break/>velut igneus. Ex eo autem genere sunt et toplti, qui in<text:line-break/>arthriticis generantur; fluit enim semper, quod in c<text:span text:style-name="Default_20_Paragraph_20_Font"><text:span text:style-name="T1">o</text:span></text:span>r-<text:line-break/>pore redundat, in partes imbecillimas , pro suaque ipsius<text:line-break/>natura in ipsis affectum excitat. Caeterum quum postea<text:line-break/>de lacte agemus, de omni. ipsius usu trademus, quemad-</text:p>
      <text:p text:style-name="P3">modum certe et de cibis incrassantihus ; quandoquidem<text:line-break/>et alia quaedam sunt, quae eam habent facultatem.</text:p>
      <text:h text:style-name="Heading_20_2" text:outline-level="2">Cap. VI. </text:h>
      <text:p text:style-name="P16">Alica ex genere est tritici, valenterque<text:line-break/>nutrit, fuccumque lentum habet, sive in aqua duntaxat<text:line-break/>coctam cum mul<text:span text:style-name="Default_20_Paragraph_20_Font"><text:span text:style-name="T1">t</text:span></text:span>o , aut rino dulci , aut etiam adstrui-<text:line-break/>gente, (nam his quoque suo proprio tempore utimur,) sive<text:line-break/>cum oleo faleque frixam fumas. Nonnunquam autem<text:line-break/>et acetum illi iniicitur, atque praeparatam eo modo ali-<text:line-break/>cam medici ptisanae confectionem fuisse dictitant; qui-<text:line-break/>dam autem dicunt, ex alicae ptisana aegrotum fuisse ciba-<text:line-break/>tum; veterum vero nonnulli, ut Diocles et Philotimus,<text:line-break/>ptisanam triticeam alicam .hoc modo structam appelli-<text:line-break/>tant. Quapropter ejus nomen apud antiquos est rarum,<text:line-break/>quemadmodum et nomen litanti ; ipsum enim communi<text:line-break/>appellatione triticum nuncupanti Dictum porro est in<text:line-break/>libro Hippocratis de ratione victus, panes ex alica factus<text:line-break/>plurimi esse alimenti, fed mluus subsidere; praeterea<text:line-break/>similaginem et alicam coctam valentis ac multi esse</text:p>
      <text:p text:style-name="P3">alimenti; proinde usum hujus multum vitare convenit;<text:line-break/>estque potissimum, quibus jecur facile obstruitur, aut<text:line-break/>renes ediculis gignendis funt appositi. Maxime praeterea<text:line-break/>intentos esse convenit iis <text:span text:style-name="Default_20_Paragraph_20_Font"><text:span text:style-name="T1">s</text:span></text:span>orbitionibus, quae ex alica lota<text:line-break/>nuncupata parantur; succus namque ipsius hic est aquae<text:line-break/>commixtus , qui quum coctionem postulet plurimam, prae-.<text:line-break/>parantibus quidem ap<text:span text:style-name="Default_20_Paragraph_20_Font"><text:span text:style-name="T1">t</text:span></text:span>um, quasi fiatis coctus fit, imponit,<text:line-break/>aegrotos vero, quibus ipsum parant, laedit non mini-<text:line-break/>num, celeriter enim, quod instar glutinis. fit lentus, con-<text:line-break/>cresrit ac densittur. oportet igitur ipsum multa aqua<text:line-break/>admixtum super carbonibus coquere; plurimum movendo,<text:line-break/>quoad exacte coctus fuerit, tum vero falis quidpiam<text:line-break/>etiam iniicere; oleum autem, etiamsi initio statim im-<text:line-break/>miscueris, nihil fuerit incommodi. Sed id quidem obiter<text:line-break/>sit dictum; ad medendi enim rationem, non ad praeiens<text:line-break/>restitutum pertinet. Quod fi quando fani ob vehementem<text:line-break/>ventris mordicationem , five ob biliosi humoris multi<text:line-break/>transitum, five ob aliud id genus sorbitione eguerint,</text:p>
      <text:p text:style-name="P3">iis alicam plurimum coctam ,. usque dum extabuerit , de-<text:line-break/>inde .colatam atque ita -comparatam, , ut ptisanae succo<text:line-break/>colato fit persimilis, sorbendam tunc exhibeto. Eadem<text:line-break/>autem lotae alicae .parandae est ratio.</text:p>
      <text:h text:style-name="Heading_20_2" text:outline-level="2">Cap.. VII.</text:h>
      <text:p text:style-name="P16"><text:s/>Nisi ip<text:span text:style-name="Default_20_Paragraph_20_Font"><text:span text:style-name="T1">t</text:span></text:span>e aliquando triticum in aqua efi-<text:line-break/>xurn comedissem, nunquam aliquem ejus usum in<text:line-break/>cibo esse credidissem ; neque enim , fame grassante,<text:line-break/>ad hunc utendi modum quis accesserit, quum, sunpetente<text:line-break/>tritico, panem eo facere possit, in coena vero, qnemadmo-<text:line-break/>dum elixum frixutnve cicer et alia quaedam femina simi-<text:line-break/>liter parata pro tragematibus, quae vocant; sumuntur,<text:line-break/>ita triticum elixum a nemine sumitur. ob eas sane can-<text:line-break/>cas nunquam credidissem quempiam triticum elixum efi-<text:line-break/>tasse. Quum autem et ipse aliquando rus procul ab urbe<text:line-break/>cum duobus adolescentibus meis coaetaneis profectus ru-<text:line-break/>simos jam coenatus deprehendissem, et mulieres feste, ut<text:line-break/>panem facerent, accingere, (pane enim carebant,) unusque<text:line-break/>ex ipsis repente triticum in ollam coniectum coxisset,</text:p>
      <text:p text:style-name="P3">deinde fala mediocri conditum, ut ederemus, esset horta-<text:line-break/>tus, (cogebamur autem id facere, ut par est, qui nimirum<text:line-break/>iter confeceramus atque es<text:span text:style-name="Default_20_Paragraph_20_Font"><text:span text:style-name="T1">n</text:span></text:span>riebamus;) abunde certe comedi-<text:line-break/>mus , pondus tamen in ventriculo sensimus, ut lutum ipsi in-<text:line-break/>cumbere videretur. Et quum postero die non coxissemus,<text:line-break/>totum suem cibum ita fastidivimus, ut nihil edere potuerimus,<text:line-break/>praeterea flatulent<text:span text:style-name="Default_20_Paragraph_20_Font"><text:span text:style-name="T1">a</text:span></text:span> spiritu eramus pleni, caputque dole-<text:line-break/>bat, et oculi caligabunt; neque enim per alvum quicquam<text:line-break/>excreveramus, quod unicum in cruditatibus est remedium.<text:line-break/>Rogabam igitur rusticos, num et ipsi aliquando elixum<text:line-break/>triticum edissent; tum quonam pacto fuissent ab illo affe-<text:line-break/>cti. Illi vero et efitasse frequenter eadem qua nos necef-<text:line-break/>sitate compulsos responderunt, triticumque ita praeparatum<text:line-break/>grave et concoctu difficile esse edulium: quod sane vel<text:line-break/>citra experimentum colligi facile poterat. Qua<text:span text:style-name="Default_20_Paragraph_20_Font"><text:span text:style-name="T1">n</text:span></text:span>do enim<text:line-break/>ne ipsius quidem sumpta farina (ut ante retulimus) con-<text:line-break/>coctu fit facilis, nili per falam, fermentum, mistorum,<text:line-break/>triturationem clibauumque elaborata fuerit, quis non</text:p>
      <text:p text:style-name="P3">intelligat, illaboratum triticum esse contumacissimum ? Vi-<text:line-break/>res tamen triticum habet magnas-, si sic sumptum couco-<text:line-break/>quatur, nutritqne valide corpus, ac robur insigne iis, qui<text:line-break/>ipso usi suerint, conciliat.</text:p>
      <text:h text:style-name="Heading_20_2" text:outline-level="2">Cap. VIII. </text:h>
      <text:p text:style-name="P16">Amylum ex tritico^ conficitur, partas<text:line-break/>exasperatas laevigandi vim obtinens, quae substantiis om-<text:line-break/>nibus confissentia siccis est communis, quae neque astri-<text:line-break/>ctionem, neque acrimoniam, neque aliam quamvis facul-<text:line-break/>tatem habent insignem , quas substantias jure qualitatis,<text:line-break/>quae <text:span text:style-name="Default_20_Paragraph_20_Font"><text:span text:style-name="T1">t</text:span></text:span>ensu deprehendi queat, expertes appellant, qualis<text:line-break/>inter humidas substantias est aqua. Caeterum amylum<text:line-break/>finalem panibus lotis habet facultatem ; minus ennn his<text:line-break/>non lotis corpori praebet alimentum, et non calefaciens,<text:line-break/>veluti neque calefaciunt etiam illi; quum caeteri panes<text:line-break/>calefaciant. Quod vero ad triticum lu aqua elixum atti-<text:line-break/>net, cum eo amylum ne conferendum quidem est, quum<text:line-break/>palam fid tum calefaciat, tuni valenter nutriat, si concoctum<text:line-break/>fuerit; quum tamen, ut diximus, difficile concoquatur.</text:p>
      <text:p text:style-name="P3">Cap. IX. [He hordo etptisana.] Hoc item semen in usu<text:line-break/>frequenti apud homines est, quod non eandem cum tritico ha-<text:line-break/>bet facultatem, siquidem illud palam calefacit, hoc vero non<text:line-break/>modo non calefacit, (quomodo nonnulla, quae in medio<text:line-break/>sunt calesacientium et resrigerantium , ut amylum et<text:line-break/>panis lotus,) fed, quoquo modo ip<text:span text:style-name="Default_20_Paragraph_20_Font"><text:span text:style-name="T1">s</text:span></text:span>o utare, sive panes ex<text:line-break/>ipso ieceris, sive ptisimam coxeris, si<text:span text:style-name="Default_20_Paragraph_20_Font"><text:span text:style-name="T3">ve pol</text:span></text:span>entam feceris^<text:line-break/>vim quandam resrigerandi habere cernitur. Dissidet prae-<text:line-break/>terea a tritici natura succi specie, quam utrumque ipsio-<text:line-break/>rum gignere consuevit; siquidem triticum crassem ac<text:line-break/>lentum, hordeum autem tenuent et nonnilnl detersorium<text:line-break/>succum in nobis gignit. Quoquo igitur modo hordeum<text:line-break/>parareris , nunquam corpus calefacit, sed varie pro modo<text:line-break/>praeparationis humectat ac .siccat; quandoquidem polenta,<text:line-break/>quae ex frixo hordeo est facta, siccare perspicue cernitur,<text:line-break/><text:span text:style-name="Default_20_Paragraph_20_Font"><text:span text:style-name="T3">ptisana</text:span></text:span>^ autem humectat quunr saltem, ut decet, fuerit<text:line-break/>parata, hoc est , quum in coctione quam plurimum inlu-<text:line-break/>mucrit, postea igne lento per multum otium in chylum</text:p>
      <text:p text:style-name="P2">fueris redacta ; acetum autem ei tunc admiscetur , quum<text:line-break/>plane intumuerit; quum vero coela exacte fuerit, sub<text:line-break/>edendi tempus salens tenuem iniicere oportet; oleum<text:line-break/>autem si initio statim inieceris, coctioni nil nocueris;<text:line-break/>aliud famen nihif est miscendum, nisi velis anethi aut<text:line-break/>porri quidpiam , adque initio statim , immiscere. Video<text:line-break/>autem a coris omnibus ptisanam pessime parari; in mor-<text:line-break/>talio namque crudam ipsam tundentes , no<text:span text:style-name="Default_20_Paragraph_20_Font"><text:span text:style-name="T1">n</text:span></text:span> ad ignem co-<text:line-break/><text:span text:style-name="Default_20_Paragraph_20_Font"><text:span text:style-name="T1">sin</text:span></text:span>entes dissolvunt; Eunt qui amylum etiam iniiciant, ut<text:line-break/>per coctionem in chylum copiosum videatur esse redacta.<text:line-break/>Talis certe ptisana merito maxime est flatulenta et con-<text:line-break/>coetu admodum difficilis. Quae vero in ptisana recte pa-<text:line-break/>rauda praete<text:span text:style-name="Default_20_Paragraph_20_Font"><text:span text:style-name="T1">r</text:span></text:span>misi, ea adjicere oportet. Crudam ptssanam<text:line-break/>aliquamdiu in aqua praemaceratanf, deinde in mortarium<text:line-break/>insuetam manibus terere convenit ufperam quampiam rem<text:line-break/>in fe habentibus, cujusmodi est, quod vocant spartum , ex<text:line-break/>quo sumentis foleae nectuntu<text:span text:style-name="Default_20_Paragraph_20_Font"><text:span text:style-name="T1">r</text:span></text:span>; usque eo autem terendum,<text:line-break/>dum praepositus cortex sit abjectus, is enim, quo vestitur</text:p>
      <text:p text:style-name="P3">ccu tonui tunica, non totus inter plufeudum abiicitur;<text:line-break/>quapropter .et praemaceratur , et in mortario tunditur.<text:line-break/>Quod si non quicquid est paleae deciderit, elixa ptisana<text:line-break/>magis quidem deterget, nullam autem aliam noxam acci-<text:line-break/>pit. Pessima autem est ptisanae praeparatio, quum , .ubi<text:line-break/>coci crudam ipsam in mortario cum .aqua contuderint<text:line-break/>delude parumper coxerint, sapam iniiciunt; quidam autem<text:line-break/>cum his mel quoque et cuminum iiijrciunt, confusam<text:line-break/>quandam missuram verius quam. ptifgnam comparantes.<text:line-break/>Verum quae probe parata fuerit, utilitates, quas memorat<text:line-break/>Hippocrates, tum sanis, tum aegrotis hominibus praestabit;<text:line-break/>siquidem Ieutor ejus (ut inquit) : levis, et continuus,. et<text:line-break/>blandus est, et lubricus , et humidus moderate , sitimque<text:line-break/>arcet, et ad abluendum, si quid opus erit, est idoneus,<text:line-break/>neque adstrictionem habet, neque tormina gignit, denique^<text:line-break/>in ventriculo non exturgefcit, si quidem inter coquendum<text:line-break/>intumuit, quantum plurimum intumescere poterat. Haec<text:line-break/>certe nobis in prae<text:span text:style-name="Default_20_Paragraph_20_Font"><text:span text:style-name="T1">t</text:span></text:span>entis de ptisanae facultate suffecerint,</text:p>
      <text:p text:style-name="P3">nun medendi rationem tradentibus, scd alimentorum dum-<text:line-break/>taxat facultates explicantibus, quamquam lu sermonis<text:line-break/>transcursu ipso<text:span text:style-name="Default_20_Paragraph_20_Font"><text:span text:style-name="T1">r</text:span></text:span>um usum quoque attingimus.-</text:p>
      <text:h text:style-name="Heading_20_2" text:outline-level="2">Cap. X. </text:h>
      <text:p text:style-name="P16">Nunc certe ad : hordeaceos . panes transire<text:line-break/>fuerit. tempestivum, quos homines eodem, quo triticeos,<text:line-break/>modo parant. <text:span text:style-name="Default_20_Paragraph_20_Font"><text:span text:style-name="T1">S</text:span></text:span>unt autem non modo triticeis, .verum<text:line-break/>etiam olyrinis , et multo adhuc. magis tiphiuis friabiliores,<text:line-break/>nihil in fe .lentoris,. ut illi, habentes. Ex quo perspi-<text:line-break/>cuum est, quod exiguum corpori praebent alimentum, et<text:line-break/>potissimum-fi facti lex pejore hordeo suerint, ex quo lfip—<text:line-break/>pocrates.ue - ptifanani quidem fieri voluit ; neque enim,<text:line-break/>dum coquitur, succum copiosum ex se ipso emittit, Laus.<text:line-break/>datissimum autem est, quod candidum, ubi pistum est,<text:line-break/>apparet nonnihilque densitatis ac ponderis,. quantum<text:line-break/>hordeo datum est, habet Porro quod totum plenum est,<text:line-break/>et circumscriptionem externam habet tensam, melius eo<text:line-break/>est, .quod gracile est ac rugosum. Verum hoc quidem<text:line-break/>seminum omnium commune tibi esto . iusticium , nisi forte</text:p>
      <text:p text:style-name="P3">aliquando molem multo; quam - pro sim natura , habeant<text:line-break/>majorem, fintque molliora ac laxiora; scito enim, ea hu-<text:line-break/>nuditatem habere superfluam, praedictisque esse delerio-<text:line-break/>ra. .ob namque causam non convenit iis post collectio-<text:line-break/>nem uti, sed, ubi ea in locis siccis reposueris, diu ab eis<text:line-break/>abstine<text:span text:style-name="Default_20_Paragraph_20_Font"><text:span text:style-name="T1">r</text:span></text:span>e, quo interea pars quidem humoris superflui ex—<text:line-break/>halet,- pars autem etiam .-coquatu<text:span text:style-name="Default_20_Paragraph_20_Font"><text:span text:style-name="T1">r</text:span></text:span>, quoad siccata medio-<text:line-break/>oritur contrahantur. Defluit enim a plantis, feminibus<text:line-break/>et fructibus, postquam collecta fuerint ac reposita, pri-<text:line-break/>mum quidem . quicquid ipsis aquofum est ac tenue, post<text:line-break/>autem et nonnihil humidi naturalis. Quum enim sub-<text:line-break/>stantiam habent . julto sicciorem , funtque iis deteriora<text:line-break/>quae ad fummum bonae habitudinis pervenerunt, pop ta-<text:line-break/>meu jam omnino sunt prava ; quin imo iis affectibus, quos<text:line-break/>siccando corrige<text:span text:style-name="Default_20_Paragraph_20_Font"><text:span text:style-name="T1">r</text:span></text:span>e oportet, sunt utiliora. Quae autem diu-<text:line-break/>tissime fuerunt reposita, vires habent imbecilliores. Hu-<text:line-break/>jus porro terminus. iit, quum ab ipsis divisis quasi pulvis<text:line-break/>quidam tenuis excidit. .Haec itaque femel nunc dicta</text:p>
      <text:p text:style-name="P4">i<text:span text:style-name="Default_20_Paragraph_20_Font"><text:span text:style-name="T1">n</text:span></text:span> omnibus memoria teneto; non enim libenter de iis-,<text:line-break/>dem saepe eadem . repeto , nisi quando necesse videtur<text:line-break/>nudum .dumtaxat caput memoriae caufa repetere. Ad pa-<text:line-break/>nes autem hordeaceos, de quibus dicere institueramus,<text:line-break/>reversi dicamus, .in lis quoque quasdam esse differentias<text:line-break/>illis, quas paulo ante in triticeis recensuimus, responde<text:span text:style-name="Default_20_Paragraph_20_Font"><text:span text:style-name="T1">n-<text:line-break/></text:span></text:span>tes. omnes <text:span text:style-name="Default_20_Paragraph_20_Font"><text:span text:style-name="T1">n</text:span></text:span>amque triticeis multo minus alunt; qui sa-<text:line-break/>men ex praestantissimo hordeo conficiuntur, minus a tri—<text:line-break/>tineis in eo superantur; qui vero ex laxe ac levi , pa-<text:line-break/>nibus furfuraceis respondent; panes autem ex hordeo hu-<text:line-break/>jusmodi citissime per alvum subducuntur, quod et reli-<text:line-break/>quis non minimum accidit, si triticeis eos contuleris.<text:line-break/>Quae porro inter hos medice panum hordeaceorum sunt<text:line-break/>praeparationes, similes sunt lis, quas lu triticeis retuli-<text:line-break/>nrus.</text:p>
      <text:h text:style-name="Heading_20_2" text:outline-level="2">Cap. XI. </text:h>
      <text:p text:style-name="P16">Ex recenti hordeo mediocriter frixo lau-<text:line-break/>datissima fit polenta, cujus si copia non sit, non<text:span text:style-name="Default_20_Paragraph_20_Font"><text:span text:style-name="T1">n</text:span></text:span>unquam<text:line-break/>et ex aliis . ipsam conficimus. Quum autem polenta</text:p>
      <text:p text:style-name="P3">omnis, quae recte fit facta, boni sit odoris, ea est <text:span text:style-name="Default_20_Paragraph_20_Font"><text:span text:style-name="T1">t</text:span></text:span>ua...<text:line-break/>veolentissima, quae ex optim<text:span text:style-name="Default_20_Paragraph_20_Font"><text:span text:style-name="T1">o</text:span></text:span> ac recenti hordeo, et.<text:line-break/>quod aristam non admodum habeat siccam, est confecta.<text:line-break/>Compluribus autem per sanitatem m<text:span text:style-name="Default_20_Paragraph_20_Font"><text:span text:style-name="T1">o</text:span></text:span>s est eam sapa et<text:line-break/>vino dulci mulsoque commixtis, nonnunquam sida etiam<text:line-break/>aqua conspersam aestate duabus tribusve ante balneum<text:line-break/>herum bibere, ajnntque sentire fe h<text:span text:style-name="Default_20_Paragraph_20_Font"><text:span text:style-name="T1">o</text:span></text:span>c potu siti liberari.<text:line-break/>Si tamen cum vino aestero fuerit epota, ventrem d e sic:<text:line-break/>cati Polenta autem gentes quaedam pro pane utuntur; -<text:line-break/>quod ego rusiicos in Cypro facere <text:span text:style-name="Default_20_Paragraph_20_Font"><text:span text:style-name="T1">t</text:span></text:span>um conspicatus, tam-<text:line-break/>etfi ii frumenti plurimum metant. Veteres autem militi-.<text:line-break/>bus etiam. polentam praebebant; Romani tamen milites<text:line-break/>ipsius imbecillitatem damnantes , ea- non amplius nunc,<text:line-break/>utuntur; exiguum enim corpori alimentum dat, privatis<text:line-break/>quidem et omni exerritati<text:span text:style-name="Default_20_Paragraph_20_Font"><text:span text:style-name="T1">o</text:span></text:span>ne abstinentibus fatis multum,.<text:line-break/>iis autem, qui quoquomodo exercentur, minus quam <text:span text:style-name="Default_20_Paragraph_20_Font"><text:span text:style-name="T1">t</text:span></text:span>ali<text:line-break/>esu Porro ex iis humidis frixis fiunt maTae, de quibus<text:line-break/>deinceps disseremus, prae<text:span text:style-name="Default_20_Paragraph_20_Font"><text:span text:style-name="T1">s</text:span></text:span>ertim quum Philotimus in pri-</text:p>
      <text:p text:style-name="P3">uro libro De alimentis de ipsis copiosius disputans, quod<text:line-break/>in eis tamen erat utilissimum, indefinitum .reliquerit.</text:p>
      <text:h text:style-name="Heading_20_2" text:outline-level="2">. .-Cap. XII, </text:h>
      <text:p text:style-name="P16">Cujusque eduliorum vires potes vel ante<text:line-break/>certam experientiam ex ipsius natura conjicere. Etenim.<text:line-break/>perspicacis ingenii viro farina, quae plane tenuis est et<text:line-break/>alba et ab omni furfurea substantia pura, fatis intelli-<text:line-break/>getur in ventriculo quoque citius ac magis alterari, eoque<text:line-break/>probius concoqui, et facilius in corpus distribui, prom-<text:line-break/>ptiusque nutrire, ut quae tuta corporibus alendis assimi-<text:line-break/>letur atque apponatur; quod autem in ipsa furfureum<text:line-break/>est ac dorum, ut extrinsecus in aqua dissolvi non cer-<text:line-break/>nitur , eadem ratione ne in ventriculo quidem madefa-<text:line-break/>ctum dissolvitur, led tutum, ut sumptum luerat, ludi vi-.<text:line-break/>duum permanet atque inconfectum. Hoc igitur non<text:line-break/>potest nec probe ..concoqui nec distribui, propterea quod<text:line-break/>venarum orificiis, quae tum ad ventriculum tum adiu-<text:line-break/>testina pertinent, neque apte cohaeret omnino, neque il-<text:line-break/>labitur; quas res necessario sequitu<text:span text:style-name="Default_20_Paragraph_20_Font"><text:span text:style-name="T1">r, </text:span></text:span>tum ut major ster-</text:p>
      <text:p text:style-name="P2">coris vis ex ipfo acervetur, tum ut citius subsident, par-<text:line-break/>, tim propter ipsius copiae pondus, partim etiam quod fur-.</text:p>
      <text:p text:style-name="P1">luteum omne qualitatem habeat detergentem. Quae -omnia<text:line-break/>si quis reputet, intelliget tantum marani in alendo corpore<text:line-break/>ab hordeaceis panibus relinqui; quantum hi a triticeis<text:line-break/>reli<text:span text:style-name="Default_20_Paragraph_20_Font"><text:span text:style-name="T1">n</text:span></text:span>quuntur; quippe, quum hordeum <text:span text:style-name="Default_20_Paragraph_20_Font"><text:span text:style-name="T1">t</text:span></text:span>uapte natura fur-<text:line-break/>sineum habeat non paucum , frixum jam illud ipsum ha-.<text:line-break/>bet tum siccius; tum fractu ac comminuto difficilius;<text:line-break/>siccius autem est id, quod in hoc est praestantius, ex quo<text:line-break/>corpus fumebat alimentum, quo fit, ut mara panibus hor-<text:line-break/>deaeeis aegrius coquatur, magisque ventriculum flatu im-<text:line-break/>pluat; in quo etiam si diutius manserit, turbationem cx-<text:line-break/>citat; citius autem subducitur, si pista diutius fuerit ac<text:line-break/>fubacta; quod si mel quoque addatur, citius etiam ob id<text:line-break/>ventrem ad excretionem incitabit. Caeterum quod Phi-<text:line-break/>lotimus opinatur, fuccum crassam ,. glutin<text:span text:style-name="Default_20_Paragraph_20_Font"><text:span text:style-name="T1">o</text:span></text:span>sam ac frigis<text:line-break/>dum ex omni maxa generari, (quem ipse cum praeceptore<text:line-break/>su<text:span text:style-name="Default_20_Paragraph_20_Font"><text:span text:style-name="T1">o</text:span></text:span> Praxagora vitreum appellat,) secus pro<text:span text:style-name="Default_20_Paragraph_20_Font"><text:span text:style-name="T1">t</text:span></text:span>ecto habet,</text:p>
      <text:p text:style-name="P3"><text:span text:style-name="Default_20_Paragraph_20_Font"><text:span text:style-name="T6">. </text:span></text:span>quum polenta <text:span text:style-name="Default_20_Paragraph_20_Font"><text:span text:style-name="T6">, </text:span></text:span>neque lentorem habeat, quod alicae inest<text:line-break/>maxime, nec multum nutriat. At illum fefellit maaa ce-<text:line-break/>piosior ac diutius in vino dulci et sapa macerata, quam<text:line-break/>ipse, quemadmodum Athenienses, tritam appellarit; quod<text:line-break/>enim in ea triticeae massae .respondet, ductile est ac<text:line-break/>glutinosum quum ob diuturnam macerationem, tum ob<text:line-break/>humoris polentae commixti crassitiem. Quemadmodum<text:line-break/>autem tritura multa cum crasso liquore facit, . ut trita<text:line-break/>farina lenta appareat, etiamsi ea ex milio .sit, ad eun-<text:line-break/>dem modum succus ptisanae apparet lentus , tametsi <text:span text:style-name="Default_20_Paragraph_20_Font"><text:span text:style-name="T1">n</text:span></text:span>ihil<text:line-break/>in sese habeat glutinosum neque emplasticum, sed contra<text:line-break/>detergens atque lucidens, adeo ut in cute nostra videa-<text:line-break/>tur. sordes eluere. Slu autem, postquam alicui sorbendam<text:line-break/>ipsam exhibueris, vomere apium feceris, pituitam, quae<text:line-break/>in .ventriculo continebatur, detergebit, et omnia vomitu<text:line-break/>simul cum ea eliciet.</text:p>
      <text:h text:style-name="Heading_20_2" text:outline-level="2">Cap. XIII. </text:h>
      <text:p text:style-name="P16">M<text:span text:style-name="T13">n</text:span>esitheus quidem tiphas tertio loco post<text:line-break/>triticum et hordeum numerat ; . Diocles autem de ipsis</text:p>
      <text:p text:style-name="P3">tradit negligentius, compendiosum scribendi genus diffusae<text:line-break/>aceurataeque explanationi praeponens ; eodem certe com-<text:line-break/>penulo de tritico, hordeo aliisque multis .tradidit. Paulo<text:line-break/>autem de his Praxagoras ac Mnefitheus, quam Diocles,<text:line-break/>copiosius scripserunt, attamen ne ipsi quidem fatissaciunt.<text:line-break/>Philotimus vero de quibusdam admodum copiose, de aliis<text:line-break/>autem egit jejune; sunt et quorum ne meminit quidem,<text:line-break/>quemadmodum nec xeiae. Perspicuum autem est, quod<text:line-break/>nec praeceptor ejus Praxagoras; quandoquidem Philoti-<text:line-break/>mus non modo eorum, quae ille. scripsisset, nihil prae-<text:line-break/>termrsit, .sed pleraque etiam perpolivit atque adjunxiti<text:line-break/>Illud vero mirum videri debet, quod ne is quidem, qui<text:line-break/>librum de ratione victus composuit, qui Hippocrati est<text:line-break/>adscriptus, (quisquis is vir antiquus fuerit,] nominis setae<text:line-break/>mentionem unquam fecerit ; quod si tiphas a nonnullis<text:line-break/>putabat appellari seras, id ipfum significasse oportuit.<text:line-break/>Verum satius forte fuerit ipsorum verba ascripsisse. Dio-,<text:line-break/>cles ergo in primo libro de sanitate tuenda ad Plistar-<text:line-break/>chum (in quo ciborum facultates explicat) sic scribit:</text:p>
      <text:p text:style-name="P3"><text:span text:style-name="Default_20_Paragraph_20_Font"><text:span text:style-name="T1">P</text:span></text:span>o<text:span text:style-name="Default_20_Paragraph_20_Font"><text:span text:style-name="T1">st hordeum autem ac triticum facultatibu</text:span></text:span>s <text:span text:style-name="Default_20_Paragraph_20_Font"><text:span text:style-name="T1">sequuntur<text:line-break/>omniu</text:span></text:span>m <text:span text:style-name="Default_20_Paragraph_20_Font"><text:span text:style-name="T1">maxime ol</text:span></text:span>y<text:span text:style-name="Default_20_Paragraph_20_Font"><text:span text:style-name="T1">rae, tipha</text:span></text:span>e, <text:span text:style-name="Default_20_Paragraph_20_Font"><text:span text:style-name="T1">xeiae, panicum, milium.<text:line-break/></text:span></text:span>In quibusdam autem exemplaribus serae nomen omnino<text:line-break/>n<text:span text:style-name="Default_20_Paragraph_20_Font"><text:span text:style-name="T1">o</text:span></text:span>n est, quin et in quibusdam non facultatibus, sed<text:line-break/>utilitatibus scriptum est h<text:span text:style-name="Default_20_Paragraph_20_Font"><text:span text:style-name="T1">o</text:span></text:span>c modo : <text:span text:style-name="Default_20_Paragraph_20_Font"><text:span text:style-name="T1">P</text:span></text:span>o<text:span text:style-name="Default_20_Paragraph_20_Font"><text:span text:style-name="T1">st h</text:span></text:span>o<text:span text:style-name="Default_20_Paragraph_20_Font"><text:span text:style-name="T1">rdeu</text:span></text:span>m <text:span text:style-name="Default_20_Paragraph_20_Font"><text:span text:style-name="T1">ac tri.-<text:line-break/>ticu</text:span></text:span>m <text:span text:style-name="Default_20_Paragraph_20_Font"><text:span text:style-name="T1">util</text:span></text:span>i<text:span text:style-name="Default_20_Paragraph_20_Font"><text:span text:style-name="T1">tatibus sequuntur</text:span></text:span> o<text:span text:style-name="Default_20_Paragraph_20_Font"><text:span text:style-name="T1">mnium maxime ol</text:span></text:span>y<text:span text:style-name="Default_20_Paragraph_20_Font"><text:span text:style-name="T1">rae, ti.-<text:line-break/>phae, panicu</text:span></text:span>m <text:span text:style-name="Default_20_Paragraph_20_Font"><text:span text:style-name="T1">et milium;</text:span></text:span> perinde acsi olyra semen<text:line-break/>esset a tipha diversum. Mnefitheus autem uno femine duo<text:line-break/>nomina nit contineri, scribens adhunc modum: E.r <text:span text:style-name="Default_20_Paragraph_20_Font"><text:span text:style-name="T1">semi-<text:line-break/>ni</text:span></text:span>mi<text:span text:style-name="Default_20_Paragraph_20_Font"><text:span text:style-name="T1">s ad nutritionem sunt appositissima tr</text:span></text:span>i<text:span text:style-name="Default_20_Paragraph_20_Font"><text:span text:style-name="T1">ticu</text:span></text:span>m <text:span text:style-name="Default_20_Paragraph_20_Font"><text:span text:style-name="T1">et hor-<text:line-break/>deum; quod autem haec deinceps sequitur, duplici qui-<text:line-break/>dem nomine nuncupatur, eade</text:span></text:span>m <text:span text:style-name="Default_20_Paragraph_20_Font"><text:span text:style-name="T1">tamen res est, alii enim<text:line-break/>tipham, alii ol</text:span></text:span>y<text:span text:style-name="Default_20_Paragraph_20_Font"><text:span text:style-name="T1">ram nominant. </text:span></text:span>Deinceps ista adjungit:<text:line-break/><text:span text:style-name="Default_20_Paragraph_20_Font"><text:span text:style-name="T1">Post haec aute</text:span></text:span>m <text:span text:style-name="Default_20_Paragraph_20_Font"><text:span text:style-name="T1">sunt scia, miliu</text:span></text:span>m <text:span text:style-name="Default_20_Paragraph_20_Font"><text:span text:style-name="T1">et panicum. </text:span></text:span>Drocli<text:line-break/>certe ea de tipha et oIyra scribere, quae modo ascripsi,<text:line-break/>satis vifam suit; Mnefitheus vero particulatim qu<text:span text:style-name="Default_20_Paragraph_20_Font"><text:span text:style-name="T1">o</text:span></text:span>que de<text:line-break/>.iis p<text:span text:style-name="Default_20_Paragraph_20_Font"><text:span text:style-name="T1">o</text:span></text:span>stea tractavit, primum quidem de tritico et hordeo,</text:p>
      <text:p text:style-name="P3">mox de tiphis, scribens his verbis; <text:span text:style-name="Default_20_Paragraph_20_Font"><text:span text:style-name="T1">R</text:span></text:span>e<text:span text:style-name="Default_20_Paragraph_20_Font"><text:span text:style-name="T1">liquorum ver</text:span></text:span>o se-<text:line-break/><text:span text:style-name="Default_20_Paragraph_20_Font"><text:span text:style-name="T1">minum tipha quidem est optima, nam et nutrit admo-<text:line-break/>dum, neque magno negotio- consicitur. Panem autem<text:line-break/>ex xeia nemo astat</text:span></text:span>i<text:span text:style-name="Default_20_Paragraph_20_Font"><text:span text:style-name="T1">m citra sanitati</text:span></text:span>s <text:span text:style-name="Default_20_Paragraph_20_Font"><text:span text:style-name="T1">d</text:span></text:span>is<text:span text:style-name="Default_20_Paragraph_20_Font"><text:span text:style-name="T1">pendiu</text:span></text:span>m <text:span text:style-name="Default_20_Paragraph_20_Font"><text:span text:style-name="T1">mandit;<text:line-break/>qu</text:span></text:span>o<text:span text:style-name="Default_20_Paragraph_20_Font"><text:span text:style-name="T1">d se qui</text:span></text:span>s <text:span text:style-name="Default_20_Paragraph_20_Font"><text:span text:style-name="T1">ei pani non asseeverit, etiamsi minimum<text:line-break/>sumpserit, aegr</text:span></text:span>o<text:span text:style-name="Default_20_Paragraph_20_Font"><text:span text:style-name="T1">tabit; est en</text:span></text:span>im <text:span text:style-name="Default_20_Paragraph_20_Font"><text:span text:style-name="T1">gravi</text:span></text:span>s <text:span text:style-name="Default_20_Paragraph_20_Font"><text:span text:style-name="T1">et c</text:span></text:span>o<text:span text:style-name="Default_20_Paragraph_20_Font"><text:span text:style-name="T1">ncoctu disi<text:line-break/>sicili</text:span></text:span>s. Q<text:span text:style-name="Default_20_Paragraph_20_Font"><text:span text:style-name="T1">ui vero regi</text:span></text:span>o<text:span text:style-name="Default_20_Paragraph_20_Font"><text:span text:style-name="T1">nem colunt vehementer fulgidam,<text:line-break/>eo semine coguntur nutriri, </text:span></text:span>i<text:span text:style-name="Default_20_Paragraph_20_Font"><text:span text:style-name="T1">pfumque ser</text:span></text:span>e<text:span text:style-name="Default_20_Paragraph_20_Font"><text:span text:style-name="T1">re , quod sci-<text:line-break/>goribu</text:span></text:span>s <text:span text:style-name="Default_20_Paragraph_20_Font"><text:span text:style-name="T1">perstrenue r</text:span></text:span>esistat. <text:span text:style-name="Default_20_Paragraph_20_Font"><text:span text:style-name="T1">Atque hi princ</text:span></text:span>i<text:span text:style-name="Default_20_Paragraph_20_Font"><text:span text:style-name="T1">pi</text:span></text:span>o <text:span text:style-name="Default_20_Paragraph_20_Font"><text:span text:style-name="T1">quidem<text:line-break/>paulatim edere asse</text:span></text:span>i<text:span text:style-name="Default_20_Paragraph_20_Font"><text:span text:style-name="T1">eseunt, tum quia ingrati od</text:span></text:span>o<text:span text:style-name="Default_20_Paragraph_20_Font"><text:span text:style-name="T1">ri</text:span></text:span>s <text:span text:style-name="Default_20_Paragraph_20_Font"><text:span text:style-name="T1">est<text:line-break/>cibu</text:span></text:span>s, <text:span text:style-name="Default_20_Paragraph_20_Font"><text:span text:style-name="T1">tum quia raru</text:span></text:span>s <text:span text:style-name="Default_20_Paragraph_20_Font"><text:span text:style-name="T1">est in eju</text:span></text:span>s<text:span text:style-name="Default_20_Paragraph_20_Font"><text:span text:style-name="T1">modi regionibu</text:span></text:span>s <text:span text:style-name="Default_20_Paragraph_20_Font"><text:span text:style-name="T1">scu-<text:line-break/>gum pr</text:span></text:span>o<text:span text:style-name="Default_20_Paragraph_20_Font"><text:span text:style-name="T1">ventu</text:span></text:span>s; <text:span text:style-name="Default_20_Paragraph_20_Font"><text:span text:style-name="T1">p</text:span></text:span>o<text:span text:style-name="Default_20_Paragraph_20_Font"><text:span text:style-name="T1">st autem, quod familiare sit</text:span></text:span> e<text:span text:style-name="Default_20_Paragraph_20_Font"><text:span text:style-name="T1">dulium;<text:line-break/>accidit, ut facilli</text:span></text:span>m<text:span text:style-name="Default_20_Paragraph_20_Font"><text:span text:style-name="T1">e in corporibu</text:span></text:span>s <text:span text:style-name="Default_20_Paragraph_20_Font"><text:span text:style-name="T1">c</text:span></text:span>o<text:span text:style-name="Default_20_Paragraph_20_Font"><text:span text:style-name="T1">nsec</text:span></text:span>t<text:span text:style-name="Default_20_Paragraph_20_Font"><text:span text:style-name="T1">atur. dn sum-<text:line-break/>ma</text:span></text:span> mi<text:span text:style-name="Default_20_Paragraph_20_Font"><text:span text:style-name="T1">tem siatuere</text:span></text:span> o<text:span text:style-name="Default_20_Paragraph_20_Font"><text:span text:style-name="T1">portet,</text:span></text:span> s<text:span text:style-name="Default_20_Paragraph_20_Font"><text:span text:style-name="T1">ciam grave</text:span></text:span>m <text:span text:style-name="Default_20_Paragraph_20_Font"><text:span text:style-name="T1">esse, ac con-<text:line-break/>cocta disi</text:span></text:span>m<text:span text:style-name="Default_20_Paragraph_20_Font"><text:span text:style-name="T1">ilem, firma</text:span></text:span>m, <text:span text:style-name="Default_20_Paragraph_20_Font"><text:span text:style-name="T1">ac membranulam. </text:span></text:span>Ex his<text:line-break/>Mnefitheus apertissime indicavit, cuiusmodi femen vocare<text:line-break/>velit seiam, quae in frigidis regionibus colitur. Equis<text:line-break/>dem nec ipsa regiones omnes hybernas pe<text:span text:style-name="Default_20_Paragraph_20_Font"><text:span text:style-name="T1">r</text:span></text:span>agravi, nec<text:line-break/>ab aliis audivi, qui eas perlustrassent,. femen aliquod</text:p>
      <text:p text:style-name="P3">esse frumentaceum, quod incolae setam aut aeam appel-<text:line-break/>ferent; utroque enim modo scriptum invenitur, in aliis<text:line-break/>priore syllaba inseri, in aliis autem in e tantum de-<text:line-break/>sinente. Credere famen possum, fieri potuisse, ut Graeci<text:line-break/>feme<text:span text:style-name="Default_20_Paragraph_20_Font"><text:span text:style-name="T1">n</text:span></text:span> id. sic appellarint, barbari autem proprium ipsi<text:line-break/>nomen . indiderint. . Conspicatus autem in multis Tluaciae<text:line-break/>et Macedoniae agris non aristam modo, sed et plantam<text:line-break/>totam nostrae tiphae in Asia simillimam , interrogari,<text:line-break/>quodnam apud illos homines haberet. nomen ; qui mihi<text:line-break/>omnes responderunt, plantam totum et ejus femen <text:span text:style-name="Default_20_Paragraph_20_Font"><text:span text:style-name="T4">βρἰζαν</text:span></text:span><text:span text:style-name="Default_20_Paragraph_20_Font"><text:span text:style-name="T6"><text:line-break/></text:span></text:span>appellari , priori syllaba tribus his literis scripta <text:span text:style-name="Default_20_Paragraph_20_Font"><text:span text:style-name="T6">, </text:span></text:span><text:span text:style-name="Default_20_Paragraph_20_Font"><text:span text:style-name="T4">β</text:span></text:span><text:span text:style-name="Default_20_Paragraph_20_Font"><text:span text:style-name="T6"> </text:span></text:span><text:span text:style-name="Default_20_Paragraph_20_Font"><text:span text:style-name="T4">ρ</text:span></text:span><text:span text:style-name="Default_20_Paragraph_20_Font"><text:span text:style-name="T6"> </text:span></text:span>i,<text:line-break/>sequente <text:span text:style-name="Default_20_Paragraph_20_Font"><text:span text:style-name="T4">ζ</text:span></text:span><text:span text:style-name="Default_20_Paragraph_20_Font"><text:span text:style-name="T6"> </text:span></text:span>et a, in recto saltem casu, in accusativo au-<text:line-break/>tem cum litera v. Ex hoc. porro femine panis fit gravis<text:line-break/>odoris et ater, membranosam (ut Mnesitheus scripsit)<text:line-break/>substantiam habens; quod si nigrum quoque panem, qui<text:line-break/>ex aera fit, esse ascripsisset, facilius crederem, id esse se-<text:line-break/>men, quod ab eo <text:span text:style-name="Default_20_Paragraph_20_Font"><text:span text:style-name="T1">x</text:span></text:span>eia nomluatur. Est item iu frigidissi-</text:p>
      <text:p text:style-name="P3">mis Bithyniae locis femen quoddam, quod ceopyrum no-<text:line-break/>minatur, prima syllaba i non habente; ut apud Home-<text:line-break/>rum habet, quum ait:</text:p>
      <text:p text:style-name="P1"><text:span text:style-name="Default_20_Paragraph_20_Font"><text:span text:style-name="T1">Et xeia et triticum cum fuecundo h</text:span></text:span>o<text:span text:style-name="Default_20_Paragraph_20_Font"><text:span text:style-name="T1">rde</text:span></text:span>o <text:span text:style-name="Default_20_Paragraph_20_Font"><text:span text:style-name="T1">et albo,<text:line-break/></text:span></text:span>Ex eo autem panis fit praestantior, quam- qui in Mace-<text:line-break/>donia aut Thracia ex brica conficitur. Ac fere, quem-<text:line-break/>admodum nomen ap<text:span text:style-name="Default_20_Paragraph_20_Font"><text:span text:style-name="T1">t</text:span></text:span>um seopyrum .ex utroque nomine,<text:line-break/>cea- scilicet et pyro , id est tritico , componitur , sic sub-<text:line-break/>stantia ejus inter utrumque media quodammodo est,. ut<text:line-break/>fi ex utroque esset .commista t proinde quanto tritico est<text:line-break/>deterius, tanto Thracia brica esit praestantius.. Porro ur-.<text:line-break/>bima nomina, in quibus lemen id provenit, furit Nicaea,<text:line-break/>Prusa, Crassopolis, Claudiopolis, Heliopolis et Doryle,<text:line-break/>quod quidem extremum est Phrygiae Asiaticae oppidum;<text:line-break/>habet autem et Phrygia ipfa femen ejusmodi in agro. pro-<text:line-break/>veniens, quemadmodum et aliae quaedam orbes finitimae.<text:line-break/>Videre autem est panem, qui ex hoc semine conficitur,<text:line-break/>lauto eo, qui. ex brica in Thracia et Macedonia fit,</text:p>
      <text:p text:style-name="P3">esse meliorem, quanto triticeo est deterior. Meminit xeiae<text:line-break/>et Theophrastus libro septimo de plantis, sic scribens:<text:line-break/><text:span text:style-name="Default_20_Paragraph_20_Font"><text:span text:style-name="T1">i</text:span></text:span>n<text:span text:style-name="Default_20_Paragraph_20_Font"><text:span text:style-name="T1">ter ea, quae tritico hordeoque sunt similia, ut x eia,<text:line-break/>ol</text:span></text:span>y<text:span text:style-name="Default_20_Paragraph_20_Font"><text:span text:style-name="T1">ra, tipha, avena et aegilops, </text:span></text:span>s<text:span text:style-name="Default_20_Paragraph_20_Font"><text:span text:style-name="T1">ela est firmissima,<text:line-break/>copiosissimeque scuctesccat, multiplicem altamque radicem<text:line-break/>essundit, culmo multiplici et crassa assurgens, fructus<text:line-break/>autem est levissimus , et cunctis animalibus admodum ju-<text:line-break/>cundus. </text:span></text:span>Deinde subdit: T<text:span text:style-name="Default_20_Paragraph_20_Font"><text:span text:style-name="T1">ipha autem omnium est leviso<text:line-break/>sima, nam calamum unicum, cumque tenuem habet:<text:line-break/>quare scium gracilius, nec, uti</text:span></text:span> t^<text:span text:style-name="Default_20_Paragraph_20_Font"><text:span text:style-name="T1">eia, pingue ac fertile<text:line-break/>exposcit. </text:span></text:span>Post haec fubjungit: <text:span text:style-name="Default_20_Paragraph_20_Font"><text:span text:style-name="T1">Sunt autem haec duo,<text:line-break/></text:span></text:span>s<text:span text:style-name="Default_20_Paragraph_20_Font"><text:span text:style-name="T1">ela scilicet et tipha, tritico simillima. </text:span></text:span>Haec quidem de<text:line-break/>xeia Theophrastus. Herodotus autem libro secundo ad<text:line-break/>verbum haec scribit. T<text:span text:style-name="Default_20_Paragraph_20_Font"><text:span text:style-name="T1">ritico hordeoque plerique victi-<text:line-break/>tant, apud Aegyptios vero his in victu uti fummum de-<text:line-break/>decus putatur, utuntur autem olyris, quas alii ::eias<text:line-break/>cum</text:span></text:span> <text:span text:style-name="Default_20_Paragraph_20_Font"><text:span text:style-name="T4">τ</text:span></text:span><text:span text:style-name="Default_20_Paragraph_20_Font"><text:span text:style-name="T6"> </text:span></text:span><text:span text:style-name="Default_20_Paragraph_20_Font"><text:span text:style-name="T1">nominant. </text:span></text:span>Dioscorides quoque in secundo De me-<text:line-break/>dica materia haec scribit. i<text:span text:style-name="Default_20_Paragraph_20_Font"><text:span text:style-name="T1">leiae duplex est genus, quo-</text:span></text:span></text:p>
      <text:p text:style-name="P3"><text:span text:style-name="Default_20_Paragraph_20_Font"><text:span text:style-name="T1">rum alterum simplex, alterum</text:span></text:span> <text:span text:style-name="Default_20_Paragraph_20_Font"><text:span text:style-name="T4">δίκοκκον</text:span></text:span><text:span text:style-name="Default_20_Paragraph_20_Font"><text:span text:style-name="T6"> </text:span></text:span><text:span text:style-name="Default_20_Paragraph_20_Font"><text:span text:style-name="T1">nominatur, quod<text:line-break/>semen duabus membranis conclusam gerat; nutrit autem<text:line-break/>hordeo valentius, tum stomachum juvat; panis ex ea sit,<text:line-break/>qui minus tritico nutrit. Crimnon autem, quod ex</text:span></text:span> s<text:span text:style-name="Default_20_Paragraph_20_Font"><text:span text:style-name="T1">ela<text:line-break/>et tritico sit, estque in tritura crassior furinae pars, ex<text:line-break/>qua sit puls, nutrit abunde, et facile conficitur; quod<text:line-break/>vero ex ::eia sit, ventrem magis cohibet, potissimum se<text:line-break/>t</text:span></text:span>u<text:span text:style-name="Default_20_Paragraph_20_Font"><text:span text:style-name="T1">mefacta prius fuerit. Praeterea oipra ejusdem cum<text:line-break/></text:span></text:span>s<text:span text:style-name="Default_20_Paragraph_20_Font"><text:span text:style-name="T1">ela est generis, sed minus aliquanto nutrit: panis quo-<text:line-break/>que ex hac sit et crimnon. Athara autem sit ex xeia<text:line-break/>trita tenuiter fub mola; scrbetur autem non secus, ac<text:line-break/>liquida pulticula, puerisque est accommoda; in cata..<text:line-break/>plasmat isque ea utimur.</text:span></text:span> T<text:span text:style-name="Default_20_Paragraph_20_Font"><text:span text:style-name="T1">ragi semen alicae est quidem<text:line-break/>simile, nutrit autem multo minus, quam ^eia, quod<text:line-break/>multum aceris habeat;</text:span></text:span> o<text:span text:style-name="Default_20_Paragraph_20_Font"><text:span text:style-name="T1">b id et concoctu est dissim</text:span></text:span>i<text:span text:style-name="Default_20_Paragraph_20_Font"><text:span text:style-name="T1">lior,<text:line-break/>et alvum magis mollit. </text:span></text:span>De <text:span text:style-name="Default_20_Paragraph_20_Font"><text:span text:style-name="T1">u</text:span></text:span>da igitur haec sufficiant.<text:line-break/>Mnesitheum prosect<text:span text:style-name="Default_20_Paragraph_20_Font"><text:span text:style-name="T1">a</text:span></text:span> jure quis demiretur, quod discrimen<text:line-break/>inter olyram ac tipham non noverit; utrumque enim</text:p>
      <text:p text:style-name="P3">in Asia est frequens, . et potissimum in regione; quae est<text:line-break/>fnpra Pergamum, adeo ut rustici ipsi panibus ex ipsis<text:line-break/>factis semper utantur, propterea quod triticum omne in<text:line-break/>oppida comportent. olyrini sane, si modo ex bona oly-<text:line-break/>ra, stant, post triticeos falsem funt praestantissimi; fecundi<text:line-break/>autem ab his funt tiphini ; quod si olyrini ex vitiosi; semi-<text:line-break/>ne sint facti, tiphini noti erunt eis inferiores. Calidi vero<text:line-break/>panes ex laudatissima tipha facti olyrinis longe funt.prae-<text:line-break/>stantiores, asservari vero deteriores seipsis evadunt; quum<text:line-break/>enim .massa illorum sit tenax ac ductilis, densatur majo-<text:line-break/>rem in modum, et maxime quum negligenter parati fue-<text:line-break/>rint, adeo ut, qui panem hujuscemodi post unum aut<text:line-break/>duos dies, ac multo magis sequentes ^aliquot comederit,<text:line-break/>putatu<text:span text:style-name="Default_20_Paragraph_20_Font"><text:span text:style-name="T1">r</text:span></text:span>us sit lutum ventricul<text:span text:style-name="Default_20_Paragraph_20_Font"><text:span text:style-name="T1">o</text:span></text:span> fue inesse; at calidus ad-<text:line-break/>huc quum est, ab ipsis etiam urbanis expetitur, ipfum-<text:line-break/>que cum caleo quodam mandunt, quem vernaculo nomi-<text:line-break/>ne oxygalactinon appellunt. Porro hunc quoque tenerum<text:line-break/>esse oportet, et ipsum panem calorem clibani adhuc re-</text:p>
      <text:p text:style-name="P3">linere. Qui certe in suum modum est assatus, non risui-<text:line-break/>cis modo, fied urbanis quoque hominibus in deliciis ha-<text:line-break/>betur; qui -vero trium quatuorve dierum est, vel ipsis<text:line-break/>rusticis manditur insuavius; praeterea concoctu est diffi-<text:line-break/>citior, ac tardius per aleum subducitur, quae calido mi-<text:line-break/>nime accidunt; qui tametsi hordeaceo, quod ad dejectio-<text:line-break/>nem pertinet, multum relinquitur, non tamen in eo<text:line-break/>adeo, ut miliaceus, est vituperandus; quin etiam cor-<text:line-break/>pus admodum, dum calidus est, nutrit, ut pene triticeo<text:line-break/>syncomisto par siti . Habet autem -tiphae femen extrinsc-<text:line-break/>cus corticem, veluti olyra et hordeum, yerum de cortis<text:line-break/>catum in panes congeritur, om<text:span text:style-name="Default_20_Paragraph_20_Font"><text:span text:style-name="T1">n</text:span></text:span>inoque usui accommo-<text:line-break/>datur; nam et ex aqua manditur elixum haud aliter, ac<text:line-break/>vocatus a rusticis apothemrus, sapa (quam alii <text:span text:style-name="Default_20_Paragraph_20_Font"><text:span text:style-name="T4">σἰραιον</text:span></text:span><text:span text:style-name="Default_20_Paragraph_20_Font"><text:span text:style-name="T6">, </text:span></text:span>mos<text:line-break/><text:span text:style-name="Default_20_Paragraph_20_Font"><text:span text:style-name="T4">ἔψημα</text:span></text:span><text:span text:style-name="Default_20_Paragraph_20_Font"><text:span text:style-name="T6"> </text:span></text:span>vocamus] iniecta; nonnunquam etiam cum sale<text:line-break/>eluatur, quomodo me triticum ipsum retuli comedisse.<text:line-break/>Ex nobilissima autem olyra, quum, - ut decet, fuerit de-<text:line-break/>corticata , nominatum tragum conficiunt , quo ^plerique</text:p>
      <text:p text:style-name="P3">utuntur primum in aqua decoqueules, deinde, ea effusa,<text:line-break/>rapam, aut vluunr dulce, aut mulsum infundentes, su-<text:line-break/>perinjrciunt et pineas nuces aqua praemaceratas , donec<text:line-break/>plurimum intumuerint. Quidam autem femen hoc ge-<text:line-break/>nere quidem, non tamen specie,.. cum olyris idem esse<text:line-break/>affirmanti Sunt autem et alia permulta femina praedictis<text:line-break/>quidem assimilia, non tamen eadem penitus specie, quae<text:line-break/>partim in hordei ac tiphae , partim lu tiphae olyraeque,<text:line-break/>aut olyrae et tritici medio sunt loco; quaedam ver<text:span text:style-name="Default_20_Paragraph_20_Font"><text:span text:style-name="T1">o</text:span></text:span> ad<text:line-break/>olyrae, alia ad .hordei aut tiphae, alia ad tritici, ceu<text:line-break/>alia ad panici, alia ad milii naturam, proxime accedu<text:span text:style-name="Default_20_Paragraph_20_Font"><text:span text:style-name="T1">n</text:span></text:span>t:<text:line-break/>quae n<text:span text:style-name="Default_20_Paragraph_20_Font"><text:span text:style-name="T1">o</text:span></text:span>mina habent, alia simplicia, ut in Italia ex quo<text:line-break/>alicam faciunt, alia composita, ut in Cappadocia quod<text:line-break/>vocatur gynrnocrith<text:span text:style-name="Default_20_Paragraph_20_Font"><text:span text:style-name="T1">o</text:span></text:span>n , id est hordeum nudum ac corti-<text:line-break/><text:span text:style-name="Default_20_Paragraph_20_Font"><text:span text:style-name="T7">cis </text:span></text:span>expers, in Bithynia autem seopyrou. Verum satius<text:line-break/>fuerit, ejusmodi nominum ac feminum disquisitione omisi-<text:line-break/>fa, de omnibus communi quodam sermone tractare. Quae<text:line-break/>igitur parva mole plurimam habent substantiam eamque</text:p>
      <text:p text:style-name="P3">crassam ac vifcidam , optimi sunt succi ac multi alimenti,<text:line-break/>non tamen facile per alvum secedunt; quae vero his<text:line-break/>sunt contraria, mollem quidem ac laxam habent sub-.<text:line-break/>stantiam, partes autem ipsorum fursureae citius quidem<text:line-break/>subducuntur, fed alunt minus. su his ipsis quae graveo-<text:line-break/>lentia sunt, et gustum quendam habent iniucundum, per-<text:line-break/>fpicuum est, quod omnia et pravi <text:span text:style-name="Default_20_Paragraph_20_Font"><text:span text:style-name="T1">t</text:span></text:span>ueri sunt, et coetu dif-<text:line-break/>ficllia. Quod autem exiguae moli permultum insit suh-<text:line-break/>stantiae, tum ex pondere, cum lu statera appenduntur,<text:line-break/>tum ex fa<text:span text:style-name="Default_20_Paragraph_20_Font"><text:span text:style-name="T1">r</text:span></text:span>inae copia cognosces; ea namque copiosa <text:span text:style-name="Default_20_Paragraph_20_Font"><text:span text:style-name="T7">in<text:line-break/></text:span></text:span>iis seminibus, quae compacta densaque sunt substantia,<text:line-break/>ab exigua mole redditur. Porro caliditatis et frigiditatis<text:line-break/>discrimen ante quidem, quam edantur atque intro in<text:line-break/>corpus sumantur, quum ex colore et gustu facile tibi<text:line-break/>erit colligere, tum etiam ex usu, quem foris applicata<text:line-break/>afferunt; postea autem quam usitata atque intro in cor-<text:line-break/>pus sumpta fuerint, exactam fui dignotionem ac <text:span text:style-name="Default_20_Paragraph_20_Font"><text:span text:style-name="T1">t</text:span></text:span>ensum,<text:line-break/>dum lu ventre sunt, iis, qui sumpserint, asserunt, quod<text:line-break/>calefaciant, aut refrige<text:span text:style-name="Default_20_Paragraph_20_Font"><text:span text:style-name="T1">r</text:span></text:span>ent, aut neutrum horum manifeste</text:p>
      <text:p text:style-name="P3">efficiant. Quod vero ad colorem naturalem attinet, in-<text:line-break/>horsieis quidem et oleris est albus, in trilicis autem sim-<text:line-break/>flavus; tiphae autem vel trilicis fiunt flaviores. Quin et<text:line-break/>harum corpus coactum est ac densum, quod fortassis ad<text:line-break/>feminis parvitatem nonnihil adfert momenti, est enim id<text:line-break/>tritico longe erillus, quamquam non desint, qui ap<text:span text:style-name="Default_20_Paragraph_20_Font"><text:span text:style-name="T1">t</text:span></text:span>um<text:line-break/>quoque in tritici numero ponant, et quod apud Homerum<text:line-break/>de equis dicitur, ubi illos Hector ita affatur,</text:p>
      <text:p text:style-name="P1">sic<text:span text:style-name="Default_20_Paragraph_20_Font"><text:span text:style-name="T1">i</text:span></text:span>l<text:span text:style-name="Default_20_Paragraph_20_Font"><text:span text:style-name="T1">icum enim vobi</text:span></text:span>s <text:span text:style-name="Default_20_Paragraph_20_Font"><text:span text:style-name="T1">primum praedulce p</text:span></text:span>a<text:span text:style-name="Default_20_Paragraph_20_Font"><text:span text:style-name="T1">rebam,<text:line-break/></text:span></text:span>de trphae semine dictum esse aiunt; esse enim illam equis<text:line-break/>parvum triticum, eamque ipsos sine noxa mandere, ver<text:line-break/>rum auteui triticum non sine noxa. Nec absurde certe<text:line-break/>tipham quis triticum exile vocaverit, quum ei et colore<text:line-break/>et densitate et <text:span text:style-name="Default_20_Paragraph_20_Font"><text:span text:style-name="T1">c</text:span></text:span>aliditate sit adsimilis.</text:p>
      <text:h text:style-name="Heading_20_2" text:outline-level="2">Cap. XlU </text:h>
      <text:p text:style-name="P16">[De bromo.] Hoc femen in Asia est fis-<text:line-break/>quentissimum, et potissimum in Mysic, quae est supra Perga-<text:line-break/>mum, uhi et tiphae et olyrae uberrimus est proventus. Ju-</text:p>
      <text:p text:style-name="P3">mentorum autem est alimentum, non hominum, nisi utique<text:line-break/>aliquando extrema fame ad panes ex eo quoque femine con-<text:line-break/>ficiendos compellantur: citra famem autem coctum ex<text:line-break/>aqua manditur cum vino dulci, aut sapa, aut mulso, non<text:line-break/>aliter quam tipha Calidum autem est admodum, non<text:line-break/>ferus. ac illa, quanquam non aeque est durum; ex quo<text:line-break/>minus quoque. corpus nutrit; et panis, qui ex eo fit,. alio-<text:line-break/>qui est insuavis, non tamen alvum aut sistit, aut proritat,<text:line-break/>sed, quod ad id saltem pertinet, medium locum obtinet.</text:p>
      <text:h text:style-name="Heading_20_2" text:outline-level="2">Cap. XV. . </text:h>
      <text:p text:style-name="P16">[De milio et panico, quod melinen<text:line-break/>vocant.] His item in pane nonnunquam utuntur, ur-<text:line-break/>gente dictarum frugum penuria. Panis tamen, qui ex eis<text:line-break/>fit, exigui est alimenti ac frigidus; perfpicuumque est,<text:line-break/>quod praearidus est ac friabilis, nihil enim in fe habet<text:line-break/>neque lentoris, neque pinguedinis, jure ergo alvum hu-<text:line-break/>mentem desiccat. Agricolae autem horum farinam coqueu-<text:line-break/>tes, deinde adipem suillam aut oleum miscentes esitant.<text:line-break/>Porro milium ad omnia panico est praestantius, fuaviusque</text:p>
      <text:p text:style-name="P3">editur,- facile- concoquitur, ventrem minus sistit, magis<text:line-break/>nutrit. Nonnunquam autem rustici farinam ipsorum lacti<text:line-break/>incoctam mandunt, non aliter quam tritici; et -liquet,<text:line-break/>quod id edulium , ipsum per fe sirmptum , tanto est prae-<text:line-break/>stantiae, quanto lac utriusque feminis naturam ad boni<text:line-break/>faeci procreationem aliaque omnia excellit; dico autem<text:line-break/>alia omnia concoctionem, ventris subductionem , dilui-<text:line-break/>butionem et lo<text:span text:style-name="Default_20_Paragraph_20_Font"><text:span text:style-name="T1">t</text:span></text:span>am in edendo dulcedluenr ac volupta-<text:line-break/>tem. Nihil enim suavitatis seminibus inest, t praesertim<text:line-break/>panico, quod in nostra Asia nuscitur; nam apud alias<text:line-break/>gentes, ut in Italia, multo melius provenit,</text:p>
      <text:h text:style-name="Heading_20_2" text:outline-level="2">Cap. XVI. </text:h>
      <text:p text:style-name="P16">[De leguminibus.] Legumina appellant<text:line-break/>ea Cerealia semina, ex quibus panis <text:span text:style-name="Default_20_Paragraph_20_Font"><text:span text:style-name="T1">n</text:span></text:span>on fit, ut puta fabas,<text:line-break/>pila, cicera, lentes, lupinos, orysam, ervum, eiceres, ara-<text:line-break/>cos, ervilias, phaselos, foenum G<text:span text:style-name="Default_20_Paragraph_20_Font"><text:span text:style-name="T1">r</text:span></text:span>aecum, apbacen, et fi<text:line-break/>qua funt similia. De quorum omnium facultate deinceps<text:line-break/>tractabimus, ut, quum ea nota fuerint, usus ipsorum mi-<text:line-break/><text:span text:style-name="Default_20_Paragraph_20_Font"><text:span text:style-name="T1">n</text:span></text:span>us sit noxius.</text:p>
      <text:h text:style-name="P15" text:outline-level="2">Cap. XVII. </text:h>
      <text:p text:style-name="P18">[De oryva.] Semine hoc omnes in sistenda<text:line-break/>alvo utuntur, sipfum eodem modo, quo alleum, coquentes;<text:line-break/>difficilius tamen, quam alica, cousicitur; et minus alit,<text:line-break/>ceu utique et in edendi suavitate ab ea quam plurimum<text:line-break/>relinquitur.</text:p>
      <text:h text:style-name="Heading_20_2" text:outline-level="2">Cap. XVIH. : </text:h>
      <text:p text:style-name="P16">[De lentibus.<text:span text:style-name="T13">]</text:span> Neque ex his panem quis<text:line-break/>facit,- aridae enim sunt ac friabiles,. corticemque habent<text:line-break/>adstringentem, et quae ipsorum est velut caro, cresti est<text:line-break/>fuco, ac terrei, austeram qualitatem habens exiguam, . cujus<text:line-break/>cortex multae est particeps. Succus porro in ipsis est,<text:line-break/>ut ante retulimus. adstringenti contrarius. Quocirca si quis<text:line-break/>in aqua ipsas coxerit, et deinde aquam <text:span text:style-name="Default_20_Paragraph_20_Font"><text:span text:style-name="T1">t</text:span></text:span>ale, aut garo,<text:line-break/>et cum ipsis oleo condiens sumpserit, potus is alvum deji-<text:line-break/>citi At ex his decoctis lentibus ad eum modum, quem<text:line-break/>retulimus, lens apparata facultatem habet succo contra-<text:line-break/>riam, ut quae ventris fluxus siccet, stomachum, intestina<text:line-break/>et totum denique ventrem corroboret; quamobrem coelia-<text:line-break/>cis et dysentericis cibus est accommodus. Lens vero de-</text:p>
      <text:p text:style-name="P3">corticata; ut illam adstringendi vehementiam et ea, quae<text:line-break/>ip<text:span text:style-name="Default_20_Paragraph_20_Font"><text:span text:style-name="T1">t</text:span></text:span>am consequuntur, amittit, ita magis nutrit, quam quae<text:line-break/>cortice spoliata non est, succum crass<text:span text:style-name="Default_20_Paragraph_20_Font"><text:span text:style-name="T1">a</text:span></text:span>m pravumque gi-<text:line-break/>guit, tardeque commeat , non tamen alui fluxus desiccat;<text:line-break/>uti ea, cui co<text:span text:style-name="Default_20_Paragraph_20_Font"><text:span text:style-name="T1">r</text:span></text:span>tex non est ademptus. Jure igitur, qui lar-<text:line-break/>grus hoc edulio -utuntur, . elephantiam, .quam vocant et<text:line-break/>cancros incurrunt, si quidem crassa siccaque cibaria site-<text:line-break/>co melancholico generando fiunt idonea. Quare iis dum-<text:line-break/>taxat, . quibus aquea in carnibus est cachexia, lens utilis<text:line-break/>est cibus, sicuti aridis et squallentibus admodum noxius.<text:line-break/>Eandem ob causam visum integrum et inculpatum hebe-,<text:line-break/>sat, ipsimi immoderate exiccans, ei vero, qui contrario<text:line-break/>modo fe habet, conserti Menstruis autem purgationibus<text:line-break/>non est accommoda, crassetur enim et tardifluum sanguis<text:line-break/>nem reddit, at muliebri nuncupato profluvio est utilissi-<text:line-break/>ma. Quum autem ptisana in eo saltem contrariam ipsi<text:line-break/>habeat facultatem, ex amborum mixtione praestantissimum<text:line-break/>edulium componitur, qu<text:span text:style-name="Default_20_Paragraph_20_Font"><text:span text:style-name="T1">o</text:span></text:span>d homines nostrates phacoptisa-</text:p>
      <text:p text:style-name="P3">nam nuncupant, utrumque haud aequali portione. miscetr-<text:line-break/>tes, fed ptisanae minus injici entes, ut quae in succum<text:line-break/>vertatur, et in molem magnam attollatur; lens autem cocta<text:line-break/>exiguum quendam tumorem asciscat. Hoc tamen edulium<text:line-break/>eodem, quo ptisana, modo paratur, praeterquam quod<text:line-break/>satureia aut pulegium adjicitur; quo fit, ut suavius simul<text:line-break/>et concoctu facilius reddatur, cum ptisana illis minime<text:line-break/>.gaudeat, sed solo anetho porroque sit contenta. Pessime<text:line-break/>autem coqui divitibus lentem sapa apparant, quandoqui-<text:line-break/>dem lens haudquaquam incrastantium mixtionem postia-<text:line-break/>.sat, sed humidorum potius; et quae suam ipsius crassitiem<text:line-break/>inrident; cui vero sapa commiscetur, jecoris obstructiones<text:line-break/>solet gignere, viscerisque hujus ac lienis iusiammationes<text:line-break/>inaugeri nisi melle addito melior fiat: .perspicuum autem<text:line-break/>est, quod et scirrhoscs visceris utriusque affectus exacer.-<text:line-break/>bat. Quod si suillam simul libeat coquere, ptisanae qui-<text:line-break/>dem recentem, lenti autem sale jam diu conditam repe-<text:line-break/>ries accommodam, veluti sane, quae inter eas est media,</text:p>
      <text:p text:style-name="P3">quam nuper salsam appellant, phacoptifanae est accom-<text:line-break/>moda, tum si suavitatem, tum etiam si coctionem spectes.<text:line-break/>Magis tamen lens cum falsis carnibus esitata orasses hu-<text:line-break/>mores augebit; nam hae quoque sanguinem crassiorem<text:line-break/>et melancholicum magis generant. Quapropter non est his<text:line-break/>copiosius utendum, et maxime si cui corpus sit aut me-<text:line-break/>lancholicum, aut crasso, aut (ut omnia complectar) pravo<text:line-break/>fucco abundet- Haec eadem et de regionibus, anni tem-<text:line-break/>potibus et aeris constitutionibus in quoque edulio in-<text:line-break/>telligere operiet , ac autumno quidem melancholicis cibis<text:line-break/>ac siccantibus abstinere, hyeme vero eis uti, quemad-<text:line-break/>modum sane aestate humectantibus et refrigerantibus, vere<text:line-break/>autem, quod medii sit temperamenti, mediae facultatis<text:line-break/>cibos edere. Est porro mediorum non una species, quae-<text:line-break/>dam enim sunt hujusmodi, quod extremorum omnino sint<text:line-break/>expertia, quaedam autem ex amborum aeque pollentium<text:line-break/>mixtione mediocritatem sunt adepta, quod paulo ante<text:line-break/><text:span text:style-name="Default_20_Paragraph_20_Font"><text:span text:style-name="T15">dixi</text:span></text:span><text:span text:style-name="T14">, q</text:span>uum quis ptisanae lentem commiscuerit. Sic et</text:p>
      <text:p text:style-name="P5">ex beta et lente mixtam compositionem Heraclides Taren-<text:line-break/>tinus non sonis modo, verum .etiam aegrotantibus exhh-<text:line-break/>fiebat; est enim id edulium medium ex pugnantibus. com-<text:line-break/>.positum, quod beta quidem minus subside<text:span text:style-name="Default_20_Paragraph_20_Font"><text:span text:style-name="T1">n</text:span></text:span>t, lena autem<text:line-break/>magis subducatur.. o Perspicuum .autem est, quod succus<text:line-break/>teutiopliaces, qui in corpus distribuitur, ex amborum fa-<text:line-break/>cultam, lentis videlicet ac betae,. est mixtus.</text:p>
      <text:h text:style-name="Heading_20_2" text:outline-level="2">Cap. XIX. </text:h>
      <text:p text:style-name="P16">[De fabis.] Fabarum quoque usus est<text:line-break/>multiplex, quippe extis conficitur puls, tum liquida in ollis,<text:line-break/>tum spissa in patinis. Tertius praeterea ipsam p<text:span text:style-name="Default_20_Paragraph_20_Font"><text:span text:style-name="T1">r</text:span></text:span>aeparandi<text:line-break/>est modus, qui fit cum ptisana.; . et plurimo sane hoc edulio<text:line-break/>gladiatores quotidie apud nos utuntur, corporis habitum<text:line-break/>carne non densa nec constricta (cujusmodi est suilla) itu-<text:line-break/>plentes, fed quodam modo fungofiore. Flatulentus autem<text:line-break/>est is cibus; etiam si elixatus diutissime. suerit ac quovis<text:line-break/>modo paratus , quum tamen ptisana tempore, quo coqui-<text:line-break/>tur, flatum omnem deponat, Qu<text:span text:style-name="Default_20_Paragraph_20_Font"><text:span text:style-name="T1">i</text:span></text:span> autem animum attendunt,</text:p>
      <text:p text:style-name="P3">eosque affectus, qui cibos singulos manent, animo asse-<text:line-break/>quuntur, <text:span text:style-name="Default_20_Paragraph_20_Font"><text:span text:style-name="T1">s</text:span></text:span>entiunt in toto corpore velut a spiritu flatulent<text:span text:style-name="Default_20_Paragraph_20_Font"><text:span text:style-name="T1">a<text:line-break/></text:span></text:span>tensionem quandam, potissimum si. quis huic cibo non est<text:line-break/>assuetus, aut ipsum non belle percoctum sumpserit. Ha-<text:line-break/>bent autem fabae substa<text:span text:style-name="Default_20_Paragraph_20_Font"><text:span text:style-name="T1">n</text:span></text:span>tiam non densam,. .nec gravem,<text:line-break/><text:span text:style-name="Default_20_Paragraph_20_Font"><text:span text:style-name="T1">t</text:span></text:span>est . fungosam ac levem, quae vim quandam , quo modo<text:line-break/>ptisana, habet dete<text:span text:style-name="Default_20_Paragraph_20_Font"><text:span text:style-name="T1">r</text:span></text:span>gendi; apparet enim perspicue ipsa,-<text:line-break/>rum farinam forales a cute detergere, quod mangones ac<text:line-break/>mulie<text:span text:style-name="Default_20_Paragraph_20_Font"><text:span text:style-name="T1">r</text:span></text:span>es intelligentes in balneis quotidie. fabarum farina<text:line-break/>utuntur, quemadmodum alii nitro, atque aphronitro, et<text:line-break/>in summa dete<text:span text:style-name="Default_20_Paragraph_20_Font"><text:span text:style-name="T1">r</text:span></text:span>gentibus.; hac praeterea et faciem inun-<text:line-break/>gunt; quemadmodunr ptisana, tollit enim lentes, quae in<text:line-break/>summa cute apparent, et quam vocant. ephelin. ob -hanc<text:line-break/>sane facultatem ventrem non cunctanter permeat, ut quae<text:line-break/>crassi funt fucci ac lenti, quaeque nullam detergendi ha-<text:line-break/>bent facultatem, cuiusmodi esse diximus alicam, tragum,<text:line-break/>similagluem et amylum. Quum autem fabarum puls sit<text:line-break/>flatulenta, multo adhuc magis erunt flatulentae, si quis in-</text:p>
      <text:p text:style-name="P3">tegris ipsis coctis utatur. Si tamen frixae fuerint, (qui-<text:line-break/>darn enim hoc modo tragematutn vice utuntur,) statum<text:line-break/>quidem deponunt, fed concoctu sunt difficillimae, tarde-.<text:line-break/>que praetereunt, et crassi succi alimentum corpori exlli-<text:line-break/>beut. Qnod si virides, priusquam maturae sint atque exis-<text:line-break/>catae, edantur, idem eis accidet, quod fructibus omnibus,<text:line-break/>quos ante perfectam maturitatem mandimus: humidius<text:line-break/>fcilicet alimentum corpori praebebunt, ob idque exere-<text:line-break/>mentosius non in intestinis nodo, sed in toto etiam ha-<text:line-break/>bitu; merito igitur fabae hujusmodi minus quidem nu-<text:line-break/>tri<text:span text:style-name="Default_20_Paragraph_20_Font"><text:span text:style-name="T1">n</text:span></text:span>us, sed promptius d eliciuntur. Plerique autem homi-<text:line-break/>num non crudas modo fabas virides comedunt; verum<text:line-break/>etiam cum suilla eas edicant veluti olera, ruri vero cum<text:line-break/>caprina et ovilla. Alii fabas inflare <text:span text:style-name="Default_20_Paragraph_20_Font"><text:span text:style-name="T1">s</text:span></text:span>entientes caepas<text:line-break/>admiscent, quum pultem in patinis ex ipsis struunt. Sunt<text:line-break/>qui caepas crudas nec simul elixas cum ipfa mandant;</text:p>
      <text:p text:style-name="P3">quicquid enim <text:span text:style-name="Default_20_Paragraph_20_Font"><text:span text:style-name="T1">o</text:span></text:span>mnibus cibariis inest flatulentum <text:s/>id per<text:line-break/>calfacientia et tenuantia c<text:span text:style-name="Default_20_Paragraph_20_Font"><text:span text:style-name="T1">o</text:span></text:span>rrigit<text:span text:style-name="Default_20_Paragraph_20_Font"><text:span text:style-name="T1">u</text:span></text:span>r.</text:p>
      <text:h text:style-name="Heading_20_2" text:outline-level="2">Cap. XX. </text:h>
      <text:p text:style-name="P16">[De faba Aegyptia.] Faba Aegyptia, sicuti<text:line-break/>nostram magnitudine longe superat, ita et naturam habet<text:line-break/>humidiorem magisque excrementitiam. Quod si memoris<text:line-break/>tenes, quae de ejusdem quidem generis leguminibus, veruta<text:line-break/>temperamento humidioribus et ob id magis, quam praedicti,<text:line-break/>in coctione, excretione, distributione et nutritione excre.<text:line-break/>montosis dicta sunt, non est, quod plura nunc de bs<text:span text:style-name="Default_20_Paragraph_20_Font"><text:span text:style-name="T1">c<text:line-break/></text:span></text:span>faba audire desideres, quum possis ex iis, quae de est,<text:line-break/>quae apud nos est, didicisti, ad illam transire.</text:p>
      <text:h text:style-name="Heading_20_2" text:outline-level="2">Cap. XXI. </text:h>
      <text:p text:style-name="P16">[De pisis.] Pisa tota substantia cum sato<text:line-break/>quandam habent similitudinem, eodemque cum fabis modo<text:line-break/><text:span text:style-name="Default_20_Paragraph_20_Font"><text:span text:style-name="T1">s</text:span></text:span>umuntur. His duabus tamen rebus ab eis discrepant, luta<text:line-break/>quod non aeque, ac fabae, <text:span text:style-name="Default_20_Paragraph_20_Font"><text:span text:style-name="T1">s</text:span></text:span>unt flatulenta, tum esina<text:line-break/>quod detergendi facultatem non habent, ideoque Le<text:span text:style-name="Default_20_Paragraph_20_Font"><text:span text:style-name="T1">g</text:span></text:span>ulus,<text:line-break/>quam iliae, per alvum <text:span text:style-name="Default_20_Paragraph_20_Font"><text:span text:style-name="T1">s</text:span></text:span>ecedunt.</text:p>
      <text:h text:style-name="Heading_20_2" text:outline-level="2">Cap. XXII. </text:h>
      <text:p text:style-name="P16">[De ciceri bus.] Non admodum consuetum<text:line-break/>est urbanis hominibus ex cicuribus pultem conficere; arulli-</text:p>
      <text:p text:style-name="P3">cis vero nonnunquam vidi parari; quemadmodum et ipsorum<text:line-break/>farinam cum lacte elixari; non enim; ut fabae et pisa,<text:line-break/>possunt comminui, ut ex ipso fracto pulmentum, quod<text:line-break/><text:span text:style-name="Default_20_Paragraph_20_Font"><text:span text:style-name="T4">ἐρειγμὸς</text:span></text:span><text:span text:style-name="Default_20_Paragraph_20_Font"><text:span text:style-name="T6"> </text:span></text:span>dicitur; stat. Apud multas autem gentes mos est<text:line-break/>cicera in i aqua elixa mandere; nonnulli vero nuda ipsa<text:line-break/>uda, alii sale modico condientes esitant; nostrate. vero<text:line-break/>ex siccis cascis quiddam farinae simile facientes id ipsis<text:line-break/>aspergunt. Est autem cicer edulium non minus , quam<text:line-break/>faba, flatulentum, fed valentius nutrit; quam illa., ad<text:line-break/>venerem autem incitat, creditumque etiam est femen ge-<text:line-break/>nerare ; unde quidam equis admissariis ipsum exhibent.<text:line-break/>Inest: praeterea miceribus facultas abstergendi major, quam<text:line-break/>fabis, adeo sit quaedam ex ipsi; calculos in renibus lrae-<text:line-break/>reutes manifeste comminuant;- nigra autem funt ea ut.<text:line-break/>que exigua; in Bithynia maxime provenientia, arietina-<text:line-break/>que ipsa nuncupant. Satius autem est succum ipst,rum in<text:line-break/>aqua coctum bibere. Utuntur autem homines et ulceribus</text:p>
      <text:p text:style-name="P3">adhuc virentibus, antequam sint matura, quo modo et<text:line-break/>fabis: -nuper autem, cum de fabis ageremus, sermonem<text:line-break/>fecimus omnibus immaturis fructibus communem. Eadem<text:line-break/>porro et de frixis ciceribus audivisse existima, quae de<text:line-break/>subis frixis diximus, quandoquidem frixa omnia flatum<text:line-break/>quidem deponunt, verum difficilius coquuntur, et ven-<text:line-break/>trem magis sistunt, crassiorisque succi alimentum corpori<text:line-break/>exhibent.</text:p>
      <text:h text:style-name="Heading_20_2" text:outline-level="2">Cap. XXIlli</text:h>
      <text:p text:style-name="P16"><text:s/>[De lupinis.<text:span text:style-name="T13">]</text:span> Hoc quoque femen ire-<text:line-break/>quentis u<text:span text:style-name="Default_20_Paragraph_20_Font"><text:span text:style-name="T1">t</text:span></text:span>us esse norimus fecundum alteram ejus vocabuli<text:line-break/>significationem, quandoquidem rem aliquam ita appellant,<text:line-break/>tuor quae multis corporis affectibus convenit, tum quae<text:line-break/>omnibus aut plurimis hominibus est in usu, etiamsi utendi<text:line-break/>ip<text:span text:style-name="Default_20_Paragraph_20_Font"><text:span text:style-name="T1">t</text:span></text:span>a omnibus unica sit necessitas. Secundum igitur hanc<text:line-break/>fecundam significationem lupinus legumen est multi usus;<text:line-break/>.elixus enim, deinde in aqua dulci maceratus tantisper, do-<text:line-break/>nec in ea omnem sibi ingenitam exuerit insuavitatem, ita<text:line-break/>demum manditur cum garo ac oxygaro, vel etiam sine</text:p>
      <text:p text:style-name="P2">Iris <text:span text:style-name="Default_20_Paragraph_20_Font"><text:span text:style-name="T1">t</text:span></text:span>ale mediocri conditus, npn quo modo hordeum et<text:line-break/>alia, quae varie apparantur, Est autem durae ac ter-<text:line-break/>vestris substantiae; quocirca concoctu sit difficilis fuc-<text:line-break/>cumque crassam gignat est necesse, ex quo non probe<text:line-break/>in venis confecto crudus proprie appellatus succus acer-<text:line-break/>vatur. Caeterum quum inter parandum quicquid habuit<text:line-break/>amaritudinis deponat, qualitatis, quae pensu deprehensis-<text:line-break/>tur, expertibus similis evadit Par igitur est ipsum ne.<text:line-break/>que - ad deiectionem, neque ut astringentia ad fluentis<text:line-break/>ventris cohibitionem esse accommodum.,. sed tarde per-<text:line-break/>meare, et difficulter deiici ac pertransire, quand<text:span text:style-name="Default_20_Paragraph_20_Font"><text:span text:style-name="T1">o</text:span></text:span>qui-<text:line-break/>dem medici cibos ejus generis sic- appellant , qui . nullam<text:line-break/>exuperantem habent qualitatem, quae alvum ad excer-<text:line-break/>nendum incitet, .aut apium excernere prohibeat. - Usae<text:line-break/>quidem qualitates alimentis infiunt non tanquam .alimen-<text:line-break/>lis, fed tanquam. medicamentis. Quae vero nullam .ejus-<text:line-break/>modi qualitatem . habent manifestam , a medicis quidem<text:line-break/>jure qualitatis expertia appellantur; fecundum autem dif-<text:line-break/>ferentianr , quae in humiditate , <text:span text:style-name="Default_20_Paragraph_20_Font"><text:span text:style-name="T1">et siccitate , cr.isiitie , </text:span></text:span>ac</text:p>
      <text:p text:style-name="P6">lentore spectatur,- accidit ipsis, ut aut- tarde aut celeriter<text:line-break/>transeant, aut medio modo inter haec duo se habeant,<text:line-break/>humidis quidem ac lubricis, ut celeriter, duris autem et<text:line-break/>siccis, veluti lupino,. ut tarde transeant; quae vero in: me-<text:line-break/>moratis differentiis medium inter haec locum obtinent,<text:line-break/>nec celeritatem insignem, nec tarditatem in dejiciendo<text:line-break/>efficiunt. Haec ergo quemadmodum de omnibus comum-<text:line-break/>niter, ita et haec -nosse. item oportet, qu<text:span text:style-name="Default_20_Paragraph_20_Font"><text:span text:style-name="T1">o</text:span></text:span>d omnia scili-<text:line-break/>cet, quae consistentia sunt humidi<text:span text:style-name="Default_20_Paragraph_20_Font"><text:span text:style-name="T1">o</text:span></text:span>ra,- exiguum corpori<text:line-break/>p<text:span text:style-name="Default_20_Paragraph_20_Font"><text:span text:style-name="T1">r</text:span></text:span>aebent alimentum, quod celeriter in halitus exhauritur<text:line-break/>ac digeritur, ut rur<text:span text:style-name="Default_20_Paragraph_20_Font"><text:span text:style-name="T1">s</text:span></text:span>us..alio non multo sit opus, contra<text:line-break/>dura . et terrestria permanens , copiosum, et qu<text:span text:style-name="Default_20_Paragraph_20_Font"><text:span text:style-name="T1">o</text:span></text:span>d aegro<text:line-break/>digeratur, c<text:span text:style-name="Default_20_Paragraph_20_Font"><text:span text:style-name="T1">o</text:span></text:span>rpori dant alimentum; quod si glutinis quo-<text:line-break/>que nonnihil habeant, multo haec -omnia evidentius<text:line-break/>. efficient^ Constat itum, haec non facile -concoqui, ceu uti-<text:line-break/>que nec facile lu sanguinem verti, nec fossilis animalis<text:line-break/>partibus assimilari; quod si ita est, nec celeriter nutrient,<text:line-break/>quum tamen victu fuerint, alimentum corpori dant eo-<text:line-break/>piofruu.</text:p>
      <text:h text:style-name="P15" text:outline-level="2">Cap. XX1U </text:h>
      <text:p text:style-name="P16">[De foeno Graeco.] Semen hoc non<text:line-break/>foenum Graecum modo, fed et bonis cornu, a nonnullis au-<text:line-break/>tem caprae cornu appellatur; inter- manifesto autem calesa-<text:line-break/>cientia censetur, euudemque hominibus in cibo usum prae-<text:line-break/>ftat, quem lupini. Prius enim sumunt ipsum cum garo alvi<text:line-break/>subducendae gratia, estque huic rei multo, quam lupini, ac-<text:line-break/>commodatius, quum: nihil ex propria substantia habeat, quod<text:line-break/>transitum remoretur. M anditur autem et cum aceto et garo,<text:line-break/>sicut lupini Multi praeterea et foenum Graecum et Lupi-<text:line-break/>nos ex vino; garo et oleo fumum; alii etiam panem<text:line-break/>addunt, coque opscnjo sunt contenti, quod quidem ren-<text:line-break/>trem minus subducit, caput tamen (ceu nonnullis foenum<text:line-break/>Graecum ex garo facere fidet) non ferit, neque stoma-<text:line-break/>chum subvertit; nam hoc quoque foenum Graecum in<text:line-break/>quibusdam efficit. Ad eundem autem modum quidam<text:line-break/>phaselis et erviliis lu cibo utuntur si de quibus mox<text:line-break/>communem omnium ejusmodi sermonem afcribam. Ve-<text:line-break/>fcuntur autem nonnulli foeno Graeco prius, quam ipsius<text:line-break/>planta femen produxerit, aceto lac garo intingentes;</text:p>
      <text:p text:style-name="P3">quidam autem oleum effundentes, eo opsonii vice cura<text:line-break/>patre utuntur; funt qui cum aceto quoque et garo ipfnm<text:line-break/>mandanti Caput autem hoc quoque funrptum coprofius<text:line-break/>ferit; quod faciet impensus, si quis ipsum fine pane sum-<text:line-break/>ple<text:span text:style-name="Default_20_Paragraph_20_Font"><text:span text:style-name="T1">x</text:span></text:span>it: quibusdam item stomachum subvertit. Succus au-<text:line-break/>tem elixi sueni Graeci cum melle sumptus ad omnes<text:line-break/>pravos humores, qui ni intestinis habentur, subducendos<text:line-break/>est accommodus, ruo quidem lentore leniens, calore au-<text:line-break/>tem dolorem mitigans; quod autem abstersoriae facultatis<text:line-break/>quoque. sit particeps, intestina etiam ad excretionem in-<text:line-break/>stigat; sed parcius mel ei est admiscendum, ne mordaci-<text:line-break/>tas exuperet In diuturnis vero thoracis citra febrem assi<text:line-break/>tactibus pingues cum eo palmulas elixare quidem oportet,<text:line-break/>usii autem succum ipsum expressum copioso melli miscue-<text:line-break/>ris., ac rursum super carbones ad mediocrem crassitiem<text:line-break/>coxeris , tum demum longe ante cibum uti.</text:p>
      <text:h text:style-name="Heading_20_2" text:outline-level="2">- Cap. XXV.</text:h>
      <text:p text:style-name="P16">[De phafelis et erviliis.j Haec quoque<text:line-break/>femina homines, quomodo et foenum Graecunr, prius in aqua,</text:p>
      <text:p text:style-name="P3">quoad radicem produxerint, macerantes, ventris sub ducendi<text:line-break/>gratia mandunt ante alios cibos, garo intingentes. Succum<text:line-break/>autem, quum coctus est atque in corpus distributus, habent<text:line-break/>copiofioris alimenti, quam foenum Graecum. Atque in Ale-<text:line-break/>xandria juvenem quendam novi arsi medicae deditum, qui<text:line-break/>per annos quatuor fing<text:span text:style-name="Default_20_Paragraph_20_Font"><text:span text:style-name="T1">a</text:span></text:span>tis diebus fotis Iris pro opfonio<text:line-break/>utebatur,. phaselos dico, foenum Graecum, eruiliam et<text:line-break/>lupinos; attigit autem .interdum et olivas ex Memphide, et<text:line-break/>olera, et paucos fructus, eos, qui citra coctionem man-<text:line-break/>duntur; propositum enim ei e<text:span text:style-name="Default_20_Paragraph_20_Font"><text:span text:style-name="T1">r</text:span></text:span>at ignem nunquam accon-<text:line-break/>dore. omnibus certe illis anuis fanas fuit, nec ulla in<text:line-break/>re habitu corporis fuit deteriore, quam ab initio. Mande-<text:line-break/>bat autem fructus hujuscemodi cum garo, scilicet oleum<text:line-break/>aliquando folum ei adjiciens, nonnunquam etiam vinum,<text:line-break/>alias acetum, interdum veno. Talem tantum, sicut et lupi-<text:line-break/>nos. At de salubris quidem rictus ratione in libris .Ile<text:line-break/>tuenda sanitate copiose tractavimus, tractabimus autem<text:line-break/>rursus et in hoc opere summatim. Nunc autem iis, quae .</text:p>
      <text:p text:style-name="P3">fle erviliis ac phaselis dicta sunt, id quoque addatur, haec<text:line-break/>edulia medium quodammodo locum obtinere luter ea, quae<text:line-break/>succum bonum et pravum generant, inter concoctu fa-<text:line-break/>cilia et difficilia, tarde et celeriter transeuntia, flatu-<text:line-break/>lenta et status expertia; parum et multum nutrientia;<text:line-break/>nullam enim efficacem habent qualitatem instar: qubrun-<text:line-break/>datu, quae aeres, aut ausuros, ,<text:span text:style-name="Default_20_Paragraph_20_Font"><text:span text:style-name="T1">aut acerb</text:span></text:span>o<text:span text:style-name="Default_20_Paragraph_20_Font"><text:span text:style-name="T1">s, </text:span></text:span>aut salsos,<text:line-break/>aut amaros , aut dulces habent sapores.</text:p>
      <text:h text:style-name="Heading_20_2" text:outline-level="2">Cap. XXVI. </text:h>
      <text:p text:style-name="P16">[De cicerculis.] Cicerculae substantia<text:line-break/>quidem erviliis et phaselis sunt assimiles. Utuntur. autem<text:line-break/>his plurimum in nostra Afia rustici, et potissimum in Mysia<text:line-break/>et Phrygia, non modo, quemadmodum in Alexandria et aliis<text:line-break/>plerisque urbibus erviliis et phafielis, sed etiam ut pliaco-<text:line-break/>ptifanam parantes. Succum autem habent phaselis et erviliis<text:line-break/>facultatibus quidem consimilem, sed consistentia crassiorem;<text:line-break/>ob eamque ipsam caulam plus aliquanto, quum illa, nu-<text:line-break/>txiunt.</text:p>
      <text:h text:style-name="P15" text:outline-level="2">Cap. XXVII. </text:h>
      <text:p text:style-name="P16">[De aracis.] Postremam nominis ara<text:span text:style-name="Default_20_Paragraph_20_Font"><text:span text:style-name="T1">A<text:line-break/></text:span></text:span>corum syllabam scriptam per c in Aristophanis Holcadibus<text:line-break/>invenimus, ubi inquit: <text:span text:style-name="Default_20_Paragraph_20_Font"><text:span text:style-name="T1">Aracos., triticum, ptisonam, alicam,<text:line-break/>Zelant, lolium, similaginem. </text:span></text:span>Semen hoc cicerculae semini<text:line-break/>est assimile, fueruntque nonnulli, qui putarent, ipsum no<text:span text:style-name="Default_20_Paragraph_20_Font"><text:span text:style-name="T1">n<text:line-break/></text:span></text:span>esse generis a cicercula diversi, quandoquidem et usus<text:line-break/>ipsius omnis, et facultas cicerculae facultati est assimili<text:span text:style-name="Default_20_Paragraph_20_Font"><text:span text:style-name="T1">s,<text:line-break/></text:span></text:span>nisi quod araci funt duriores, minusque facile elixantur;<text:line-break/>quae causa etiam est, cur cicerculis concoctu sint dissici-<text:line-break/>hores. Apud nos autem fylvestre quoddam rotundum ac<text:line-break/>durum erVOque exilius, in fructibus <text:span text:style-name="Default_20_Paragraph_20_Font"><text:span text:style-name="T1">C</text:span></text:span>erealibus reper-<text:line-break/>tum, arachum nominant, non per c, sed per ch ultimam<text:line-break/>syllabam proferentes, et ipsam detergent, uti et semen<text:line-break/>securidacae , seligentes.</text:p>
      <text:h text:style-name="Heading_20_2" text:outline-level="2">Cap. XXVIII.</text:h>
      <text:p text:style-name="P16"><text:s/>[De dolichis.] Dolichorum nomen a<text:line-break/>Diocle quidem scriptum est una cum aliorum quoque semi-<text:line-break/>nllm nos alentium nominibus; scriptum autem etiam est in<text:line-break/>Iibro Hippocratis De ratione victus, cujus etiam libri antea</text:p>
      <text:p text:style-name="P3">abunde memini. Existimo autem, ipsos sic appellare femen<text:line-break/>plantae horteufis, quam nunc vulgo numero..multitudinis<text:line-break/>bifariam nominant; quidam enim filiquas,..alli phascolos<text:line-break/>nuncupant vocem ipsam quatuor syllabis proferentes, eo-<text:line-break/>que modo nomen diversum ab eo , quod tribus syllabis<text:line-break/>pronunciatur, phaseli scilicet, efficientes. Sunt qui pha-<text:line-break/>selum eundem cum cicercula esse dicant, alli ipsius spe-<text:line-break/>erem. Quod tamen ad dolichos attinet,: coniectare quis<text:line-break/>possit, eos nominari plantas has hortenses, vel ex iis, quae<text:line-break/>Theophrastus in octavo de plantarum historia scripsit ad<text:line-break/>hunc modum : <text:span text:style-name="Default_20_Paragraph_20_Font"><text:span text:style-name="T1">Et al</text:span></text:span>i<text:span text:style-name="Default_20_Paragraph_20_Font"><text:span text:style-name="T1">i</text:span></text:span>s <text:span text:style-name="Default_20_Paragraph_20_Font"><text:span text:style-name="T1">quidem cauli</text:span></text:span>s <text:span text:style-name="Default_20_Paragraph_20_Font"><text:span text:style-name="T1">est erectu</text:span></text:span>s, <text:span text:style-name="Default_20_Paragraph_20_Font"><text:span text:style-name="T1">ut tri-<text:line-break/>tico, hordeo et</text:span></text:span> o<text:span text:style-name="Default_20_Paragraph_20_Font"><text:span text:style-name="T1">mnin</text:span></text:span>o <text:span text:style-name="Default_20_Paragraph_20_Font"><text:span text:style-name="T1">fuu</text:span></text:span>m<text:span text:style-name="Default_20_Paragraph_20_Font"><text:span text:style-name="T1">entacei</text:span></text:span>s <text:span text:style-name="Default_20_Paragraph_20_Font"><text:span text:style-name="T1">atque aestivi</text:span></text:span>s, <text:span text:style-name="Default_20_Paragraph_20_Font"><text:span text:style-name="T1">aliis<text:line-break/>autem tenden</text:span></text:span>s <text:span text:style-name="Default_20_Paragraph_20_Font"><text:span text:style-name="T1">in latu</text:span></text:span>s <text:span text:style-name="Default_20_Paragraph_20_Font"><text:span text:style-name="T1">potiu</text:span></text:span>s , <text:span text:style-name="Default_20_Paragraph_20_Font"><text:span text:style-name="T1">ut ciceri , ervo , lenti,<text:line-break/>aliis humi pr</text:span></text:span>o<text:span text:style-name="Default_20_Paragraph_20_Font"><text:span text:style-name="T1">ciden</text:span></text:span>s, <text:span text:style-name="Default_20_Paragraph_20_Font"><text:span text:style-name="T1">ut eruiliae, pise ,. cicerculae ; do-<text:line-break/>lichu</text:span></text:span>s <text:span text:style-name="Default_20_Paragraph_20_Font"><text:span text:style-name="T1">vero, fi l</text:span></text:span>i<text:span text:style-name="Default_20_Paragraph_20_Font"><text:span text:style-name="T1">gna l</text:span></text:span>o<text:span text:style-name="Default_20_Paragraph_20_Font"><text:span text:style-name="T1">nga, affixeri</text:span></text:span>s, <text:span text:style-name="Default_20_Paragraph_20_Font"><text:span text:style-name="T1">ascendet et fuugiser<text:line-break/>fiet, alioqui vitiosu</text:span></text:span>s <text:span text:style-name="Default_20_Paragraph_20_Font"><text:span text:style-name="T1">atque sterili</text:span></text:span>s <text:span text:style-name="Default_20_Paragraph_20_Font"><text:span text:style-name="T1">reddetur. </text:span></text:span>Ex eo autem,<text:line-break/>quod ligna longa jubet affigi, assirmatque, nili id fiat, fleri-</text:p>
      <text:p text:style-name="P3">les ap<text:span text:style-name="Default_20_Paragraph_20_Font"><text:span text:style-name="T1">t</text:span></text:span>os reddi, posset quis coniectare, ipsum verba facere<text:line-break/>de iis, quos nunc phaseolos seu siliquas appellant; ipse<text:line-break/>autem siliquas ea appellat, quae semen eorum leguminum,<text:line-break/>cuiusmodi est -lens, ervum, pisum, faba ac lupinus,. con-<text:line-break/>sinent. Quemadmodum enim frumentacea femina spicis,<text:line-break/>ite memorata jam siliquis continentur; atque ipsos quidem<text:line-break/>dolichos siliquae continent;: ob eamqne,. opinor,. causam<text:line-break/>fructum totum vulgo nunc siliquas nominant,- quo modo<text:line-break/>totos frumentaceos fructus spicas. Non me autem fugit,<text:line-break/>esta quoque multa esse , quibus homines multum utuntur,<text:line-break/>quae generis totius nomen sibi assumpserint;- ut calamus,<text:line-break/>quo scribimus, et atramentum. lu libro autem Deratio-<text:line-break/>ne victus Hippocrates. scriptun<text:span text:style-name="Default_20_Paragraph_20_Font"><text:span text:style-name="T1">i</text:span></text:span> sic reliquit. <text:span text:style-name="Default_20_Paragraph_20_Font"><text:span text:style-name="T1">Pise mi</text:span></text:span>m<text:span text:style-name="Default_20_Paragraph_20_Font"><text:span text:style-name="T1">i</text:span></text:span>s<text:line-break/><text:span text:style-name="Default_20_Paragraph_20_Font"><text:span text:style-name="T1">quidem instant, sed magi</text:span></text:span>s <text:span text:style-name="Default_20_Paragraph_20_Font"><text:span text:style-name="T1">per alvum secedunt, eruiliae<text:line-break/>autem et dolichi his quidem secedunt^ celeriu</text:span></text:span>s, <text:span text:style-name="Default_20_Paragraph_20_Font"><text:span text:style-name="T1">verum<text:line-break/>minu</text:span></text:span>s <text:span text:style-name="Default_20_Paragraph_20_Font"><text:span text:style-name="T1">sunt si</text:span></text:span>m<text:span text:style-name="Default_20_Paragraph_20_Font"><text:span text:style-name="T1">ulent.: et nutriunt uberiu</text:span></text:span>s.- Quum enim<text:line-break/>Hippocrates bis verbis pisia fabis comparet, quarum prius,<text:line-break/>ut cibi flatulenta, meminerat, deinde ervilias et dolichos</text:p>
      <text:p text:style-name="P3">ascribat, in eo .significat, dblichon ejusdem esse generis cum<text:line-break/>praedictis seminibus, et potissimum .cum erviliis. Verum<text:line-break/>quum nullam protius cicerculae aut phaseli mentionem<text:line-break/>fecerit, suspicari quodammodo possumus, illorum semi-<text:line-break/>trum quoddam licere appellare dolichon. Quod si quis<text:line-break/>phaselos quoque in. cicercularum genere repo<text:span text:style-name="Default_20_Paragraph_20_Font"><text:span text:style-name="T1">n</text:span></text:span>at, negare<text:line-break/>saltem non poterit, quin cicerculae in praedicta .oratione<text:line-break/>dolichi appellari queant.- Nam et Diocles in leguminum<text:line-break/>catalogo ut fabas primas recensuit, mox pisa, deinceps<text:line-break/>ad verbum sic scribit. <text:span text:style-name="Default_20_Paragraph_20_Font"><text:span text:style-name="T1">D</text:span></text:span>o<text:span text:style-name="Default_20_Paragraph_20_Font"><text:span text:style-name="T1">lichi. vero n</text:span></text:span>o<text:span text:style-name="Default_20_Paragraph_20_Font"><text:span text:style-name="T1">n minus quam<text:line-break/>pise nutriunt; praeterea fiatu similiter carent; quod vero<text:line-break/>ad suavitat</text:span></text:span>e<text:span text:style-name="Default_20_Paragraph_20_Font"><text:span text:style-name="T1">m pertinet ac desectionem, vincuntur. </text:span></text:span>Ve-<text:line-break/><text:span text:style-name="Default_20_Paragraph_20_Font"><text:span text:style-name="T1">s</text:span></text:span>um .is quoque deluceps eruiliae. quidem et lentis, et ci-<text:line-break/>ceris, .et orobj mentionem faciens, cicerculae autem no-<text:line-break/>men praetermittens, ea<text:span text:style-name="Default_20_Paragraph_20_Font"><text:span text:style-name="T1">n</text:span></text:span>dem praebet dubitatio<text:span text:style-name="Default_20_Paragraph_20_Font"><text:span text:style-name="T1">n</text:span></text:span>em. Di-<text:line-break/>cere tame<text:span text:style-name="Default_20_Paragraph_20_Font"><text:span text:style-name="T1">n</text:span></text:span> quis possit, omnia haec; ervilias;. cicercula,<text:line-break/>phaselos , u<text:span text:style-name="Default_20_Paragraph_20_Font"><text:span text:style-name="T1">n</text:span></text:span>um esse genus , verum pluribus nominibus<text:line-break/>appellari; fortasse ut stylum et columnam propter quas-</text:p>
      <text:p text:style-name="P3">dam differentias, quae in ipsis apparent., Verumtamen<text:line-break/>quod doli cui non minus pisis nutriant, tum quod; aeque<text:line-break/>ac pisa flatu careant, indicio esse debet, Dioclem doli-<text:line-break/>chus appellasse, quos nunc phafeolos nominant; siquidem<text:line-break/>cicercula non. magis fluam pisa flatu caret, quemadmodum<text:line-break/>nec eruilia , nec phaselus , sive haec (ut dixi) unum . ge-<text:line-break/>nus, sive unius generis sint differentiae. Pbilotimus au-<text:line-break/>tem. et Praxagoras nullius ciborum hujusmodi metnine-<text:line-break/>runt, nisi fabarum dumtaxat et pisorum; quamobrem ni-<text:line-break/>hll exi illis, quidnam dolichorum .. nomine signisicetur,<text:line-break/>possumus colligere. Itaque vocet quisque; quo libeat no:.<text:line-break/>mine; quos nunc- vulgo phaselos et siliquas appellant, dum<text:line-break/>sciat, ea talem obtinere facultatem, cujusmodi Di<text:span text:style-name="Default_20_Paragraph_20_Font"><text:span text:style-name="T1">o</text:span></text:span>dles doli-<text:line-break/>olus attribuit. Ad cujus sententiam Hippocrates in libro<text:line-break/>De ratione victus prope accedit; quum inquit, ervilias<text:line-break/>et dolich<text:span text:style-name="Default_20_Paragraph_20_Font"><text:span text:style-name="T1">o</text:span></text:span>s facilius dejici, quam pisa, ac minus iussere;<text:line-break/>praeterea alere ipsos . testatur. Nam ita res habet;.. nisi</text:p>
      <text:p text:style-name="P3">quod integros et etiamnum virides una cum suis siliquis<text:line-break/>ex oleo et, garo ut plurimum homines mandunt; non-<text:line-break/>nulli autem vinum etiam adjiciuut. Sed eos, ut pisa, non<text:line-break/>reponunt propter humiditatem copiosiorem, cujus occa-<text:line-break/>sione solent corrumpi; quod si quis eos quoque secure<text:line-break/>velit reponere, sumti pater meus factitabat, siccare ipsus .<text:line-break/>penitus oportet; sic enim hyeme tota manent imputres<text:line-break/>et incorrupti, eundem nobis usum quem pisia praestantes.<text:line-break/>Quidam meorum amicorum Romae agens misti narrarit,<text:line-break/>in Caria lu patria sua, quam Ceramum appellabat-, in<text:line-break/>agris dolichos noti aliter quam alia legumina feri, figu-<text:line-break/>ramque eos habere cicerculis longiorem.</text:p>
      <text:h text:style-name="Heading_20_2" text:outline-level="2">Cap. XXIX.</text:h>
      <text:p text:style-name="P16"><text:s/>[De ervo.] Boves tum apud nos, tum<text:line-break/>apud alias plerasque gentes ervum prius in aqua dulcoratum<text:line-break/>pnscuntur; homines vero ah hoc semine prorsus abstinent,<text:line-break/>est enim insuavissimum et pravi succi; lu magna tamen fame<text:line-break/>(quemadmodum Hippocrates quoque scripfit) necessitate<text:line-break/>coacti ad ipsimi nonnunquam accedunt. Nos vero ad</text:p>
      <text:p text:style-name="P3">eundem modum quo lupinos praeparantes, ervis cum<text:line-break/>melle utimur ceu medicamentis crassos thoracis ac pulmo-<text:line-break/>nis humores expurgantibus. Porro. inter erva alba .minus<text:line-break/>fuut medicamentosa iis, quae ad flavitiem aut pallorem<text:line-break/>recedunt. Quae vero cocta bis fuerint, et su- aqua iden—<text:line-break/>fidem dulcorata, lufuavitatem quidem deponunt, fed una<text:line-break/>etiam cum ea abste<text:span text:style-name="Default_20_Paragraph_20_Font"><text:span text:style-name="T1">r</text:span></text:span>gendi et incidendi facultatem, ut sula<text:line-break/>lu eis- relinquatur terrestrisAbstantia, quae substantia alsa<text:line-break/>mentum fit, quod citra - insignem amaror em desiccandi<text:line-break/>vim habet. .</text:p>
      <text:h text:style-name="Heading_20_2" text:outline-level="2">Cap. XXX. </text:h>
      <text:p text:style-name="P16">[De fesamo et erysimo;] Sesami femen<text:line-break/>pingue est, ideoque repositum celerrime fit oleosum; quam-<text:line-break/>obrem eos, qui ipfo vescuntur, celeriter implet stomachus-<text:line-break/>que subvertit ac tarde-concoquitmpingueque corpori praebet<text:line-break/>alimentum. Liquet ergo,. quod ventriculi partibus vigorem<text:line-break/>ac robur addere nequit, quemadmodum neque aliud quod,is<text:line-break/>pingue. Est autem crassi succi; ideoque non propere per-<text:line-break/>vaditi Ipfo.autem fclo ncu admodum vescuntur, sed cum</text:p>
      <text:p text:style-name="P3">melle crudo ecquas vulgo fefamidas vocant, effingentes.<text:line-break/>Panibus etiam inspergitur. Porr<text:span text:style-name="Default_20_Paragraph_20_Font"><text:span text:style-name="T1">a</text:span></text:span> quemadmodum milio<text:line-break/>panicum (quod etiam <text:span text:style-name="Default_20_Paragraph_20_Font"><text:span text:style-name="T4">μελίνην</text:span></text:span><text:span text:style-name="Default_20_Paragraph_20_Font"><text:span text:style-name="T6"> </text:span></text:span>diximus appellari) assimile<text:line-break/>quidem quodammodo est, verum undequaque deterius, ad<text:line-break/>eundem modum et sesamo erysimum corporis substantia<text:line-break/>quodam pacto est affine, fed .lu cibo est insuavius, cor-<text:line-break/>porique alimentum parcius exhibet, praedictoque omnino<text:line-break/>est deterius. Caeterum utrumque temperamento est. casi-<text:line-break/>dum, ob eamque caulam sitim etiam excitat.</text:p>
      <text:h text:style-name="Heading_20_2" text:outline-level="2">Cap. XXXI.</text:h>
      <text:p text:style-name="P16"><text:s/>[De papaveris femine.] Sativi papaveris<text:line-break/>femen panibus utiliter, ceu condimentum,.inspergitur non<text:line-break/>focus ac sesamum ; verum album nigro praestat. Refrige-<text:line-break/>randi autem habet facultatem,. ideoque. <text:span text:style-name="Default_20_Paragraph_20_Font"><text:span text:style-name="T1">s</text:span></text:span>omniferum- etiam<text:line-break/>est; quod si fumptum liberalius fuerit,metaphoram inducet,<text:line-break/>difficileque concoquetur. Inhibet praeterea quae. ex thorace<text:line-break/>ac pulmone tussi expuuntur. Censeri vero iis, qui catar-<text:line-break/>rhis fluxu tenui a capite defluentibus infestantur. Corpori<text:line-break/>autem nullum memorabile praestat alimentum.</text:p>
      <text:h text:style-name="P15" text:outline-level="2">Cap. XXXII. </text:h>
      <text:p text:style-name="P16">[De lini femine, quod etiam composito<text:line-break/>nomine linospermon dicitur.] Nonnulli frixo quidem ipso;<text:line-break/>ut opsonio, cum gero non secus ac lectitio sale utuntur;<text:line-break/>utuntur autem et melli permiscentes; quidam panibus<text:line-break/>quoque ipsum aspergunt. Stomacho autem noxium est<text:line-break/>et coetu difficile, exiguumque alimentum corpori exhibet.<text:line-break/>Quod vero ad ventris. dejectionem pertinet, ipsum nec<text:line-break/>probaveris; nec vituperaris; exiguam tamen movendae<text:line-break/>urinae habet facultatem, quae magis apparet; quum fri-<text:line-break/>xum sumitur; tunc autem alvum quoque magis sistit. Ru-<text:line-break/>suci autem homines eo utuntur saepenumero frixo tuso-<text:line-break/>que, mel admiscentes.</text:p>
      <text:h text:style-name="Heading_20_2" text:outline-level="2">Cap. XxXHI. </text:h>
      <text:p text:style-name="P16">[De hormino.] Hoc quoque frixo utun-<text:line-break/>tur, delude eatenus laevigant, ut farina evadat, mel quoque<text:line-break/>ei admiscent. Parum lu se ipso habet alimenti, ut quod<text:line-break/>mediae luter erysimum et cuminum sit natu<text:span text:style-name="Default_20_Paragraph_20_Font"><text:span text:style-name="T1">r</text:span></text:span>ae.</text:p>
      <text:h text:style-name="Heading_20_2" text:outline-level="2">Cap. XXXIV </text:h>
      <text:p text:style-name="P16">[De cannabis femine.] Non, quernadmo-<text:line-break/>dum plausa ipsa cannabis vitici quodammodo est similis, ita</text:p>
      <text:p text:style-name="P3">semen semini facultate est simile, sed plurimum ab eo dissidet,<text:line-break/>ut quod concoctu sit difficile, stomachoque ac capiti noceat,<text:line-break/>praviqpe .sit succi. Sunt tamen, qui eo quoque frixo cum<text:line-break/>aliis tragematibus vestiantur; tragemata autem voco ea,<text:line-break/>quae post coenam voluptatis inter bibendum excitandae<text:line-break/>gratia manduntur. . Multum autem calefacit, ideoque<text:line-break/>sumptum paulo largius caput ferit, vaporem sursum ad<text:line-break/>ipsum mittens calidum simul ac medicamentosum,</text:p>
      <text:h text:style-name="Heading_20_2" text:outline-level="2">Cap. XXXU. </text:h>
      <text:p text:style-name="P16">[De viticis semine.] Id semen etiam ip-<text:line-break/>sum per fe frixum manditur, crediturque appetitus venereos<text:line-break/>inhibere, alimentum autem corpori praebet exiguum, idque<text:line-break/>siccans ac refrigerans, flatus autem valde dissipat: quorum<text:line-break/>omnium occasione lis, qui cestos su servare volunt, est ac-<text:line-break/>commodum, unde et nomen dicunt ipsi plantae fuisse im-<text:line-break/>positum. Caeterum caput non ferit, quomodo cannabis.</text:p>
      <text:h text:style-name="Heading_20_2" text:outline-level="2">Cap. XXXVI. </text:h>
      <text:p text:style-name="P16">[De aphaca et vicia. j Horum seminum<text:line-break/>figuranon est <text:span text:style-name="Default_20_Paragraph_20_Font"><text:span text:style-name="T1">r</text:span></text:span>otunda, veluti fabarum, sed aliquanto latior,</text:p>
      <text:p text:style-name="P3">quomodo lentium. Haec quoque eum ipsis siliquis atque.<text:line-break/>integra planta rustici reponunt, ut brutis pecudibus sint<text:line-break/>pabulo; per famem tamen quosdam novi qui haec quoque.<text:line-break/>comederint, potissimum vere, quum etiamnum virent,.<text:line-break/>quemadmodum fabas et cicera escare consueverunt. Sunt<text:line-break/>autem non insuavia modo, fed concoctu etiam difficilia,<text:line-break/>alvumque inhibent. Perspicuum ergo est, quod, quum<text:line-break/>natura sint ejusmodi, alimentum, quod ex ipsis distribui-<text:line-break/>tur, habent haudquaquam boni succi et crassem, ad<text:line-break/>fuccum melancholicum gignendum idoneum, ceu prius de<text:line-break/>lente diximus; verum illi quidem multa bona insunt,<text:line-break/>his autem nihil bonorum illius adest. Caeterum viciae<text:line-break/>nomen apud nos quidem est tritum, eoque finio nomlua-<text:line-break/>tm; Attici vero <text:span text:style-name="Default_20_Paragraph_20_Font"><text:span text:style-name="T4">ἄρακον</text:span></text:span><text:span text:style-name="Default_20_Paragraph_20_Font"><text:span text:style-name="T6"> </text:span></text:span>aut fabam appellabant.</text:p>
      <text:h text:style-name="Heading_20_2" text:outline-level="2">cap. XXXVII. </text:h>
      <text:p text:style-name="P16">[De feminibus alienigenis, quae in quo:.<text:line-break/>que genere permixta reperiuntur.] In tritico quidem fre-<text:line-break/>queuslolium faece invenitur; in hordeis vero nascitur qui-<text:line-break/>dem, sed paucum; quam autem aegilopem appulsam, ea lu</text:p>
      <text:p text:style-name="P3">hordeis frequens invenitur, quum prima generatio vel in-<text:line-break/>crementum ipfis non recte successerit. Porro pater meus,<text:line-break/>aetate jam declinante, agriculturae studiosusfactus, triticum<text:line-break/>ac hordeum aliquando seminavit, omnibus diverti generis<text:line-break/>seminibus; quste ipfis erunt admixta, diligenter selectis,.<text:line-break/>quo certo cognosceret, num ex ipsorum mutatione lolium<text:line-break/>et aegilops nascerentur, an propriam haec quoque femina<text:line-break/>naturum haberent. Quum autem forte una cum puris se-<text:line-break/>minibus in tritico quidem frequens lolium; in hordeo au-<text:line-break/>tum parum, sed magnam aegilopis vim enatam confpice-<text:line-break/>ret, in aliis quoque feminibus itidem experiri est aggrefi-<text:line-break/>fus. Reperit igitur in lente quoque ex mutatione ipsius<text:line-break/>durum rotundumque aracum et fiecurinum, feminanon<text:line-break/>esculenta, enata, praeterea aparinen, quae non modo non<text:line-break/>esculenta est, sed plantae lentis, dum assurgit, undique<text:line-break/>implexa ipsam strangulat ac suffocat, et detraxit non<text:line-break/>aliter, quam ervanglua ervum. Atque haec quidem prava<text:line-break/>admodum sunt femina. Nigrum autem triticum nuncupa-</text:p>
      <text:p text:style-name="P3">tum ex tritici quoque mutatione generatur, fed pravitate<text:line-break/>qu..m plurimum a lolio relinquitur. Deprehendit autem<text:line-break/>alia quoque semina similiter immutari; proinde iis, qui<text:line-break/>seminibus iis salubriter uti vellent, praecepit omne quod<text:line-break/>pravum esset scligerent; neque id pro nihilo ducerent, ut<text:line-break/>pistores, qui populo publice inserviunt. Etenim quum<text:line-break/>anni constitutio prava aliquando fuisset, lolium affatim<text:line-break/>tritico i<text:span text:style-name="Default_20_Paragraph_20_Font"><text:span text:style-name="T1">n</text:span></text:span>nasci co<text:span text:style-name="Default_20_Paragraph_20_Font"><text:span text:style-name="T1">n</text:span></text:span>tigit; quod quum neque agricolae ac-<text:line-break/>connnodatis ad eam rem cribris exacte purgassem , neque<text:line-break/>pistores, quod paucus esset tritici prove<text:span text:style-name="Default_20_Paragraph_20_Font"><text:span text:style-name="T1">n</text:span></text:span>tus, statim qui-<text:line-break/>dem multis caput dolere coepit, ineunte vero aestate in<text:line-break/>cute multorum, qui comederunt, ulcera aut aliud quod-<text:line-break/>dam symptoma, quod succorum pravitatem indicaret, est<text:line-break/>subnatum. Non igitur oportet nos in purgandis semini-<text:line-break/>bus, quae ad esum comparantur,- esse neglige<text:span text:style-name="Default_20_Paragraph_20_Font"><text:span text:style-name="T1">n</text:span></text:span>tes, p erilia-<text:line-break/>sus, etiamsi noxam, quae quotidie fit, ob exiguitatem<text:line-break/>sensu non percipimus, quod tamen longo tempore ex ipsa<text:line-break/>acervatur, tandem erupturum.</text:p>
      <text:h text:style-name="P14" text:outline-level="1"><text:bookmark-start text:name="bookmark2"/>CALENI DE ALIMENTORVM FACVLTAi<text:line-break/>TIBVS LIBER SECVNDVS.<text:bookmark-end text:name="bookmark2"/></text:h>
      <text:h text:style-name="Heading_20_2" text:outline-level="2">Cap. I. </text:h>
      <text:p text:style-name="P16">Quum a plantis et animalibus sumamus ali-<text:line-break/>menta, qui autem ante me fuerunt omnes in iis, quae de<text:line-break/>alimentis scripserunt, a Cerealibus nuncupatis feminibus<text:line-break/>initium sumpserint , propterea quod panum usus inter ipsa<text:line-break/>est utilissimus , ob eam causam ego quoque de tritico, hor-<text:line-break/>deo, tipha, olyra, ad haec de iis, quae legumina ao che-<text:line-break/>dropq appellant, primo. libro tractavi. Decet autem hoc<text:line-break/>libro ad alia alimenta, quae a plantis, deinceps transire,</text:p>
      <text:p text:style-name="P3">post autem ad ea, quae ah animalibus sumuntur, quaecum-<text:line-break/>que hominibus funt utiliora; nam id aequum mihi esse<text:line-break/>videtur. Fuerunt etiam. nonnulli, qui, haudquaquam omni,<text:line-break/>bus congenerans prius explicatis, neque alimentis omni-<text:line-break/>bus, quae a plantis fumuntur, post Cerealia femina fubdia<text:line-break/>lis, de illis prius semper tractarunt, quae majqrenr ho-<text:line-break/>minibus afferunt utilitatem, Suilla ce<text:span text:style-name="Default_20_Paragraph_20_Font"><text:span text:style-name="T1">r</text:span></text:span>te et hoedina, et<text:line-break/>caprina, et vitulina, et bubula, et ovilla, et his nihilo-<text:line-break/>minus, quae venatores in montibus venantur, magnum<text:line-break/>usum praestare hominibus cernuntur, quemadmodum certe<text:line-break/>et volucria. pleraque et aquatilia. Verum quum reputns-<text:line-break/>sem, genera omnia uno libro comprehendi non posse, ni-<text:line-break/>hil magnopere interesse sum arbitratus, ex iis alimentis,<text:line-break/>quae praedictis supersunt, in secundo quidem volumine<text:line-break/>ea, quae a plantis, in terito autum ea, quae ab animalibus<text:line-break/>sumuntur, persequi, Licebit enim cuivis, qui opusculum,<text:line-break/>in quo alimentorum facultates, quibus maxime uti velit,<text:line-break/>sunt traditae, ad manus habebit, nunc .primum, nunc</text:p>
      <text:p text:style-name="P3">fecundum tertiumve librum.. evolvere. Ut igitur sermo<text:line-break/>omnis de plantis primis duobus libris absolvatur, ad ea,<text:line-break/>quae dictis ante supersunt, aggrediens hinc auspicabor.<text:line-break/>omnia edulia, quae primo libro suerunt memorata, plan-<text:line-break/>tarum erant semina; nunc vero a fructibus exordiens, in<text:line-break/>primis a seminibus eos distinguam, eoque magis,. quod<text:line-break/>plerique crediderunt, nihil i<text:span text:style-name="Default_20_Paragraph_20_Font"><text:span text:style-name="T1">n</text:span></text:span>teresse, sive femen. dicas, sive<text:line-break/>fructum. Quae igitur semina modo retulimus, exiguum<text:line-break/>quiddam a fructibus discrepant, ab iis vero, quae nunc<text:line-break/>memorabimus, non mediocriter dissident. Etenim fici fru-<text:line-break/>ctus sunt ipsae ficus, quae vero in ipso est cenchramis,<text:line-break/>femen est fici, sicut et uva totius vitis est fructus,. folus<text:line-break/>autem acinus nitis est semen; pari modo et pici et mali<text:line-break/>fructus est pirum ac malum, femen autum tria aut qua-<text:line-break/>tuor grana, quae in ipsis mediis habentur.. Quid jam de<text:line-break/>cucurbitis et cucumeribus, qui ipsorum pepones funt<text:line-break/>aut non funt, qui melopepones, aut quid reliqua ejus-<text:line-break/>modi omnia commemorem? quamplurimrun enim totus</text:p>
      <text:p text:style-name="P3">fructus a sentine discrepat. Caeterum lu fabis, lupinis,<text:line-break/>dolichis, lente et aliis id genus feminibus, quae siliquis<text:line-break/>obv<text:span text:style-name="Default_20_Paragraph_20_Font"><text:span text:style-name="T1">o</text:span></text:span>lvuntur, quod quidem ex siliqua femineque est com-<text:line-break/>positum , est fructus ; plurima tamen substantiae pars fe-<text:line-break/>minibus inest. .Porro aliorum propemodum omnium, quae<text:line-break/>primo libro memoravimus, femen solum manditur; solius<text:line-break/>autem dolichi, dum adhuc virescit, fructus integer come-<text:line-break/>ditur; ubi enim exaruerunt sui quae, quae scminaipsic<text:line-break/>continent, .hominibus sunt inutiles; fabarum autem viri-<text:line-break/>dium siliqua non .est esculenta, .quemadmodum neque ci-<text:line-break/>ceris, neque aliorum, quae Theophrastus vocare solet sili-<text:line-break/>quala. Jure igitur dixi, vulgo -siliquas nominari, quos<text:line-break/>nonnulli plusculos nuncupant, quod. solaipscrum siliqua<text:line-break/>fit esculenta. Verum de horum quidem facultate - prius<text:line-break/>suximus, veluti etiam quod veterum nonnullos existimo<text:line-break/>phafeolorum nomine dolichos comprehendisse. Caeterum<text:line-break/>plantarum fructus ab arboribus sumuntur et oleribus<text:line-break/>horteusibus, . inter quae quidam medicorum pepones, me-</text:p>
      <text:p text:style-name="P3">Iop.epones et .cucurbitas recensent, a quibus hoc libro<text:line-break/>docere incipiam.</text:p>
      <text:h text:style-name="Heading_20_2" text:outline-level="2">Cap; II. </text:h>
      <text:p text:style-name="P16">[De fructibus, qui fugaces appelluntur.<text:span text:style-name="T13">]</text:span><text:line-break/>Horam anni Graeci id tempus appellant, in cujus me-<text:line-break/>dio caniculam exoriri contingit; tempus autem id die-<text:line-break/>rum est quadraginta; Hoc quidem tempore omnes bo-<text:line-break/>- rarii, quos vocant, fructus constant, nonnulli jam de-<text:line-break/>clinantes, alli incipientes, alii in fuo vigore, aut ultra<text:line-break/>rigorem, aut citra consistentes. Vocant autem ipsius bo-<text:line-break/>rarius, <text:span text:style-name="Default_20_Paragraph_20_Font"><text:span text:style-name="T1">n</text:span></text:span>on quod id suium temporis sint; fed (ut mea<text:line-break/>fert opini<text:span text:style-name="Default_20_Paragraph_20_Font"><text:span text:style-name="T1">o</text:span></text:span>) quor p<text:span text:style-name="Default_20_Paragraph_20_Font"><text:span text:style-name="T1">i</text:span></text:span>os ab iis, qui ad reponendum funt ido-<text:line-break/>ner; distinguant; quandoquidem et triticum, et hordeum,<text:line-break/>et omnia, quae primo lituo explicui, anniversariam atque<text:line-break/>aest.ivam habent generationem, sied non cito corrumpunt<text:line-break/>tur, quo modo cucurbitae; mora, pepones; nrelopepones,<text:line-break/>persica, et alia id genus; quae si quis in hyemem <text:span text:style-name="Default_20_Paragraph_20_Font"><text:span text:style-name="T1">t</text:span></text:span>er-<text:line-break/>yare .volens exiccata reposuerit, eo modo .veterem natus</text:p>
      <text:p text:style-name="P3">ram in contrarium immutabit. Nonnulli certe e cucurbi-<text:line-break/>tis femen vacuantes, deinde ipsarum velut carnem siccam-<text:line-break/>tes, in hyemem quidem reponunt, utuntur autem omnes<text:line-break/>ip<text:span text:style-name="Default_20_Paragraph_20_Font"><text:span text:style-name="T1">t</text:span></text:span>a ntagis, quam alio quovis fructuum esculentorum.<text:line-break/>Non tamen tritici, neque aliorum ejusmodi Cerealium fe-<text:line-break/>minum, quum fiant reposita, natura in contrarium cedit;<text:line-break/>manent enim silis substantiis talia, qualia erant, quum jam<text:line-break/>inde ah initio. aestate fuerunt perfecta; illud autem per-<text:line-break/>spicuum est; quod quae corpus habent compactum, quem-<text:line-break/>admodum habitdm ipsius habent i perdurantem, ita foli-<text:line-break/>dum ac terreum, et ob id multum nutrientem ; quae vero<text:line-break/>consistentia funt humida, corrumpuntur, exiguumque ha-<text:line-break/>bent alimentum, et quod facile e corpore excernatur;<text:line-break/>quae caula etiam est, cor ejusmodi promptius quam stolida<text:line-break/>per alvum dejiclantur, et potissimum quum nitrosum quip-<text:line-break/>piam ipsis inest ac absterforium, sicuti quaedam ex fuga-<text:line-break/>cibus hunc ipfam facultatem habere ostendimus memorabis<text:line-break/>lem:- quae deterioris etiam succi esse perhibemus iis, quae<text:line-break/>nullam saporis qualitatem habent sensibilem, quomodo</text:p>
      <text:p text:style-name="P3">aqua optima nullam habet. Haec igitur omnia; et iis<text:line-break/>multo magis quae ante exactam maturitatem mandimus,<text:line-break/>flatulenta quidem sunt, verum subducu<text:span text:style-name="Default_20_Paragraph_20_Font"><text:span text:style-name="T1">n</text:span></text:span>tur celerius, quem-<text:line-break/>admodum etiam quae succum habent tenuem citius disici-<text:line-break/>linuntur. Sunt autem <text:span text:style-name="Default_20_Paragraph_20_Font"><text:span text:style-name="T1">o</text:span></text:span>mnia haec pravi succi; folusque<text:line-break/>is utiliter ipsis utetur, qui aestu vehementi<text:span text:style-name="Default_20_Paragraph_20_Font"><text:span text:style-name="T1">o</text:span></text:span>re et longiore<text:line-break/>itinere sese confecerit, tunc enim juvant corporis squale<text:line-break/>Iorem humectantia et, si. frigida firmantur, moderate re-<text:line-break/>srigerantia. Ac humectandi quidem semper habent facula<text:line-break/>tatem, refrigerandi vero haudquaquam habebunt, si cali-<text:line-break/>da sic , ut dixi , affectis fuerint esitata ; non enim pro-<text:line-break/>prlo temperamento ade<text:span text:style-name="Default_20_Paragraph_20_Font"><text:span text:style-name="T1">o</text:span></text:span> sunt frigida, ut, etiamsi calida<text:line-break/>fumpta suerlut, ventriculum refrigerent; quare adscititia -<text:line-break/>egent refrigeratione, quae partium, quae tum ad ventri-<text:line-break/>culum, tum ad hepar pertinent (quibus primis occurrunt),<text:line-break/>calori adversetur. His itaque de omnibus ejusmodi edu-<text:line-break/>His prius in universum constitutis, nunc ad proprias cu-<text:line-break/>jusque .facultates transibimus.</text:p>
      <text:h text:style-name="P15" text:outline-level="2">Cap. III.<text:span text:style-name="Default_20_Paragraph_20_Font"><text:span text:style-name="T1">r</text:span></text:span> </text:h>
      <text:p text:style-name="P16">[De cucurbita.] Crude quidem insuavis est<text:line-break/>stomachumque laedit et concoctu est. difficillima, adeo ut, si<text:line-break/>quis alterius cibi inopia cucurbitam mandere coactus fuerit;<text:line-break/>ut quidam jam est ausus, pondus frigidum ventriculo incum-<text:line-break/>bere <text:span text:style-name="Default_20_Paragraph_20_Font"><text:span text:style-name="T1">s</text:span></text:span>entiat, stomachumque habeat eversum, atque ad vomi-<text:line-break/>tum provocetur, quo folo a prementibus symptomatibus po-<text:line-break/>terit vindicari. . Hanc igitur et alia fugacium pleraque , aut<text:line-break/>postquam elixa fuerint, aut statim certe , aut in sartagine<text:line-break/>frixa, aut assa, omnes homines edere consueverunt: At-<text:line-break/>que <text:span text:style-name="Default_20_Paragraph_20_Font"><text:span text:style-name="T1">s</text:span></text:span>ermonem hunc perpetuo memoria teneto: est enim<text:line-break/>om<text:span text:style-name="Default_20_Paragraph_20_Font"><text:span text:style-name="T1">n</text:span></text:span>ibus communis, quae per ignem alterare est necesse.<text:line-break/>Cucurbita autem (de qua dicere institueram) elixa nullam<text:line-break/>evidentem faporissuabet qualitatem, nisi quis dicat, quen-<text:line-break/>dam etiam hu<text:span text:style-name="Default_20_Paragraph_20_Font"><text:span text:style-name="T1">n</text:span></text:span>c esse. saporem, qui neque acris est,ne-<text:line-break/>que falsus, neque acerbus, neque amarus, neque aliud<text:line-break/>quidquam ejusmodi manifeste repraese<text:span text:style-name="Default_20_Paragraph_20_Font"><text:span text:style-name="T1">n</text:span></text:span>tat, veluti nec ipsa<text:line-break/>aqua Verum hujusmodi omnia communi nomine vocare<text:line-break/>consueverunt qualitatis expertia , vocenturque nobis sic</text:p>
      <text:p text:style-name="P3">clarioris doctrinae gratia. Quum ergo talis sit cucurbita,<text:line-break/>non immerito: multos apparandi modos admittit, ut quae<text:line-break/>in: medio sit omnis- excessus, ob idque- ad queraris lexces-<text:line-break/>fum. ex- aequo duci queat; qua<text:span text:style-name="Default_20_Paragraph_20_Font"><text:span text:style-name="T1">n</text:span></text:span>doquidem nihil eorum,<text:line-break/>quae congenitum quempiam habent excessum , in -contra-<text:line-break/>riam .excessui pa<text:span text:style-name="Default_20_Paragraph_20_Font"><text:span text:style-name="T1">r</text:span></text:span>andi .rationem facile ducitur:; e Proinde<text:line-break/>cucurbita,. quantum in fe est,-. humidum frigidumque, et<text:line-break/>ob id exiguum .corpori praebet alimentum, ut paulo ante<text:line-break/>de iis omnibus, quae succum habent aqueum actenuem,<text:line-break/>praecepimus. Facile autem subsidet cum ob suae fubstan-<text:line-break/>tiae lubricitatem , .tum ob communem omnium ciborum<text:line-break/>humidorum rationem,- qui scilicet citra astrictionem sunt<text:line-break/>humidi:. Ad haec coquitur non aegre, si med o<text:span text:style-name="Default_20_Paragraph_20_Font"><text:span text:style-name="T1">r</text:span></text:span> prius<text:line-break/>.corrupta non fuerit; id vero illi accidit, .quum. parata<text:line-break/>vitiose fuerit; aut succus. pravus lu ventriculo fuerit acer-<text:line-break/>yatus, interdum autem.quod in ipsis tardaverit, quod aliis<text:line-break/>quoque omnibus fugacibus, quae humido funt temperameu-<text:line-break/>tu, fole.t accidere , corrumpuntur enim in ventriculo, ni</text:p>
      <text:p text:style-name="P3">celeriter occupent subsidere. Quemadmodum igitur cu-<text:line-break/>curbita, quantum in <text:span text:style-name="Default_20_Paragraph_20_Font"><text:span text:style-name="T1">t</text:span></text:span>e ipfa est, succum, qui in lotum<text:line-break/>corpus alendi gratia distribuitur, habet qualitatis ad fe<text:span text:style-name="Default_20_Paragraph_20_Font"><text:span text:style-name="T1">n-<text:line-break/></text:span></text:span>fum expertem, ita, quum alicui eorum, quae vehementem<text:line-break/>habent facultatem, mixta fuerit, facile illi assimilatur; ut,<text:line-break/>si cum sinapi fumpta . fuerit, fuscus, qui ex utroque.in<text:line-break/>corpus elistribuetur, acris cum manifesta caliditate erit:<text:line-break/>eadem ratione, si cum falso quopiam man<text:span text:style-name="Default_20_Paragraph_20_Font"><text:span text:style-name="T1">t</text:span></text:span>a fuerit, (ut qui-<text:line-break/>dam lu patinis cum salsamento struunt, j succum in corpore<text:line-break/>falsum generabit; est autem sic apparata cibus stravisse<text:line-break/>utus, si salsamentum ex Ponticis illis suerit, quae- mala<text:line-break/>appellant. Quod si cum malis cydoniis elixa conditaque,<text:line-break/>ut decet, fuerit; succum austerum in distributione habebit<text:line-break/>praepollentem; e Assa:. autem .vel frixa in sartagine quam<text:line-break/>plurimum quidem de propria humiditate -deponit, veli-<text:line-break/>quum. autem ipsius nullam insignem . obtinet facultatem,<text:line-break/>uti nec cum in jure simplici parata fuerit. Caeterum ob<text:line-break/>aqueam qualitatem sibi innatam merito gaudet origano;</text:p>
      <text:p text:style-name="P3">omnia enim ejusmodi succis acribus, ver acidis, vel au-<text:line-break/>steris, vel salsis admisceri postulant, si modo in cibo sua-<text:line-break/>via sunt futura, et iis, qui usi fuerint, nauseam non sunt<text:line-break/>paritura.</text:p>
      <text:h text:style-name="Heading_20_2" text:outline-level="2">Cap. IV .</text:h>
      <text:p text:style-name="P16">[De peponibus.] Universa peponum natura<text:line-break/>frigidior est cum humiditate copiosa; habent autem faculta-<text:line-break/>tem quandam abstergendi, cujus beneficio urinam cient, et<text:line-break/>deorsum expeditius quam cucurbita melopep<text:span text:style-name="Default_20_Paragraph_20_Font"><text:span text:style-name="T1">o</text:span></text:span>nesque per-<text:line-break/>meant. Quod porro abstergeant, i<text:span text:style-name="Default_20_Paragraph_20_Font"><text:span text:style-name="T1">n</text:span></text:span>telliges, si sordidam cutem<text:line-break/>ipsis fricueris. <text:span text:style-name="Default_20_Paragraph_20_Font"><text:span text:style-name="T1">t</text:span></text:span> Quamobrem si quis ephelin aut . lentes<text:line-break/>in facie habeat, aut alphos extimos et in superficie, hos<text:line-break/>quoque detergent , semen tamen potentius quam ipsorum<text:line-break/>velut caro. deterget, adeo ut vel adversus renes calculo<text:line-break/>in<text:span text:style-name="Default_20_Paragraph_20_Font"><text:span text:style-name="T1">t</text:span></text:span>estatos co<text:span text:style-name="Default_20_Paragraph_20_Font"><text:span text:style-name="T1">n</text:span></text:span>veniat Succum autem in. corpore gignit ri-<text:line-break/>tiosum, idque potissimum, quum probe concoctus non<text:line-break/>fuerit, quo . casu . cholerae morbo obnoxios efficere con-<text:line-break/>suevit; nam et priusquam corruptus fuerit, ad vomitum<text:line-break/>quoque est idoneus, largiusque sumptus (nisi quis post</text:p>
      <text:p text:style-name="P3">ipsum aliquid eorum, quae probi sunt succi, supermandat)<text:line-break/>omnino vomitum excitabit. lilud porro perspicuum est,<text:line-break/>homines in hoc quoque fructu appellationem fecisse, quo-<text:line-break/>modo in atramento, quo scribitur, quod <text:span text:style-name="Default_20_Paragraph_20_Font"><text:span text:style-name="T4">μέλαν</text:span></text:span><text:span text:style-name="Default_20_Paragraph_20_Font"><text:span text:style-name="T6"> </text:span></text:span>appellant;<text:line-break/>nam vox haec <text:span text:style-name="Default_20_Paragraph_20_Font"><text:span text:style-name="T4">πέπων</text:span></text:span><text:span text:style-name="Default_20_Paragraph_20_Font"><text:span text:style-name="T6"> </text:span></text:span>velut <text:span text:style-name="Default_20_Paragraph_20_Font"><text:span text:style-name="T4">τὸ</text:span></text:span><text:span text:style-name="Default_20_Paragraph_20_Font"><text:span text:style-name="T6"> </text:span></text:span><text:span text:style-name="Default_20_Paragraph_20_Font"><text:span text:style-name="T4">πέπανον</text:span></text:span><text:span text:style-name="Default_20_Paragraph_20_Font"><text:span text:style-name="T6">, </text:span></text:span>hoc est matu-<text:line-break/>rum, significat, quod aliis quoque, quae mature<text:span text:style-name="Default_20_Paragraph_20_Font"><text:span text:style-name="T1">s</text:span></text:span>cunt,<text:line-break/>convenit. Nlim et racemus, quum exacte est maturus,<text:line-break/>dici potest <text:span text:style-name="Default_20_Paragraph_20_Font"><text:span text:style-name="T4">πέηων</text:span></text:span><text:span text:style-name="Default_20_Paragraph_20_Font"><text:span text:style-name="T9">, </text:span></text:span>quemadmodum certe et quum non-<text:line-break/>dum maturuit non potest nominari <text:span text:style-name="Default_20_Paragraph_20_Font"><text:span text:style-name="T4">πέπων</text:span></text:span><text:span text:style-name="Default_20_Paragraph_20_Font"><text:span text:style-name="T9">, </text:span></text:span>nimirum qui<text:line-break/>crudus est et immaturus. Ad eundem modum et Iru-<text:line-break/>otus omnes autumnales, et pira, et cucurbitae <text:span text:style-name="Default_20_Paragraph_20_Font"><text:span text:style-name="T4">πέπειρα</text:span></text:span><text:span text:style-name="Default_20_Paragraph_20_Font"><text:span text:style-name="T6">,<text:line-break/></text:span></text:span>r. e. matura, vocari consueverunt, quemadmodum et melo-<text:line-break/>pepon, qui in fe ipso <text:span text:style-name="Default_20_Paragraph_20_Font"><text:span text:style-name="T4">πέπονα</text:span></text:span><text:span text:style-name="Default_20_Paragraph_20_Font"><text:span text:style-name="T6">, </text:span></text:span>i. e. maturum, continet; unde<text:line-break/>medici quidam non simpliciter nominare voluerunt pepo-<text:line-break/>nas, fed totum id <text:span text:style-name="Default_20_Paragraph_20_Font"><text:span text:style-name="T4">σικυοπέπονα</text:span></text:span><text:span text:style-name="Default_20_Paragraph_20_Font"><text:span text:style-name="T6">, </text:span></text:span>i. e. cucumerem maturum,<text:line-break/>aut peponem cncumeralem nominari oportere contende-<text:line-break/>runI. Nos vero in praesenti sermone de ejusmodi non<text:line-break/>laboramus, ut quae ad medicinam nihil conserant; multo<text:line-break/>enim satius est rem dilucide interpretari, quam hujus-<text:line-break/>modi anxia disquisitione doctrinam obscurare. Tum p or-</text:p>
      <text:p text:style-name="P3">ro clarissime explicabimus; quum yocahula vulgo maxime<text:line-break/>usitata eligentes ipsurum significationes servaverimus:</text:p>
      <text:h text:style-name="Heading_20_2" text:outline-level="2">.Cap,, V.. </text:h>
      <text:p text:style-name="P16">[De melopeponibusq Melop.epones minus,<text:line-break/>quam pepones,. snnt humidi, <text:span text:style-name="Default_20_Paragraph_20_Font"><text:span text:style-name="T1">n</text:span></text:span>ec adeo pravi fiunt succi, mi-<text:line-break/>nusitem urinas movent, .tardiusque deo<text:span text:style-name="Default_20_Paragraph_20_Font"><text:span text:style-name="T1">r</text:span></text:span>sum descendunt.<text:line-break/>Ad vomitum praeterea excitandum non tantum quantum<text:line-break/>pepones habent momenti, sicut nec celeriter adeo, ut illi, iu<text:line-break/>ventriculo corrumpuntur, quum pravus humor in eo col-<text:line-break/>lectus fuerit, aut alia quaepiam corruptionis causa ipsum<text:line-break/>prehenderit. - Caeterum tametsi in juvando . stomacho au-<text:line-break/>tumnalibus fructibus longe strui inferiores, haudquaquam<text:line-break/>tamen ei, ut pepones, . funt. noxii, neque enim vomitum,<text:line-break/>ut illi, excitant.. Huc accedit, quod in peponibus homines<text:line-break/>a cerne intima, in qua femen habetur, abstinent, lu me-<text:line-break/>lopeponibus autem mandunt, adque ipsis ad deiectionem<text:line-break/>conferti Qur vero eorum quasi carne tantum vefcun-<text:line-break/>. tur., . non tam cito eam , ac peponum , excernunt.</text:p>
      <text:h text:style-name="P15" text:outline-level="2">Cap. VI.</text:h>
      <text:p text:style-name="P16"><text:s/>[De cucumeribus.] Urinam quidem et ipsi<text:line-break/>quomodo pepones cient,. sed minus .quam issi, quod ipsorum<text:line-break/>substantia minus sit humida , ideoque non facile , ut illi,<text:line-break/>in ventriculo corrumpantur. Invenias autem qui ipsus<text:line-break/>(ceu alia multa, quae homines plerique coquere nequeunt)<text:line-break/>concoquant, ob naturae scilicet cum eis familiaritatem,<text:line-break/>quam nos tum in commentariis de temperamentis , tum<text:line-break/>autem in libris de medicamentorum facultatibus copiosis-<text:line-break/>sime exposuimus, demonstrantes a tutius substa<text:span text:style-name="Default_20_Paragraph_20_Font"><text:span text:style-name="T1">n</text:span></text:span>tiae pro—<text:line-break/>prietate suum cuique animantium ge<text:span text:style-name="Default_20_Paragraph_20_Font"><text:span text:style-name="T1">n</text:span></text:span>eri cibum esse fa-<text:line-break/>mlliarem: asinis quidem et equis paleam, scenum, hor-<text:line-break/>deum, ac id .ge<text:span text:style-name="Default_20_Paragraph_20_Font"><text:span text:style-name="T1">n</text:span></text:span>us alia; leoni autem crudas animalium<text:line-break/>carnes; homini tum has omnes coctas, tum panes ex<text:line-break/>frumentaceis seminibus , .ut diximus , confectos. Atqui. et<text:line-break/>helleboro coturnices; et cicuta sturni citra noxam . ve-<text:line-break/>scuntur, ceu utique ervo boves. Quae igitur cuique<text:line-break/>coetu facilia aut difficilia sint alimenta, aut ex fubstan-<text:line-break/>tiae proprietate, aut aliquo fymptomate per experieu-</text:p>
      <text:p text:style-name="P3">tiam sunt discernenda. Quid autem sibi velit, quod dico,<text:line-break/>ex aliquo symptomata, primo libro id exposui; quando-<text:line-break/>quidem, quibus biliosus humor, aut omnino pravum ex-<text:line-break/>crementum quoduis in ventriculo saepe congeritur, in<text:line-break/>iis, quae natura coetu sunt facilia, celeriter corrumpuntur,<text:line-break/>veluti hominibus quibusdam, qui calorem nativum habent<text:line-break/>non humidum, neque bene temperatum, sed squallidum<text:line-break/>atque igneum; hi enim, quae alii facillime concoquunt,<text:line-break/>facile alterata ea cor<text:span text:style-name="Default_20_Paragraph_20_Font"><text:span text:style-name="T1">r</text:span></text:span>umpunt, ructusque eis accidunt om-<text:line-break/>nino nidorulenti. Caeterum illud perpetuo memoria te-<text:line-break/>neto, quod, etiamsi quis eorum quiduis, quae aliis con-<text:line-break/>coetu sunt difficilia, coxerit, succus tamen, qui ex eo in<text:line-break/>corpus distribuitur, eandem retinet naturam. Nam fieri<text:line-break/>non potest, ut succus, qui ex pepone distribuitur, craf-<text:line-break/>fus ac terreus fiat, etiamsi is coctus pulcherrime sue-<text:line-break/>rit, quemadmodum nec qui ex lente aut bubula distri-<text:line-break/>buitur, evadat unquam aquosus ac humidus, quem sape<text:line-break/>et consistentia tenuem appellant. Id autem plurimum ha-<text:line-break/>bet momenti non modo ad sanitatis custodiam, fed etiam</text:p>
      <text:p text:style-name="P3">ad morbi declinationem, ut alibi demonstratum nobis est,<text:line-break/>et nunc rursus summatim procedente sermone repetemus.<text:line-break/>Ergo qui cucumeres belle concoquunt, quum eo ipsi, fisi<text:line-break/>affatim iis <text:span text:style-name="Default_20_Paragraph_20_Font"><text:span text:style-name="T1">t</text:span></text:span>e impleverint, iis tandem longo temporis<text:line-break/>tractu acridit, ut succus frigidus ac mediocriter erassus<text:line-break/>lu venis coacervetur, qui in ea coctione, quae fit in ve-<text:line-break/>nis, haud facile mutatio<text:span text:style-name="Default_20_Paragraph_20_Font"><text:span text:style-name="T1">n</text:span></text:span>em in probum sanguinem reci-<text:line-break/>piati ob eam igitur cau<text:span text:style-name="Default_20_Paragraph_20_Font"><text:span text:style-name="T1">t</text:span></text:span>am omnibus pravi succi eduliis<text:line-break/>censeo abstinendum, etiamsi ea. quibusdam concoctu sint<text:line-break/>facilia; nobis enim non advertentibus pravus succus. ex<text:line-break/>ipsis post longum tempus in venis colligitur, qui postea<text:line-break/>exiguam ad putredinem occati<text:span text:style-name="Default_20_Paragraph_20_Font"><text:span text:style-name="T1">o</text:span></text:span>nem nactus febres mali-<text:line-break/>gnas accendit.</text:p>
      <text:h text:style-name="Heading_20_2" text:outline-level="2">Cap. Vli. </text:h>
      <text:p text:style-name="P16">[De fructibus , qui . ex arboribus colli-<text:line-break/>guntur.] Pira sane et poma, et ficus, Persica, Pu-<text:line-break/>uica, et id genus alia, fructus sunt arborum, quibus<text:line-break/>homines utiliter vescuntur, quum et alii praeter hos fini,<text:line-break/>quibus homines non vefcuntur, de quibus in prae<text:span text:style-name="Default_20_Paragraph_20_Font"><text:span text:style-name="T1">s</text:span></text:span>entia</text:p>
      <text:p text:style-name="P3">dicere non est institutum. In universum autem ac com-<text:line-break/>muni ratione de fructibus, quibus homines vescuntur,<text:line-break/>scire oportet, humidos quidem tenue liumidumque ex<text:line-break/>fe distributum alimentum corpori praebere; quam rem<text:line-break/>omnino consequitur, ut ejusmodi alimentum celeriter cor-<text:line-break/>pus totum permeet ac pervadat, excematurque tum per<text:line-break/>cutim, tum per urinas, Proi<text:span text:style-name="Default_20_Paragraph_20_Font"><text:span text:style-name="T1">n</text:span></text:span>de omnia ejusmodi cibaria<text:line-break/>medici rite affirmant pauci esse alimenti. Contra autem<text:line-break/>habet i<text:span text:style-name="Default_20_Paragraph_20_Font"><text:span text:style-name="T1">n</text:span></text:span> solidis fructibus consistentia; ex ipsis enim ali-<text:line-break/>mentum copiosius corpori apponitur, tardiusque permeat,<text:line-break/>maxime quum succum in se ipsis habent crassem, aut len-<text:line-break/>tum; aut adstringentem.</text:p>
      <text:h text:style-name="Heading_20_2" text:outline-level="2">Cap. VIII. </text:h>
      <text:p text:style-name="P16">[De ficubus.] Quod omnibus quidem non<text:line-break/>modo autumnalibus fructibus, sed et iis, quos fugaces appel-<text:line-break/>laut, est commune, id. ficus quoque habent; non enim potu-<text:line-break/>erunt succi pravitatem effugere, tametsi minus, quam cae-<text:line-break/>teri fugaces omnes, ipsius sunt participes. Verum haec<text:line-break/>ipsis insunt bona, quod ventrem prompte permeant, et</text:p>
      <text:p text:style-name="P3">quod facile totum corpus pervadunt; nam absterge<text:span text:style-name="Default_20_Paragraph_20_Font"><text:span text:style-name="T1">n</text:span></text:span>di quo-<text:line-break/>que insignem habent facultatem ,. quo fit, ut post ipsarum<text:line-break/>esumnephritici multas arenulas excernunt. Praeterea<text:line-break/>quum omnes autumnales fructus exiguum corpori prae-<text:line-break/>beaut alimentum, id omnium- minimum ficubus usu ve-<text:line-break/>uit; carnem tamen non; compactam neque sumam gene-<text:line-break/>rant, ceu panis. et suilla, sed sublaxam ac subinanem,<text:line-break/>ut fabae. Flatibus hae -quoque ventrem implent, esseut-<text:line-break/>que eo momine admodum dolorifibae, ni etiam cele<text:span text:style-name="Default_20_Paragraph_20_Font"><text:span text:style-name="T1">r</text:span></text:span>em<text:line-break/>defcensum essent adeptae, cujus beneficio cele<text:span text:style-name="Default_20_Paragraph_20_Font"><text:span text:style-name="T1">r</text:span></text:span>iter perva-<text:line-break/>dentibus, flatus, quem excitent, non diu manet; atque in<text:line-break/>eo minus caeteris fructibus. autumnalibus laedere consue-<text:line-break/>verunt. Caeterum maturae ficus immaturas non medio-<text:line-break/>criter antecellunt, quod et in aliis quidem omnibus fru-<text:line-break/>ctibus cernitur, non tantum tamen lu eis est discrimen;<text:line-break/>nam quae ficus prorsus sunt maturae, nihil propemodum<text:line-break/>omnino laedunt, quomodo nec caricae, quae multiplicem<text:line-break/>quidem habent utilitatem, si quis tamen largius esitaverit,</text:p>
      <text:p text:style-name="P3">ab eis offendetur, quandoquidem sanguinem non aduro-<text:line-break/>dum probum gignunt; quo fit, ut ex ipsarum usu pedi-<text:line-break/>cuiorum multitudo proveniat, Habent etiam tenuandi fa-<text:line-break/>cultatetu et incidendi; qua ventrem quoque ad excretio-<text:line-break/>nem irritant renesque expurgant. lecori autem lienique<text:line-break/>inflammatione obsessis funt noxiae, quemadmodum et ficus,<text:line-break/>non peculiari . quadam et eximia facultate, ind communi<text:line-break/>ratione dulcium omnium ciborum ac potuum-; obstructis<text:line-break/>autem illis aut fcirrlio affectis , ipfae ex feste non ma-<text:line-break/>gnopere commodant, aut ossiciunt, fed medicamentis in-<text:line-break/>ridentibus ac extenuantibus et abstergentibus mixtae<text:line-break/>non mediocriter juvaut. Proinde nonnulli modicorum in<text:line-break/>dictis lienis et hepatis affectibus exhibent ipfas longe aule<text:line-break/>cibum cum thymo, aut pipere, aut zingibere, aut pule-<text:line-break/>glo , aut satureia, aut calaminthen aut origano, aut hyf-<text:line-break/>lupo. Ad eundem. autem modum, si caricae cum alio<text:line-break/>quopiam eorum, quae facultatem habent acrem aut om-<text:line-break/>nino incidendi ac extenuandi , .assumantur, juvabunt non</text:p>
      <text:p text:style-name="P3">solum sic affectos, fed etiam sanos, siquidem jecoris mea-<text:line-break/>tus, per quos fertur alimentum, apertos esse, non. aegro-<text:line-break/>lis modo, fed fanis etiam est tutissimum. Ad eum igitur<text:line-break/>modum vulgo ficubus cum <text:span text:style-name="Default_20_Paragraph_20_Font"><text:span text:style-name="T1">t</text:span></text:span>ale attenuante, aceto et garo<text:line-break/>praeparatis vescuntur, quod ipfas utiles esse experientia<text:line-break/>didicerint. . Verisimile autem est ipsorum nonnullos, me-<text:line-break/>dici cuiusdam consilio impulsus, ad hoc modo edendas<text:line-break/>ipfas accessisse, delude eam notitiam ad vulgus emanasse.<text:line-break/>Qui vero cum cibo aliquo crassi succi caricas ficusve<text:line-break/>mandunt, non mediocriter offenduntur.</text:p>
      <text:h text:style-name="Heading_20_2" text:outline-level="2">Cap. IX. </text:h>
      <text:p text:style-name="P16">[D e uris.] Ficus et uvae, quemadmodum inter<text:line-break/>fructus autumnales principatum obtinent, ita fugacibus om-<text:line-break/>nibus magis nutriunt, minrmumque pravi succi habent,<text:line-break/>praesertim quum exactam maturitatem fuerint adeptae-<text:line-break/>Porro quod ap<text:span text:style-name="Default_20_Paragraph_20_Font"><text:span text:style-name="T1">t</text:span></text:span>ae nutriant, maximo argumento funt ii,<text:line-break/>qui vinearum fructus cusiodiunt, qui quum duos menses<text:line-break/>felis uris ac ficubus , quarum cestodrae praesunt, ve-<text:line-break/>fcantur, (nisi forte punis quidpiam illis addant,] cor-</text:p>
      <text:p text:style-name="P3">putenti tamen admodum fiunt ; at caro, quae ipsis gignitur;<text:line-break/>haudquaquam est firma ac densa, quemadmo<text:span text:style-name="Default_20_Paragraph_20_Font"><text:span text:style-name="T1">d</text:span></text:span>um ea, quae<text:line-break/>ex carnibus fit,- sed laxa est ac flaccida; ob id celeriter<text:line-break/>etiam, quum vesci ipsis desierint, constringitur ac consi-<text:line-break/>det. Verum uvae minus alunt, quam ficus, marinum-<text:line-break/>que id ipsis mest commodum, quod velociter subfideanb<text:line-break/>Quocirca; si quando haescrint, graviter laedunt, quum id<text:line-break/>maturis ficubus non insit; hae enim, etiamsi non per-<text:line-break/>belle excernuntur, modo probe in ventriculo . coctae fue-<text:line-break/>rint, alimentum corpori dant- innoxium Quorum neutrum<text:line-break/>uvis adest; neque .enim retentae belle coquuntur, et dum<text:line-break/>in jecur ac venas distribuuntur, . succum crudum gene-<text:line-break/>rant, qui non facile in probum sanguinem mutetur, nant<text:line-break/>acinorum substantia composita est ex ipsarum velut carne<text:line-break/>et humore, qui per carnem est dispersus, ex quo fit vi-<text:line-break/>num , . praeterea ex seminibus , atque ex membranula te-<text:line-break/>gumento ,- quod omnia haec . extrinsecus circumambit.<text:line-break/>Caeterum seminum quidem substantia sicca est et quo-</text:p>
      <text:p text:style-name="P3">dammodo adstringens, omnisque intestina pervadit , nihil<text:line-break/>quod -sensu deprehendi queat a sese mutata, .non secus<text:line-break/>ac in ficubus grana; haec enim in utroque fructu pro-<text:line-break/>portione- inter fe respondent, quum utrumque totius plan-<text:line-break/>tae fit semen, permeetque non alteratum, non in chy-<text:line-break/>lum versum, nulla denique in re mutatum. Est et pro-<text:line-break/>portio quaedam in tegumentis utrumque fructum conti-<text:line-break/>nentibus, quae ipsis eum usum praestant, quem cutis ani-<text:line-break/>malibus<text:span text:style-name="Default_20_Paragraph_20_Font"><text:span text:style-name="T1">c</text:span></text:span> Exiguam autem tegumentum id recipit in veti-<text:line-break/>triculo mutationem, quo fit, ut quidam, quum ipsum et<text:line-break/>omne id quod intus habetur suxerint, una cum feminibus<text:line-break/>expuant; quae et- ipsa nonnulli conamur expuere; potili<text:line-break/>fimum quum acini grandes fuerint , nam in exilibus id<text:line-break/>factu est difficile. Liquet porro, quod alvus magis laxetur,<text:line-break/>si stola acinorum caro cum succo fuerit deglutita fine fe:.<text:line-break/>minibus acmembrana extrinsecus ambienter laxatur au-<text:line-break/>tem impensius,- quum scius ipfe succus expressim (mustum<text:line-break/>vulgo appellant) fuerit deglutitus; qui ventrem. ni veloci-</text:p>
      <text:p text:style-name="P3">ter pertranseat, flatibus nonnihil implet. Ex hoc sane<text:line-break/>alimenti nonnihil corpori accedit, copiosius tamen ex car-<text:line-break/>nea substantia, eoque accidit uvas quasdam nutrire ma-<text:line-break/>gis, quam dejici, contra alias promptius dejici, quam<text:line-break/>nutrire. Ergo quibus exiguus est succus, magis nutriunt,<text:line-break/>quibus vero est uberior, minus quidem nutriunt, sed<text:line-break/>promptius subsident. Vocant autem uvas ejusmodi gene-<text:line-break/>rosas, lu quibus acini humidam quidem substantiam ha-<text:line-break/>bent exiguam, solidiorem autem non paucam; quam ceu<text:line-break/>carnem acini esse diximus. Atque iis utuntur eas vertis<text:line-break/>modis autumno reponentes; etenim in mustum ipsas con-<text:line-break/>jiciunt, impletasque iis novas ollas in vinaceis recon-<text:line-break/>dunti Voco autem vinaceos solidas uvae reliquias, quum<text:line-break/><text:span text:style-name="Default_20_Paragraph_20_Font"><text:span text:style-name="T7">in </text:span></text:span>torculari succus ipsius omnis prorsus expressus fuerit;<text:line-break/>quas etiam homines in doliis componunt, stipantes ipsas<text:line-break/>valide ac constringentes : appellantque id ipsum faecem,<text:line-break/>quod ego vinaceos appellavi; nomine autem vinaceorum<text:line-break/>uvarum radicem, quae ex palmite enascitur, appellant,</text:p>
      <text:p text:style-name="P3">quam nos pediculum nominamus, . unde acini ipsi pen-<text:line-break/>dent; in hanc igitur faecem ollas novas uris refertas<text:line-break/>condunt, operculis exacte obturantes, ne alicunde dif-<text:line-break/>flentnr, et qua operculum cum olla committitur, pice<text:line-break/>illinunt, perfpiratus omnes obstruentes. Ipsam autem<text:line-break/>ollam esse oportet ex luto fuaveolente et perfecte assato.<text:line-break/>Hujuscemodi certe uva ventriculum dissolutum roborans,<text:line-break/>hominibus cibum fastidientibus appetentiam excitat, non<text:line-break/>tamen per alvum subsidet; et si sumpta largius fuerit, ca-<text:line-break/>put ferit. Quae in musto conditur, magis adhuc, quam<text:line-break/>haec, caput infestat, pensilis vero nihil prorsus caput lae-<text:line-break/>dit, ventrem autem nec sistit, nec ad dejectionem irri-<text:line-break/>tat; eodem autem modo fe habet et ad appetentiam, ut<text:line-break/>quae nec imbecillam excitat, nec seriem dissolvit. Porro<text:line-break/>aliarum uvarum ea concoctu est facillima, quam dixi ho-<text:line-break/>mines lu mesto et vinaceis in totum sequentem annum<text:line-break/>usque ad secundam vindemiam reponere. Quae autem ex<text:line-break/>ipsis suspenduntur, quum inaruerint, sunt inutiles, aliae</text:p>
      <text:p text:style-name="P3">quidem statim ipfo vere] aliae vero omnino fallent aesta-<text:line-break/>te. Non parva autem est inter uvas differentia, quod<text:line-break/>aliae sint dulces, aliae acidae, aliae austerae, aliae deni-<text:line-break/>que, quae nullam vehementem habeant qualitatem; vocant<text:line-break/>autem ipfas vinc<text:span text:style-name="Default_20_Paragraph_20_Font"><text:span text:style-name="T1">t</text:span></text:span>as. Caeterum quae dulces funt, succum<text:line-break/>habent calidiorem, et ob id sitim excitant, austerae vero<text:line-break/>et acidae frigidiorem, vinosae- autem locum inter casi-<text:line-break/>dum ac frigidum medium obtinent. Dulces item alvum<text:line-break/>subducunt, et maxime si sint humidae; acidae austerae-<text:line-break/>que non huic modo rei, verum etiam coctioni in ven-<text:line-break/>viculo, distiibutioni ac nutritioni funt noxiae. Acidae<text:line-break/>certe, etiamsi exactam in ipsis nite maturitatem adeptae<text:line-break/>fufpendantm, ne sic quidem dulcescunt; ausierarum au-<text:line-break/>tem quaedam, si suspensae diutius fuerint, dulciores red-<text:line-break/>dantur; acerbae vero, ut acidae, etiamsi suspensae sue-<text:line-break/>rint diutius , mutati<text:span text:style-name="Default_20_Paragraph_20_Font"><text:span text:style-name="T1">o</text:span></text:span>nem in dulcius nunquam poterunt<text:line-break/>assequi; quocirca ipsarum e<text:span text:style-name="Default_20_Paragraph_20_Font"><text:span text:style-name="T1">t</text:span></text:span>os perpetuo est cavendus.<text:line-break/>omnium quidem certe usus (si quis m<text:span text:style-name="Default_20_Paragraph_20_Font"><text:span text:style-name="T1">o</text:span></text:span>derate fumat) est</text:p>
      <text:p text:style-name="P3">tutissimus, quum uvae natura fuerint carnosae ac matu-<text:line-break/>rae, sive in vite <text:span text:style-name="Default_20_Paragraph_20_Font"><text:span text:style-name="T1">s</text:span></text:span>ummam maturitatem obtinuerunt, sive,<text:line-break/>quod maturitati deerat, ex consequenti suspensione sint<text:line-break/>adeptae; post pensiles autem eas, quae nullam austeram<text:line-break/>vel acidam qualitatem prae se ferunt, affatim ventris de-<text:line-break/>jiciendi gratia. licet ingerere. Quidam autem in eundem<text:line-break/>usum mustum quoque idque dulcissimum bibunt; id enim<text:line-break/>maxime subducit quod vero ab uvis austeris aut acidis<text:line-break/><text:span text:style-name="Default_20_Paragraph_20_Font"><text:span text:style-name="T7">est </text:span></text:span>expressum, ad omnia est pessimum. Equidem nomi-.<text:line-break/>nibus sic sum usus, quemadmodum homines hujus saeculi<text:line-break/>utuntur, satius esse ratus, res dilucide docere, quam ve-<text:line-break/>tere lingua Atti cotum usu Quibus vero antiquius id do-<text:line-break/>ctrinae perspicuitate fuerit, uvarum partes solidas, quae<text:line-break/>musto expresse <text:span text:style-name="Default_20_Paragraph_20_Font"><text:span text:style-name="T1">s</text:span></text:span>upersunt, <text:span text:style-name="Default_20_Paragraph_20_Font"><text:span text:style-name="T4">βρύτια</text:span></text:span><text:span text:style-name="Default_20_Paragraph_20_Font"><text:span text:style-name="T6"> </text:span></text:span>appellant, <text:span text:style-name="Default_20_Paragraph_20_Font"><text:span text:style-name="T4">στέμφυλα</text:span></text:span><text:span text:style-name="Default_20_Paragraph_20_Font"><text:span text:style-name="T6"> </text:span></text:span>au..<text:line-break/>tem olivarum, quum oleum fuerit expressum; qu<text:span text:style-name="Default_20_Paragraph_20_Font"><text:span text:style-name="T1">o</text:span></text:span>d vero<text:line-break/>eranum in uvis subsidet, vulgus Atlicorum <text:span text:style-name="Default_20_Paragraph_20_Font"><text:span text:style-name="T4">τρύγα</text:span></text:span><text:span text:style-name="Default_20_Paragraph_20_Font"><text:span text:style-name="T6"> </text:span></text:span>nomi-<text:line-break/>nat. Proinde nulia apud eos in vocibus est homonymun<text:line-break/>u<text:span text:style-name="Default_20_Paragraph_20_Font"><text:span text:style-name="T1">t</text:span></text:span> apud alios homine<text:span text:style-name="Default_20_Paragraph_20_Font"><text:span text:style-name="T1">s</text:span></text:span>, qui <text:span text:style-name="Default_20_Paragraph_20_Font"><text:span text:style-name="T4">βρἀτια</text:span></text:span><text:span text:style-name="Default_20_Paragraph_20_Font"><text:span text:style-name="T6"> </text:span></text:span>etiam <text:span text:style-name="Default_20_Paragraph_20_Font"><text:span text:style-name="T4">ερύγα</text:span></text:span><text:span text:style-name="Default_20_Paragraph_20_Font"><text:span text:style-name="T6"> </text:span></text:span>nun cu<text:span text:style-name="Default_20_Paragraph_20_Font"><text:span text:style-name="T1">e</text:span></text:span></text:p>
      <text:p text:style-name="P3">paul<text:span text:style-name="Default_20_Paragraph_20_Font"><text:span text:style-name="T1">i</text:span></text:span> Qulu et tertia quaedam hujus nominis <text:span text:style-name="Default_20_Paragraph_20_Font"><text:span text:style-name="T4">τρυγός</text:span></text:span><text:span text:style-name="Default_20_Paragraph_20_Font"><text:span text:style-name="T6"> </text:span></text:span>est<text:line-break/>significatio Graecis hujus saeculi usitata;- nam vinaceo-<text:line-break/>rum dilutum <text:span text:style-name="Default_20_Paragraph_20_Font"><text:span text:style-name="T4">τρύγα</text:span></text:span><text:span text:style-name="Default_20_Paragraph_20_Font"><text:span text:style-name="T6"> </text:span></text:span>vocitant, quod rursus ab Atticis dsu-<text:line-break/><text:span text:style-name="Default_20_Paragraph_20_Font"><text:span text:style-name="T4">τερἱας</text:span></text:span><text:span text:style-name="Default_20_Paragraph_20_Font"><text:span text:style-name="T6">, </text:span></text:span>a nostratibus <text:span text:style-name="Default_20_Paragraph_20_Font"><text:span text:style-name="T4">στεμφυλιτης</text:span></text:span><text:span text:style-name="Default_20_Paragraph_20_Font"><text:span text:style-name="T6"> </text:span></text:span>(lora) appellatur. Con-<text:line-break/>jectis namque in- parva dolia vinaceis tantum aquae su-<text:line-break/>peraffu<text:span text:style-name="Default_20_Paragraph_20_Font"><text:span text:style-name="T1">n</text:span></text:span>dunt , quoad omnia persuadeant; quod ubi satis<text:line-break/>factum videtur, in dolii sundo foramen aperiunt, ut di-<text:line-break/>lutum effluat, id que pro rino bibunt. Perspicuum autem<text:line-break/>.est, -quod pro vinaceorum copia aquam experientia docti<text:line-break/>affundunt ,- quon videlicet lora neque aquosior sit, neque<text:line-break/>meracior ; deinde rursum aliam aquam, parciorem tamen<text:line-break/>priori, vinaceis affundunt ita, ut id quoque in potu -fit<text:line-break/>tolerabile; quod quidam Attici proprie, <text:span text:style-name="Default_20_Paragraph_20_Font"><text:span text:style-name="T1">n</text:span></text:span>on ut prius,<text:line-break/><text:span text:style-name="Default_20_Paragraph_20_Font"><text:span text:style-name="T4">δὲυτερἱαν</text:span></text:span><text:span text:style-name="Default_20_Paragraph_20_Font"><text:span text:style-name="T6"> </text:span></text:span>nominari volunt. Utraque lora capiti dolorem<text:line-break/>affert, . nisi quis dilutiores ipsas bibat, fed prior magis<text:line-break/>caput ferit. Commodum autem huic potui id inest, quod<text:line-break/>ocius per urinas reddatur; qua in re magnum est pro<text:line-break/>varia uvarum (ex . quibus funt vinacei) specie discrimen.</text:p>
      <text:p text:style-name="P3">Quandoquidem, si dulces fuerint, potus multo erit fua-<text:line-break/>vior,- cuiusque per urinas reddetur; sin vero acerbae<text:line-break/>aut acidae fuerint, insuaviu<text:span text:style-name="Default_20_Paragraph_20_Font"><text:span text:style-name="T1">s</text:span></text:span> longe ..ac minus ciens uri-<text:line-break/>nas. Id autem dilutum valentius fit ac multo xinosius,<text:line-break/>quum vinaceus ad ver aut aestatem fuerit asservatus.<text:line-break/>llyeme vero si quis utatur, al caput malus ferit, sic et<text:line-break/>per urinas minus secedit.</text:p>
      <text:h text:style-name="Heading_20_2" text:outline-level="2">C a p. x [De uvis passis.] </text:h>
      <text:p text:style-name="P16">Uvae passae cum aliis uris eandem habent rationem, quam caricae cum ficubus; multae<text:line-break/>enim fiunt dulces, acerbae autem omnino paucae; pluri-<text:line-break/>mae ve<text:span text:style-name="Default_20_Paragraph_20_Font"><text:span text:style-name="T1">r</text:span></text:span>o ex dulci et ausiera qualitate fiunt mixtae ;<text:line-break/>quanquam dulces nonnihil quoque austerae qualitatis ha-<text:line-break/>fient, et ausurae dulcedinis. Caeterum ut dulces tum-<text:line-break/>paramento sunt calidiore, ita austerae frigidiore. Ad<text:line-break/>hoc austerae stomachum roborant et ventrem constipant,<text:line-break/>et sus multo magis acerbae; medlam autem quodammodo<text:line-break/>luter ipsas constitutionem dulces obtinent, ut quae nec<text:line-break/>stomachum dissolvunt, nec alvum subducant Dulcibus ta-</text:p>
      <text:p text:style-name="P3">men ut vis quaedam semper mest contemperandi, ita et<text:line-break/>mediocriter detergendi ; quibus duabus facultatibus exi-<text:line-break/>guas mordicationes, quae os ventriculi infestant (quod et<text:line-break/>stomachum appellamus), obtundunt. Perspicuum enim est,<text:line-break/>quod mordicatio<text:span text:style-name="Default_20_Paragraph_20_Font"><text:span text:style-name="T1">n</text:span></text:span>es maj<text:span text:style-name="Default_20_Paragraph_20_Font"><text:span text:style-name="T1">o</text:span></text:span>res valenti<text:span text:style-name="Default_20_Paragraph_20_Font"><text:span text:style-name="T1">o</text:span></text:span>ra p<text:span text:style-name="Default_20_Paragraph_20_Font"><text:span text:style-name="T1">o</text:span></text:span>stulant remedia.<text:line-break/>Inter passas autem praestanti<text:span text:style-name="Default_20_Paragraph_20_Font"><text:span text:style-name="T1">o</text:span></text:span>res sunt, quae tum pingues funt,<text:line-break/>tum corticem habent.- tenuem. N<text:span text:style-name="Default_20_Paragraph_20_Font"><text:span text:style-name="T1">o</text:span></text:span>nnulli autum et recte<text:line-break/>Iane e dulcibus grandibusque (quales sunt Scybeli fides),<text:line-break/>priusquam mandant, stemma eximunt; quae et ipsae m-<text:line-break/>veteratae cutim durum crassamque habent, easque prius<text:line-break/>in aqua c<text:span text:style-name="Default_20_Paragraph_20_Font"><text:span text:style-name="T1">o</text:span></text:span>guntur macerare , et semen ipsum facilius sic<text:line-break/>eximitur. Aliae quaedam sunt his contrariae, solidae et<text:line-break/>crassae, quae nullum prorsus femen habent:- crescunt hae<text:line-break/>in Cilicia, c<text:span text:style-name="Default_20_Paragraph_20_Font"><text:span text:style-name="T1">o</text:span></text:span>l<text:span text:style-name="Default_20_Paragraph_20_Font"><text:span text:style-name="T1">o</text:span></text:span>re subflavo. In Pamphylia autem Scybe-<text:line-break/>liticae et colore nigrae, quae, ut dixi, sunt maximae;<text:line-break/>minimae autem in Cilicia fulvae proveniunt. Aliae<text:line-break/>praeter has in. Cilicia nascuntur, colore nigro, maguitu-</text:p>
      <text:p text:style-name="P3">dine mediae, quemadmodum .et apud alias plerasque gen-<text:line-break/>tes, potissimum in Libya. ln Afia autem variae passarum<text:line-break/>fpecjes mediocri magnitudine proveniunt; etenim quae-<text:line-break/>dam subflavae, aliae nigrae, aliae dulces, et aliae fub-<text:line-break/>aulterae cernuntur. Porro in frigidis regionibus ne uvae<text:line-break/>quidem ipsae maturari exquifite queunt, nedum passarum<text:line-break/>quaepiam; quapropter resinam vinis immittunt, ne cele-<text:line-break/>riter acescant. Porro quemadmodum passarum differentia,<text:line-break/>quae a colore sumitur, nihil ad passarum facultatum con-<text:line-break/>fert, ita nec maguitudo;. stola autem qualitatis, quae gu-<text:line-break/>stui inest, differentia potest omnia; cui foli intentus in-<text:line-break/>venies, ut ante. diximus; et in quibus, et quo tempore uti<text:line-break/>conveniat. Alimentum ex passis tale qualitate in corpus<text:line-break/>distribuitur, qualis ipfarum natura fuerit, dulce ex dul-<text:line-break/>cibus, austerum ex austeris, mixtum :ex iis, quae utrius-<text:line-break/>que qualitatis funt participes; quantitate vero copiosius.<text:line-break/>ex pinguibus ac dulcibus; parcius ex austeris et macris.<text:line-break/>Quod si passarum pinguium ac dulcium , a quibus fetui-</text:p>
      <text:p text:style-name="P3">na fuerint exempta, parem molem cum pari uvarum mole<text:line-break/>contuleris , passas valentius nutrire deprehendes. Hujus-<text:line-break/>modi sane ut mluus, quam caricae, subducant abstergant-<text:line-break/>que, magis tamen, quam illae, stomachum juvant.</text:p>
      <text:h text:style-name="Heading_20_2" text:outline-level="2">Cap. XI. </text:h>
      <text:p text:style-name="P20">[De fycaminis, quae et mora appellant.]<text:line-break/>Non haec Attici <text:span text:style-name="Default_20_Paragraph_20_Font"><text:span text:style-name="T1">s</text:span></text:span>ermonis affectato vibus scribimus, (fortasse<text:line-break/>enim ne legere quidem ipsa dignarentur, corporis simul<text:line-break/>et animi sanitatem pro nihilo ducentes,) sed medicis qui-<text:line-break/>dem, qui de Atticismo non magnopere laborant, tum au-<text:line-break/>tem et aliis, qui ut animalia <text:span text:style-name="Default_20_Paragraph_20_Font"><text:span text:style-name="T1">r</text:span></text:span>atione praedita viventes<text:line-break/>honorem, gl<text:span text:style-name="Default_20_Paragraph_20_Font"><text:span text:style-name="T1">o</text:span></text:span>riam, divitias et auctoritatem inter cives<text:line-break/>corporis et animi valetudini postponunt. Certo enim<text:line-break/>scio, hos linguam Atticorum nihilo pluris quam caetero-<text:line-break/>rum hominum aestimare , corporis vero sanitatem prae-<text:line-break/>staturus quiddam ducere ac dignius ei homini, qui vi- .<text:line-break/>vere fecundum naturam studuerit. Quum igitur intelli-<text:line-break/>gam, sermonem simpliciorem iis esse utiliorem, nominibus<text:line-break/>utar, quae ipsi intelligant, etiamsi vetustis Graecis non</text:p>
      <text:p text:style-name="P3">sint consueta. Mororum igitur nomen vulgo est cogni-<text:line-break/>tum; fi non alia de caula, saltem ob medicamentum ad<text:line-break/>oris affectus utile, quod <text:span text:style-name="Default_20_Paragraph_20_Font"><text:span text:style-name="T4">διὰ</text:span></text:span><text:span text:style-name="Default_20_Paragraph_20_Font"><text:span text:style-name="T6"> </text:span></text:span><text:span text:style-name="Default_20_Paragraph_20_Font"><text:span text:style-name="T4">μόρων</text:span></text:span><text:span text:style-name="Default_20_Paragraph_20_Font"><text:span text:style-name="T6"> </text:span></text:span>appellatur, quod eo-<text:line-break/>rum succum recipiat. Quosdam autem ex fructibus au-<text:line-break/>tumnalibus, quos deinceps recensebimus, plerique homi-<text:line-break/>nes ignorant, quo nomine ante annos sexcentos ab Athe-<text:line-break/>nienfibus fuerint appellati;. animadvertunt enim, hujus<text:line-break/>tempestatis Athenienses fructus omnes non alio nomine<text:line-break/>appestare, quam quo reliqui Graeci appellant, sest et<text:line-break/>mora ipsa sycamina nihilominus quam mora nominare,<text:line-break/>item persica, nuces, praecocia, ac in summa reliqua<text:line-break/>omnia pro aliorum Graecorum consuetudine : neque .enim<text:line-break/>detrimenti quicquam ipsis ex vetustarum appellationum<text:line-break/>ignoratione accidet, si facultates ipsorum exploratus ha-<text:line-break/>buerint. Satius enim fuerit scire, ex iis cibis, qui a<text:span text:style-name="Default_20_Paragraph_20_Font"><text:span text:style-name="T1">i</text:span></text:span>t ex-<text:line-break/>cretionem inritant, p<text:span text:style-name="Default_20_Paragraph_20_Font"><text:span text:style-name="T1">o</text:span></text:span>steriores quidem sumendos, qui<text:line-break/>tarde permeant, omnium autem primos, qui celeriter qui-<text:line-break/>dem pervadunt, corrumpuntur tamen, si in ventriculo mo-<text:line-break/>rentur diutius, quam ipsorum nomenclaturae n<text:span text:style-name="Default_20_Paragraph_20_Font"><text:span text:style-name="T1">o</text:span></text:span>sse. Non</text:p>
      <text:p text:style-name="P3">tamen omnino ignorare homines mihi videntur, qui ordo<text:line-break/>in iis, quae mandunt, sibi fit servandus, quandoquidem<text:line-break/>ipsius rideas in plurimis cibariis eum servare. Prius enim<text:line-break/>fumunt radiculas, olivas et foenum. Graecum ex garo;<text:line-break/>post haec malvas, betam et alia id genus olera cum<text:line-break/>oleo et garo. Etenim si vel tantillum mentis habeant,<text:line-break/>diuturna experientia docet eos facultates eorum, quae quo-<text:line-break/>tidie ad escam sibi praeparant; quorum vero mullo inter-<text:line-break/>valle usus atque experientia incidit, ea foli h<text:span text:style-name="Default_20_Paragraph_20_Font"><text:span text:style-name="T1">o</text:span></text:span>mines fo-<text:line-break/>lertes observant ac memoriae mandant. Sycamina igitur<text:line-break/>celerrime pertranseunt, cibisque aliis praeeunt, si in ven-<text:line-break/>trrculum purum inciderint, et sumpta primis epulis fue-<text:line-break/>ruit: qu<text:span text:style-name="Default_20_Paragraph_20_Font"><text:span text:style-name="T1">o</text:span></text:span>d si sumpta post alios cibos fuerint, aut etiam<text:line-break/>pravum succum in ventriculo offenderint, celerrime una<text:line-break/>cum aliis cibis corrumpuntur novo qu<text:span text:style-name="Default_20_Paragraph_20_Font"><text:span text:style-name="T1">o</text:span></text:span>dam corruptionis<text:line-break/>genere , et quod verbis explicari nequeat, ut in cucurbi-<text:line-break/>lis accidit. omnia enim haec, si modo celeriter incorrupta<text:line-break/>subsederint, cibis fugacibus minus funt noxia; sic minus,<text:line-break/>corrumpuntur non aliter, quam pepones, quamquam lu</text:p>
      <text:p text:style-name="P3">quoque, si celeriter subducantur, <text:span text:style-name="Default_20_Paragraph_20_Font"><text:span text:style-name="T1">n</text:span></text:span>ullam magnam noxam<text:line-break/>asserunt. Tempus autem utendi, ut peponibus, ita et mo-<text:line-break/>ris est, quum corpus ventriculi fquallore aestuat,. quo<text:line-break/>tempore necesse quodammodo est hepati quoque idem ac-<text:line-break/>cidere. Cucurbitae quidem et cu cum eri tum maturo tum<text:line-break/>ante maturitatem, ad haec et melopeponi nulla adstrui-<text:line-break/>gens qualitas inest, fycaminis vero, et potissimum quum<text:line-break/>nondum admodum maturuerint, qualitas ejusmodi .conspi-<text:line-break/>cue inest, immaturioribus autem inest simul et acida.<text:line-break/>Proinde nonnulli ab arbore ipsis detrahentes ac ficcan-<text:line-break/>tes reponunt, medicamentum ad dysenteriae ac diuturnae<text:line-break/>diarrhoeae curationem utile sibi futurum. At nunc no-<text:line-break/>bis non est propositum medicamentorum facultates expo.-<text:line-break/>nere. Rursus igitur ea repetamus, quae fycamina ipsa,<text:line-break/>ut alimentum, possunt agere. Quod quidem celeriter fusi-<text:line-break/>ducantur, dictum nobis prius fuit; quod eis accidit forte<text:line-break/>propter folam substantiae humiditatem ac lubricitatem,<text:line-break/>forte etiam propter admixtam qualitatum quandam aerio-.<text:line-break/>rem, quae dejectioni excitandae <text:span text:style-name="Default_20_Paragraph_20_Font"><text:span text:style-name="T1">l</text:span></text:span>atis esse possit, quando-</text:p>
      <text:p text:style-name="P2">quidem qualitas adstringens non modo ad subductionem<text:line-break/>nihil confert, verum etiam suapte natura ventrem con-<text:line-break/>stipat. Didicisti autem ex commentariis de simplicium<text:line-break/>medicamentorum facultatibus, pleraque esse corpora, quae<text:line-break/>facultates habeant contrarias. Coniector igitur, mora exi-<text:line-break/>guam in fe ipsis habere facultatem ejusmodi, qualis magna<text:line-break/>medicame<text:span text:style-name="Default_20_Paragraph_20_Font"><text:span text:style-name="T1">n</text:span></text:span>tis purga<text:span text:style-name="Default_20_Paragraph_20_Font"><text:span text:style-name="T1">n</text:span></text:span>tibus inest, cujus cau<text:span text:style-name="Default_20_Paragraph_20_Font"><text:span text:style-name="T1">t</text:span></text:span>a non modo<text:line-break/>facile <text:span text:style-name="Default_20_Paragraph_20_Font"><text:span text:style-name="T1">s</text:span></text:span>ecedunt, feti corrumpuntur etiam, si diu i<text:span text:style-name="Default_20_Paragraph_20_Font"><text:span text:style-name="T1">n</text:span></text:span> ventre<text:line-break/>manserint. Quod si corrupta (ut dixi) non fuerint, om-<text:line-break/>nino quidem humectant, non tamen omnino refrigerant,<text:line-break/>nisi fumpta fueri<text:span text:style-name="Default_20_Paragraph_20_Font"><text:span text:style-name="T1">n</text:span></text:span>t frigida. Alimentum autem corpori<text:line-break/>praebent minimum, quomodo pepones, non tamen ut ii<text:line-break/>, vomitum excitant, neque stomachum laedunt.</text:p>
      <text:h text:style-name="Heading_20_2" text:outline-level="2">Cap. XII. </text:h>
      <text:p text:style-name="P16">[De cerasiis.] Ex cerasiis quaedam funt,<text:line-break/>quae moris funt similia, cujusmodi funt ea, quae mini-<text:line-break/>mam habent adstrictionem, alia ruborum fructui, ut ea,<text:line-break/>quae evidentius adstringunt, quaedam autem funt, quae<text:line-break/>vel valentius iis adstringant. Proinde memoratae cujus-</text:p>
      <text:p text:style-name="P3">que speciei facultatem ex iis ; quae de sycaminus . et rubi<text:line-break/>fructibus diximus, potes colligere.</text:p>
      <text:h text:style-name="Heading_20_2" text:outline-level="2">Cap. Xlll. </text:h>
      <text:p text:style-name="P16">[De rubi fructibus.] Ruborum fructum<text:line-break/>hommes apud nos batinum appellant, quemadmodum mo-<text:line-break/>ra et fycamina ; utroque enim modo ipsa nomina<text:span text:style-name="Default_20_Paragraph_20_Font"><text:span text:style-name="T1">nte<text:line-break/></text:span></text:span>Sunt autem-batina, quam mora, magis adstringentia, et<text:line-break/>si quis la<text:span text:style-name="Default_20_Paragraph_20_Font"><text:span text:style-name="T1">r</text:span></text:span>gius iis vescatur, capitis dolorem <text:span text:style-name="Default_20_Paragraph_20_Font"><text:span text:style-name="T1">s</text:span></text:span>entiet; alii<text:line-break/>vero et stomacho anguntur. Proinde fructum hunc ablua-<text:line-break/>mus <text:span text:style-name="Default_20_Paragraph_20_Font"><text:span text:style-name="T1">o</text:span></text:span>portet , priusquam mandere ipsum aggrediamur;<text:line-break/>quod maxime lu fycaminis quoque est faciendum. Non<text:line-break/>tame<text:span text:style-name="Default_20_Paragraph_20_Font"><text:span text:style-name="T1">n</text:span></text:span> ventrem subducunt, fed potius cohibent, et si quis<text:line-break/>immatura ipsa prius siccata reposuerit, multo etiam ma-<text:line-break/>gis. cohibebunt. omnia tamen medicamenta, quae ex<text:line-break/>mororum succo parantur, si facta ex iis qu<text:span text:style-name="Default_20_Paragraph_20_Font"><text:span text:style-name="T1">o</text:span></text:span>que fuerint,<text:line-break/>facultatem habebunt efficaciorem.</text:p>
      <text:h text:style-name="Heading_20_2" text:outline-level="2">Cap. X1U </text:h>
      <text:p text:style-name="P16">[De fructibus caniculi.] Fructus cani-<text:line-break/>rubi multo magis, quam ruborum, adstringit, ob eamque<text:line-break/>caulam ve<text:span text:style-name="Default_20_Paragraph_20_Font"><text:span text:style-name="T1">n</text:span></text:span>trem magis cohibet. ^Vescuntur autem ipfo</text:p>
      <text:p text:style-name="P7">frequenter rustici, exiguum alimentum corpori suggerente,<text:line-break/>vocantque cauirubum.</text:p>
      <text:h text:style-name="Heading_20_2" text:outline-level="2">Cap. XV.</text:h>
      <text:p text:style-name="P16"><text:s/>[De fructibus juniperi.] Eructus juniperi,<text:line-break/>qui <text:span text:style-name="Default_20_Paragraph_20_Font"><text:span text:style-name="T4">ἀρκὲυθὶς</text:span></text:span><text:span text:style-name="Default_20_Paragraph_20_Font"><text:span text:style-name="T6"> </text:span></text:span>dicitur, acris est admodum cum exigua dui-<text:line-break/>cedine, et mluori praeterea adstrictione, habet autem et<text:line-break/>aromaticum quiddam. Perspicuum igitur est, quod cale-<text:line-break/>facit quidem tum propter acrimoniam, (demonstratum enim<text:line-break/>est, acria omnia calefacere;) tum autem maxime propter<text:line-break/>odorem ac gustum ar<text:span text:style-name="Default_20_Paragraph_20_Font"><text:span text:style-name="T1">o</text:span></text:span>matibus assimiles, omnia enim aro-<text:line-break/>urata calida. Hepar autem et renes purgat, et succos<text:line-break/>crassas ac lent<text:span text:style-name="Default_20_Paragraph_20_Font"><text:span text:style-name="T1">o</text:span></text:span>s videlicet tenuat,. unde medicamentis<text:line-break/>salubribus admiscetur. Alimentum autem ex ipfo exiguum<text:line-break/>corpori hominum accedit. Quod si quis ipsum largius sum-<text:line-break/>pserit, st<text:span text:style-name="Default_20_Paragraph_20_Font"><text:span text:style-name="T1">o</text:span></text:span>machum mordet,. et caput calefacit, ob .idque<text:line-break/>ipsum nonnunquam replet doloribusque infestat. Ven-<text:line-break/>tris dejectionem nec pr<text:span text:style-name="Default_20_Paragraph_20_Font"><text:span text:style-name="T1">o</text:span></text:span>ritat, nec cohibet, minas tamen<text:line-break/>medi<text:span text:style-name="Default_20_Paragraph_20_Font"><text:span text:style-name="T1">o</text:span></text:span>criter ciet.</text:p>
      <text:h text:style-name="P15" text:outline-level="2">.Cap. XVI. </text:h>
      <text:p text:style-name="P16">[De fructibus cedri.] Fructus cedri, qui<text:line-break/><text:span text:style-name="Default_20_Paragraph_20_Font"><text:span text:style-name="T4">κεορὶς</text:span></text:span><text:span text:style-name="Default_20_Paragraph_20_Font"><text:span text:style-name="T6"> </text:span></text:span>dicitur; colore quidem et figura fructui juniperi<text:line-break/>est fimitis, (fubflavus enim est ac rotundus,] diffidet au-<text:line-break/>tem ab eo acrimonia. . Nec multum abest, quin fructus<text:line-break/>hic ex genere sit medicamentorum, quum nullum prae-<text:line-break/>beat corpori alimentum, nisi quis aqua ipsum macerarat.<text:line-break/>omnibus enim acribus id est commune, ut, soluta ips<text:span text:style-name="Default_20_Paragraph_20_Font"><text:span text:style-name="T1">o-<text:line-break/></text:span></text:span>rum acrimonia, exiguum alimentum corpori praebea<text:span text:style-name="Default_20_Paragraph_20_Font"><text:span text:style-name="T1">n</text:span></text:span>t.<text:line-break/>Quin etiam cedrorum fructus, ut fructu juniperi durior est<text:line-break/>ac sicrior, ita profecto exilior, nihil ut ille habens aro-<text:line-break/>maticum. Perspicuum autem est, quod et stomachum val-<text:line-break/>de mordicat, et capiti dolorem iufert, nisi quis ipsum<text:line-break/>parcissime sumpserit.</text:p>
      <text:h text:style-name="Heading_20_2" text:outline-level="2">Capi XVII. </text:h>
      <text:p text:style-name="P16">[De nuce pinea.] Nux pinea boni ac<text:line-break/>crassi est fircci, multuinque nutrit,. non tamen facile co-<text:line-break/>quitur. Appella<text:span text:style-name="Default_20_Paragraph_20_Font"><text:span text:style-name="T1">n</text:span></text:span>t autem nunc Graeci ipsam non <text:span text:style-name="Default_20_Paragraph_20_Font"><text:span text:style-name="T4">κῶνον</text:span></text:span><text:span text:style-name="Default_20_Paragraph_20_Font"><text:span text:style-name="T6">,<text:line-break/></text:span></text:span>fed <text:span text:style-name="Default_20_Paragraph_20_Font"><text:span text:style-name="T4">οτρόβιλ</text:span></text:span><text:span text:style-name="Default_20_Paragraph_20_Font"><text:span text:style-name="T5">ο</text:span></text:span><text:span text:style-name="Default_20_Paragraph_20_Font"><text:span text:style-name="T4">ν</text:span></text:span><text:span text:style-name="Default_20_Paragraph_20_Font"><text:span text:style-name="T6">.</text:span></text:span></text:p>
      <text:h text:style-name="P15" text:outline-level="2">Cap. XVllb .</text:h>
      <text:p text:style-name="P16">[De fructu myrti.] Graeci fructum hunc<text:line-break/><text:span text:style-name="Default_20_Paragraph_20_Font"><text:span text:style-name="T4">μύρτα</text:span></text:span><text:span text:style-name="Default_20_Paragraph_20_Font"><text:span text:style-name="T6"> </text:span></text:span>nominant, <text:span text:style-name="Default_20_Paragraph_20_Font"><text:span text:style-name="T1">n</text:span></text:span>utritque tenuiter aeque, ac fructus ju-<text:line-break/>niperi, facultatem tamen habet contrariam, quandoquidem<text:line-break/>valenter adstringit, et ob id ipfum alvum sistit, non ta-<text:line-break/>men pro ratione adstrictio ni s frigidus facultate est, pro-<text:line-break/>pterea quod adstrictionem habet <text:span text:style-name="Default_20_Paragraph_20_Font"><text:span text:style-name="T1">n</text:span></text:span>on fialam, fed acrimo-<text:line-break/>nia etiam quadam permixtam. Porro cibis omnibus, qui<text:line-break/>qualitatem medicamentofam habent vehementem, est com-<text:line-break/>inune, ut, quum eam qualitatem elimatione, aut assatione,<text:line-break/>aut maceratio<text:span text:style-name="Default_20_Paragraph_20_Font"><text:span text:style-name="T1">n</text:span></text:span>e dep<text:span text:style-name="Default_20_Paragraph_20_Font"><text:span text:style-name="T1">o</text:span></text:span>suerint, exiguum corpori dent ali-<text:line-break/>mentum, prius autem protius non nutriant v id enim ipsimi<text:line-break/>et caepis et porris accidit.</text:p>
      <text:h text:style-name="Heading_20_2" text:outline-level="2">Cap. XIX. </text:h>
      <text:p text:style-name="P16">[De persicis.] Fructum hunc sive mala<text:line-break/>per<text:span text:style-name="Default_20_Paragraph_20_Font"><text:span text:style-name="T1">t</text:span></text:span>ica, sive (ut Graecis nunc mos est) simpliciter persica<text:line-break/>appellare velis, sive aliud quoddam vetus nomen praeter<text:line-break/>haec vestigare, potes id per magnum otium facere. Nunc<text:line-break/>autem difcas, quod <text:span text:style-name="Default_20_Paragraph_20_Font"><text:span text:style-name="T1">n</text:span></text:span>ominibus ipsis erit utilius, quod sin-<text:line-break/>licet ipfo1um succus et veluti caro facile corrumpitur,</text:p>
      <text:p text:style-name="P3">pravaque omnino esu Quocirca (quod quidam facere fo-<text:line-break/>lentj non sunt post alios cibos mandenda, corrumpuntur<text:line-break/>enim in superficie nata<text:span text:style-name="Default_20_Paragraph_20_Font"><text:span text:style-name="T1">n</text:span></text:span>tia. Sed in omnibus, quae pravi<text:line-break/>quidem sunt succi, verum humida sunt ac lubrica, et<text:line-break/>quae subduci facile queant, id communiter tenendum, ea<text:line-break/><text:span text:style-name="Default_20_Paragraph_20_Font"><text:span text:style-name="T1">o</text:span></text:span>b id ipsum ante alios cib<text:span text:style-name="Default_20_Paragraph_20_Font"><text:span text:style-name="T1">o</text:span></text:span>s esse I<text:span text:style-name="Default_20_Paragraph_20_Font"><text:span text:style-name="T1">n</text:span></text:span>urenda; ita enim fiet, ,<text:line-break/>ut citius subduca<text:span text:style-name="Default_20_Paragraph_20_Font"><text:span text:style-name="T1">n</text:span></text:span>tur, et aliis cibis viam muniant; quae si<text:line-break/>sumpta p<text:span text:style-name="Default_20_Paragraph_20_Font"><text:span text:style-name="T1">o</text:span></text:span>strema fuerint, una <text:span text:style-name="Default_20_Paragraph_20_Font"><text:span text:style-name="T1">t</text:span></text:span>ecum alia qu<text:span text:style-name="Default_20_Paragraph_20_Font"><text:span text:style-name="T1">o</text:span></text:span>que corrumpenti</text:p>
      <text:h text:style-name="Heading_20_2" text:outline-level="2">Cap. XX. </text:h>
      <text:p text:style-name="P16">[De Armeniacis ac praecocibus.] Haec<text:line-break/>quoque ex genere sunt. persicorum , b<text:span text:style-name="Default_20_Paragraph_20_Font"><text:span text:style-name="T1">o</text:span></text:span>nitate <text:span text:style-name="Default_20_Paragraph_20_Font"><text:span text:style-name="T1">n</text:span></text:span>onnihil illa<text:line-break/>superantia; . neque enim in ventriculo,. ut illa, conum-<text:line-break/>puntur, neque acescunt, vulgo autem suavi<text:span text:style-name="Default_20_Paragraph_20_Font"><text:span text:style-name="T1">o</text:span></text:span>ra apparent;<text:line-break/>unde etiam st<text:span text:style-name="Default_20_Paragraph_20_Font"><text:span text:style-name="T1">o</text:span></text:span>macho sunt gratiora; caetera enim illis fiunt<text:line-break/>similia. Suavibus autem omnibus id inest, quemadmodum<text:line-break/>insuavibus, ut ventriculum . resupinant ac subvertant, et<text:line-break/>ad vomendum i<text:span text:style-name="Default_20_Paragraph_20_Font"><text:span text:style-name="T1">n</text:span></text:span>ritent, .cupientem quam celerrime, qu<text:span text:style-name="Default_20_Paragraph_20_Font"><text:span text:style-name="T1">o</text:span></text:span>d<text:line-break/>infestat, abjicere, id quod facit pro momento eorum, quae<text:line-break/>mfeftant; quae .enim vergunt deor<text:span text:style-name="Default_20_Paragraph_20_Font"><text:span text:style-name="T1">t</text:span></text:span>am , ea ipfa expellit;.<text:line-break/>quae ve<text:span text:style-name="Default_20_Paragraph_20_Font"><text:span text:style-name="T1">r</text:span></text:span>o supernatant, per vomitus elicit; idem facit,</text:p>
      <text:p text:style-name="P3">et quum fncci pravi ex toto corpore in ipsum decutn-<text:line-break/>buirt; etenim qui ex iis in pa<text:span text:style-name="Default_20_Paragraph_20_Font"><text:span text:style-name="T1">r</text:span></text:span>tem ventriculi superio<text:span text:style-name="Default_20_Paragraph_20_Font"><text:span text:style-name="T1">r</text:span></text:span>em<text:line-break/>confluunt, vomitu vacuantur., qui vero in inseri<text:span text:style-name="Default_20_Paragraph_20_Font"><text:span text:style-name="T1">o</text:span></text:span>rem,<text:line-break/>pariunt diarrlioeam. Porro quod fructus omnes autumna-<text:line-break/>les exigui sint alimenti, dictum id nobis prius fuit. Prae-<text:line-break/>cocia tamen, quae vocant, A<text:span text:style-name="Default_20_Paragraph_20_Font"><text:span text:style-name="T1">r</text:span></text:span>meniacis funt praestantiora;<text:line-break/>qui tamen p<text:span text:style-name="Default_20_Paragraph_20_Font"><text:span text:style-name="T1">r</text:span></text:span>aecociuin nomen fugitant, utraque mala Ar-<text:line-break/>meniaca appellant, alli ve<text:span text:style-name="Default_20_Paragraph_20_Font"><text:span text:style-name="T1">r</text:span></text:span>o Armenis per quatu<text:span text:style-name="Default_20_Paragraph_20_Font"><text:span text:style-name="T1">o</text:span></text:span>r fylla-<text:line-break/>bas, non quinque.</text:p>
      <text:h text:style-name="Heading_20_2" text:outline-level="2">Cap. XXI.</text:h>
      <text:p text:style-name="P16">[De malis.] Genus horum non est sim-<text:line-break/>plex, quomodo neque picorum, neque punicorum; quae-<text:line-break/>dam enim funt, quae sapo<text:span text:style-name="Default_20_Paragraph_20_Font"><text:span text:style-name="T1">r</text:span></text:span>em habent ausierum, alia aci-<text:line-break/>dum aut dulcem, nonnulla etiam. ex iis mixtum, appa-<text:line-break/>rentque et dulcia simul et estriugentia. Praeterea alia<text:line-break/>quaedam cum dulcedine manifestum habent acorem; ad<text:line-break/>haec alia cum acore acerbitatem. Invenias autem inter-<text:line-break/>dum et quae hos tres sapo<text:span text:style-name="Default_20_Paragraph_20_Font"><text:span text:style-name="T1">r</text:span></text:span>es simul habeant evidentes<text:line-break/>adeo, ut acida appareant et dulcia, acerbitatisque ha-<text:line-break/>beant nonnihil. Pe<text:span text:style-name="Default_20_Paragraph_20_Font"><text:span text:style-name="T1">r</text:span></text:span>spicuum autem est, quod adstringens,</text:p>
      <text:p text:style-name="P3">austerum et .acerbum, tria haec nomina, saporis qualitati<text:line-break/>tem unicam significant. Quod .vero acerba quidem in eo<text:line-break/>ab austeris differant, quod valentius astringant, (commune<text:line-break/>autem ipforum genus. est astringens,; ex quarto . libro de<text:line-break/>simplicium medicamentorum facultate didicisti, lu quo de<text:line-break/>faporum substantia ac facultate tractavimus. Memor igi-<text:line-break/>ter illutum scito, mala quidem, quae astringunt, succum<text:line-break/>habere frigidum. ac terreum, quae. vero acida apparent,<text:line-break/>frigidum quidem, verum tenuium esse partium, messiae<text:line-break/>autem .temperiei esse dulcia, quae tame<text:span text:style-name="Default_20_Paragraph_20_Font"><text:span text:style-name="T1">n</text:span></text:span> ad calidius ver-<text:line-break/>gunt, .quemadmodum, quae omnis qualitatis sunt expertia<text:line-break/>ac veluti aquosa, ad frigidius inclinanti His igitur ute-<text:line-break/>ris pro vincente i<text:span text:style-name="Default_20_Paragraph_20_Font"><text:span text:style-name="T1">n</text:span></text:span> saporibus facultate; austeris quidem<text:line-break/>pomis, quum ventriculus vel propter calidam intemperiem<text:line-break/>vel multam humiditatem fuerit imbecillus; acerbis autem,<text:line-break/>quum duo haec aucta admodum fuerint; acidis, quando<text:line-break/>succum crassam non magnopere frigidum suspicaberis in<text:line-break/>ipso esse collectum, quandoquidem fuscus frigidus non<text:line-break/>acida fied acria, postulati Utraque certe et acida et acria</text:p>
      <text:p text:style-name="P3">succos cr assos incidunt, ineo tamen differunt, quod haec<text:line-break/>quidem cum calefactione, illa. autem cum refrigeratione id<text:line-break/>praestent. Perspicuum porro ex iis , quae saepe jam dixi-<text:line-break/>mus-, est, quod adstringentia quidem, quantum in ipsis est,<text:line-break/>alui dejectiones semper cohibent; acida vero, qumn succum<text:line-break/>massum lu ventre invenerint,,. ipsum incidunt ae deo<text:span text:style-name="Default_20_Paragraph_20_Font"><text:span text:style-name="T1">r</text:span></text:span>sum<text:line-break/>subducunt, ob idque deiectiones humectant; quod si ven-<text:line-break/>trem purum invenerint, ipsum magis sistunt. Porro succus<text:line-break/>dulcis, quum sine acrimonia et crassitie,. id. est , qumn solus<text:line-break/>plane suerit, aptius, quantum in ipsi; .est,. distribuitur; quodsi<text:line-break/>acrimoniam aut crassitiem habuerit, facilius subducitur. Est<text:line-break/>autem et aliud succi genus non in pomis modo, verum esiam<text:line-break/>in aliis omnibus, quod aqueum et qualitatis expers appel-<text:line-break/>lant,. ut. antea quoque diximus; quod stomachum quidem<text:line-break/>minime juvat, in messio autem est memoratarum facultatum,<text:line-break/>quemadmodum et aqua ipsa. I<text:span text:style-name="Default_20_Paragraph_20_Font"><text:span text:style-name="T1">n</text:span></text:span>est autem pomo ejusmodi<text:line-break/>id vitium, quod, quum ad mandendum ipsum aut voluptate<text:line-break/>aut utilitate adducantur, quando neque gustu jucundum ip-<text:line-break/>sum, neque, quemadmodum adstringentia, robur ventri in-</text:p>
      <text:p text:style-name="P2">ducere; neque fluentem ipsum sistere comperiunt, merito<text:line-break/>contemnunt, quemadmodum et apud nos quidem in multis<text:line-break/>Asiae locis suibus ipsum pr oj mimus, <text:span text:style-name="Default_20_Paragraph_20_Font"><text:span text:style-name="T4">πλατανίστινον</text:span></text:span><text:span text:style-name="Default_20_Paragraph_20_Font"><text:span text:style-name="T6"> </text:span></text:span>appel...<text:line-break/>lanles, quod te<text:span text:style-name="Default_20_Paragraph_20_Font"><text:span text:style-name="T1">n</text:span></text:span>era platanorum folia gestu quodammodo re-<text:line-break/>praesentet. Caeterum ab optimis etiam in tuto genere ma.-<text:line-break/>lis, priusquam lu arboribus maturuerint, .cavendum est;<text:line-break/>concoctu exim sunt difficilia et frigida tardeque pe<text:span text:style-name="Default_20_Paragraph_20_Font"><text:span text:style-name="T1">r</text:span></text:span>meant,<text:line-break/>et pravi sunt succi, ut interim omittam, quod succum etiam<text:line-break/>habent frigidum ac leviter crassetur. Quae vero belle ma-<text:line-break/>tnra lu hyemem et ve<text:span text:style-name="Default_20_Paragraph_20_Font"><text:span text:style-name="T1">r</text:span></text:span> proximum asservant, ea saepe in<text:line-break/>morbis maximum afferunt praesidium, aut cataplasmatis<text:line-break/>modo cum farina admota, aut lu calidis cineribus mediocri--<text:line-break/>ter assata, aut pulchre lu aquae bullientis vaporibus per..<text:line-break/>cocte. Caeterum post ribum statim dero ipsa conveniet, non-<text:line-break/>nunquam autem et cum pane ad ventriculum et stomachum<text:line-break/>r<text:span text:style-name="Default_20_Paragraph_20_Font"><text:span text:style-name="T1">o</text:span></text:span>borandum iis, qui dejecta sunt appetentia tardeque con-<text:line-break/>ccqtumt, quique vomitu, diarrhoea ac dysenteria iuscstan-<text:line-break/>ter. lu hunc usum acerba sunt apta; parata enim, ut. jam-<text:line-break/>jam praecepi , medioerem retine<text:span text:style-name="Default_20_Paragraph_20_Font"><text:span text:style-name="T1">n</text:span></text:span>t astrictionem, quum, si</text:p>
      <text:p text:style-name="P8">mediocriter austera fuissent, in ejusmodi apparatu astrictio-<text:line-break/>nern omnem deposuissent, ob-idque similia iis evadunt; quae<text:line-break/>ah initio funt aquea.</text:p>
      <text:h text:style-name="Heading_20_2" text:outline-level="2">Cap. XXII. </text:h>
      <text:p text:style-name="P16">Quum autem quosdam audivissem, qui dice-<text:line-break/>rent, ventrem libi ab esu astringentium subduri, satius esse pu-<text:line-break/>tavj. quae de eo ratione atque experientia saepe cognovissem;<text:line-break/>hoc loco semel fusius explicare. Quum Proras rhetor quidam,<text:line-break/>eruis noster, nar<text:span text:style-name="Default_20_Paragraph_20_Font"><text:span text:style-name="T1">r</text:span></text:span>aret, ventrem sibi post esium pomorum ac<text:line-break/>pirorum ausierorum dejici, re intellecta, atque in ipso per<text:line-break/>experientium comprobata, audacius postea in aliis id ipsum<text:line-break/>furo expertus. Rogari enim hominem, ut mecum vel unum<text:line-break/>diem viveret, ut scirem, quo tempore et quam multis<text:line-break/>vesceretur astringentibus ; ac primum hominem statim sum<text:line-break/>hortatus, ut more suo viveret, neve ulla in re consuetam<text:line-break/>sibi victus rationem immutaret. Ipse autem quum post<text:line-break/>balneum, paucula aqua praesumta, foenum Graecum, radi-<text:line-break/>calam et id ge<text:span text:style-name="Default_20_Paragraph_20_Font"><text:span text:style-name="T1">n</text:span></text:span>us esta , quae ante cibos omnes fere sumere</text:p>
      <text:p text:style-name="P2">consueverunt, similiter erep<text:span text:style-name="Default_20_Paragraph_20_Font"><text:span text:style-name="T1">t</text:span></text:span>e sumpsisset, -vinninque dulce<text:line-break/>quantitate mediocri adbrbisset, c<text:span text:style-name="Default_20_Paragraph_20_Font"><text:span text:style-name="T1">o</text:span></text:span>medit . deinceps malvas<text:line-break/>cum oleo et garo: et pauco. vino, et post illa piscis quid-<text:line-break/>piam, suillae et axis; deinde, quum secundo bibisset, pauco<text:line-break/>tempore intermisso sumpsit pira austera; postea ad deambu-.<text:line-break/>laudum progressi, non multum deambulavimus, quum ven.-<text:line-break/>ter illi majorem in modum est solutus. Quae quum essem<text:line-break/>conspicatus, pactus <text:span text:style-name="Default_20_Paragraph_20_Font"><text:span text:style-name="T1">t</text:span></text:span>um amico, ut postridie, quae ad suam-<text:line-break/>victus rationem pertinerent, mihi committeret. Qui -quum<text:line-break/>mihi prompte esset assensus , prima omnium post balneum<text:line-break/>pira exhibui, deinde esta deinceps, ut consueverat; quibus<text:line-break/>peractis, non modo non vehementer, sed ne mediocriter<text:line-break/>quidem alvum dejecit. Mirabatur sane (ut par est] rei<text:line-break/>eventum, causamque ejus a me sciscitabatur; cui ego haec;<text:line-break/>quae nunc referam, exposui. Nam quum garum, inquam,<text:line-break/>una cum lis, quae cum eo sumpseras, alvum suapte natura<text:line-break/>subducat, idque jam ante feceris, astringentia postremo loco<text:line-break/>sumpta iis potissimum, qui stomachum habent imbecillum,</text:p>
      <text:p text:style-name="P2">de j actionis sunt causa, ventriculum roborantis et .ad expel-<text:line-break/>laudum deor<text:span text:style-name="Default_20_Paragraph_20_Font"><text:span text:style-name="T1">t</text:span></text:span>um, quae lo <text:span text:style-name="Default_20_Paragraph_20_Font"><text:span text:style-name="T1">t</text:span></text:span>e<text:span text:style-name="Default_20_Paragraph_20_Font"><text:span text:style-name="T1">t</text:span></text:span>e continet, incitantia; qu<text:span text:style-name="Default_20_Paragraph_20_Font"><text:span text:style-name="T1">o</text:span></text:span>d<text:line-break/>magis (inquam] fatebere, si cras p<text:span text:style-name="Default_20_Paragraph_20_Font"><text:span text:style-name="T1">r</text:span></text:span>ima omnium astringentia<text:line-break/>sumpseris, secu<text:span text:style-name="Default_20_Paragraph_20_Font"><text:span text:style-name="T1">n</text:span></text:span>da autem post.. illa carnosa, omnium po-<text:line-break/>strema, quae cum. oleo et garo manduntur. <text:span text:style-name="Default_20_Paragraph_20_Font"><text:span text:style-name="T3">Minim</text:span></text:span>e, in-<text:line-break/>quit, repente enim vomerem; si malvas .ultimas cum oleo<text:line-break/>et ger<text:span text:style-name="Default_20_Paragraph_20_Font"><text:span text:style-name="T1">o</text:span></text:span> manderem. Optime, inquam, .resp<text:span text:style-name="Default_20_Paragraph_20_Font"><text:span text:style-name="T1">o</text:span></text:span>ndisti ; illa enim<text:line-break/>ventriculum subvertunt, et potissimum os ipsius, . quod j<text:span text:style-name="Default_20_Paragraph_20_Font"><text:span text:style-name="T3">am<text:line-break/></text:span></text:span>omnes stomachum vocare .consueverunt; .astringentia vero<text:line-break/>rob<text:span text:style-name="Default_20_Paragraph_20_Font"><text:span text:style-name="T1">o</text:span></text:span>rant ac firmant; quo fit, ut, si quis estus succus ventri-<text:line-break/>culum subverterit, (quod solet bilis pallida efficere, in qni-<text:line-break/>bus copiosior est acervata,] qui sic est affectus, si quod astrin-<text:line-break/>gentium gustarit, succum insestautem repente deorsum ex-<text:line-break/>cernet. Delude ostendi ei juvenem quendam, qui .narrabat,<text:line-break/>quum paucis diebus ante purgandi gnatia Iuncum suam-<text:line-break/>munii sumpsisset, et horis quinque p<text:span text:style-name="Default_20_Paragraph_20_Font"><text:span text:style-name="T1">o</text:span></text:span>st sumptum medica-<text:line-break/>mentum jam praeterlapsis nulla secuta esset excretio, sto-<text:line-break/>machum quidem sibi premi, ventriculum autem i<text:span text:style-name="Default_20_Paragraph_20_Font"><text:span text:style-name="T1">n</text:span></text:span>tumescere</text:p>
      <text:p text:style-name="P2">ac gravari coepisse, quas ob res pallidum fe attonitumqne<text:line-break/>atque annui incertum symptomata, quibus infestabatur,<text:line-break/>mihi communicasse.^ Quonam igitur modo hominem fana-<text:line-break/>yerim, auni, inquam sajt<text:span text:style-name="Default_20_Paragraph_20_Font"><text:span text:style-name="T1">i</text:span></text:span>venem ipfmn. Tum protinus<text:line-break/>praesentem ei exhibui ac nufrantem, ut ego imperarint sibi,<text:line-break/>exiguum quiddam mali astrihgentis, aut punici, aut piri<text:line-break/>manderet; ipse autem;- simul tutque comedisset, malis statim<text:line-break/>suerit liberatus, copiosissima ac c<text:span text:style-name="Default_20_Paragraph_20_Font"><text:span text:style-name="T1">o</text:span></text:span>nserta ex ipsius ventre facta<text:line-break/>excretione. Scito igitur; dixi rhetori, tibi quoque idem<text:line-break/>contingere, quum propter ventriculi tutius ac stomachi im .<text:line-break/>becillitatem astringentia postremo loco sumpseris. Tum<text:line-break/>ille, verissimum, -inquit; est quod dixisti; talis enim mihi<text:line-break/>natura est stomachus, sacileque a quibusuis subvertitur ; ego<text:line-break/>vero post cibum studlosius austerum quidpiam esito, .tune<text:line-break/>quum ni<text:span text:style-name="Default_20_Paragraph_20_Font"><text:span text:style-name="T1">t</text:span></text:span>unt sirpinum admodum esse <text:span text:style-name="Default_20_Paragraph_20_Font"><text:span text:style-name="T1">t</text:span></text:span>entio, adeo ut prope<text:line-break/>jam nauseet. Ex hac de rhetore narratione satis intelligere<text:line-break/>poteris, iis, qui stomachum habent imbecillum, ventrem de-<text:line-break/>jici, quum postremis epulis astringentium quidquam fum-<text:line-break/>pse<text:span text:style-name="Default_20_Paragraph_20_Font"><text:span text:style-name="T1">r</text:span></text:span>int.</text:p>
      <text:h text:style-name="P15" text:outline-level="2">Cap.XXllI. </text:h>
      <text:p text:style-name="P16">[De oydouiis et struthionrelis.] His<text:line-break/>pomis exiguum quiddam, quod in aliis n<text:span text:style-name="Default_20_Paragraph_20_Font"><text:span text:style-name="T1">o</text:span></text:span>n invenitur, inest<text:line-break/>Nam .praeterquam quod astrictionem habent copiosi<text:span text:style-name="Default_20_Paragraph_20_Font"><text:span text:style-name="T1">o</text:span></text:span>rem,<text:line-break/>Iuncus etiaor eorum diu durat ac permanet, si quis ap<text:span text:style-name="Default_20_Paragraph_20_Font"><text:span text:style-name="T1">t</text:span></text:span>um<text:line-break/>cum melle coctum asservere velit,. qumn aliorum pomorum<text:line-break/>succus, fi reponatur, acescat, propterea quod multam habet<text:line-break/>humilitatem frigidam. Nos autem et medicamentum, quod<text:line-break/>ex succo struthiomelorum. c<text:span text:style-name="Default_20_Paragraph_20_Font"><text:span text:style-name="T1">o</text:span></text:span>nsuitur, quodque iis, qui de- .<text:line-break/>jectam habent appetentiam, est acc<text:span text:style-name="Default_20_Paragraph_20_Font"><text:span text:style-name="T1">o</text:span></text:span>mmodatissimum, quum<text:line-break/>forte induco conspicuo non esset positum, tandem post an-<text:line-break/>nos feptem invenimus , nihil lu qualitate immutatum ; cru-<text:line-break/>stam enim lu ore valenti densam fecerat, hujusmodi ni melle<text:line-break/>saepenumero et alus quibusdam accrescit, quam fervere<text:line-break/>incumbentem c<text:span text:style-name="Default_20_Paragraph_20_Font"><text:span text:style-name="T1">o</text:span></text:span>nveniet, fi vesis pharmacum aut mel diu-<text:line-break/>.tissime citra mutationem servare. Atque id milii obiter sit<text:line-break/>dictum ; cujus autum rei gratia medicamenti, quod longiore<text:line-break/>tempore mansit incorruptum, memini; denuo id refumam.<text:line-break/>Permanens est struthiorum malorum functus, quand<text:span text:style-name="Default_20_Paragraph_20_Font"><text:span text:style-name="T1">o</text:span></text:span> paratus</text:p>
      <text:p text:style-name="P2">recte suerit, quemadmodum et cydoniormn ; verum lue mi-<text:line-break/>nus est fuaris et maxime astiingens ; quocirca ad ventriculi<text:line-break/>admodum exoleti robur uti e<text:span text:style-name="Default_20_Paragraph_20_Font"><text:span text:style-name="T1">o</text:span></text:span> aliquando possimus. In lbe-<text:line-break/>ria autem edusium componunt, quod <text:span text:style-name="Default_20_Paragraph_20_Font"><text:span text:style-name="T4">μηλοπλακούντα</text:span></text:span><text:span text:style-name="Default_20_Paragraph_20_Font"><text:span text:style-name="T6"> </text:span></text:span>appel-<text:line-break/>hmt, quod adeo durat, ut patinae recentes ipsi, refertae R<text:span text:style-name="Default_20_Paragraph_20_Font"><text:span text:style-name="T1">o-<text:line-break/></text:span></text:span>man afferantur. Componitur autem ex melle et carne<text:line-break/>laevigata c<text:span text:style-name="Default_20_Paragraph_20_Font"><text:span text:style-name="T1">o</text:span></text:span>cta cum meste; n<text:span text:style-name="Default_20_Paragraph_20_Font"><text:span text:style-name="T1">o</text:span></text:span>strum ver<text:span text:style-name="Default_20_Paragraph_20_Font"><text:span text:style-name="T1">o</text:span></text:span> medicamentum,<text:line-break/>qu<text:span text:style-name="Default_20_Paragraph_20_Font"><text:span text:style-name="T1">a</text:span></text:span>dris, qui dejectam habent appetentiam, comparatur, non<text:line-break/>ex melle sido et malormn succo, sed piperis albi habet<text:line-break/>quidpiam et ringiberis et aceti. N<text:span text:style-name="Default_20_Paragraph_20_Font"><text:span text:style-name="T1">o</text:span></text:span>n tamen jam plura de<text:line-break/>eo verba facere convenit, quum alibi de eo absoluto tracta-<text:line-break/>vermus.</text:p>
      <text:h text:style-name="Heading_20_2" text:outline-level="2">Cap. XXSU</text:h>
      <text:p text:style-name="P16"><text:s/>[De picis et puniris.] Quae de malis<text:line-break/>suximus, si ad pira et punica transtuleris, nihil erit, quod<text:line-break/>nos de ipsis novum dicere op<text:span text:style-name="Default_20_Paragraph_20_Font"><text:span text:style-name="T1">o</text:span></text:span>rteat. Etenim in his quoque<text:line-break/>alia sunt ausiera tantum vel acerba, alia arida, alia dul-<text:line-break/>cia, alia ex horum mixtione composita, et alia, quae nullam<text:line-break/>penitus hujuscemodi qualitatem habent exuperantem; quo</text:p>
      <text:p text:style-name="P3">fit, ut, quum aquea sint ac hebetia, omnis facultatis rub<text:span text:style-name="Default_20_Paragraph_20_Font"><text:span text:style-name="T1">o-<text:line-break/></text:span></text:span>randi sint expertia. Pirorum igitur usus pomorum usui<text:line-break/>omnino est similis. Punica . vero caetera quidem sunt simi-<text:line-break/>lia, in eo tamen discrepant, quod nunquam cum farina ma-<text:line-break/>cerata assentur, neque in aqua aut vapore elixentm. Sue-<text:line-break/>cum autem habent piris et pomis copiosi<text:span text:style-name="Default_20_Paragraph_20_Font"><text:span text:style-name="T1">o</text:span></text:span>rem, et praeterea<text:line-break/>gustu suaviorem eo qui est in istis succo. - Sunt autem in-<text:line-break/>turdum praedictis duobus fructibus utiliora tum ad alios<text:line-break/>affectus, tum ad eum, cujus. Hippocrates libro secundo de<text:line-break/>morbis vulgaribus meminit his verbis. <text:span text:style-name="Default_20_Paragraph_20_Font"><text:span text:style-name="T1">Mulier cardialgia<text:line-break/>t</text:span></text:span>o<text:span text:style-name="Default_20_Paragraph_20_Font"><text:span text:style-name="T1">rquebatur, nec priu</text:span></text:span>s <text:span text:style-name="Default_20_Paragraph_20_Font"><text:span text:style-name="T1">mal</text:span></text:span>ii<text:span text:style-name="Default_20_Paragraph_20_Font"><text:span text:style-name="T1">m esiscdatum , quam polenta<text:line-break/>succo puniet aspersu semel in die</text:span></text:span> m<text:span text:style-name="Default_20_Paragraph_20_Font"><text:span text:style-name="T1">eretur, reliqui</text:span></text:span>s <text:span text:style-name="Default_20_Paragraph_20_Font"><text:span text:style-name="T1">cibi</text:span></text:span>s<text:line-break/><text:span text:style-name="Default_20_Paragraph_20_Font"><text:span text:style-name="T1">abstinen</text:span></text:span>s<text:span text:style-name="Default_20_Paragraph_20_Font"><text:span text:style-name="T1">; neque ampliu</text:span></text:span>s <text:span text:style-name="Default_20_Paragraph_20_Font"><text:span text:style-name="T1">v</text:span></text:span>o<text:span text:style-name="Default_20_Paragraph_20_Font"><text:span text:style-name="T1">mitu rei</text:span></text:span>i<text:span text:style-name="Default_20_Paragraph_20_Font"><text:span text:style-name="T1">ciebat, qualia Cheron<text:line-break/>Charit</text:span></text:span>o<text:span text:style-name="Default_20_Paragraph_20_Font"><text:span text:style-name="T1">ni</text:span></text:span>s <text:span text:style-name="Default_20_Paragraph_20_Font"><text:span text:style-name="T1">filiu</text:span></text:span>s. Perspicuum certe est, quod, vitioso hu-<text:line-break/>more partes ad os ventricusi (quod certo cor etiam appel-<text:line-break/>lantj attinentes imbuente, musier erat nauseabunda cardisl-<text:line-break/>giaque torquebatur. Nam verbum <text:span text:style-name="Default_20_Paragraph_20_Font"><text:span text:style-name="T4">καρδιώσσειν</text:span></text:span><text:span text:style-name="Default_20_Paragraph_20_Font"><text:span text:style-name="T6"> </text:span></text:span>nil aliud<text:line-break/>significat, quam symptoma, quod mordicatioui stomachi sue-<text:line-break/>cessit. Hunc certe humorem polenta quidem exiccavit, sue-</text:p>
      <text:p text:style-name="P3">ens autum puniri eum ea fumptus ve<text:span text:style-name="Default_20_Paragraph_20_Font"><text:span text:style-name="T1">n</text:span></text:span>triculum roborarit<text:line-break/>adeo, ut humorem in tunicis ipfis contentum expellere po-<text:line-break/>luerit. Punica quidem quam minimum corpori praebent<text:line-break/>alimentum, ut ipsis) nunquam ceu alimento, sed tantum ut<text:line-break/>medicamento egeamus. Pira vero et potissimum quae<text:line-break/>magna sunt (vocant autem ipsa apud nos foeminino genere<text:line-break/><text:span text:style-name="Default_20_Paragraph_20_Font"><text:span text:style-name="T4">μενάτας</text:span></text:span><text:span text:style-name="Default_20_Paragraph_20_Font"><text:span text:style-name="T6">) </text:span></text:span>aliquantulum nutriunt. Proinde in tenues orbes<text:line-break/>ipsa secantes et postea exiccantes reponunt, quae elixa vice<text:line-break/>ciborum purum nutrientium hyeine et vere, quum fames<text:line-break/>est, mandunt. Attici quidem priorem syllabam <text:span text:style-name="Default_20_Paragraph_20_Font"><text:span text:style-name="T4">ῥοιοῖν</text:span></text:span><text:span text:style-name="Default_20_Paragraph_20_Font"><text:span text:style-name="T6"> </text:span></text:span>Icti-<text:line-break/>bunt fine jota, lenes vero cum jota; verum id .nihil ad<text:line-break/>hominum vitam affert commodi, quemadmodum neque in<text:line-break/>orem (sorbis), quae Graeci quidem omnes hujus nostrae me- -<text:line-break/>moriae sic nominant, Attici autem cum <text:span text:style-name="Default_20_Paragraph_20_Font"><text:span text:style-name="T4">υ</text:span></text:span><text:span text:style-name="Default_20_Paragraph_20_Font"><text:span text:style-name="T6"> </text:span></text:span>pronunciare ipsa<text:line-break/>non permittunt Speculationem igitur de nominibus illis<text:line-break/>relinquentes, de facultate ipsius fructus disputabimus.</text:p>
      <text:h text:style-name="P15" text:outline-level="2">Cap. XXv </text:h>
      <text:p text:style-name="P21">[De mespilis et sorbis.] Quae de prae-<text:line-break/>dictis diximus, eadem de his quoque sunt dicenda. Ambo<text:line-break/>erint astringunt; verum mespila multo valentius, quam<text:line-break/>sorba; prohrde ventri fluenti cibus est utilissimus. Sorba<text:line-break/>tamen in cibo ipsis suaviora; omnino enim nihil habent<text:line-break/>estringens aeque, - ac mespila, sed ipsorum succus est ausie-<text:line-break/>rus fine ulla acerbitate. Liquet autem, quod omnibus hu-<text:line-break/>juscemodi parce est vescendum, non autem affatim, ut uris<text:line-break/>ac ficubus ; nullo enim ipsorum, ut alimento, sed ut metii-.<text:line-break/>camento potius indigemus. Haec tibi fiunt utili<text:span text:style-name="Default_20_Paragraph_20_Font"><text:span text:style-name="T1">o</text:span></text:span>ra , quam<text:line-break/>sitire, priorem syllabam nominis <text:span text:style-name="Default_20_Paragraph_20_Font"><text:span text:style-name="T5">ο</text:span></text:span><text:span text:style-name="Default_20_Paragraph_20_Font"><text:span text:style-name="T4">ύων</text:span></text:span><text:span text:style-name="Default_20_Paragraph_20_Font"><text:span text:style-name="T11"> </text:span></text:span>a veteribus Atheniensi-<text:line-break/>bus per literam <text:span text:style-name="Default_20_Paragraph_20_Font"><text:span text:style-name="T1">o</text:span></text:span> tantum scribi et pronunciari.</text:p>
      <text:h text:style-name="Heading_20_2" text:outline-level="2">C ap. XXVI.</text:h>
      <text:p text:style-name="P21"><text:s/>[De fructu palmae.] Fructum palmae<text:line-break/>sive glandes appellere velis, sive palmas eodem cum tota<text:line-break/>arbore nonnne, (ut jam Graecis omnibus mos est,) neutro<text:line-break/>modo aut nocueris aut prolueris ad facultatis ipfius cognitio-<text:line-break/>nem. .Non parva autem lu ipfis esit differentia: quaedam</text:p>
      <text:p text:style-name="P3">enim sunt siccae et adstringentes, ut Aegyptiae; aliaemoI-<text:line-break/>les et humidae et dulces, ut quae caryotae appellantur;<text:line-break/>praestantissimae autem hae in Syria Palaestina nascuntur in<text:line-break/>llierichonte. Reliquae omnes palmae luter dicta duo genera<text:line-break/>sunt messiae. Difficiles autem sunt concoctu, capitique do-<text:line-break/>l<text:span text:style-name="Default_20_Paragraph_20_Font"><text:span text:style-name="T1">o</text:span></text:span>rem luserunt; quarum aliae quidem magis, aliae minus<text:line-break/>sunt humidae, ac dulces, siccae,. atque astringentes. xi Ve-<text:line-break/>tum constitutis extremis, jam omne, qu<text:span text:style-name="Default_20_Paragraph_20_Font"><text:span text:style-name="T1">o</text:span></text:span>d lu messio est,<text:line-break/>facillime deprehendes. Nulla certe ex ipsis est, quae non<text:line-break/>dulcedinem quandam et astrictionem habeat; siquidem ca-<text:line-break/>ryotae exiguae estricti<text:span text:style-name="Default_20_Paragraph_20_Font"><text:span text:style-name="T1">o</text:span></text:span>uis, Thebaicae <text:span text:style-name="Default_20_Paragraph_20_Font"><text:span text:style-name="T1">o</text:span></text:span>bscurae dulcens-<text:line-break/>uis .sunt participes. At succum quidem dulcem nutrire,<text:line-break/>austerum autem gratum esse stomacho et ventrem sistere<text:line-break/>ostendimus. Palmae autem, fi largius sumantur,- omnes con-<text:line-break/>coetu sunt dissiclles, et capiti dolorem. afferunt, quaedam<text:line-break/>autem et mo<text:span text:style-name="Default_20_Paragraph_20_Font"><text:span text:style-name="T1">r</text:span></text:span>sus cujusdam sensum ori ventriculi incutiunt,<text:line-break/>quod mediei stomachum appellant.- Succus autem, qui ab<text:line-break/>ipfis in corpus distribuitur, crassius quidem omnino est, ha-</text:p>
      <text:p text:style-name="P3">bet autum et lentoris quidpiam, quum palma ipfa pinguis<text:line-break/>fuerit, sicuti caryotae. Quum autem dulcedo tali succo mixta<text:line-break/>fuerit, celerrime quidem hepar ab ipsa obstruitur , laeditur<text:line-break/>autem maxime ab ipsorum esu, quando aut inflammatione,<text:line-break/>aut scirrho obsidetur; post hepar autem et lien obstruitur<text:line-break/>ac laeditur. Multo autem maxime palmae virides, si paulo<text:line-break/>largius sumuntur, ad omnia sunt noxiae. .Perspicuum por- .<text:line-break/>ro est, quod dulces quidem limeum habent calidiorem,<text:line-break/>astringentes autem frigidiorem; quin et palmae virides,<text:line-break/>quemadmodum et ficus, flatus gignunt; nam palmae virides<text:line-break/>eandem habent ad alias palmas proportionem, . quam ficus<text:line-break/>habent ad caricas. lu regionibus autum non admodum ca-<text:line-break/>lidis palmae non perfecte maturescunt adeo, ut reponi que-<text:line-break/>aut ; quo fit, ut, quum homines cogantur ipsis virilibus ve-<text:line-break/>fci, crudis succis impleantur; rigoribusque, qui aegre cale-<text:line-break/>fiant, et hepatis obstructionibus prehendantur.</text:p>
      <text:h text:style-name="Heading_20_2" text:outline-level="2">Cap. XXVH. </text:h>
      <text:p text:style-name="P21">[De elixis.] Perexiguum quidem et<text:line-break/>ipsae corpori praebent alimentum, et potissimum caducae,</text:p>
      <text:p text:style-name="P3">quas vulgo fere cum pane, sine pane autem mandunt cum<text:line-break/>gero ante estes ribos, ventris fubducendi gratia, quas <text:span text:style-name="Default_20_Paragraph_20_Font"><text:span text:style-name="T4">άλμἀ</text:span></text:span><text:span text:style-name="Default_20_Paragraph_20_Font"><text:span text:style-name="T6">-<text:line-break/></text:span></text:span><text:span text:style-name="Default_20_Paragraph_20_Font"><text:span text:style-name="T4">δας</text:span></text:span><text:span text:style-name="Default_20_Paragraph_20_Font"><text:span text:style-name="T6"> </text:span></text:span>et <text:span text:style-name="Default_20_Paragraph_20_Font"><text:span text:style-name="T4">κ</text:span></text:span><text:span text:style-name="Default_20_Paragraph_20_Font"><text:span text:style-name="T5">ο</text:span></text:span><text:span text:style-name="Default_20_Paragraph_20_Font"><text:span text:style-name="T4">λυμβάδας</text:span></text:span><text:span text:style-name="Default_20_Paragraph_20_Font"><text:span text:style-name="T6"> </text:span></text:span>appellunt. Porro quemadmodum ca-<text:line-break/>ducae pinguedinis habent plurimum, ita hae succum astrui-<text:line-break/>gentem, proinde stomachum roborant, et appetentiam exci-<text:line-break/>tant. Aptae autem est hanc rem sunt, quae cum aceto re-<text:line-break/>ponuntm, quas artis obfonatricis periti varie praeparant;<text:line-break/>cujus artis nolim medicum omnino esse ignarum: nam quod<text:line-break/>suavius est, facilius iis, quae ex aequo sunt salubria, con-<text:line-break/>coquitur. Verum non est nunc dicendi locus neque de op<text:span text:style-name="Default_20_Paragraph_20_Font"><text:span text:style-name="T1">t</text:span></text:span>o-<text:line-break/>naturis speculationis peritia, neque de arte ipsa ; alius enim<text:line-break/>Iocus ipsis est proprius.</text:p>
      <text:h text:style-name="Heading_20_2" text:outline-level="2">Cap..XXVHI. </text:h>
      <text:p text:style-name="P21">[De nuribus.] Quidam nuces regias<text:line-break/>appellant eas, quae nunc nuces ah omnibus nominantur.:<text:line-break/>Sunt et usiae quaedam, quae <text:span text:style-name="Default_20_Paragraph_20_Font"><text:span text:style-name="T4">λεπτοκάρυα</text:span></text:span><text:span text:style-name="Default_20_Paragraph_20_Font"><text:span text:style-name="T6"> </text:span></text:span>appellantur, prae-<text:line-break/>dictis multo rumores, quas nonnulli ponticas seu avellanas<text:line-break/>vocitant. Multus autem ambarum.. est usus. Alimentum<text:line-break/>corpori praebent exiguum, copiosius tamen . pontica nurum-.</text:p>
      <text:p text:style-name="P3">pata, quam nuit regia,- quod ipsius substantia sit coactum ac-<text:line-break/>minus ole<text:span text:style-name="Default_20_Paragraph_20_Font"><text:span text:style-name="T1">o</text:span></text:span>sa, regiae autem laxior est, eontinetqne in fis.<text:line-break/>ipsia plus pinguitudinis. Habet tamen et astringentis quali-<text:line-break/>talis non exiguum, quae tandem procedente tempore urar-<text:line-break/>cefcit, tota ipsius substantia in succum pinguem transmutata,<text:line-break/>adeo ut cibo prorsus sit inepta, quod <text:span text:style-name="Default_20_Paragraph_20_Font"><text:span text:style-name="T1">t</text:span></text:span>ua pinguitudine oleo<text:line-break/>veteri assimilis appareat. <text:span text:style-name="Default_20_Paragraph_20_Font"><text:span text:style-name="T1">r</text:span></text:span> Caeterum quae viridis adhuc est<text:line-break/>ac humida, neque astringentis qualitatis, neque densae con-<text:line-break/>fpicue est particeps,-. fed magis quodammodo est qualitatis<text:line-break/>expers, quod saporis genus aqueum (ut dixi] vocare consue-<text:line-break/>vimus. Coquitur tamen haec nux facilius.quam pontica,<text:line-break/>stomachoque est gratior, et multo magis quando cum caricis<text:line-break/>manditur. Traditum autem a plerisque medicis est, homi-<text:line-break/>nem a pharmacis lethalibus nihil magnopere laesum iri, si<text:line-break/>utrasque - has ante alios cib<text:span text:style-name="Default_20_Paragraph_20_Font"><text:span text:style-name="T1">o</text:span></text:span>s cmn ruta fumpferiti Liquet<text:line-break/>praeterea quod humida quidem apta ad depectionem est,<text:line-break/>sicca vero minus. Plerique autem ventris fubducendi gratia</text:p>
      <text:p text:style-name="P3">cum garo etiam ipsam praesumunt, lu quem usum viridis est<text:line-break/>accommodatior, ut quae astringentis qualitatis nunus fit. par-<text:line-break/>ticeps. Quin et siccarum quoque , fi prius (quod .nounulli<text:line-break/>fariunt) in aqua fuerint maceratae, facultas viridibus est<text:line-break/>assimilis.</text:p>
      <text:h text:style-name="Heading_20_2" text:outline-level="2">Cap. XXIX. </text:h>
      <text:p text:style-name="P21">[De amygdalis.] .Amygdalae nihil<text:line-break/>prorsus habent facultatis astringentis, sula enim tenuandi<text:line-break/>facultas ac detergendi in eis praepollet, qua tum viscera<text:line-break/>purgant, tum humores e pulmonibus ac thorace sputis ex-<text:line-break/>perierant; quaedam. autem ipsarum facultatem habent fue-<text:line-break/>cos crassius ac lentos inridendi adeo exuperantem, . ut manui<text:line-break/>prae amarore nequeunt; .oleosae tamen ac pinguis qualita-<text:line-break/>tis,; ut nuces, sunt participes ; cujus causa et ipsae proee.--<text:line-break/>dente tempore fiunt, ut illae, oleosae ; minor tamen eis inest<text:line-break/>haec qualitas, quam in nuribus, quo fit, .ut tardius, quam sinti<text:line-break/>ces, oleosae fieri cernuntur. Ex his sane intelligi potest,<text:line-break/>quod neque ventri subducendo conserunt, neque corpus<text:line-break/>multum nutriunt. Quae vero qualitatem amaram habent</text:p>
      <text:p text:style-name="P9">praepollentem; eae ad pus et succos crassosac lentos ex<text:line-break/>thorace et pulmonibus expuendos plurimum conferunt.<text:line-break/>Eorum vero, qui nullam anem ad: vitam utilem exc<text:span text:style-name="Default_20_Paragraph_20_Font"><text:span text:style-name="T1">o</text:span></text:span>luerunt,<text:line-break/>sied <text:span text:style-name="Default_20_Paragraph_20_Font"><text:span text:style-name="T1">t</text:span></text:span>e ipsius appellant Attic<text:span text:style-name="Default_20_Paragraph_20_Font"><text:span text:style-name="T1">o</text:span></text:span>s, alii fructum hunc genere foe-<text:line-break/>minino amygdalas enunriari.oportere contendunt, alii neu-<text:line-break/>tro amygdala, ne id ipfum quidem, de: quo tantopere c<text:span text:style-name="Default_20_Paragraph_20_Font"><text:span text:style-name="T1">o</text:span></text:span>n-<text:line-break/>tendunt, inlelligentes, utroque nomine apud viros Atticos<text:line-break/>scriptum esse. . .<text:tab/>- ni</text:p>
      <text:h text:style-name="Heading_20_2" text:outline-level="2">Cap. XXX. [De pistaciis.] </text:h>
      <text:p text:style-name="P21">Haec quidem ad magnam<text:line-break/>Alexandriam proveniunt, fed multo uberiora in Berrhoea,<text:line-break/>urbe Syriae, parum quidem nutrientia, verum ad hepar<text:line-break/>roborandum et succos lu ipsius viis iufarclos purgandos<text:line-break/>utilia; qualitatem enim habent aromaticam, subamar<text:span text:style-name="Default_20_Paragraph_20_Font"><text:span text:style-name="T1">u</text:span></text:span>m et<text:line-break/>subastringenterm Scio autem et alia hujuscemodi pleraque<text:line-break/>hepati esse utilissima, quemadmodum in opere de simplicibus<text:line-break/>medicamentis est demonstratum. Porro non ausim affir-<text:line-break/>mare, ullam ex ipsi r stomacho accedere utilitatem, aut lac-<text:line-break/>fionem iusignem, quemadmodum neque quod alvum deji-<text:line-break/>ciant aut sistant.</text:p>
      <text:h text:style-name="P15" text:outline-level="2">Cap. XXXI.</text:h>
      <text:p text:style-name="P21"><text:s/>[De prunis.] Raro i<text:span text:style-name="Default_20_Paragraph_20_Font"><text:span text:style-name="T1">n</text:span></text:span>venias hunc sum<text:line-break/>c tum austerum, aut acidum, aut lu summa lusuavitatemali-<text:line-break/>quarn habere, quum maturus exacte suerit; prius .enim<text:line-break/>quam pruna eo maturitatis pervenerint, omnia propemo-<text:line-break/>dum aut acorem, aut acerbitatem, aut ama<text:span text:style-name="Default_20_Paragraph_20_Font"><text:span text:style-name="T1">t</text:span></text:span>orem reprae-<text:line-break/><text:span text:style-name="Default_20_Paragraph_20_Font"><text:span text:style-name="T1">t</text:span></text:span>entant, Corpori itaque en. hoc fructu minimum alimenti<text:line-break/>accedit, utilis tamen est iis, quibus propositum est ventrem<text:line-break/>mediocriter humectare ac refrigerare; ap<text:span text:style-name="Default_20_Paragraph_20_Font"><text:span text:style-name="T1">t</text:span></text:span>um autem non<text:line-break/>aliter, quam praedicturum quaedam, subducit tum humidis<text:line-break/>tate <text:span text:style-name="Default_20_Paragraph_20_Font"><text:span text:style-name="T1">t</text:span></text:span>ua, tum lentore. Siccatus vero et ipsis potest esse usui,<text:line-break/>quemadmodum .et ficus; Fama est, ea pruna omnium esse<text:line-break/>praestantissima , quae lu Damasco urbe Syriae nuscuntur,<text:line-break/>fecunda autem post illa esse, quae lu ea regione, quam lbe-<text:line-break/>riam ac Hispaniam <text:span text:style-name="Default_20_Paragraph_20_Font"><text:span text:style-name="T1">n</text:span></text:span>ominant, proveniunt; verum haec<text:line-break/>.quidem nihil estrictiouis prae <text:span text:style-name="Default_20_Paragraph_20_Font"><text:span text:style-name="T1">t</text:span></text:span>e ferunt, nonnulla vero Da-<text:line-break/>mascenorum vel plurimum. optima autem inter ipsa sunt,<text:line-break/>quae cum mediocri astrictione magna funt et laxa; quae<text:line-break/>autem exigua sunt et dura et acerba, prava sunt, tum si</text:p>
      <text:p text:style-name="P10">esum spectes, tum si alui dejectionem, quae maxime sequi-<text:line-break/>tur ea, quae ex Iberis. asseruntur. Cocta autem in meli-<text:line-break/>crato,:: in quo plusculum .sit mellis, alvum admodum deji-<text:line-break/>ciunt, <text:span text:style-name="Default_20_Paragraph_20_Font"><text:span text:style-name="T1">r</text:span></text:span> etiamsi quis sula ipsa sumpserit, et multo magis, si<text:line-break/>post ipsa melioratum serpserit. Perspicuum autem est, quod<text:line-break/>ad alvum deiiciendam confert post sumpta ipsa vinum dul-<text:line-break/>ce adbibere, temporisque aliquid interponere-, non. autem<text:line-break/>statim post prandere. Atque etiam id omnibus, quae alvum<text:line-break/>dejiciun t, commune : memoria est tenendum, quemadmodum<text:line-break/>et alia, quae pluribus speciebus sunt communia, ne de iis-<text:line-break/>dem saepe audire postules.</text:p>
      <text:h text:style-name="Heading_20_2" text:outline-level="2">C a p<text:span text:style-name="Default_20_Paragraph_20_Font"><text:span text:style-name="T1">r</text:span></text:span> XXXII. </text:h>
      <text:p text:style-name="P23">[De sericis seu jujubis appellatis.] Ne<text:line-break/>haec quidem ausim affirmare quicquam ad sanitatis tutelam<text:line-break/>aut morborum profligationem pertinere; mulierum e<text:span text:style-name="Default_20_Paragraph_20_Font"><text:span text:style-name="T1">n</text:span></text:span>im<text:line-break/>atque infa<text:span text:style-name="Default_20_Paragraph_20_Font"><text:span text:style-name="T1">n</text:span></text:span>tium lu temperantium est edulium, qu<text:span text:style-name="Default_20_Paragraph_20_Font"><text:span text:style-name="T1">o</text:span></text:span>d exigui<text:line-break/>est alimenti ac conc<text:span text:style-name="Default_20_Paragraph_20_Font"><text:span text:style-name="T1">o</text:span></text:span>ctu difficile; et praeterquam quod<text:line-break/>stomachum non juvat, parum etiam alimenti corpori<text:line-break/>exhibet.<text:tab/>.</text:p>
      <text:h text:style-name="P15" text:outline-level="2">Cap. XXXIII. </text:h>
      <text:p text:style-name="P21">[Do cerasiis.] Ceratia, quorum tertia<text:line-break/>syllaba per litteram t et scribitur et pronunciatur, nihil<text:line-break/>habent cum cerasus per s scriptis similitudinis. Est au-<text:line-break/>tem pravi <text:span text:style-name="Default_20_Paragraph_20_Font"><text:span text:style-name="T1">s</text:span></text:span>ucci edulium ac lignosum; quam rem neces-<text:line-break/>sarin sequitur, ut concoctu sit difficile; nihil edim, quod<text:line-break/>lignosum est , facile coquitur. Quin esiam incommodum id<text:line-break/>ipsis inest haudquaquam aspernandum, quod non celeriter<text:line-break/>dejiciantur. Proinde satius esset a regionibus orientalibus,<text:line-break/>in quibus nascitur, ad nos non advehi.</text:p>
      <text:h text:style-name="Heading_20_2" text:outline-level="2">Cap. XXXIV. </text:h>
      <text:p text:style-name="P21">[De cappare.] Capparis planta est<text:line-break/>fruticosa, plurima in Cypro proveniens. Facultas autem<text:line-break/>ipsi inest tenuium admodum partium ; quo sit, ut, quemadmo-<text:line-break/>dum et alia omnia, quae tenuium <text:span text:style-name="Default_20_Paragraph_20_Font"><text:span text:style-name="T1">s</text:span></text:span>unt partium, minimum<text:line-break/>alimenti in corpus eorum, qui ipsa ve<text:span text:style-name="Default_20_Paragraph_20_Font"><text:span text:style-name="T1">s</text:span></text:span>cuntur, distribuat.<text:line-break/>Utimur autem fructu hujus plantae magis ut medicamento.<text:line-break/>quam ut alimento. Sale esiam conspersus ad nos desertura<text:line-break/>propterea quod putrescit, si fotus reponatur. Perspicuum<text:line-break/>sane est, quod capparis adhuc viridis quidem, priusquam sa-<text:line-break/>statu r, plus habet a limen lu ex sali fura autem amittit quam</text:p>
      <text:p text:style-name="P3">plurimum; onnuque alimento, nisi sal eluatur, prorsus <text:span text:style-name="Default_20_Paragraph_20_Font"><text:span text:style-name="T1">q</text:span></text:span>ui-<text:line-break/>dem destituitur, alvum tamen subducit; quod si abluatur<text:line-break/>et, quoad facultatem omnem ex sale dep<text:span text:style-name="Default_20_Paragraph_20_Font"><text:span text:style-name="T1">o</text:span></text:span>suerit, maceretur^<text:line-break/>minimi quidem alimenti fiet edulium , erit tamen ceu opso-<text:line-break/>nium ac medicamentum ad appetentiam, quae coHapsa fue-<text:line-break/>rit, excitandam accommodatum; praeterea ad pituitam,<text:line-break/>quae in ventre habetur, detergendam ac <text:span text:style-name="Default_20_Paragraph_20_Font"><text:span text:style-name="T1">s</text:span></text:span>ubducendam, et-<text:line-break/>purgandasque lienis et lupatis obstructiones ; uti autem ad<text:line-break/>eas res oportet ante alios omnes cibos ex oxymehte vel<text:line-break/>oxelaeo. Hujus esiam plantae tener<text:span text:style-name="Default_20_Paragraph_20_Font"><text:span text:style-name="T1">o</text:span></text:span>s <text:span text:style-name="Default_20_Paragraph_20_Font"><text:span text:style-name="T1">s</text:span></text:span>urculos non alite<text:span text:style-name="Default_20_Paragraph_20_Font"><text:span text:style-name="T1">r,<text:line-break/></text:span></text:span>quam terebinthi, mandunt, virides adhuc, ut hujus, in aceto<text:line-break/>simul et muria aut aceto solo condentes.</text:p>
      <text:h text:style-name="Heading_20_2" text:outline-level="2">Cap. XXXV. </text:h>
      <text:p text:style-name="P21">[De <text:span text:style-name="Default_20_Paragraph_20_Font"><text:span text:style-name="T1">s</text:span></text:span>ycomoris.] Plantam sycomori<text:line-break/>vidi in Alexandria una cum fructu, parvae ficui albae flsle<text:line-break/>mitem. Is fructus nullam habet acrimoniam , exiguae ta-<text:line-break/>meu dulcedinis est particeps, estque facultate, ut mora. btP<text:line-break/>nudior quodammodo ac faigidior. Quin potius in mcdio<text:line-break/>n <text:span text:style-name="Default_20_Paragraph_20_Font"><text:span text:style-name="T1">s</text:span></text:span>ororum ac ficuum jure quis ipsum collocarit, indequs</text:p>
      <text:p text:style-name="P3">men ipsi arbitror esse positum; ridicul<text:span text:style-name="Default_20_Paragraph_20_Font"><text:span text:style-name="T1">i</text:span></text:span> enim sunt, qui fru-<text:line-break/>ctunr hunc ob id alunt syeomora fuisse nominatum, quod<text:line-break/>moris et ficubus fit assimilis. Ipsius autem generatio ab aliis<text:line-break/>arborum fructibus magis quodammodo est diversa; non<text:line-break/>enim ex surculis ac germinibus, sed ex ipsis r<text:span text:style-name="Default_20_Paragraph_20_Font"><text:span text:style-name="T3">ami</text:span></text:span>s ac stipi-<text:line-break/>tibus enascitur.</text:p>
      <text:h text:style-name="Heading_20_2" text:outline-level="2">Cap. XXXVI.</text:h>
      <text:p text:style-name="P21"><text:s/>[De perfio.] Hanc etiam plantam<text:line-break/>nidi lu Alexandria, ex magnisque et ipsa est arboribus.<text:line-break/>Narrant autem, fructum hujus apud Persas adeo esse noxium;<text:line-break/>ut, .qui ipsum comederint, eos interimat: qui tamen, si in<text:line-break/>Aegyptum transferatur , fit esculentus, manditurque non<text:line-break/>aliter, quam pira et mala, quibus etiam magnitutline<text:line-break/>convenit.</text:p>
      <text:h text:style-name="Heading_20_2" text:outline-level="2">Cap. XXXVII. </text:h>
      <text:p text:style-name="P21">[De citrio.] Id quoque malum Me-<text:line-break/>dicum appellant, qui id agunt, ut quae loquuntur nemo<text:line-break/>intelligat, quamvis inter vir tutes orationis perspicuitatem<text:line-break/>numerent. Satius autem fuisset, quamnam partes citiis ha-<text:line-break/>beant facultatem, et quodnam commodum ex ipsis hornnn-</text:p>
      <text:p text:style-name="P3">bus accedat, inuestigasse, quam anxie hujuscemodi inqui-<text:line-break/>rere. Id igitur ego moliar, dicamque, hujus fructus tres<text:line-break/>esse partus, acidam, quae in medio ipsius sita est, tumau-<text:line-break/>tem fructus ipsius velut carnem, quae medium ni<text:span text:style-name="Default_20_Paragraph_20_Font"><text:span text:style-name="T1">t</text:span></text:span>unt ambit,<text:line-break/>et tertium, quae est tegumentum extrinsecus circumdatum, .<text:line-break/>quod suaveolens est et aromaticum, non odore modo, ve-<text:line-break/>rum etiam gestu. Jure igitur concoctu est difficile, ut quod<text:line-break/>durum est ac critiam. Quod si quis ipfo, ut medicamento,<text:line-break/>utatur, coctioni nonnihil conseret, quo mode et alia omnia,<text:line-break/>quae acrem habent qualitatem. Eadem autem ratione, si<text:line-break/>sumptum parce suerit, stomacho robur inducit; proinde<text:line-break/>ipsum comminuentes, succumque exprimentes, solent messi-<text:line-break/>cementis immiscere, quae per os sumuntur, quaequeven-<text:line-break/>trem dejiciunt, aut totum corpus purgant. Parte autem<text:line-break/>fructus arida et non esculenta, qua femen continetur, quum<text:line-break/>ad alia quaedam utuntur, tum saepe in acetum imbecillum<text:line-break/>coniiciunt, .quo ipsum. reddant acrius. Pars .autem inter<text:line-break/>duas jam dictas media, quae fune corpus etiam nutrit, quae-<text:line-break/>queneque acidam, neque acrem habet qualitatem, propter</text:p>
      <text:p text:style-name="P3">duritiem concoctu est difficilis. Ob eam causam omnes<text:line-break/>ipsam mandunt cum aceto et garo, ut saporis hebetudinem<text:line-break/>acuant, fortasse autem quod experientia didicerint, aut a me-<text:line-break/>dicis acceperint, ipsam coqui facilius, si man<text:span text:style-name="Default_20_Paragraph_20_Font"><text:span text:style-name="T1">s</text:span></text:span>a eo modo<text:line-break/>fuerit.</text:p>
      <text:h text:style-name="Heading_20_2" text:outline-level="2">Cap. XXXV1H. </text:h>
      <text:p text:style-name="P21">[De fructibus plantarum agrestium,<text:line-break/>inter quos sunt quercuum glandes.] Omnibus h<text:span text:style-name="Default_20_Paragraph_20_Font"><text:span text:style-name="T1">o</text:span></text:span>minibus<text:line-break/>mos test eas plantas vocare agrestes, quae sine usia agricolae<text:line-break/>industria in agro proveniunt, siquidem et vites appellant<text:line-break/>agrestes, quas nullus vinitor procurat, ipsas ablaqueant aut<text:line-break/>circumsodiens , aut pullulantia germina ex tirpans, aut ejus-<text:line-break/>modi aliquid persiciens; ex quo plantarum genere est fagus,<text:line-break/>quercus, ilex, cornus, comarus, et aliae id genus arbores,<text:line-break/>quemadmodum et frutices quidam; ut rubus, canirubus,<text:line-break/>acherdus, pirus et prunus sylvestris, quam <text:span text:style-name="Default_20_Paragraph_20_Font"><text:span text:style-name="T4">πρ</text:span></text:span><text:span text:style-name="Default_20_Paragraph_20_Font"><text:span text:style-name="T6"> </text:span></text:span>o <text:span text:style-name="Default_20_Paragraph_20_Font"><text:span text:style-name="T4">ὕμνον</text:span></text:span><text:span text:style-name="Default_20_Paragraph_20_Font"><text:span text:style-name="T6"> </text:span></text:span>apud<text:line-break/>nos appellant, et qui frutex <text:span text:style-name="Default_20_Paragraph_20_Font"><text:span text:style-name="T4">ἐπιμηλίδας</text:span></text:span><text:span text:style-name="Default_20_Paragraph_20_Font"><text:span text:style-name="T6"> </text:span></text:span>fert. Appellatur au-<text:line-break/>tam is fluctu<text:span text:style-name="Default_20_Paragraph_20_Font"><text:span text:style-name="T1">s</text:span></text:span> in Italia unedo, stoma<text:span text:style-name="Default_20_Paragraph_20_Font"><text:span text:style-name="T1">c</text:span></text:span>hosiu<text:span text:style-name="Default_20_Paragraph_20_Font"><text:span text:style-name="T1">s</text:span></text:span> nocet, et ca-</text:p>
      <text:p text:style-name="P3">pili dolorem affert, aeerbusque est a<text:span text:style-name="Default_20_Paragraph_20_Font"><text:span text:style-name="T3">dm</text:span></text:span><text:span text:style-name="Default_20_Paragraph_20_Font"><text:span text:style-name="T1">o</text:span></text:span>dum cum exigua<text:line-break/>quadam dulcedine. Cornis quidem, et canirubi fructu, et<text:line-break/>glandibus, et <text:span text:style-name="Default_20_Paragraph_20_Font"><text:span text:style-name="T4">μιμαικυλοις</text:span></text:span><text:span text:style-name="Default_20_Paragraph_20_Font"><text:span text:style-name="T6"> </text:span></text:span>(sic autem co<text:span text:style-name="Default_20_Paragraph_20_Font"><text:span text:style-name="T3">ma</text:span></text:span>ri fructus appella-<text:line-break/>turj rustici passim vescuntur, . reliquarum vero arborum aut<text:line-break/>fruticum fructibus non admodum utuntur. Quum tamen<text:line-break/>fames regionem nossiam aliquando invasisset, essetque ma-<text:line-break/>gnus glandium ac mespilorunr proventus, rustici lu fossis<text:line-break/>ipsa condentes, hyeme tota et vere primo pro frumenta-<text:line-break/>ceis eduliis sunt usi. Prius autem glandes hujuscem<text:span text:style-name="Default_20_Paragraph_20_Font"><text:span text:style-name="T1">o</text:span></text:span>di sui-<text:line-break/>bus erunt pabulum, time vero, .qumn eos hyeme nutrire,<text:line-break/>ut ante.. consueverunt, non possent, initio quidem mactau-<text:line-break/>les, ipsis in cibum sunt usi, post autem apertis fossis, glan-<text:line-break/>dibus vesci coeperunt, varie ipsas ad estum comparantes;<text:line-break/>interdum enim in aqua elixabant, et in calidis cineribus<text:line-break/>celantes mediocriter astabant; post autem nomrunquanr<text:line-break/>iumrinuentes , - pulmentarium ex ipsis conficiebant, alias<text:line-break/>aqua sula c<text:span text:style-name="Default_20_Paragraph_20_Font"><text:span text:style-name="T1">o</text:span></text:span>nspergentes , sed condimentum aliquod iunxit-</text:p>
      <text:p text:style-name="P3">tentes i alias mel effundentes , aut lacti incoquentes. Ab<text:line-break/>his autem copiosum est nutrimentum, neque quicquam est<text:line-break/>eorum, quae hactenus hoc secund<text:span text:style-name="Default_20_Paragraph_20_Font"><text:span text:style-name="T1">o</text:span></text:span> libro exposui, ei simile,<text:line-break/>quandoquidem glandes aeque nutriunt, ac frumenta ceorum<text:line-break/>edusiorum pleraque. Atque olim- quidem (ut alunt) homi-<text:line-break/>nes ex ipsis duntaxat vivebant ; Arcades autem, .quum teli-<text:line-break/>qui Graeci fructibus Cerealibus uterentur, eas. diu in cibo<text:line-break/>retinuerunt. Alimentum autum, quod ex glandibus corpori<text:line-break/>accidit, tardi est trausitus ac crassi succi; quere consequi-<text:line-break/>tur, ut ipsae c<text:span text:style-name="Default_20_Paragraph_20_Font"><text:span text:style-name="T1">o</text:span></text:span>ncoctu sint difficiles. Caeterum mimaecylus<text:line-break/>glande querna ad omnia est deterior, quemadmodum haec<text:line-break/>glande castanearum, quas vocant; omnium enim glandium<text:line-break/>hae sunt praestantissimae. Sunt qui hos fructus <text:span text:style-name="Default_20_Paragraph_20_Font"><text:span text:style-name="T4">λοπἰμους</text:span></text:span><text:span text:style-name="Default_20_Paragraph_20_Font"><text:span text:style-name="T6"><text:line-break/></text:span></text:span>appellent. Hi namque i<text:span text:style-name="Default_20_Paragraph_20_Font"><text:span text:style-name="T1">n</text:span></text:span>ter fructus agrestes et soli affinem-<text:line-break/>tum corpori dant alicujus momenti; corna enim, et iligna<text:line-break/>glans, etrubr et canirubi fructus, hrabyda, mimaecyla, ri-<text:line-break/><text:span text:style-name="Default_20_Paragraph_20_Font"><text:span text:style-name="T1">x</text:span></text:span>ypha, diospyra, halicacaba, terebinthi et acherdi fru-<text:line-break/>otus, et quae ejusdem sunt generis, exiguum quidem habent</text:p>
      <text:p text:style-name="P3">alimentum, verum pravi <text:span text:style-name="Default_20_Paragraph_20_Font"><text:span text:style-name="T1">t</text:span></text:span>ueri sunt omnia ; praeterea - non-<text:line-break/>nulla ex ipsis sunt, quae et stomachum laedunt, et cibo sunt<text:line-break/>iniucunda; ob id <text:span text:style-name="Default_20_Paragraph_20_Font"><text:span text:style-name="T1">t</text:span></text:span>uum sunt pabulum, et eorum quidem non<text:line-break/>domesticorum, fed qui vitam in montibus degunt; his enim<text:line-break/>nutrimentum ab iis fructibu<text:span text:style-name="Default_20_Paragraph_20_Font"><text:span text:style-name="T1">s</text:span></text:span> plurimum accedit.</text:p>
      <text:h text:style-name="Heading_20_2" text:outline-level="2">Cap. XXXIX. </text:h>
      <text:p text:style-name="P21">[De alimento, quod a plantis ipsis<text:line-break/>- sumitur.] Non modo plantarum femina ac fructus, sed<text:line-break/>etiam integras ipsias saepenumero mandimus, saepe autem,<text:line-break/>quum interdum urget necessitas, radices tantum, aut surcu-<text:line-break/>los, aut novella germina. Nostrates certe homines, quam-<text:line-break/>quam raparum (quas et buniadas nominant] folia et caulem<text:line-break/>abjicere funt foliti, nonnunquam tamen penuria melioris<text:line-break/>cibarii ipsa quoque ^mandunt. Pari modo in radiculis et<text:line-break/>iis, quae apud <text:span text:style-name="Default_20_Paragraph_20_Font"><text:span text:style-name="T1">no</text:span></text:span>s nomine vernaculo rhapia appellant; est<text:line-break/>autem haec planta (ut sic dicam) agrestis radicula. Ad haec<text:line-break/>pyrethro<text:span text:style-name="Default_20_Paragraph_20_Font"><text:span text:style-name="T1">n</text:span></text:span>, sion, equapium, foeniculum, <text:span text:style-name="Default_20_Paragraph_20_Font"><text:span text:style-name="T1">s</text:span></text:span>candicem, ciebo-<text:line-break/>riam, ch<text:span text:style-name="Default_20_Paragraph_20_Font"><text:span text:style-name="T1">o</text:span></text:span>ndrillam, gingidium, daucum et plurimarum at-.<text:line-break/>corum ac fruticum tenera germina . cocta .homines .fame</text:p>
      <text:p text:style-name="P3">adacti saepe mandunt ; quaedam etiam nulla urgente fame,<text:line-break/>ut qui palmae verticem mandunt, quem ipsius cerebrum<text:line-break/>appellunt. Quid autem loquar de teneris spinis ?: mandun-<text:line-break/>tur enim et ipsae cum aceto et garo, nulla cogente fame,<text:line-break/>estque cibus hic tolerabilis. sunt qui oleum etiam ipsis ad-<text:line-break/>jiciant, pr<text:span text:style-name="Default_20_Paragraph_20_Font"><text:span text:style-name="T1">a</text:span></text:span>esertim quum prius in aqua ferbuerint; utuntur<text:line-break/>enim ipsis bifariam, saepe quidem crudis, luter dum autem<text:line-break/>et elixis. Porro spi<text:span text:style-name="Default_20_Paragraph_20_Font"><text:span text:style-name="T1">n</text:span></text:span>osas plantas appello scolymum , atra-<text:line-break/>ctylida, eryngium, culeum, atragida, et quam spinam al.-<text:line-break/>ham nomluant, praeterea speciem alteram chamaeleontis;<text:line-break/>quorum nonnulla rustici quidam in acetum muiiamve im-<text:line-break/>mittentes reponunt eodem modo, quo rapas, caepas, et quae<text:line-break/>vocant ampeloprnsa, pyrethron, et alia ejusmodi. Hujus<text:line-break/>autem generis sunt ciboria, colocasia, et quod abaton nun-<text:line-break/>cupatur. Matulestissimum autem est, quod omnia haec,<text:line-break/>praeterquam quod exiguum corpori dant alimentum, suc-<text:line-break/>cum etiam pravum generant. Ad haec quaedam ex, ipsis<text:line-break/>noxam stomacho afferunt praeter (ut dixi] spinas, quae<text:line-break/>nunc nuper e terra emerserint. Quae vero ex ipsis in mu-</text:p>
      <text:p text:style-name="P3">riam acetumve iiijicientes reponunt, et in totum anuum<text:line-break/>sequentem asservaut, ab ipsa praeparatione vim quandam<text:line-break/>provocandae appetentiae acquirunt, si quis ipsis moderate<text:line-break/>utatur; cujusmodi fiunt viticis uniones et terebinthi.<text:line-break/>Haec itaque in plantis agrestibus numerant; de quibus id<text:line-break/>co<text:span text:style-name="Default_20_Paragraph_20_Font"><text:span text:style-name="T3">mmu</text:span></text:span><text:span text:style-name="Default_20_Paragraph_20_Font"><text:span text:style-name="T2">n</text:span></text:span><text:span text:style-name="Default_20_Paragraph_20_Font"><text:span text:style-name="T3">i</text:span></text:span>ter nosse sufficiat , quod omnes pravi funt succi.<text:line-break/>Quod vero ad domesticas attinet, non communiter, fed pri-<text:line-break/>vatum cujusque facultatem nosse lo<text:span text:style-name="Default_20_Paragraph_20_Font"><text:span text:style-name="T1">n</text:span></text:span>ge praestantissimum sue-<text:line-break/>rit, et earum potissimum, quibus assidue utimur: quae etiam<text:line-break/>ob id ap<text:span text:style-name="Default_20_Paragraph_20_Font"><text:span text:style-name="T1">t</text:span></text:span>um a nobis expetuntur , quod ea longa experientia<text:line-break/>comprobata sunt caeleris esse praestantiora. De iis igitur<text:line-break/>deinceps verba faciemus, sumpto ab oleribus initio.</text:p>
      <text:h text:style-name="Heading_20_2" text:outline-level="2">Cap. XL. </text:h>
      <text:p text:style-name="P21">[De lactuca.] Multi medici, quemadm<text:span text:style-name="Default_20_Paragraph_20_Font"><text:span text:style-name="T1">o-<text:line-break/></text:span></text:span>dum fructibus autumnalibus ficus, ita hoc olus assis omni-<text:line-break/>bus anteposuerunt; succi enim est, quum alia omnia, lau-<text:line-break/>dabilioris. Quod autem lu eo non<text:span text:style-name="Default_20_Paragraph_20_Font"><text:span text:style-name="T1">n</text:span></text:span><text:span text:style-name="Default_20_Paragraph_20_Font"><text:span text:style-name="T3">ulli</text:span></text:span> reprehendunt, id<text:line-break/>maxime est laudandum ; quod si revera ei inesset, nulli non.<text:line-break/>olerum modo, fed ne optimi quidem et nutrientissimi succi</text:p>
      <text:p text:style-name="P3">eduliorum esset secundum. Sanguinem enim alunt Iactu-<text:line-break/>eam genera<text:span text:style-name="Default_20_Paragraph_20_Font"><text:span text:style-name="T1">r</text:span></text:span>e. Alii vero non simpliciter sanguinem dicunt; t<text:line-break/>fed multum adiungunt, lactucam san<text:span text:style-name="Default_20_Paragraph_20_Font"><text:span text:style-name="T1">g</text:span></text:span>uinem multum gene-<text:line-break/>rere affirmantes. At hi, etiamsi praedictis prudentius ipsam<text:line-break/>accusant, magis tamen mentiuntur p tametsi id ipsum, quod .<text:line-break/>multum sanguinem generat, nemo potest in ea ime repre- .<text:line-break/>hendere ; pe<text:span text:style-name="Default_20_Paragraph_20_Font"><text:span text:style-name="T1">r</text:span></text:span>spicuum enim est, quod cibus is .succum habe- .<text:line-break/><text:span text:style-name="Default_20_Paragraph_20_Font"><text:span text:style-name="T1">r</text:span></text:span>et omnium ciborum praestantissimum,: si quidem suapte na-ut<text:line-break/>tara sanguinem quidem plurimum, aliorum autem succorum<text:line-break/>nullum generaret. Quod si dixerint, ex lactuca plurimum<text:line-break/>sanguinis acervati, in eoque ipsam accusent, facillimum erit, <text:span text:style-name="Default_20_Paragraph_20_Font"><text:span text:style-name="T1">i<text:line-break/></text:span></text:span>quod obiiciunt, emendare, quum possint, qui lactucis ve<text:span text:style-name="Default_20_Paragraph_20_Font"><text:span text:style-name="T1">t</text:span></text:span>etur-<text:line-break/>tur, laborem quidem augere, ipsarum autem usum minuere.<text:line-break/>Verum haec dixisse sufficiat adversius eos, qui olus hoc non<text:line-break/>recte vituperanti Scire autem convenit, quod, quum olera<text:line-break/>omnia sanguinem gignunt paucissimum ac pravi succi, la-..<text:line-break/>ctuca non multum quidem generat, neque mali succi; non<text:line-break/>tamen omnino laudabilis. Mandunt autem ipsam ut plo-:<text:line-break/>rituum quidem crudam; quum autem aestatis tempore acciit-</text:p>
      <text:p text:style-name="P3">gere feste ast femen producendum. coeperit, in aquadulci<text:line-break/>praecedam sumunt cum oleo, garo et .aceto, aut cum ali-<text:line-break/>quo salsamentorum condimenturunrve, et eorum potissimum,<text:line-break/>quae cum culeo parantur. Plerique autem prius, quam lu<text:line-break/>caulem assurgat, ipsa utuntur aquae incoquentes; quod ego<text:line-break/>nunc, ex qu<text:span text:style-name="Default_20_Paragraph_20_Font"><text:span text:style-name="T1">o</text:span></text:span> dentes mihi male habent, coepi facere. Quidam<text:line-break/>enim meorum sodalium conspicatus; olus id ;am olim quidem<text:line-break/>mihi esse consuetum; nunc vero difficilem habere manduca-<text:line-break/>tionem, auctor misti fuit, ut ipfunr coquerent. Aetate au-<text:line-break/>tem juvenili, quisse milli ventriculus bile assidue infestaretur;<text:line-break/>lactuca, quo ipsum refrigerarent , utebar; quum vero ad<text:line-break/>aetatem declinantem perveni, hoc olus fuit misti adversus<text:line-break/>vigilias remedio ; tune enim; contra ac in juventute, sum-<text:line-break/>num mihi dedita opera conciliabant, grave enim- milli erat<text:line-break/>praeter voluntatem vigilare, quod milli accidebat, partim<text:line-break/>quod lu juventute meapte fpohle vigiliis assueverant, partim<text:line-break/>quod declinantium aetas ad vigilias admodum est propensa.<text:line-break/>Itaque lactuca vefpere . cotumansa unicunr mihi vigilia<text:span text:style-name="Default_20_Paragraph_20_Font"><text:span text:style-name="T1">r</text:span></text:span>um<text:line-break/>erat remedium. Caeterum <text:span text:style-name="Default_20_Paragraph_20_Font"><text:span text:style-name="T4">θριδακίνην</text:span></text:span><text:span text:style-name="Default_20_Paragraph_20_Font"><text:span text:style-name="T6"> </text:span></text:span>nihil aliud voco,<text:line-break/>quum quod nunc homines <text:span text:style-name="Default_20_Paragraph_20_Font"><text:span text:style-name="T4">θρίδακα</text:span></text:span><text:span text:style-name="Default_20_Paragraph_20_Font"><text:span text:style-name="T6"> </text:span></text:span>appellant, quandoquidem</text:p>
      <text:p text:style-name="P3">apud nos aliud quoddam est olus agreste, quod <text:span text:style-name="Default_20_Paragraph_20_Font"><text:span text:style-name="T4">θριδακἱνη</text:span></text:span><text:span text:style-name="Default_20_Paragraph_20_Font"><text:span text:style-name="T6"><text:line-break/></text:span></text:span>nuncupatur; quod in viis ipsis nuscitur, et locis fossarum<text:line-break/>eminentioribus, et praeterea herbosis aquosisve (quae <text:span text:style-name="Default_20_Paragraph_20_Font"><text:span text:style-name="T4">λιβά</text:span></text:span><text:span text:style-name="Default_20_Paragraph_20_Font"><text:span text:style-name="T6">-<text:line-break/></text:span></text:span><text:span text:style-name="Default_20_Paragraph_20_Font"><text:span text:style-name="T4">δας</text:span></text:span><text:span text:style-name="Default_20_Paragraph_20_Font"><text:span text:style-name="T6"> </text:span></text:span>appellant) ac plerisque incultis. Exiguum autem est id<text:line-break/>olus, instar lactucae hortensis nunc nuper enatae, amaroris-<text:line-break/>que quidpiam prae fe fert; et multo adhuc magis, dum ado-<text:line-break/>lescit ; ubi autem caulem jam produxerit, saporem amarum<text:line-break/>habet vel manssestissimum. Porro huic lactucae aliud prae-<text:line-break/>turea olus est simile, quam chondrillam appellunt, quae ri-<text:line-break/>tius lu caulem assurgit, amaritudinemque habet magis per-<text:line-break/>fpicuam et lentum quendam succum albumque, cujusmodi<text:line-break/>est tithymallornm fuscus , non tamen acer perinde ut ille,<text:line-break/>utimmque interdum ipfo.ad effluvium pilorum, qui lu palpe-<text:line-break/>luis simt, cohibendum. Haec igitur olera, quo ab horten-<text:line-break/>fibus <text:span text:style-name="Default_20_Paragraph_20_Font"><text:span text:style-name="T1">s</text:span></text:span>ecernantur, agrestia nuncupantur, de quibus paulo<text:line-break/>ante communiter tradidimus. De lactuca autem horteusi,<text:line-break/>quam omnes mandere et <text:span text:style-name="Default_20_Paragraph_20_Font"><text:span text:style-name="T4">θρἰδακα</text:span></text:span><text:span text:style-name="Default_20_Paragraph_20_Font"><text:span text:style-name="T6"> </text:span></text:span>nominere consueverunt, .<text:line-break/>summatim rursum memoriae caula repetens dicam, ap<text:span text:style-name="Default_20_Paragraph_20_Font"><text:span text:style-name="T1">t</text:span></text:span>am<text:line-break/>succum quidem habere frigidum et humidum, non tamen</text:p>
      <text:p text:style-name="P3">pravi esse <text:span text:style-name="Default_20_Paragraph_20_Font"><text:span text:style-name="T1">t</text:span></text:span>ueri ; quo sit, ut neque coctione omnino privetur,<text:line-break/>quo modo reliqua olera , neque ventrem sistat, quemadmo-<text:line-break/>dum etiam non proritat; quae ipsi jure accidunt, quunr ne-<text:line-break/>que austeri, neque acerbi quicquam habeat, a quibus in<text:line-break/>universum venter .sistitur; quemadmodum a salsis et acri-<text:line-break/>bus et omnino ab iis, quae vim quandam habent detergendi,<text:line-break/>est excretionem inritetur, quorum etiam nihil lactucae inest</text:p>
      <text:h text:style-name="Heading_20_2" text:outline-level="2">Cap. XL1. </text:h>
      <text:p text:style-name="P21">[Deseri.] Num, quos solos Romani in-.<text:line-break/>tybos appellant, veteres Athenienses seres duntaxat noni-<text:line-break/>norint, an et alia quaedam olera agrestia, . nequeo certo uf-<text:line-break/>firmare. Caeterum intybi facultatem habent lactucis ausi-<text:line-break/>instem, suavitate tamen et aliis, quae supra de lactucis sue-<text:line-break/>runt comprehensa,. ab ipsis relinquuntur.</text:p>
      <text:h text:style-name="Heading_20_2" text:outline-level="2">Cap. XLH. </text:h>
      <text:p text:style-name="P21">[De malva] Quemadmodum lactuca<text:line-break/>agrestis ah hortensi, ita -malva agrestis a sativa est diversa;<text:line-break/>plantae enim cong<text:span text:style-name="Default_20_Paragraph_20_Font"><text:span text:style-name="T1">r</text:span></text:span>ueres in eo inter se dissident, quod agre-<text:line-break/>ilis quidem siccitate, sativa vero humiditate superati Por-</text:p>
      <text:p text:style-name="P11">ro succo malvae lentor quidam inest, qui lactucae non inest,<text:line-break/>a restigerandoque abest perspicue; risi . quod etiam ante,<text:line-break/>quam edas, intelliges,. si utrumque olus icissim calido cui--<text:line-break/>piam affectui, ut eryfipelati, cataplasmatis modo. applicue-<text:line-break/>ris; quod etiam vulgo faciunt, tenera folia diligenter ad<text:line-break/>exactum laevorem conterentes; <text:span text:style-name="Default_20_Paragraph_20_Font"><text:span text:style-name="T1">s</text:span></text:span>enties enim in hoc cata-<text:line-break/>plasmate lactucam quidem manifeste . refrigerare , malvam<text:line-break/>autem calorem quendam habere moderatum ac veluti tepi-<text:line-break/>dum. Caeterum hoc olus facile subducitur, non modo pro-<text:line-break/>pter humiditatem, verum etiam propter lentorem, et potif-<text:line-break/>simum quando quis cum oleo et garo copio<text:span text:style-name="Default_20_Paragraph_20_Font"><text:span text:style-name="T1">s</text:span></text:span>um ipsum sum-,<text:line-break/>pserit. Nutrit autem et ipsa mediocriter. Verum si trium<text:line-break/>horum olerum succum compararis, betae quidem tenuium<text:line-break/>est partium, tergerrdique facultate est praeditus, malvae au-<text:line-break/>tem crassius magis est et lentus, .. lactucae inter utrumque<text:line-break/>est medius.</text:p>
      <text:h text:style-name="Heading_20_2" text:outline-level="2">Cap. XlllI.</text:h>
      <text:p text:style-name="P21"><text:s/>[De beta.] Malvam quidem, ut lactu.<text:line-break/>cam, diximus non modo esse sativam, sed aliam etiam quan-</text:p>
      <text:p text:style-name="P2">dam esse agrestem <text:span text:style-name="Default_20_Paragraph_20_Font"><text:span text:style-name="T6">; </text:span></text:span>nulla autem beta est agrestis, nisi quis<text:line-break/>lapathum ita n<text:span text:style-name="Default_20_Paragraph_20_Font"><text:span text:style-name="T1">o</text:span></text:span>minare velit. Succus autem betarum ter-<text:line-break/>gendi vim habet manifestam adeo, ut ventrem ad .excernen-<text:line-break/>. dum excitet, et stomachum interdum mornicet , prae<text:span text:style-name="Default_20_Paragraph_20_Font"><text:span text:style-name="T1">s</text:span></text:span>ertim<text:line-break/>qui natura sensu exactiore est praeditus ; ob idque edilium<text:line-break/>id stomacho est noxium, si largius firmatur, . C<text:span text:style-name="Default_20_Paragraph_20_Font"><text:span text:style-name="T1">o</text:span></text:span>rp<text:span text:style-name="Default_20_Paragraph_20_Font"><text:span text:style-name="T1">o</text:span></text:span>ri autem<text:line-break/>ah ipsis, ut ab aliis oleribus , paucum alimentum .accedit<text:line-break/>Verum obstructum heparbeta magis, quam malva, aperit, et<text:line-break/>. multo magis , su cum sinapi, aut omnino saltem cum aceto<text:line-break/>mandatur. Lienosis item eodem modo sumpta utile .est me-<text:line-break/>dicamentum; jure enim quis ipfam ita mansam medicamen-<text:line-break/>tum potius quam alimentum dixerit. Videmusque homi-<text:line-break/>nes fere omnia ejusmodi opsoniorum, no<text:span text:style-name="Default_20_Paragraph_20_Font"><text:span text:style-name="T1">n</text:span></text:span> <text:span text:style-name="Default_20_Paragraph_20_Font"><text:span text:style-name="T3">alim</text:span></text:span>entorum,<text:line-break/>vice ditare, quemadmodum etiam interdum porrum man-<text:line-break/>dunt, et pulegium; thymum, origanum, caepam, praeterea<text:line-break/>et assium et cardamum et alia id genus. .</text:p>
      <text:h text:style-name="Heading_20_2" text:outline-level="2">- Cap. XL1V.</text:h>
      <text:p text:style-name="P21">[De brassica.] Hanc quoque plerique,<text:line-break/>ut opfouium; mandunt, medici autem ut siccante melica-</text:p>
      <text:p text:style-name="P3">mento utuntur. Dicta autem jam quaedam de hac fuerunt<text:line-break/>in libris de medicamentorum facultatibus, tum etiam libro<text:line-break/>superiore. Nunc autem summatim dicemus, ipsius quidem<text:line-break/>succum facultatem habere purgatricem , co<text:span text:style-name="Default_20_Paragraph_20_Font"><text:span text:style-name="T1">r</text:span></text:span>pus autem ipfum<text:line-break/>communi siccandum ratione sistere magis, quam ad dejicien-<text:line-break/>dum incitare. Quum igitur, quae in ventre continentur,<text:line-break/>excernere voluerimus, e propinquo cacabo, in quo cocta<text:line-break/>cum aqua fuerit, extractam ipfam protinus lu vnsa, in qui-<text:line-break/>bus oleum cum gero paratum suerit, coniicere conveniet,<text:line-break/>Nihil autem retulerit, si fidem loco gari sumpseris. Quod si<text:line-break/>humentem alvum siccare voluerimus, priorem aquam, ubi<text:line-break/>brassica mediocriter coela ridebitur, eflundentes usiam cali-<text:line-break/>dam mox iniiciemus, ac deinde russum brassicam, quoad<text:line-break/>contabuerit, ei incoqueurus ; quod non facimus, quum yen-<text:line-break/>tris dejiciendi gratia fmnitur ; volumus enim hoc castu pro-<text:line-break/>priuin ipsius fuccmn omnem non deponere , fed quoad fieri <text:span text:style-name="Default_20_Paragraph_20_Font"><text:span text:style-name="T1">e<text:line-break/></text:span></text:span>maxime licet, retinere. Porro nihil, quod coquitur, pro-<text:line-break/>prium succum fervore omnino potest, quin potius omnem</text:p>
      <text:p text:style-name="P3">abiiciet, si coctum diutius suerit. Quin e t lenticulam diximus.<text:line-break/>eodem, quo brassicam,. modo oportere parare, utquaentrum-<text:line-break/>quepossit efficere , ventris subductionem scilicet et cohibi-<text:line-break/>tionem, Vocatur autem, quae sic putatur, bis cocta, et<text:line-break/>lens, et brassica, et caepa, et porrum, et multo magis aro-<text:line-break/>peloprafum et allium. Quod si quid aliud a veteri natura<text:line-break/>ad contrariam velis reducere, sic parabis , hujus ante omnia<text:line-break/>metuor; id, quod bis coquitur, neque aerem, .neque aquam<text:line-break/>frigidam .contingere; non enim poterit amplius, etiamsi<text:line-break/>diutissime coxeris , plane tabescere ; fed oportet, ut paulo<text:line-break/>ante diximus, aquam calidam habere paratam, ut, quum ex<text:line-break/>prio<text:span text:style-name="Default_20_Paragraph_20_Font"><text:span text:style-name="T1">r</text:span></text:span>e extraxeris, in illam p<text:span text:style-name="Default_20_Paragraph_20_Font"><text:span text:style-name="T1">r</text:span></text:span>otinus coniicias. Lens itaque<text:line-break/>et brassica aequali inter fe mensu<text:span text:style-name="Default_20_Paragraph_20_Font"><text:span text:style-name="T1">r</text:span></text:span>a- siccant, ob idque visum<text:line-break/>hebetant, nisi forte totus oculus humilior suerit, quam na-.<text:line-break/>fu<text:span text:style-name="Default_20_Paragraph_20_Font"><text:span text:style-name="T1">r</text:span></text:span>atis habitus postulet. At lens quidem non exiguum cor-<text:line-break/>pori dat alimentum, . idque massum ac melancholicum,<text:line-break/>b<text:span text:style-name="Default_20_Paragraph_20_Font"><text:span text:style-name="T1">r</text:span></text:span>assica ve<text:span text:style-name="Default_20_Paragraph_20_Font"><text:span text:style-name="T1">r</text:span></text:span>o paucum habet alimentum, idque quam lens<text:line-break/>humidius, ut quae edulium est non firmum, sed laxum:</text:p>
      <text:p text:style-name="P3">succum tamen non habet probum, ut lactuca, feli pravum<text:line-break/>et graveolentern. Quod vero ad urinas attinet, ipsas (quod<text:line-break/>sciam] iusiguiter neque provocant, neque morantur. Qui<text:line-break/>perdi<text:span text:style-name="Default_20_Paragraph_20_Font"><text:span text:style-name="T3">tissim</text:span></text:span>am ac falsam doctrinam consectantur, olus hoc<text:line-break/><text:span text:style-name="Default_20_Paragraph_20_Font"><text:span text:style-name="T4">ῥάφανον</text:span></text:span><text:span text:style-name="Default_20_Paragraph_20_Font"><text:span text:style-name="T6"> </text:span></text:span>contendunt appellari, perinde he si jam cum iis<text:line-break/>Atheniensibus, qui ante sexcentos annos suerunt, nobis esset<text:line-break/>sermo , non cmn Graecis, qui nunc sunt, quibus omnibus<text:line-break/>mos est in nulla alia planta brassicae nomine uti.</text:p>
      <text:h text:style-name="Heading_20_2" text:outline-level="2">C ap. XLU</text:h>
      <text:p text:style-name="P21"><text:s/>[De atriplice et blito.] Haec fiunt aliis<text:line-break/>oleribus aquosiore et, ut sic dicam, qualitatis expertia, ma-<text:line-break/>gis quam cucurbita, aut saltem non nunus, quum cocta vi-<text:line-break/>delicet fuerint; stola enim inter ejusmodi olera lactuca utro-<text:line-break/>que-modo manditur. . Quod si quis atriplicis et bliti qua-<text:line-break/>litatum gustu assecutus brassicae delude recordetur, fatebi-<text:line-break/>tur, lactucam esse in medio hormn olerum et brassicae,<text:line-break/>quando haec quidem siccat admodum, illa autem omnino<text:line-break/>fiunt aquea: quo fit, ut non ex solo oleo et gero. ipsa man-<text:line-break/>dant, sed acetum etiam iniiciant;. alioquin enim stomacho</text:p>
      <text:p text:style-name="P3">funt noxia, Dictum autem nobis fuit, quod olera huiusce-<text:line-break/>modi ad facilem dejectionem quodammodo funt propensa,<text:line-break/>et potissimum, fi cum humiditate lubricum quiddam habeant ;<text:line-break/>propensionem tamen ac momentum ad inseri<text:span text:style-name="Default_20_Paragraph_20_Font"><text:span text:style-name="T1">o</text:span></text:span>rem excretio-<text:line-break/>nem habent non magnum, sed exiguum, propterea quod<text:line-break/>nulla qualitas ipsis inest acris aut nitrosis, quae ventrem<text:line-break/>ad excerirendum exestet. Manifestum porro est, quod ali-<text:line-break/>mentum a se ipsis corpori praebent exiguum.</text:p>
      <text:h text:style-name="Heading_20_2" text:outline-level="2">Cap. XLVI. </text:h>
      <text:p text:style-name="P21">[De portulaca.] Quidam portulaca<text:line-break/>utuntur ut cibo: nutrimentum autem habet exile, idque<text:line-break/>humidum, frigidum et lentum; ut medicamentum autem<text:line-break/>stuporem dentium sanat suo lentore morsus experte : de quo<text:line-break/>fusius in opere de medicamentis paratu facilibus tradimus.</text:p>
      <text:h text:style-name="Heading_20_2" text:outline-level="2">Cap. XLVII. </text:h>
      <text:p text:style-name="P21">[De lapatho.] Licet cuivis, ut ante<text:line-break/>diximus, lapathum appellare betam agrestem, ut quod non<text:line-break/>gustu modo, sed viribus etiam betae hortensi est assimile.<text:line-break/>Verum quum beta lapatho sit suavior, idcirco nemo est, qui<text:line-break/>non ipsa libentius calcatur. Proinde nihil est, quod ego</text:p>
      <text:p text:style-name="P3">plura de lapatho commemorem, quum omnia, quae opus<text:line-break/>erunt, in beta exposuerim.</text:p>
      <text:h text:style-name="Heading_20_2" text:outline-level="2">Cap, XI.VIll. </text:h>
      <text:p text:style-name="P21">[De pxylapatho.] Vel n<text:span text:style-name="Default_20_Paragraph_20_Font"><text:span text:style-name="T1">o</text:span></text:span>me<text:span text:style-name="Default_20_Paragraph_20_Font"><text:span text:style-name="T1">n</text:span></text:span> ipsum<text:line-break/>plantae hujus qualitatem ac vires indicat; est enim lapa-<text:line-break/>thum acidum. Quod autem ad lapathum attinet, nemo est,<text:line-break/>qui crudum ipsum mandat, quemadmodum neque betam:<text:line-break/>oxylapathum tame<text:span text:style-name="Default_20_Paragraph_20_Font"><text:span text:style-name="T1">n</text:span></text:span> mulieres rusticae pica laborantes, inter-<text:line-break/>dum et pueri quidem gulosi crudum manducant. Peripi-<text:line-break/>coum autem est, . quod olus hoc ex eorum est genere, quae<text:line-break/>non nutriunt, multo magis , quam lapathum.</text:p>
      <text:h text:style-name="Heading_20_2" text:outline-level="2">Cap. XLIx </text:h>
      <text:p text:style-name="P21">[De solam,.] luter ea olera, quibus<text:line-break/>vescimur , <text:span text:style-name="Default_20_Paragraph_20_Font"><text:span text:style-name="T1">n</text:span></text:span>ullum novi, quod tantam habeat adstrictionem,<text:line-break/>quantam solanum; merito igitur raro quidem ipso utimur<text:line-break/>ut alimento, ut medicamento autem assidue; efficax enim<text:line-break/>est in iis, in quibus refrigerationis adstringentis usus incidit.<text:line-break/>Minimi autem est alimenti.</text:p>
      <text:h text:style-name="Heading_20_2" text:outline-level="2">C a p: L. </text:h>
      <text:p text:style-name="P21">[De plantis spinosis.] Plerique rusticorum<text:line-break/>plantis hujuscem<text:span text:style-name="Default_20_Paragraph_20_Font"><text:span text:style-name="T1">o</text:span></text:span>di e terra nunc nuper emersis , priusquam</text:p>
      <text:p text:style-name="P3">ipfarum lolia in spinas defleant, vescuntur, non crudis rno-<text:line-break/>do, fed in aqua etiam elixis, crudas quidem aceto et gero<text:line-break/>intingentes, coctis vero praeter haec oleum affimdentes.<text:line-break/>Qu<text:span text:style-name="Default_20_Paragraph_20_Font"><text:span text:style-name="T1">o</text:span></text:span>d autem olera omnia nutrimentum habeant paucissimum,<text:line-break/>et ipsam quidem tenue et aquosum, dictum fupra a nobis<text:line-break/>fuit ; spinosa vero stomachum medi<text:span text:style-name="Default_20_Paragraph_20_Font"><text:span text:style-name="T1">o</text:span></text:span>criter juvauti Inter<text:line-break/>has plantas sunt scolymus, atractylis, et q<text:span text:style-name="Default_20_Paragraph_20_Font"><text:span text:style-name="T3">uam</text:span></text:span> spinam albam<text:line-break/>appellant, thalamus, unicus, tragacantha, atragis, et quam<text:line-break/>pluris, quam conveniat, aestimant, cinara..</text:p>
      <text:h text:style-name="Heading_20_2" text:outline-level="2">Cap. LI. </text:h>
      <text:p text:style-name="P21">[De cinara.] Omnes, qui vulgarem con-<text:line-break/>fuetudinem sugiunt, plantam hanc <text:span text:style-name="Default_20_Paragraph_20_Font"><text:span text:style-name="T4">κυνάραν</text:span></text:span><text:span text:style-name="Default_20_Paragraph_20_Font"><text:span text:style-name="T6"> </text:span></text:span>appellant, n<text:span text:style-name="Default_20_Paragraph_20_Font"><text:span text:style-name="T1">o</text:span></text:span>n<text:line-break/>per <text:span text:style-name="Default_20_Paragraph_20_Font"><text:span text:style-name="T4">κ</text:span></text:span><text:span text:style-name="Default_20_Paragraph_20_Font"><text:span text:style-name="T6"> </text:span></text:span>et i, fed per <text:span text:style-name="Default_20_Paragraph_20_Font"><text:span text:style-name="T4">κ</text:span></text:span><text:span text:style-name="Default_20_Paragraph_20_Font"><text:span text:style-name="T6"> </text:span></text:span>et <text:span text:style-name="Default_20_Paragraph_20_Font"><text:span text:style-name="T1">v</text:span></text:span> prunum syllabum pronunciantes.<text:line-break/>Pravi autum <text:span text:style-name="Default_20_Paragraph_20_Font"><text:span text:style-name="T1">t</text:span></text:span>ueri est edulium, et maxime quum plusculum<text:line-break/>jam obduruerit; elenim tunc succum biliosum lu <text:span text:style-name="Default_20_Paragraph_20_Font"><text:span text:style-name="T1">t</text:span></text:span>e ipsa<text:line-break/>continet copiosiorem, t<text:span text:style-name="Default_20_Paragraph_20_Font"><text:span text:style-name="T1">o</text:span></text:span>tamque substantiam habet lignosio-<text:line-break/>renr, adeo ut ex ea quidem humor melancholicus, ex ipsu<text:line-break/>autem succo tenuis ac biliosus gignatur. Satius igitur fue-<text:line-break/>rit ipsam elixam mandere, sic ut,. si quis oum oleo, gar<text:span text:style-name="Default_20_Paragraph_20_Font"><text:span text:style-name="T1">o</text:span></text:span> et</text:p>
      <text:p text:style-name="P3">vino ipfam fumat, coriandrum injiclat, sin vero in patina<text:line-break/>paret, aut. f<text:span text:style-name="Default_20_Paragraph_20_Font"><text:span text:style-name="T1">r</text:span></text:span>igat in sartagine, haec semoveas; multi enim<text:line-break/>eo m<text:span text:style-name="Default_20_Paragraph_20_Font"><text:span text:style-name="T1">o</text:span></text:span>do ipsarum veluti capita, quae spondylos nonunant,<text:line-break/>mandunt.</text:p>
      <text:h text:style-name="Heading_20_2" text:outline-level="2">Cap. LH. </text:h>
      <text:p text:style-name="P21">[De apio, equario, fio et imyruio.] Haec<text:line-break/>omnia u<text:span text:style-name="Default_20_Paragraph_20_Font"><text:span text:style-name="T1">r</text:span></text:span>inas. cient; inter quae apium est usitatissimum, et<text:line-break/>suarius, et stomacho gratius, equapium autem. et sion<text:line-break/>nunus in usu.. Smyrnium vero non est inusitatum; siqui-<text:line-break/>dem Romae maxima copia venditur, acrius que multo est<text:line-break/>quam apium et calidius, praeterea aromaticum etiam habet<text:line-break/>quidpiam. Proinde urinas provocat. valentius, quam apium,<text:line-break/>equapium et sion, menfesque musieribus movet, Vere<text:line-break/>autum caulem producit, qui crudus esculentus est, non ali-<text:line-break/>ter, quam folia, quae hy eme stola plantae inerant caulem<text:line-break/>nondum habenti, ut neque tum apium habet. Postea vero<text:line-break/>accedente caule, tuta planta jucundior redditur, sive quis<text:line-break/>crudam ipfam, sive elixam mandat, sive cum <text:span text:style-name="Default_20_Paragraph_20_Font"><text:span text:style-name="T1">o</text:span></text:span>leo et ga<text:span text:style-name="Default_20_Paragraph_20_Font"><text:span text:style-name="T1">r</text:span></text:span>o,<text:line-break/>sive vinum velit adiicere, sive acetum: Sunt qui cum aceto</text:p>
      <text:p text:style-name="P3">folo et garo mandant, quo modo et apium; alli autem<text:line-break/>olei nonnihil iis adliciunt. Caeterum equapium et sion<text:line-break/>cocta manducant; utrumque enim ipsorum crudum est in-<text:line-break/>suave. .Sunt qui apium et smyrnium foliis lactucae mixta<text:line-break/>manducent: nam quum lactuca olus sit insipidum, succum-<text:line-break/>que praeterea habeat frigidum; non modo suavior, sed uti-<text:line-break/>fior etiam redditur; si acrium olerum quoddam- astumpserit;<text:line-break/>ob eam certe caulam nonnulli erucae ac porri folia; alu<text:line-break/>ocimi ipsi admiscent. Romae autem vulgo jam omnes bo-<text:line-break/>mines olus id non smyrnium; fed olus atrum nominant:<text:line-break/>quod forte aliquis omnino ne inter alimenta quidem nunre-<text:line-break/>rare dignabitur; quemadmodum neque sion, neque- equa-<text:line-break/>pium, sed omnia hujuscemodi statuet ciborum esse opsonia,<text:line-break/>quemadmodum et caepas, et allia, et porra, et atnpelopra-<text:line-break/>su, et (ut in summa dicam] omnia acria. Hujus autem ge-<text:line-break/>neris est ruta, hyssopus, origanunr, fericulus, coriandrum,<text:line-break/>de quibus in commentariis de opsoniis disputatur, qui me-</text:p>
      <text:p text:style-name="P3">dicis quidem et coquis quodammodo sunt communes, finis<text:line-break/>tamen utrisque ac Inopus est peculiaris, quandoquidem nos<text:line-break/>utilitatem, quae ex cibis provenit, spectamus, non vblupta-<text:line-break/>tem. Quibusdam tamen bibi insuavitas magna ex parte<text:line-break/>caula est, quo minus ipsimi conficiant; ob eam igitur caulam<text:line-break/>statius suerit cibos mediocriter condire. Coquorum autem<text:line-break/>suavitas condimentis ut plurimum uti consuevit adeo pra-<text:line-break/>vis, ut spsd coctioni plus noceant, quam commodent.</text:p>
      <text:h text:style-name="Heading_20_2" text:outline-level="2">Cap. LUI. </text:h>
      <text:p text:style-name="P21">[De eiuca.] Hoc olus manifestissime ca-<text:line-break/>lefacit; proinde fotum ipsimi mandere, nisi lactucae foliis<text:line-break/>misceatur, non est facile. Semen autem generare creditur,<text:line-break/>et coeundi appetitum excitare.. Capiti etiam dolorem lu-<text:line-break/>fert, praesertim si quis ipso sido vestiatur.</text:p>
      <text:h text:style-name="Heading_20_2" text:outline-level="2">Cap. L1V.</text:h>
      <text:p text:style-name="P24"><text:s/>[De urtica, quam et cniden nominanti]<text:line-break/>Herbarum agrestium una haec est , tenuiumque est pa<text:span text:style-name="Default_20_Paragraph_20_Font"><text:span text:style-name="T1">r</text:span></text:span>tium<text:line-break/>ac virium , unde nemo ipfa , ut alimento , jure utitur , nisi<text:line-break/>fame maxima prematur. Utilis autem est ut opsonium<text:line-break/>ac medicamentum, quod alvum dejiciti</text:p>
      <text:h text:style-name="P15" text:outline-level="2">Cap. LU</text:h>
      <text:p text:style-name="P21"><text:s/>[De gingrdio et scandice.] Cingi dii ma-<text:line-break/>xiuius est in Syria proventus, manditurque non aliter,<text:line-break/>quam scandix apud nos, ftomachumque admodum juvat,<text:line-break/>sive crudum, sive. elixum ipsum mandere velis, elixationem<text:line-break/>autem diuturniorem non tolerat. Sunt qui ipsum mandant<text:line-break/>cum oleo et garo, alii autem vinum etiam vel acetum in-<text:line-break/>jiciunt, multoque magis ita stomachum juvat, collapsamque<text:line-break/>appetentiam, si cum aceto sumatur, excitat. Perspicuum<text:line-break/>porro est, quod haec herba medicame<text:span text:style-name="Default_20_Paragraph_20_Font"><text:span text:style-name="T1">n</text:span></text:span>tum potius est quam<text:line-break/>alimentum ; habet enim perspicue adstrictionem et amato-<text:line-break/>rem non mediocrem.</text:p>
      <text:h text:style-name="Heading_20_2" text:outline-level="2">C ap. EVI.</text:h>
      <text:p text:style-name="P21">[De ocimo.] Plerique hoc quoque ntun-<text:line-break/>tur ut opsonio, cum oleo .et garo ipsum mandentes, pra-<text:line-break/>noris autem est succi; .quae res impulit quosdam, ut falsa<text:line-break/>de e<text:span text:style-name="Default_20_Paragraph_20_Font"><text:span text:style-name="T1">o</text:span></text:span> prodiderint, affirmantes ipsum celerrime paucis die-<text:line-break/>bus scorpiones generare, si tritum in ollam novum. immitte-<text:line-break/>retur, et potissimum, si quis quotidie ollam ad solem calefe-<text:line-break/>cerit. V erum id quidem falsum est ; vere autem ipsum dixeris</text:p>
      <text:p text:style-name="P3">olus stomacho esse noxium, pravique succi et concoctu<text:line-break/>difficile.</text:p>
      <text:h text:style-name="Heading_20_2" text:outline-level="2">Cap. LVII. </text:h>
      <text:p text:style-name="P21">[De foeniculo.] Quemadmodum ane-<text:line-break/>thum, ita foeniculus interdum fua sponte nascitur; ferunt<text:line-break/>tamen et ipsum in hortis, utunturque assidue anetho qui-<text:line-break/>dem lu condimentis, foeniculo autum etiam ut opsonio;<text:line-break/>nam apud nos reponunt ipsum eodem modo, quo pyre-<text:line-break/>thrum et terebinthum, componentes ade<text:span text:style-name="Default_20_Paragraph_20_Font"><text:span text:style-name="T1">o, </text:span></text:span>ut in totum an-<text:line-break/>num sit utilis, quemadm<text:span text:style-name="Default_20_Paragraph_20_Font"><text:span text:style-name="T1">o</text:span></text:span>dum cepas componunt et rapas<text:line-break/>et alia id genus, quorum alia quidem cum aceto siclo, usia<text:line-break/>cum aceto et muria simul componunt.</text:p>
      <text:h text:style-name="Heading_20_2" text:outline-level="2">Cap. LVIH. </text:h>
      <text:p text:style-name="P21">[De asparagis.] Utrum syllaba fiecun-<text:line-break/>da nominis nsparagi per ph sit pronuncianda, an per p, ut<text:line-break/>omnes nunc proferunt, disquirere nunc non est propositum ;<text:line-break/>haec enim scribimus iis, quibus sanitatem tueri est proposi-<text:line-break/>tum, non sermonis Attici assectatoribus , qui sane in eo vi-<text:line-break/>dentur neque Platonis scripta, neque ipfius mentum intulit-<text:line-break/>gere. Quum igitur Graeci propemodum omnes teneros</text:p>
      <text:p text:style-name="P3">t caules j quo tempore ad fructus ac feminis productionem<text:line-break/>augescunt, asparagos per p appellent, ipsorum facultatem<text:line-break/>exponemus, iis, qui ipsis utuntur, quo lubet nomina appel-<text:line-break/>Iare permittentes. Multa sane olera et lu s<text:span text:style-name="Default_20_Paragraph_20_Font"><text:span text:style-name="T3">umm</text:span></text:span>a plantae<text:line-break/>multae <text:span text:style-name="Default_20_Paragraph_20_Font"><text:span text:style-name="T1">t</text:span></text:span>uapte natura hujuscemodi germina producunt qui-<text:line-break/>dem, non omnia tamen manduntur. Ob eam causam (ut in<text:line-break/>aliis antea fecimus) de usitatioribus verba faciemus. Era<text:span text:style-name="Default_20_Paragraph_20_Font"><text:span text:style-name="T1">t-<text:line-break/></text:span></text:span>sicae igitur germen (quod <text:span text:style-name="Default_20_Paragraph_20_Font"><text:span text:style-name="T1">n</text:span></text:span>onnulli <text:span text:style-name="Default_20_Paragraph_20_Font"><text:span text:style-name="T4">κύμα</text:span></text:span><text:span text:style-name="Default_20_Paragraph_20_Font"><text:span text:style-name="T6"> </text:span></text:span>etiam nominant,<text:line-break/>arbitror, per contractionem nominis trifyllahi <text:span text:style-name="Default_20_Paragraph_20_Font"><text:span text:style-name="T4">κυήμιττος</text:span></text:span><text:span text:style-name="Default_20_Paragraph_20_Font"><text:span text:style-name="T6">)<text:line-break/></text:span></text:span>nunus quam brassica ipfa siccat, tametsi aliorum olerum<text:line-break/>causis temperamento est ut plurimum, quam folia, sicciore,<text:line-break/>r potissimum quam jam prope fructus decidit: dico autem alia<text:line-break/>olera esse haec, lactucam, atriplicem, blitum, betam, malo<text:line-break/>vum. Co<text:span text:style-name="Default_20_Paragraph_20_Font"><text:span text:style-name="T1">n</text:span></text:span>tra vero accidit , ut radiculae, nsparagi, et ra-<text:line-break/>pae, sinapi, cardami, pyrethri, et omnium propemodum<text:line-break/>acrium et calidorum sit hunudior. Bulbus autem et apium,<text:line-break/>sion, eruca, ocimum, oxylapathum, lapathum et omnes</text:p>
      <text:p text:style-name="P3">oleracei generis herbae; antequam femen effundant, ejus-<text:line-break/>modi. caulem quendam producunt, qui post semen effusum<text:line-break/>siccatur, fitque ad ribum hominibus inutilis. Haec autem<text:line-break/>omnia aquae incocta mandunt cum ole<text:span text:style-name="Default_20_Paragraph_20_Font"><text:span text:style-name="T1">o</text:span></text:span>, garo, pauco aceto<text:line-break/>adjecto, ita enim jucundiora sunt, st<text:span text:style-name="Default_20_Paragraph_20_Font"><text:span text:style-name="T1">o</text:span></text:span>machumque magis ju-<text:line-break/>vant. Alimentum tamen paucum dant corp<text:span text:style-name="Default_20_Paragraph_20_Font"><text:span text:style-name="T1">o</text:span></text:span>ri, et id non<text:line-break/>boni succi.</text:p>
      <text:h text:style-name="Heading_20_2" text:outline-level="2">Cap. LIX.</text:h>
      <text:p text:style-name="P21"><text:s/>[De alio genere asparagorum.] Aliud au-<text:line-break/>tem nsparagorum est genus, quod lu plantis fruticosis pro-<text:line-break/>venit, oxymyrsine, chamaedaphne et oxyacautha. Ab his<text:line-break/>praeterea alii sunt diversi, quorum alius regius, alius palu-<text:line-break/>stria nominatur, quemadm<text:span text:style-name="Default_20_Paragraph_20_Font"><text:span text:style-name="T1">o</text:span></text:span>dum et alius est bryoniae, ab<text:line-break/>his diversus. omnes autem stomachum juvant, urinasque<text:line-break/>cient, et parum nutriunt. Si tamen ii belle conserantur,<text:line-break/>tant<text:span text:style-name="Default_20_Paragraph_20_Font"><text:span text:style-name="T1">o</text:span></text:span> firmius alunt, quam olerum nsparagi, quo ipsi sunt<text:line-break/>sicciores. P<text:span text:style-name="Default_20_Paragraph_20_Font"><text:span text:style-name="T1">o</text:span></text:span>rro arborum ac fruticum germina inter se<text:line-break/>quodammodo funt similia, non tamen omnino eadem ; arho</text:p>
      <text:p text:style-name="P3">rum enim germina sunt lignosiora ; proinde fle ipsis quoque<text:line-break/>seorsum nobis deluceps est licendum.</text:p>
      <text:h text:style-name="Heading_20_2" text:outline-level="2">Cap. LX. </text:h>
      <text:p text:style-name="P21">[De germinibus.] Arborum ac fruticum<text:line-break/>germina olerum nsparagis proportione respondent. Sunt<text:line-break/>enim haec quoque productiones quaedam, quum planta ipfa<text:line-break/>fructum parator educere; eo tamen differunt, quod arbo-<text:line-break/>rum quidem stipes (qui cauli oleraceorum et herbaceorum<text:line-break/>proportio<text:span text:style-name="Default_20_Paragraph_20_Font"><text:span text:style-name="T1">n</text:span></text:span>e respondet) perpetuo manet, lu illis autem cau-<text:line-break/>lis est annuus. omnia igitur arborum ac fruticum ger-<text:line-break/>rnina aquae incocta mandi possunt praeter insuavia quae- .<text:line-break/>dam ac medicamentosa; quum tamen vulgo aliis cibis prae-<text:line-break/>stantioribus affluunt, istis abstinent; vescuntur tamen ur-<text:line-break/>gente fame, nam nutriunt et ipsa aliquantum, si confecta<text:line-break/>probe suerint. omnium autem praestantissima sunt terebin-<text:line-break/>thi, et viticis, nitis; junci, rubi, et canirubi germina.<text:line-break/>Nostrates autem terebinthi germina in aceto vel muria con-<text:line-break/>deutes reponunt.</text:p>
      <text:h text:style-name="P15" text:outline-level="2">Cap. LXI.</text:h>
      <text:p text:style-name="P21"><text:s/>[De discrimine, quod partibus plantarum .<text:line-break/>esculentarum inest.] optarem vera esse, quae Mnesitheus<text:line-break/>in opere de alimentis conscripsit. Universalia enim prae-<text:line-break/>cepta, si vera fiunt, multa pannis verbis docent, quenrad-<text:line-break/>m<text:span text:style-name="Default_20_Paragraph_20_Font"><text:span text:style-name="T1">o</text:span></text:span>dum , si falsa sunt, multum sunt nocua, Quae igitur<text:line-break/>Mnesitheus de partibus plantarum in universum praecipit,<text:line-break/>haec sunt: <text:span text:style-name="Default_20_Paragraph_20_Font"><text:span text:style-name="T1">Primum igitur radice</text:span></text:span>s <text:span text:style-name="Default_20_Paragraph_20_Font"><text:span text:style-name="T1">omnes concoctu sunt<text:line-break/>defu</text:span></text:span>n<text:span text:style-name="Default_20_Paragraph_20_Font"><text:span text:style-name="T1">des, turbationemque inferunt, verbi gratia radi-<text:line-break/>cutae, allia, cepae, rapa, et reliqua ejusdem generis.<text:line-break/>Quorum enim radix, sen quod intra terram provenit, ese.<text:line-break/>esculentum, omnia haec inter ea, quae concoctu sunt dilsi-<text:line-break/>cilla, numerantur. Nam quum radice</text:span></text:span>s sci<text:span text:style-name="Default_20_Paragraph_20_Font"><text:span text:style-name="T1">rfum omnibus<text:line-break/>plantarum partibu</text:span></text:span>s <text:span text:style-name="Default_20_Paragraph_20_Font"><text:span text:style-name="T1">mutant alimentum, accidit, ut hamo-<text:line-break/>rem multum insu</text:span></text:span> i<text:span text:style-name="Default_20_Paragraph_20_Font"><text:span text:style-name="T1">psis coll</text:span></text:span>i<text:span text:style-name="Default_20_Paragraph_20_Font"><text:span text:style-name="T1">gant, cu</text:span></text:span>m<text:span text:style-name="Default_20_Paragraph_20_Font"><text:span text:style-name="T1">qu</text:span></text:span>e <text:span text:style-name="Default_20_Paragraph_20_Font"><text:span text:style-name="T1">crudum habeant<text:line-break/>pluri</text:span></text:span>m<text:span text:style-name="Default_20_Paragraph_20_Font"><text:span text:style-name="T1">um; neque enim fieri potest, ut</text:span></text:span> i<text:span text:style-name="Default_20_Paragraph_20_Font"><text:span text:style-name="T1">psa totus sit conco-<text:line-break/>otu</text:span></text:span>s, <text:span text:style-name="Default_20_Paragraph_20_Font"><text:span text:style-name="T1">quandoquidem, quod coctu</text:span></text:span>m <text:span text:style-name="Default_20_Paragraph_20_Font"><text:span text:style-name="T1">est, id perfectum este<text:line-break/>v</text:span></text:span>i<text:span text:style-name="Default_20_Paragraph_20_Font"><text:span text:style-name="T1">detur ; atqui humor, qui radicibus inest, alibi in partes<text:line-break/>plantae d</text:span></text:span>i<text:span text:style-name="Default_20_Paragraph_20_Font"><text:span text:style-name="T1">stributu</text:span></text:span>s <text:span text:style-name="Default_20_Paragraph_20_Font"><text:span text:style-name="T1">coctionem perfectam acquirat necesse</text:span></text:span></text:p>
      <text:p text:style-name="P3"><text:span text:style-name="Default_20_Paragraph_20_Font"><text:span text:style-name="T1">est ; partes enim</text:span></text:span> o<text:span text:style-name="Default_20_Paragraph_20_Font"><text:span text:style-name="T1">mnes a radicibus ali</text:span></text:span>m<text:span text:style-name="Default_20_Paragraph_20_Font"><text:span text:style-name="T1">entum recipiunt.<text:line-break/>Necesse igitur est ibidem. hum</text:span></text:span>o<text:span text:style-name="Default_20_Paragraph_20_Font"><text:span text:style-name="T1">res</text:span></text:span> u<text:span text:style-name="Default_20_Paragraph_20_Font"><text:span text:style-name="T1">mid</text:span></text:span>os <text:span text:style-name="Default_20_Paragraph_20_Font"><text:span text:style-name="T1">acervant; qu</text:span></text:span>o<text:line-break/><text:span text:style-name="Default_20_Paragraph_20_Font"><text:span text:style-name="T1">l</text:span></text:span>o<text:span text:style-name="Default_20_Paragraph_20_Font"><text:span text:style-name="T1">co c</text:span></text:span>o<text:span text:style-name="Default_20_Paragraph_20_Font"><text:span text:style-name="T1">llecti, cocti</text:span></text:span>o<text:span text:style-name="Default_20_Paragraph_20_Font"><text:span text:style-name="T1">nem absolutam, quae sit in partibu</text:span></text:span>s<text:line-break/><text:span text:style-name="Default_20_Paragraph_20_Font"><text:span text:style-name="T1">superni</text:span></text:span>s, <text:span text:style-name="Default_20_Paragraph_20_Font"><text:span text:style-name="T1">expectant. N</text:span></text:span>o<text:span text:style-name="Default_20_Paragraph_20_Font"><text:span text:style-name="T1">n abs re igitur in radicibus pluri-<text:line-break/>mum humori</text:span></text:span>s <text:span text:style-name="Default_20_Paragraph_20_Font"><text:span text:style-name="T1">inconfucti continetur. Merito sane et corpo-<text:line-break/>ribu</text:span></text:span>s <text:span text:style-name="Default_20_Paragraph_20_Font"><text:span text:style-name="T1">nostri</text:span></text:span>s <text:span text:style-name="Default_20_Paragraph_20_Font"><text:span text:style-name="T1">alimentum ab ii</text:span></text:span>s <text:span text:style-name="Default_20_Paragraph_20_Font"><text:span text:style-name="T1">relinquitur humidum ac<text:line-break/>turbationi</text:span></text:span>s <text:span text:style-name="Default_20_Paragraph_20_Font"><text:span text:style-name="T1">plenum. </text:span></text:span>Haec tibi Mnesithei est i sententia,<text:line-break/>quae verbis quidem videtur probabilis, experientia autem<text:line-break/>falsa esse c<text:span text:style-name="Default_20_Paragraph_20_Font"><text:span text:style-name="T1">o</text:span></text:span>nvincitur. Siquidem radiculae radicem habent<text:line-break/>caule ipso ac foliis multo acriorem: <text:span text:style-name="Default_20_Paragraph_20_Font"><text:span text:style-name="T3">simili</text:span></text:span>ter et cepa, ampe-<text:line-break/>leprarum, porrum, et assium t quod si betae quoque et mal-<text:line-break/>vae et rapae radicem comparare ad folia v<text:span text:style-name="Default_20_Paragraph_20_Font"><text:span text:style-name="T1">o</text:span></text:span>lueris, plus virium<text:line-break/>in ea invenies , quemadmodum et lu althaeae, quae agrestis<text:line-break/>quaedam malva esse videtur; nam radix ipsius, ut et betae,<text:line-break/>quum tum<text:span text:style-name="Default_20_Paragraph_20_Font"><text:span text:style-name="T1">o</text:span></text:span>res multos iusiammatos discutiat, facultatem sitam<text:line-break/>indicat, id quod ip forum folia nequeunt efficere. Quin<text:line-break/>et plantarum medicamen to<text:span text:style-name="Default_20_Paragraph_20_Font"><text:span text:style-name="T1">t</text:span></text:span>arum, quibus radices praedictis<text:line-break/>sunt similes - folia sunt imbecilliora , ut cyclamini, scillae</text:p>
      <text:p text:style-name="P3">eri, dracontii, au complurium aliarum. Ut enim lu aliis<text:line-break/>plantis substantiae pars maxima in caule est ac stipite, ita<text:line-break/>lu Iris lu radice, quam radicem ipsarum natura auget maxi-<text:line-break/>me ac nutrit, et quod in eq probe consectum non suerit,<text:line-break/>in folia et caulem excernit. Haec igitur liyeme radicem<text:line-break/>habent magnam, vere autem, quum femen parant pro-<text:line-break/>ducere , caulem proferunt. Videtur autem natura lu ani-<text:line-break/>masseus quoque interdum tutius substantiae animalis ex-<text:line-break/>crementis (quemadmodum et Aristoteles prodidit) ad par-<text:line-break/>tiunr quarundam non necessariarum procreationem abuti;<text:line-break/>ut lu cervis quidem ad cornua, in aliis autem animalibus<text:line-break/>ad pilos ac spinas multas et magnas producendas. Tutius<text:line-break/>itaque est gustantum prius atque olfacrentem singulas plan-<text:line-break/>lurum partes ap<text:span text:style-name="Default_20_Paragraph_20_Font"><text:span text:style-name="T1">t</text:span></text:span>as per fe explorare, post autem maridenv<text:line-break/>tem experiri ; quandoquidem olfactus ac gustus, cuiusmodi<text:line-break/>faporem ac odorem pars plantae habeat, edocentes cum<text:line-break/>iis etiam temperamentum omne statim ostendunt. Expe-</text:p>
      <text:p text:style-name="P3">rientia autem, si modo quis ipsam cum pr<text:span text:style-name="Default_20_Paragraph_20_Font"><text:span text:style-name="T1">o</text:span></text:span>priis diftinctioni-<text:line-break/>bus fecerit, facultas ipsa plane invenitur. luterdum etiam<text:line-break/>cum iis ipsius plantae consistentia cum succo , qui ipsi inest,<text:line-break/>indicat: quaedam enim succum habent humidum quendam<text:line-break/>et aqueum, aliae crass<text:span text:style-name="Default_20_Paragraph_20_Font"><text:span text:style-name="T1">a</text:span></text:span>m vel lentum; quos etiam succos<text:line-break/>privatim rursum gustare conveniet: quidam enim ex ipsis<text:line-break/>sunt acres, aut acini, aut amari, alii falsi, quemadm<text:span text:style-name="Default_20_Paragraph_20_Font"><text:span text:style-name="T1">o</text:span></text:span>dum<text:line-break/>et quidam ipsorum sunt austeri , alii acerbi, alii aquei, aut<text:line-break/>dulces. Non est igitur audiendus Mnesitheus, tanquam veis<text:line-break/>rum in universum dicat, fed potius singulae plantarum par-<text:line-break/>tes ipsae per su experientia examinandae,</text:p>
      <text:h text:style-name="Heading_20_2" text:outline-level="2">Cap. EXII. </text:h>
      <text:p text:style-name="P21">[De rapis.] Hujus plantae (quam <text:span text:style-name="Default_20_Paragraph_20_Font"><text:span text:style-name="T4">γογ</text:span></text:span><text:span text:style-name="Default_20_Paragraph_20_Font"><text:span text:style-name="T6">-<text:line-break/></text:span></text:span><text:span text:style-name="Default_20_Paragraph_20_Font"><text:span text:style-name="T4">γ</text:span></text:span><text:span text:style-name="Default_20_Paragraph_20_Font"><text:span text:style-name="T5">ν</text:span></text:span><text:span text:style-name="Default_20_Paragraph_20_Font"><text:span text:style-name="T4">λἰδα</text:span></text:span><text:span text:style-name="Default_20_Paragraph_20_Font"><text:span text:style-name="T6"> </text:span></text:span>aut <text:span text:style-name="Default_20_Paragraph_20_Font"><text:span text:style-name="T4">βουνιάδα</text:span></text:span><text:span text:style-name="Default_20_Paragraph_20_Font"><text:span text:style-name="T6"> </text:span></text:span>appelles licet) oleraceum quidem est<text:line-break/>quod terra extat, radix autem, quae terra continetur, dura<text:line-break/>quidem est, nisi coquatur, et non esculenta, aquae autem<text:line-break/>incocta miraberis quod nulla plantatum congenerum minus<text:line-break/>nutriat. Hanc quoque varie vulgo apparant, adeo, ut lu mu-</text:p>
      <text:p text:style-name="P3">ria vel aceto condientes in totum anuum ipfa utantur.<text:line-break/>Succum autem lu corpus distribuit mediocri crassiorem:<text:line-break/>proinde .si quis ipsa liberalius vescatur, succum crudum,<text:line-break/>quem vocant, acervabit, potissimum si ipsam minus jusio in<text:line-break/>ventricul<text:span text:style-name="Default_20_Paragraph_20_Font"><text:span text:style-name="T1">o</text:span></text:span> coniecerit. Quod vero ad ventrem attinet, ne-<text:line-break/>mo ipsam aut dejicere aut sistere dixerit, praesertim quum<text:line-break/>cocta besse suerit: coctionem enim diuturniorem postulat,<text:line-break/>eaque est -laudatissima, quae cocta bis suerit, quemadmodum<text:line-break/>prius de ejusmodi praeparatione docuimus. Quod si sumpta<text:line-break/>crudi<text:span text:style-name="Default_20_Paragraph_20_Font"><text:span text:style-name="T1">o</text:span></text:span>r suerit, concoctu est difficilior ac flatulenta stoma-<text:line-break/>choque noxia, nonnunquam autem et ventrem m<text:span text:style-name="Default_20_Paragraph_20_Font"><text:span text:style-name="T1">o</text:span></text:span>rtificat,</text:p>
      <text:h text:style-name="Heading_20_2" text:outline-level="2">Cap. LX11I. </text:h>
      <text:p text:style-name="P21">[De aro.] Manditur et hujus plantae<text:line-break/>radix eodem modo, quo rapi. In quibusdam autum regic-<text:line-break/>nihus acrior quodammodo provenit, ut prope ad dracontii<text:line-break/>radicem accedat. Et dum ipsam coquis, priore aqua essufa,<text:line-break/>in alium calidum convenit coniicere, quemadmodum^ lu<text:line-break/>brassica ac tente diximus. Ad Cyrenen autem planta haec</text:p>
      <text:p text:style-name="P3">a nostrate est diversa : nam in illis Iocis arum minime est<text:line-break/>medicamentosmn et aere, ut rapis etiam sit utilius : idcirco<text:line-break/>hunc quoque radicem lu Italiam advehunt, ut quae longiori<text:line-break/>tempore imputris et sine germine possit perdurare. Per-<text:line-break/>fpicuum autum est, quod talis lu cibo quidem est praestan-<text:line-break/>tior: si quis tamen humores orasses vel lentos in thorace<text:line-break/>et pulmonibus collectos tussi velit elicere, acrior ac medi-<text:line-break/>camentofa magis est praeferenda. Manditur autem et<text:line-break/>aquae cum sinapi vel aceto incocta, cum oleo et gero, at-<text:line-break/>que etiam cum condimentis saleque et iis, quae ex culeo<text:line-break/>pa<text:span text:style-name="Default_20_Paragraph_20_Font"><text:span text:style-name="T1">r</text:span></text:span>antur. Non obscurum etiam est, quod succus, qui ex<text:line-break/>ipsa lu hepar et totum corpus distribuitur, ex quo anima-<text:line-break/>lia aluntur, crassior quodammodo est, quemadmodum de ra-<text:line-break/>pis diximus; potissimum quum radices ipsae qualitatis me-<text:line-break/>drcamentofae suerint expertes, cujusm<text:span text:style-name="Default_20_Paragraph_20_Font"><text:span text:style-name="T1">o</text:span></text:span>dr funt, quae Cyre-<text:line-break/>nis afferunt; quandoquidem apud nos in Asia arum ma-<text:line-break/>gua ex partu est acrius, facultatemque habet jam medica-<text:line-break/>inentosam,</text:p>
      <text:h text:style-name="P15" text:outline-level="2">Cap. LXIU </text:h>
      <text:p text:style-name="P21">[De dracontio.] Hujus quoque radi-<text:line-break/>cem bis torve elixantes, quoad medicamentofum omne de-<text:line-break/>po<text:span text:style-name="Default_20_Paragraph_20_Font"><text:span text:style-name="T1">t</text:span></text:span>uerit, nonnunquam exhibemus mandendam, quem aduro-<text:line-break/>dum et ari, quando lunnores crassi et lenti, qui lu thorace<text:line-break/>ac pulmonibus habentur, vi majore indigent. Commune<text:line-break/>autem id omnibus cibariis memoria est tenendum, quod acria<text:line-break/>quidem et amara, si edantur, corpus parcius nutriunt,<text:line-break/>insipida autum et iis adhuc magis dulcia multum , et mulsi<text:line-break/>to magis, si compactam habeant substantiam, ut neque hu:—<text:line-break/>mida sint consistentia, neque crassa, neque laxa. Haec<text:line-break/>certe si perpetuo memoria tenueris , et praeterea attenderis,<text:line-break/>num singula, quae explorantur, dum elixantur, aut assim-<text:line-break/>for, aut lu sartagine parantur, <text:span text:style-name="Default_20_Paragraph_20_Font"><text:span text:style-name="T1">t</text:span></text:span>uae qualitatis vehementiam<text:line-break/>deponunt, nihil erit, quod a me de omnibus speciatim au-<text:line-break/>dice desideres ; sied (quod in aliis feci) ea potissimum expo-<text:line-break/>nam, quibus assidue vescimur.</text:p>
      <text:h text:style-name="Heading_20_3" text:outline-level="3">Cap. LXU </text:h>
      <text:p text:style-name="P21">[De asphodelo.] Radix nsphodeli et<text:line-break/>magnitudine et figura et amatore scillae radici quodammo-</text:p>
      <text:p text:style-name="P3">do est similis, Si tamen, ut lupini, paretur, maximam<text:line-break/>portem sui amaroris dep<text:span text:style-name="Default_20_Paragraph_20_Font"><text:span text:style-name="T1">o</text:span></text:span>nit, lu e<text:span text:style-name="Default_20_Paragraph_20_Font"><text:span text:style-name="T1">o</text:span></text:span>que a scilla discrepat;<text:line-break/>nam scillae qualitas difficillime eluitur, Hesiodus certe<text:line-break/>asphodelum laudat, quum sic ait :</text:p>
      <text:p text:style-name="P1"><text:span text:style-name="Default_20_Paragraph_20_Font"><text:span text:style-name="T1">Nec, quanta in malva atque albuc</text:span></text:span>o <text:span text:style-name="Default_20_Paragraph_20_Font"><text:span text:style-name="T1">sint b</text:span></text:span>o<text:span text:style-name="Default_20_Paragraph_20_Font"><text:span text:style-name="T1">na, norunt.<text:line-break/></text:span></text:span>Equidem novi quosdam rusticos, qui grassante fame vix tau-<text:line-break/>deor compluribus elixatlonibus, lotionibus macerationibus-<text:line-break/>que in aqua dulci esculentam ipsam reddiderint. Porro<text:line-break/>hae; quoque radix, .quemadmodum et dracontii, facultatem<text:line-break/>habet tenuandi atque aperiendi. Proinde quidam pro fum-<text:line-break/>m<text:span text:style-name="Default_20_Paragraph_20_Font"><text:span text:style-name="T1">o</text:span></text:span> remedio ipsius recentissimum unionem latero laboranti-<text:line-break/>bus exhibent,</text:p>
      <text:h text:style-name="Heading_20_2" text:outline-level="2">Cap. LXVI. </text:h>
      <text:p text:style-name="P21">[De bulbis.] Bulbi quoque ejusdem<text:line-break/>cum praedictis sunt generis. Manditur enim ipsorum radix<text:line-break/>sine follis, vere autum interdum et asparagus. Faculta-<text:line-break/>tem autem habet lu su amaram et austeram, eamque ini.<text:line-break/>signem; unde etiam stomachum exoletum ad appeten<text:span text:style-name="Default_20_Paragraph_20_Font"><text:span text:style-name="T1">t-<text:line-break/></text:span></text:span>dum quodammodo excitat. Et quanquam corporis subitam.</text:p>
      <text:p text:style-name="P3">tiam habeat crassiorem ac lentam magis, non tamen advera<text:line-break/>satur ne iis quidem, quibus ex thorace ac pulm<text:span text:style-name="Default_20_Paragraph_20_Font"><text:span text:style-name="T1">o</text:span></text:span>nibus ali-<text:line-break/>quid convenit expuere : sed quum amaritud<text:span text:style-name="Default_20_Paragraph_20_Font"><text:span text:style-name="T1">o</text:span></text:span> ipsa suapte<text:line-break/>natura crassa ac lenta incidat, crassitiei adversatur, quem-.<text:line-break/>adm<text:span text:style-name="Default_20_Paragraph_20_Font"><text:span text:style-name="T1">o</text:span></text:span>dum lu commentariis de medicamentis docuimus. Qua-<text:line-break/>pr<text:span text:style-name="Default_20_Paragraph_20_Font"><text:span text:style-name="T1">o</text:span></text:span>pter, si elixi bis suerint, magis quidem nutrient : verum<text:line-break/>quum amar<text:span text:style-name="Default_20_Paragraph_20_Font"><text:span text:style-name="T1">o</text:span></text:span>rem omnem jam dep<text:span text:style-name="Default_20_Paragraph_20_Font"><text:span text:style-name="T1">o</text:span></text:span>suerint, adversabuntu<text:span text:style-name="Default_20_Paragraph_20_Font"><text:span text:style-name="T1">r</text:span></text:span> iis,<text:line-break/>quae sputu sunt ejicienda. Melius autem tunc suerit ips<text:span text:style-name="Default_20_Paragraph_20_Font"><text:span text:style-name="T1">o</text:span></text:span>s<text:line-break/>ex aceto, <text:span text:style-name="Default_20_Paragraph_20_Font"><text:span text:style-name="T1">o</text:span></text:span>le<text:span text:style-name="Default_20_Paragraph_20_Font"><text:span text:style-name="T1">o</text:span></text:span> et garo mixtis mandere; suavi<text:span text:style-name="Default_20_Paragraph_20_Font"><text:span text:style-name="T1">o</text:span></text:span>res enim<text:line-break/>sic quidem fiunt, et magis nutrientes, flatusque magis ex-<text:line-break/>peries ac c<text:span text:style-name="Default_20_Paragraph_20_Font"><text:span text:style-name="T1">o</text:span></text:span>ncoctu facili<text:span text:style-name="Default_20_Paragraph_20_Font"><text:span text:style-name="T1">o</text:span></text:span>res. Quidam autem ex ipsorum<text:line-break/>esu liberali<text:span text:style-name="Default_20_Paragraph_20_Font"><text:span text:style-name="T1">o</text:span></text:span>re semen sibi in<text:span text:style-name="Default_20_Paragraph_20_Font"><text:span text:style-name="T1">s</text:span></text:span>uetum, sequo ad venerem ala-<text:line-break/>criores redditos manifeste senserunt. Varie autem ips<text:span text:style-name="Default_20_Paragraph_20_Font"><text:span text:style-name="T1">o</text:span></text:span>s<text:line-break/>vulgo apparant; nam n<text:span text:style-name="Default_20_Paragraph_20_Font"><text:span text:style-name="T1">o</text:span></text:span>n m<text:span text:style-name="Default_20_Paragraph_20_Font"><text:span text:style-name="T1">o</text:span></text:span>d<text:span text:style-name="Default_20_Paragraph_20_Font"><text:span text:style-name="T1">o</text:span></text:span> in aqua elix<text:span text:style-name="Default_20_Paragraph_20_Font"><text:span text:style-name="T1">o</text:span></text:span>s, ut dixi,<text:line-break/>mandunt, verum etiam patinas ex ipsis varie c<text:span text:style-name="Default_20_Paragraph_20_Font"><text:span text:style-name="T1">o</text:span></text:span>ndiunt: funt<text:line-break/>qui et frix<text:span text:style-name="Default_20_Paragraph_20_Font"><text:span text:style-name="T1">o</text:span></text:span>s, alli assos super prunas mandunt. Verum <text:span text:style-name="Default_20_Paragraph_20_Font"><text:span text:style-name="T3">hi<text:line-break/></text:span></text:span>quidem diuturnum elixati<text:span text:style-name="Default_20_Paragraph_20_Font"><text:span text:style-name="T1">o</text:span></text:span>nem non sustinent, sed exigua ad-<text:line-break/>modum sunt contenti: quidam autem, austeritate ips<text:span text:style-name="Default_20_Paragraph_20_Font"><text:span text:style-name="T1">o</text:span></text:span>rum</text:p>
      <text:p text:style-name="P3">atque amaror e servatis delectati, omnino non elixant; in-<text:line-break/>citant eum ipsius magis ad cibum capessendum : juvabuntirr<text:line-break/>tamen, si duos aut tres dies ipsis, ut appetentiam excitan-<text:line-break/>tibus, usi suerint: quod si iis ita paratis largius utantur, et<text:line-break/>potissimum si (ut solent) crudiores fumant, in cruditatem<text:line-break/>rursus incident. Sunt qui flatus etiam et tor<text:span text:style-name="Default_20_Paragraph_20_Font"><text:span text:style-name="T3">mi</text:span></text:span><text:span text:style-name="Default_20_Paragraph_20_Font"><text:span text:style-name="T2">n</text:span></text:span>a, <text:span text:style-name="Default_20_Paragraph_20_Font"><text:span text:style-name="T2">n</text:span></text:span><text:span text:style-name="Default_20_Paragraph_20_Font"><text:span text:style-name="T3">isi</text:span></text:span> belle<text:line-break/>fuerint concocti, inserunt. Caeterum alimentum, qu<text:span text:style-name="Default_20_Paragraph_20_Font"><text:span text:style-name="T1">o</text:span></text:span>d ex lis<text:line-break/>ita mansis fit, non boni est succi: ex iis autem, qui plurimum<text:line-break/>aut, ut diximus, bis elixi fuerint, succus gignitur crassior qui-<text:line-break/>dem, verum praestantior alioqui et qui valentius nutriat.</text:p>
      <text:h text:style-name="Heading_20_2" text:outline-level="2">Cap. LXVH.</text:h>
      <text:p text:style-name="P21"><text:s/>[De pastinaca, dauco et caro.] Horum<text:line-break/>quoque radices manduntur, nunus tamen, quum rapae et<text:line-break/>arum Cyrenaicum, nutriunt. Calefaciunt autem insigniter,<text:line-break/>et aromaticum quiddam ostentant: caeterum, qu<text:span text:style-name="Default_20_Paragraph_20_Font"><text:span text:style-name="T1">o</text:span></text:span>modo et<text:line-break/>aliis radicibus, c<text:span text:style-name="Default_20_Paragraph_20_Font"><text:span text:style-name="T1">o</text:span></text:span>nsolendi difficultas ipsis mest. Urinam au-<text:line-break/>tem cient: et si quis ipsis copi<text:span text:style-name="Default_20_Paragraph_20_Font"><text:span text:style-name="T1">o</text:span></text:span>sius utatur, vitiofum succum<text:line-break/>mediocriter gignent. Cari tamen radix melioris est succi,<text:line-break/>quam pastinacae. Quidam autem pastinacam agrestem vo-</text:p>
      <text:p text:style-name="P3">eant daucum, qui urinam quidem movet potentius, medica-i<text:line-break/>mentosior tamen jam est, multumque, si quis eo vestri velit,<text:line-break/>est elixandus.</text:p>
      <text:h text:style-name="Heading_20_2" text:outline-level="2">Cap. LXVllI. </text:h>
      <text:p text:style-name="P21">[De tuberibus.] Haec quoque radi-<text:line-break/>cihus aut bulbis fiunt annumeranda, ut quae nullum quali-<text:line-break/>tatem habeant insig<text:span text:style-name="Default_20_Paragraph_20_Font"><text:span text:style-name="T1">n</text:span></text:span>em ; proinde qui ipsis utuntur,. utun-<text:line-break/>tur ad condimenta excipienda, quemadmodum et aliis, quae<text:line-break/>vocant iirsipida, et iunonia, et ad gustum aquosa. Quibus om-<text:line-break/>nibus est commune, ut alimentum, quod ab ipsis lu corpus dis-<text:line-break/>tribuitur, nullam iusignem habeat facultatem, fed fubfrigidum<text:line-break/>quidem sit , crassitie vero, quale id ap<text:span text:style-name="Default_20_Paragraph_20_Font"><text:span text:style-name="T1">t</text:span></text:span>um est, quod sumptum<text:line-break/>fuerit. Crassius quidem est, quod ex tuberibus, humidius au-<text:line-break/>tem ac te<text:span text:style-name="Default_20_Paragraph_20_Font"><text:span text:style-name="T1">n</text:span></text:span>uius, quod ex cucurbita, atque in aliis proportione.</text:p>
      <text:h text:style-name="Heading_20_2" text:outline-level="2">Cap.LXIX. </text:h>
      <text:p text:style-name="P21">[De fungis.] Ex fungis boleti, si belle<text:line-break/>in aqua elixi suerint, proprie accedunt ad cibos lusi-<text:line-break/>pidos : non tamen sic fotis ipsis , ut vulgo , utuntur , sed<text:line-break/>apparant varie et condiunt ut alia omnia, quae nulla lu-<text:line-break/>signi qualitate sunt praedita. Alimentum autem ex ipsis est</text:p>
      <text:p text:style-name="P3">pituitusnm, et frigidum videlicet, pravique est succi, si quis<text:line-break/>ipsis largius utatur. omnium igitur fungorum <text:span text:style-name="Default_20_Paragraph_20_Font"><text:span text:style-name="T3">bi</text:span></text:span> minimum<text:line-break/>sunt noxii; fecundi autem post hos sunt amanitae ; reliqu<text:span text:style-name="Default_20_Paragraph_20_Font"><text:span text:style-name="T1">o</text:span></text:span>s<text:line-break/>vero tutius est omni<text:span text:style-name="Default_20_Paragraph_20_Font"><text:span text:style-name="T1">n</text:span></text:span>o ne attingere quidem, multi enim ex<text:line-break/>ip<text:span text:style-name="Default_20_Paragraph_20_Font"><text:span text:style-name="T1">s</text:span></text:span>orum esu interierunt. Equidem novi quendam, cui p<text:span text:style-name="Default_20_Paragraph_20_Font"><text:span text:style-name="T1">ost<text:line-break/></text:span></text:span>boletorum non fatis elixorum (qui inn<text:span text:style-name="Default_20_Paragraph_20_Font"><text:span text:style-name="T1">o</text:span></text:span>centissimi esse putam-<text:line-break/>tur) usum largiorem os ve<text:span text:style-name="Default_20_Paragraph_20_Font"><text:span text:style-name="T1">n</text:span></text:span>triculi pressum ac gravatum<text:line-break/>coarctatumque fuit, dissicilemque habuit respirationem, et<text:line-break/>in animi deliquium incidit, sudoremque frigidum sudavit,<text:line-break/>ac demum servari aegre, sumptis iis, quae humores orasses<text:line-break/>incidunt, potuit : cujus generis est oxymeli ipsum per se, et<text:line-break/>cum hyssopo et origano ipsi mediocriter incoctis ; is enim<text:line-break/>tum hoc a quodam accepit, tum nitri spum<text:span text:style-name="Default_20_Paragraph_20_Font"><text:span text:style-name="T3">am</text:span></text:span> ipsis insper-<text:line-break/>fiam t post quae sungos, quos comederat, vomuit, qui jam<text:line-break/>quodammodo in succum pituitusum frigidumque adm<text:span text:style-name="Default_20_Paragraph_20_Font"><text:span text:style-name="T1">o</text:span></text:span>dum<text:line-break/>ac crassetur erant mutati.</text:p>
      <text:h text:style-name="Heading_20_2" text:outline-level="2">Cap. LXX.</text:h>
      <text:p text:style-name="P21"><text:s/>[De radicula.] Urbani quidem homines<text:line-break/><text:span text:style-name="Default_20_Paragraph_20_Font"><text:span text:style-name="T1">t</text:span></text:span>olam ipsam crudum ut plurimum ante alios sane cibos,</text:p>
      <text:p text:style-name="P3">cum garo, alvi dejieiendae gratia, mandunt; quidam autem<text:line-break/>aceti quidpiam admiscent. Rustici vero cum pane faepenu-<text:line-break/>mero assumunt ut alia opsonia, quae sponte proveniunt; in<text:line-break/>quibus est origanum viride, et cardamum-, thymus, satureia,<text:line-break/>pulegium, serpyllum, mentha, cala<text:span text:style-name="Default_20_Paragraph_20_Font"><text:span text:style-name="T1">n</text:span></text:span>nuthe, pyrethrum et .<text:line-break/>eruca; omnia enim haec viridia opsonia. sunt esculenta,<text:line-break/>mandunturque cum alimentis , suntque ex genere plantarum<text:line-break/>lierbacearum. Radiculae autem caulem etiam ac folia man-<text:line-break/>dunt, fed coacti potius, quam lubentes. Radix autem ex<text:line-break/>iis est, quibus assidue vestimur, estque opsonium . magis,<text:line-break/>quam <text:span text:style-name="Default_20_Paragraph_20_Font"><text:span text:style-name="T3">alim</text:span></text:span>entum , nimirum quae et ipsa cum manifesta ca-<text:line-break/>lefactione attenuandi habet facultatem , nam qualitas acris<text:line-break/>in ipfa superat. Vere autem caulem quendam, qui lu al-<text:line-break/>tum assurgit, gignere consuevit, quemadmodum et alia cm-<text:line-break/>nia, quae caulem fiant productura; quem caulem elixantes<text:line-break/>mandunt cum oleo et gero et aceto, ut rapae caulem, ac<text:line-break/>sinapi, et lactucae : uutritque magis causis iste, quam cruda</text:p>
      <text:p text:style-name="P3">radicula, . ut qui lu aqua acrimoniam omnem deponat : pau-<text:line-break/>cissimum tamen et ipse habet alimentum. Quidam autem<text:line-break/>non caulem modo , sed et radiculas ipsas elixantes mandunt,<text:line-break/>non aliter ac rapas. Mirarique subit eos melicos. atque<text:line-break/>idiotas, qui post coenam coctionis juvandae gratia crudas<text:line-break/>ipsas esitant. Ipsi quidem hanc rem experientia sutis sibi ex-<text:line-break/>ploratam esse affirmant, qui tamen ipsus sunt imitati, our-<text:line-break/>nes laesi suerunt.</text:p>
      <text:h text:style-name="Heading_20_2" text:outline-level="2">Cap. LXXI. </text:h>
      <text:p text:style-name="P21">[De caepis, alliis, porris et ampelo-<text:line-break/>pr<text:span text:style-name="Default_20_Paragraph_20_Font"><text:span text:style-name="T1">e</text:span></text:span>lis.] Harum quoque plantarum radices quidem vulgo<text:line-break/>frequentissime esitant, caulem autem raro et f<text:span text:style-name="Default_20_Paragraph_20_Font"><text:span text:style-name="T3">olle,</text:span></text:span> q<text:span text:style-name="Default_20_Paragraph_20_Font"><text:span text:style-name="T3">uae</text:span></text:span> et<text:line-break/>ipsa proportione radicum aerem admodum habent facultatem.<text:line-break/>Corpus calefaciunt, et qui in ipso sunt humores orasses te-<text:line-break/>nuant, leutosque incidunt: si tamen bis terve fuerint <text:span text:style-name="Default_20_Paragraph_20_Font"><text:span text:style-name="T3">elixa,<text:line-break/></text:span></text:span>acrimoniam quidem deponunt, tenuant tamen adhuc, etali-<text:line-break/>mentum corpori dant paucissimum, quod cerle prius, quam<text:line-break/>elixa essent, omnino non dabant. Caeterum allium qui-<text:line-break/>denr mandunt, non modo ut opsonium, sed etiam ut salubre</text:p>
      <text:p text:style-name="P3">medicamentum, quod digerendi et obstructi<text:span text:style-name="Default_20_Paragraph_20_Font"><text:span text:style-name="T1">o</text:span></text:span>nes aperiendi<text:line-break/>habet facultatem: quodsi elixum.paulum suerit, ade<text:span text:style-name="Default_20_Paragraph_20_Font"><text:span text:style-name="T1">o</text:span></text:span> ut acri-<text:line-break/>monium dep<text:span text:style-name="Default_20_Paragraph_20_Font"><text:span text:style-name="T1">o</text:span></text:span>suerit, vires quidem habet imbecilli<text:span text:style-name="Default_20_Paragraph_20_Font"><text:span text:style-name="T1">o</text:span></text:span>res, succi<text:line-break/>autem pravitatem non amplius retinet, quemadm<text:span text:style-name="Default_20_Paragraph_20_Font"><text:span text:style-name="T1">o</text:span></text:span>dum nec<text:line-break/>porra quidem, nec caepae, quum elixa bis suerint<text:span text:style-name="Default_20_Paragraph_20_Font"><text:span text:style-name="T1">i</text:span></text:span> .Ampe-.<text:line-break/>loprnsa vero tantum a porris dissident, quantum in aliis om-<text:line-break/>ullius congeneribus agrestia a domesticis disserunt. Quidam<text:line-break/>autem in totum anuum sequentem, ut caepas aceto condien-<text:line-break/>tes, sic et ampeloprnsa reponu<text:span text:style-name="Default_20_Paragraph_20_Font"><text:span text:style-name="T1">n</text:span></text:span>t, fiuntq<text:span text:style-name="Default_20_Paragraph_20_Font"><text:span text:style-name="T1">n</text:span></text:span>e in cibo praesum-<text:line-break/>tiora, ac minus habent vitiosi fucci. Abstinendum tamen<text:line-break/>ab assiduo usu omnium acrium, et potissimum quum is., qui<text:line-break/>ipsis vescitur, natura suerit billosus : stolis enim iis, qui vel<text:line-break/>succum pituitusum, vel crudum et crassem ac lentum acer-<text:line-break/>varint, cibi ejusmodi sunt accommodati.</text:p>
      <text:h text:style-name="P14" text:outline-level="1"><text:bookmark-start text:name="bookmark4"/>CALENI DE ALIMENTORUM FACVLTA-<text:line-break/>TIBVS LIBER TERTIUS.<text:bookmark-end text:name="bookmark4"/></text:h>
      <text:h text:style-name="Heading_20_2" text:outline-level="2">C ap. L </text:h>
      <text:p text:style-name="P21">Reliquunr autem suerit de alimento, quod<text:line-break/>ab animalibus sumitur, pertractare: quod non paucas habet<text:line-break/>facultatum differentias, tum lu partibus, tum in quibusdam,<text:line-break/>quae in partibus ipsis continentur aut generantur, cujus ge-<text:line-break/>ueris sunt ova, lac, caseus, butyrum et sanguis..</text:p>
      <text:h text:style-name="Heading_20_2" text:outline-level="2">Cap. II. </text:h>
      <text:p text:style-name="P21"><text:span text:style-name="T16">[</text:span>De alimento, quod a pedestribus animalibus<text:line-break/>sumitur.] Partes animalium omnes non eadem facultate<text:line-break/>sunt praeditae, sed camos quidem, quum probe concoctae</text:p>
      <text:p text:style-name="P3">suerint, optimum gig<text:span text:style-name="Default_20_Paragraph_20_Font"><text:span text:style-name="T1">n</text:span></text:span>unt sanguinem, et potissimum; si eae<text:line-break/>animalium boni lucri suerint, -cuiusmodi est suum genus;<text:line-break/>nam partes nervosae justo sunt pituitofiores. omnium ita-.<text:line-break/>que ciborum suum ca<text:span text:style-name="Default_20_Paragraph_20_Font"><text:span text:style-name="T1">r</text:span></text:span>o potentissime nutrit; cujus rei athlo-<text:line-break/>tae certissimum tibi praebent indicimn. Si enim paribus<text:line-break/>exercitationibus parem molem alterius cibi diem unam com-<text:line-break/>ederint, postere die statim sentient sese redditus imbecil-<text:line-break/>liores ; quod si pluribus deinceps diebus id fecerint, non im-<text:line-break/>becilliores modo, verum etiam alimenti penuria macilentis-<text:line-break/>res palam conspicientur. Idem etiam de eo , quod dicimus,<text:line-break/>potes in pueris, qui in palaestra sese exercent, experiri; et<text:line-break/>in aliis, qui quamlibet actionem fortem ac vehementem<text:line-break/>(cujusmodi est fodientium] obeunt. Porro cernes bubulae<text:line-break/>alimentum quidem et ipsae co<text:span text:style-name="Default_20_Paragraph_20_Font"><text:span text:style-name="T1">r</text:span></text:span>pori suggerunt non mediocre,<text:line-break/>neque dissipatu facile, sanguinem tamen generant, quam<text:line-break/>conveniat, crassiorem. Quod fi quis temperamento naturali<text:line-break/>melancholicus magis suerit, affectu aliquo melancholico pre-<text:line-break/>bendetur, .si largius his vescatur. Affectus autem melan-</text:p>
      <text:p text:style-name="P3">cholicr sunt cancer, elephas, scabies, lepra, febris quartana,<text:line-break/>et quae peculiari nomine melancholia nonuuatur. Lien au-<text:line-break/>tem quibusdam a tali succo intumuit: quam rem pravus ha-<text:line-break/>bitus et hydropes saepenumero sunt consequtus. Caele-<text:line-break/>irum quantum carnes bubulae totius suae substantiae crassitie<text:line-break/>suillam superant, tanto i suillae bubulas lentore antecedunt.<text:line-break/>Caeterum ex suum carnibus hominibus quidem aetate flo-<text:line-break/>nentibus, fortibus, et qui fele multum exercent , suum<text:line-break/>aetate florentium carnes ad. coquendum sunt praestantio-<text:line-break/>res, aliis vero suum adhuc increscentium, Porro, quemad-<text:line-break/>modum ex suibus qui .aetate sunt florenti iis juveuibus, qui<text:line-break/>bono corporis sunt habitu, conveniunt, sic et boum qui<text:line-break/>nondum florentem aetatem attigerunt: bos enim tempera-<text:line-break/>mento est, quam sus, multo sicciore,quemadmodum et vir<text:line-break/>aetate florens, quum puer. Jure igitur iis animalibus, quae<text:line-break/>natura temperamento sunt sicciore, adolescens aetas ad me-<text:line-break/>diocritatem ipfam conseri, humidiorum vero natura, quod<text:line-break/>sibi ad probam ac convenientem temperiem deest, ab aetate<text:line-break/>florenti assumit. Non modo itaque vituli carnes habent ad<text:line-break/>conficiendum perfectis bobus praestantiores, fed etiam hoedi</text:p>
      <text:p text:style-name="P2">capris: capra namque temperamento minus, quam bos, est<text:line-break/>sicca:. si tamen homini et fui comparetur,. multum superati<text:line-break/>Suillae autem carnis similitudinem cum humana ex eo pute-<text:line-break/>ris intelligere,. quod quidam carnes humanas pro suillis fine<text:line-break/>ulla in gestu ver olfactu suspicione comederunt: id enim<text:line-break/>ab improbis hospitibus et estis quibusdam factum fuisse jam<text:line-break/>compertum est. Merito igitur porcelli. alimentum nobis<text:line-break/>praebent tanto manis suibus excrementofius , quanto ipsis<text:line-break/>funt humidiores: merito minus etiam nutriunt; num .ali.,<text:line-break/>mentum humidius et distribuitur, et discutitur celerius.<text:line-break/>Caeterum agni carnem habent humidissimum ac pituitosam:<text:line-break/>ovium vero excrementosior esit ac succi deterioris. Capra-<text:line-break/>rutu quoque caro praeter succum vitiosum acrimoniam<text:line-break/>- etiam habet. Hircorum autem tum- ad coquendum , tum ad<text:line-break/>succum bonum generandum est deterrima: hanc sequitur<text:line-break/>arietum; post taurorum. Porro in his omnibus. carnes<text:line-break/>caltratorum sunt praesta<text:span text:style-name="Default_20_Paragraph_20_Font"><text:span text:style-name="T1">n</text:span></text:span>tiores ; fenum autem pessimae tum<text:line-break/>ad coquendum, tum ad succum bonum generandum, tuus</text:p>
      <text:p text:style-name="P3">ad nutriendum, quemadmodum et sues ipsi, qui quanquam<text:line-break/>temperamento sunt humidi , quum tamen jam senuerint,<text:line-break/>carnem habent nonnunquam siccam ac concoctu difficilem.<text:line-break/>Ad haec caro leporum sanguinem quidem gignit crassiorem,<text:line-break/>sed melioris succi, quam bubula et ovilla. Cervina autem<text:line-break/>non minus lis succum vitiosum generat ac concoctu dissiri-<text:line-break/>lem. His agrestium asinorum : bene habitormn. ac .ju venum<text:line-break/>caro est propinqua. Sunt tamen qui et asinorum domefti-<text:line-break/>corurn, ubi senuerint, carnes mandant; quae pessimi sunt<text:line-break/><text:span text:style-name="Default_20_Paragraph_20_Font"><text:span text:style-name="T1">t</text:span></text:span>ueri ac concoctu. difficillimae, stomachumque laedunt, et<text:line-break/>praeterea inter .edendum .sunt insuaves, quemadmodum<text:line-break/>equorum ac camelorum carnes, quibus et ipsis homines ani-<text:line-break/>uro et corpore asinini ac camelini vescuntu<text:span text:style-name="Default_20_Paragraph_20_Font"><text:span text:style-name="T1">r. </text:span></text:span>.Sunt qui<text:line-break/>et ursis, . et iis adhuc deterioribus, leonibus ac pardis ve-<text:line-break/>fcantur, semel aut. bis elixantes. Quid autum fit bis eli-<text:line-break/>xare, dictum nobis ante. suit. Quid jam loquar de canibus<text:line-break/>(quos et ipsos juvenes ac pingues , et potissimum quum sue-<text:line-break/>rint castrati, apud quasdam gentes frequentissime mandunt],</text:p>
      <text:p text:style-name="P3">quum multi sint, qui pantheris, ut. et asinis bane -habitis,<text:line-break/>cujnsm<text:span text:style-name="Default_20_Paragraph_20_Font"><text:span text:style-name="T1">o</text:span></text:span>di sunt agrestes, vescantur? .Haec quidem non man ...<text:line-break/>flentur modo, sed a quibusdam etiam melicis laudantur.<text:line-break/>Vulpium autem carnibus autumno venatores apud nos ve-<text:line-break/><text:span text:style-name="Default_20_Paragraph_20_Font"><text:span text:style-name="T1">t</text:span></text:span>cuntur, tunc enim uvarum esu pinguescunt. Porro annua-<text:line-break/>lia omnia, quibus alimenta propria affatim suppetunt, longe<text:line-break/>fe ipsis in cibo evadunt praestantiora, quemadmodum dete-<text:line-break/>riora fiunt, quibus ea minus adsunt. - Pr clude quae herbas<text:line-break/>e terra emergentes, aut arborum surculos , aut germina de-<text:line-break/>pnscuntur, ea omnia, quum his abundant, habiliora sunt<text:line-break/>ac pinguia, nobisque alendis accommodatiora. Eaque de<text:line-break/>caula, quibus .herbas altiores pasci est naturale, hyeme, vere<text:line-break/>primo ac medio fiunt gracilia he pravi succi, ut. boves, . qui<text:line-break/>procedente temp<text:span text:style-name="Default_20_Paragraph_20_Font"><text:span text:style-name="T1">o</text:span></text:span>re manifest<text:span text:style-name="Default_20_Paragraph_20_Font"><text:span text:style-name="T1">o</text:span></text:span> fiunt. <text:span text:style-name="Default_20_Paragraph_20_Font"><text:span text:style-name="T1">o</text:span></text:span>besi<text:span text:style-name="Default_20_Paragraph_20_Font"><text:span text:style-name="T1">o</text:span></text:span>res sncrique me-<text:line-break/>lioris, quum herbae augentur ac denscfcunt, et ad femen<text:line-break/>producendum festinant. Quae vero animalia. humili herba<text:line-break/>nutriri queunt, ea primo ac medio vere fiunt praestantiora,</text:p>
      <text:p text:style-name="P3">ut oves, aestate autem prima ac media caprae, quum suili-<text:line-break/>cet fruticum gernnna, quibus caprae vesci solent, funt fre-<text:line-break/>quentiifima. Quum igitur me animalium species inter se<text:line-break/>comparantem audiveris , dictum meum experientia examma,<text:line-break/>ac dijudica, atque expende, non animal, quod bene nutritum<text:line-break/>suerit ac pingue, gracili ac penuria alimenti extenuato<text:line-break/>comparans, neque adolescens seni, (iniquum enim ac ma-<text:line-break/>lmn est id judicium,] fed quod lu uuaquaque specie ac ge-<text:line-break/>nere, aut quocunque modo appellare velis, optime est dsspo-<text:line-break/>situm, alteri, quoduis ejusmodi, conserens. Non igitur<text:line-break/>amplius opus erit pluribus exequi animalia omnia, quae<text:line-break/>apud singulas gentes proprie nuscuntur , cujus generis est lu<text:line-break/>lberia animalculum, quod lepori est simile, quodque cuni-<text:line-break/>culum nominant, in Lucanis autum, Italiae regione, quod<text:line-break/>inter ursum ac suem quodammodo est medium, ceu aliud<text:line-break/>quoddam luter agrestes mures, et quos glires nomluant, est<text:line-break/>nredimn , quod lu eadem Italiae regione et aliis plerisque<text:line-break/>Iocis manditur. Quae enim ex ejusmodi animalibus bene<text:line-break/>sunt nutrita ac plane pinguia, ca experientia explora, prae-</text:p>
      <text:p text:style-name="P3">parandorum ipsorum rationem, quam incolae experientia<text:line-break/>didicerunt, ab ipsis audiens ac discens: Qualis autum sin-<text:line-break/>gularrun praeparationum sit facultas, jam a nobis discas li-<text:line-break/>cet. Quae namque astantes aut in sartagine frigentes ma<text:span text:style-name="Default_20_Paragraph_20_Font"><text:span text:style-name="T1">n-<text:line-break/></text:span></text:span>dunt, ea corpori siccius dant alimentum; quae vero lu<text:line-break/>aqua praecoquum, humidius; quae lu patinis condiuntur,<text:line-break/>luter haec media sunt, quanquam et ipsa pro modo condi-<text:line-break/>turae luter fe multum discrepant: siquidem quae vinum<text:line-break/>aut garum habent copiosum, ea sunt aliis, quae ea non ha-<text:line-break/>fient, sicciora; rursus, quae exiguam quidem illorum por-<text:line-break/>tionem aut sapae (quam hepsema quidam nuncupant) am-<text:line-break/>pliorem habent, aut lu simplici ac plebejo alboque appellato<text:line-break/>jure elixa sunt, ea praedictis longe sunt humidiora ; quae<text:line-break/>autem lu stola aqua coquuntur, iis quoque adhuc funt hu-<text:line-break/>midiora. Maximum praeterea lu praeparatione discrimen<text:line-break/>accidit pro eorum, quae iniiciuntur, facultate, ut quum om-<text:line-break/>uia siccant quidem, sid alia magis, alia nunus. Sunt porro<text:line-break/>haec ex scntiuibus quidem anethum, apium, carum, liby-</text:p>
      <text:p text:style-name="P3">filicum, cuminum, et usia quaedam id genus , ex plantis vero<text:line-break/>ipsis porrum, caepa, anethum, thymus, satureia, pulegium,<text:line-break/>mentha odorata, origanum et alia hujusmodi ad opsonatri-<text:line-break/>cem commentationem pertinentia, de qua nunc disserere no<text:span text:style-name="Default_20_Paragraph_20_Font"><text:span text:style-name="T1">n<text:line-break/></text:span></text:span>est propositum. Quemadmodum autem modo praecepimus,<text:line-break/>quum. animalium differentia inquiritur, quae optimo sunt<text:line-break/>habitu, esse comparanda, ita nunc quoque, quae- pulcherrime<text:line-break/>funt praeparata, conferantur. Haec itaque de pedestrium<text:line-break/>animalium carne audivisse sufficiat ; de aliarum autum par-<text:line-break/>tlum facultate . deinceps, quum sermonem de amaribus ab-<text:line-break/>solverimus, sumus tractaturi.</text:p>
      <text:h text:style-name="Heading_20_2" text:outline-level="2">Cap. HI. </text:h>
      <text:p text:style-name="P21">[De limacibus.] Perspicuum quidem est, quod<text:line-break/>neque inter volatilia, neque inter aquatilia hoc animal test<text:line-break/>numerandum. Quodsiinterpedestriaipfius non meminerimus,<text:line-break/>nihil pror<text:span text:style-name="Default_20_Paragraph_20_Font"><text:span text:style-name="T1">t</text:span></text:span>us de lunarium alimento dicturi sumus; quod rui-<text:line-break/>quunr suerit silentio praetermittere, quemadmodum vermes,<text:line-break/>-qui in lignis nuscuntur, viperas aliosque <text:span text:style-name="Default_20_Paragraph_20_Font"><text:span text:style-name="T1">to</text:span></text:span>rpentes, quibus<text:line-break/>in Aegypto et apud alias quasdam gentes vescuntur; neque</text:p>
      <text:p text:style-name="P3">enim illorum quisquam haec nostra lecturus est, neque nos,<text:line-break/>quae apud illos fiunt esculenta, unquam comedemus. Li-<text:line-break/>maces vero Graeci omnes quotidie mandunt, carnem qui-<text:line-break/>dem duram habentes, eoque concoctu difficilem, sed quae<text:line-break/>confecta potentissime nutriat. Succus autem ipsis inest,<text:line-break/>qui ventrem subducit, quemadmodmn et iis, quibus testa pro<text:line-break/>cute est: quap<text:span text:style-name="Default_20_Paragraph_20_Font"><text:span text:style-name="T1">r</text:span></text:span>opter quidam oleo, garo vinoque ipsas con-<text:line-break/>clientes, eo jusculo ad alvum deiciendam utuntur- Quod si<text:line-break/>hujus animalis carne ut cibo solo esculento uti velis, ubi<text:line-break/>prius in aqua elixaris , in aliam aquam transferas , in qua<text:line-break/>rursus: elixabis: tum demum condies, ac tertio elixabis,<text:line-break/>usque dum caro tota intabescat : hoc enim modo praepa<text:span text:style-name="Default_20_Paragraph_20_Font"><text:span text:style-name="T1">r</text:span></text:span>ata<text:line-break/>alvum quidem sistet, sed alimentum corpori dabit non con-<text:line-break/>temnendum.</text:p>
      <text:h text:style-name="Heading_20_2" text:outline-level="2">C a p. IV. </text:h>
      <text:p text:style-name="P21">[De animalium pedestrium partibus excar-<text:line-break/>ullius.] Pedestrium animalium partes excarnes homines<text:line-break/>mandunt, pedes, rostra et aures; easque ut plmimunr lu<text:line-break/>aqua elixas mandunt cum aceto et garo, nonnunquam au-</text:p>
      <text:p text:style-name="P3">tem et sinapi: quidam autum ex oleo et garo; vinum af-<text:line-break/>sundentes; sunt qui cmn oleribus, aut in aqua e<text:span text:style-name="Default_20_Paragraph_20_Font"><text:span text:style-name="T3">lixi</text:span></text:span>s, aut<text:line-break/>in patinis conditis. Porcellormn autem pedes ptisanae efi-<text:line-break/>xae iniecti aptissimi funt, tum ut illam meliorem efficiant,<text:line-break/>tum ut ipsi molliores reddantur, et ob id ad elaborati<text:span text:style-name="Default_20_Paragraph_20_Font"><text:span text:style-name="T1">o</text:span></text:span>nem,<text:line-break/>quae in ore fit ac ventriculo, meliores. Non parva tamen<text:line-break/>est et in praeparationis modo differentia, non modo i<text:span text:style-name="Default_20_Paragraph_20_Font"><text:span text:style-name="T1">n</text:span></text:span> par-<text:line-break/>tibus animalium excaruibus, sed lu estis etiam omnibus:<text:line-break/>quam fusius in opere de arte opfonandi explicabimus. lu<text:line-break/>hoc autem opere tantum universales persium ipsarum disse-.<text:line-break/>rentias exponimus, ipsas inter se (ut diximus) ita conrpa-<text:line-break/>rantes, ut si omnes ad eundem modum paratae esse<text:span text:style-name="Default_20_Paragraph_20_Font"><text:span text:style-name="T1">n</text:span></text:span>t; justa<text:line-break/>enim est haec comparatio. Partes igitur corporis excames,<text:line-break/>ut pi<text:span text:style-name="Default_20_Paragraph_20_Font"><text:span text:style-name="T1">n</text:span></text:span>guedinis, ita substantiae carnosae habent minimum:<text:line-break/>nervosa enim ac cutacea natura in ipsis praepollet; non ta-<text:line-break/>nren tales hujus nervi cutisve sunt, quales in reliquo sunt<text:line-break/>corpore, nant 111 excurnibus magis sunt exercitata, coque</text:p>
      <text:p text:style-name="P3">magis lenta. Etenim nervus omnis ac cutis, dum elixan-<text:line-break/>tar, ad hujuscemodi naturam deveniunt: quare meritu cor-<text:line-break/>pus quidem nunus alunt, ob lentorem tamen per alvum fa-<text:line-break/>cilius deficiuntur. Meliores autem sinat <text:span text:style-name="Default_20_Paragraph_20_Font"><text:span text:style-name="T1">t</text:span></text:span>uum pedes, quam<text:line-break/>rostrum, quemadmodum hoc auribus est praestantius ; hae<text:line-break/>enim constant siola cute ac cartilagine. Cartilago porro in<text:line-break/>perfectis quidem animalibus omnino confici non potest, iir<text:line-break/>iis vero, quae adhuc augescunt, si in ore bene laevigata et<text:line-break/>in ventriculo consecta suerit, paucum alimentum corpori<text:line-break/>dabit. Eadem autem est ejus quod dicimus in aliis anima-<text:line-break/>libus proportio. Quanto enim eorum carnes alimenti bo-<text:line-break/>nitate suilla sunt inseriores, tanto illorum partes excarues<text:line-break/>partibus <text:span text:style-name="Default_20_Paragraph_20_Font"><text:span text:style-name="T1">t</text:span></text:span>uum excarnibus sunt deteriores. Caeterum illud<text:line-break/>nequaquam arbitror quenquam latere, quod partes nervosas<text:line-break/>voco eas, quae pedibus insunt, ad similitudinem ejus, qui<text:line-break/>proprie nervus nominatur, quique ex cerebro ac spui ali<text:line-break/>medulla originem ducit. Quae autem in partibus excami-<text:line-break/>bus nervosa sinit corpora, ad similitudinem quidem ita no-</text:p>
      <text:p text:style-name="P3">urinantur r - sunt autem ossium ligamenta sensus expertia, et<text:line-break/>praeterea tendones- quidam.</text:p>
      <text:h text:style-name="Heading_20_2" text:outline-level="2">cap. v </text:h>
      <text:p text:style-name="P21">[De animalium pedestrium lingua.] Pecu-<text:line-break/>liaris quaedam huic parti inest substantia : -carnem enim ha-<text:line-break/>bet fungosior em ac sanguineam magis. Musculi enim car-<text:line-break/>nes sunt exactae, et potissimum ipsorum partes mediae: nam<text:line-break/>multi in silis ips<text:span text:style-name="Default_20_Paragraph_20_Font"><text:span text:style-name="T1">o</text:span></text:span>rum finibus in magnos tendones desinunt,<text:line-break/>qu<text:span text:style-name="Default_20_Paragraph_20_Font"><text:span text:style-name="T1">o</text:span></text:span>s plerique medico<text:span text:style-name="Default_20_Paragraph_20_Font"><text:span text:style-name="T1">r</text:span></text:span>um aponeureses musculorum rori-<text:line-break/>nant: quos l<text:span text:style-name="Default_20_Paragraph_20_Font"><text:span text:style-name="T1">o</text:span></text:span>nge maximos mulcusi generant, qui ad artuum<text:line-break/>fines pertinent; quin et musculi quidam capita habent ner-<text:line-break/>v<text:span text:style-name="Default_20_Paragraph_20_Font"><text:span text:style-name="T1">ot</text:span></text:span>a. Et ipsius linguae, quam coci e sitibus eximentes efi-<text:line-break/>xant, corpus quidem proprium caro quaedam est fungosa,<text:line-break/>uti- diximus: non tamen eam eximunt solam, neque elixant,<text:line-break/><text:span text:style-name="Default_20_Paragraph_20_Font"><text:span text:style-name="T1">t</text:span></text:span>ed simul cum musculis , qui lu ipsam inseruntur: ut pluri-<text:line-break/>mum vero etiam cum epiglottide, et larynge, et glandulis,<text:line-break/>quae illic stant, tum iis, quae linguae sunt pr<text:span text:style-name="Default_20_Paragraph_20_Font"><text:span text:style-name="T1">o</text:span></text:span>priae, salivam-<text:line-break/>que generant, tum iis, quae funt ad paristhmia ac laryn-<text:line-break/>getn. Praeterea venae et arteriae et nervi linguae cum</text:p>
      <text:p text:style-name="P3">aliis carnibus fuut. communia: illa enim. una cum carnibus<text:line-break/>manduntur, nisi. quod in hac particula- tria haec vasorum<text:line-break/>ge<text:span text:style-name="Default_20_Paragraph_20_Font"><text:span text:style-name="T1">n</text:span></text:span>era plura sunt ac maj<text:span text:style-name="Default_20_Paragraph_20_Font"><text:span text:style-name="T1">o</text:span></text:span>ra, quam proportione magnitu<text:span text:style-name="Default_20_Paragraph_20_Font"><text:span text:style-name="T1">r<text:line-break/></text:span></text:span>.dicis. Quae porro facultas sit alimenti, quod a glmdulosts<text:line-break/>corporibus sumitur, deluceps audito.</text:p>
      <text:h text:style-name="Heading_20_2" text:outline-level="2">Cap. VI. </text:h>
      <text:p text:style-name="P21">[De glandulis.] Quantum linguam car-<text:line-break/>nis substantia, tantum glandulae a li<text:span text:style-name="Default_20_Paragraph_20_Font"><text:span text:style-name="T1">n</text:span></text:span>guae substantia recesse-<text:line-break/>runt: n<text:span text:style-name="Default_20_Paragraph_20_Font"><text:span text:style-name="T1">o</text:span></text:span>n tame<text:span text:style-name="Default_20_Paragraph_20_Font"><text:span text:style-name="T1">n</text:span></text:span> omnes aequali omnino ab ea distant inter-<text:line-break/>vallo. Sest quae illi adjacent ac contingunt, iis quadam-<text:line-break/>te<text:span text:style-name="Default_20_Paragraph_20_Font"><text:span text:style-name="T1">n</text:span></text:span>us sunt similes, quae in mammis habe<text:span text:style-name="Default_20_Paragraph_20_Font"><text:span text:style-name="T1">n</text:span></text:span>tur, quando sal-.<text:line-break/>tem eae lacte nondum rese<text:span text:style-name="Default_20_Paragraph_20_Font"><text:span text:style-name="T1">c</text:span></text:span>tae suerint. Non euimglandu-<text:line-break/>lae mamillares perpetuo suo munere funguntur, ut cum<text:line-break/>usiae propem<text:span text:style-name="Default_20_Paragraph_20_Font"><text:span text:style-name="T1">o</text:span></text:span>dum omnes, tum autem eae, .quae sunt circa<text:line-break/>linguam; natura enim eas linguae comparavit ad salivam<text:line-break/>generandam , mamillares vero post foetum conceptum fiunt<text:line-break/>rarae ac laxae et lacte ple<text:span text:style-name="Default_20_Paragraph_20_Font"><text:span text:style-name="T1">n</text:span></text:span>ae,. at.. qu<text:span text:style-name="Default_20_Paragraph_20_Font"><text:span text:style-name="T1">o</text:span></text:span> tempore lacte<text:line-break/>curent, contrahuntur ac densantur, tantum a se ipsis dide-<text:line-break/>rentes, quantum permadidae spongiae ab exsiccatis.; ..sic</text:p>
      <text:p text:style-name="P3">enim appellant , a quibus quum humorem omnem expresse-<text:line-break/>rint, circumdatis vinculis ipsas constringunt, totumqueipss-<text:line-break/>rum corpus cogunt. Sunt autem et circa larynga acpharyn<text:span text:style-name="Default_20_Paragraph_20_Font"><text:span text:style-name="T1">t</text:span></text:span>lt<text:line-break/>hujusmodi quaedam glandulae, sicut et in mesen terio; veruta<text:line-break/>hae quidem sunt exiles, coque vulgus ip<text:span text:style-name="Default_20_Paragraph_20_Font"><text:span text:style-name="T1">s</text:span></text:span>um latent; quae vera<text:line-break/>sunt ad paristhmia ac larynga, magnae sunt ac conspicuae<text:line-break/>Sunt et aliae exiguae in mullis corporis partibus, vasorum<text:line-break/>divisiones firmantes ac fulcientes. At glandula ilia, cui thyma<text:line-break/>non n est, haudquaquam est exigua, fed in nuper nasis ansc<text:line-break/>mentibus est quam maxima, increscentibus autem istis ipsi<text:line-break/>decrescit. Omnibus autem ipsis illud est commune, ut suavem<text:line-break/>in cibo ac friabiles appareant. MamiHares vero, quum lu<text:line-break/>habent, de ipsius etiam dulcedine quidpiam prae se femnD<text:line-break/>quapropter hae glandulae, quum lacte sunt plenae, summ<text:span text:style-name="Default_20_Paragraph_20_Font"><text:span text:style-name="T1">o</text:span></text:span>s<text:line-break/>pero a gulosis expetuntur, praecipue suillae. Alimenta^<text:line-break/>autem, quod ex lis probe quidem in ventriculo concocta<text:line-break/>provenit, prope sane ad carnium alimentum accedit; <text:span text:style-name="Default_20_Paragraph_20_Font"><text:span text:style-name="T1">q</text:span></text:span>ued<text:line-break/>si minus, quam sat est, sint confectae, succum crudum a<text:span text:style-name="Default_20_Paragraph_20_Font"><text:span text:style-name="T1">c</text:span></text:span>l</text:p>
      <text:p text:style-name="P3">pituitosmn generant; humidiores quidem pituitusum, durio-<text:line-break/>res vero crudum; de quo ante diximus. . Testes autem,<text:line-break/>quum ex genere sint glandularurn, non perinde tamen latu-<text:line-break/>dabilis sunt succi, ut mamillares , sid habent vir<text:span text:style-name="Default_20_Paragraph_20_Font"><text:span text:style-name="T1">o</text:span></text:span>sum qald-<text:line-break/>dam, seminis,. quod generant, natura- referentes, ceu renes<text:line-break/>urinae. Atque etiam animalium gressilium testes ad coquen-<text:line-break/>dum longe sinat difficiliores. f Nam gallorum gallinaceorum<text:line-break/>altilium testes et suavissimi sunt et laudabile corpori prae-<text:line-break/>bent alimentum. Glandulae item collo vesicae adiacentes<text:line-break/>prope ad testium naturam accedunt. Sunt qui renes quo-<text:line-break/>que luter glandulas anunmerent: hi namque glandulofum<text:line-break/>quiddam habere ipsis ridentur. Verum pravi admodum<text:line-break/>sunt <text:span text:style-name="Default_20_Paragraph_20_Font"><text:span text:style-name="T1">t</text:span></text:span>ucci , et concoctu difficiles , ut adultiorum animalium<text:line-break/>testes, quum exectus ipsius mandunt: iuniorum enim sunt<text:line-break/>praestantiores. Taurorum autum, et hircorum, et arietum<text:line-break/>insiraves sunt, ac ad coquendum <text:span text:style-name="Default_20_Paragraph_20_Font"><text:span text:style-name="T10">dissicll.es </text:span></text:span>et mali succi.</text:p>
      <text:h text:style-name="Heading_20_2" text:outline-level="2">Cap. Vll. </text:h>
      <text:p text:style-name="P22">[De testibus.] Iuvenibus sitibus ac bo-<text:line-break/>bus apud nos testes exsecant, sed pr<text:span text:style-name="Default_20_Paragraph_20_Font"><text:span text:style-name="T1">o</text:span></text:span>pter usum diversum,</text:p>
      <text:p text:style-name="P3">nam suum quidem testes cibi causa secantur: suum enim<text:line-break/>castratorum caro suavior fit, et plenioris alimenti, et ad co-<text:line-break/>quendum faciliora boum vero, ut ad agriculturam sint me-<text:line-break/>hores : tauri enim non facile ab hominibus domantur. Ca-<text:line-break/>prae autem et oves propter utrumque usum castrantur.<text:line-break/>Porro omnes memoratorum animalium testes ad coquendum<text:line-break/>sunt difficiles ac mali succi : nutriunt tamen, si belle con-<text:line-break/>ficiantur, alu magis, alu minus, pro ea proportione, quam<text:line-break/>in carnibus inesse diximus. Nam quanto suum caro aliis<text:line-break/>est praestantior, tanto horum quoque testes aliorum animan-<text:line-break/>tium testibus sunt meliores : <text:span text:style-name="Default_20_Paragraph_20_Font"><text:span text:style-name="T1">s</text:span></text:span>oli autem galiorum gallinaceo-<text:line-break/>rum uudequaque sunt praestantissimi, et potissimum eorum,<text:line-break/>qui saginati fuerint.</text:p>
      <text:h text:style-name="Heading_20_2" text:outline-level="2">Cap. VIII. </text:h>
      <text:p text:style-name="P21">[De cerebro.] Cerebrum omne cibus<text:line-break/>est pitui fusior, crassique succi, et tarde permeans, ac ad co-<text:line-break/>quendum difficilis: non minimum etiam cerebrum omne<text:line-break/>stomacho nocet. Quidam autem ipsius mollitie decepti<text:line-break/>ipsum aegrotis exhibent, quum praeter alia nauseam etiam</text:p>
      <text:p text:style-name="P25">concitet : quin imo, quum cuipiam a cibo vomitum movere<text:line-break/>vis, y hujus partum pinguiter -conditam postremis epulis.<text:line-break/>edendam exhibe. :lllis vero cave exhibeas, qui non appe-<text:line-break/>tuus, quos veteres inappetentes appellabant. Merito igitur<text:line-break/>nemo cerebrum summis epusis mandit, quum omnes ipsa<text:line-break/>experientia doctisciant, ipsum nauseam excitare. Jure etiam<text:line-break/>plerique cum origano. mandunt, uti nonnulli cum sale variis<text:line-break/>modis apparato: quippe quum crassi sit succi et excrementi-<text:line-break/>tium, o<text:span text:style-name="Default_20_Paragraph_20_Font"><text:span text:style-name="T3">m</text:span></text:span>nino vomitioni fit accommodatius, quando cum in-<text:line-break/>ridentibus et calefacientibus suerit paratum. Si tamen recte<text:line-break/>cousici possit, alimentum corpori .praestabit non contem-<text:line-break/>nendmn.</text:p>
      <text:h text:style-name="Heading_20_2" text:outline-level="2">Cap. llx </text:h>
      <text:p text:style-name="P21">[De ossium medulla.] - Medulla, quae in ...<text:line-break/>ossibus invenitur; cerebro est dulcior, secundior ac pinguior;<text:line-break/>adeo ut, si eainter se comparando gestes,. putaturus sis, ce-<text:line-break/>rebrum austerum etiam aliquid in se habere. Porro mestus-<text:line-break/>Ia nauseam provocat, si liberalius sumatur, quemadmodum<text:line-break/>et cerebrum r nutrit tamen et ipsa, si probe conficiatur.</text:p>
      <text:h text:style-name="P15" text:outline-level="2">Cap. X. </text:h>
      <text:p text:style-name="P21">[De spinali medulla.] Spinalis medulla<text:line-break/>.ejusdem quidem cum cerebro estgeneris; eam tamen perpe-<text:line-break/>ram medullam appellarunt, quum medulla ipsa non m<text:span text:style-name="Default_20_Paragraph_20_Font"><text:span text:style-name="T1">o</text:span></text:span>do<text:line-break/>fpi<text:span text:style-name="Default_20_Paragraph_20_Font"><text:span text:style-name="T1">n</text:span></text:span>ali hac, verum etiam cerebroipfo .sit humitlior ac mol-<text:line-break/>fior et pinguio<text:span text:style-name="Default_20_Paragraph_20_Font"><text:span text:style-name="T1">r. </text:span></text:span>^:uod vero lu spinae ossibus c<text:span text:style-name="Default_20_Paragraph_20_Font"><text:span text:style-name="T1">o</text:span></text:span>ntineatur,<text:line-break/>coloremque habeat medullae assimilem, ob id ipsum medul-<text:line-break/>lam nominant; quo nomine quidam ipsimi quoque cerebrum<text:line-break/>vocitarunt. Est p<text:span text:style-name="Default_20_Paragraph_20_Font"><text:span text:style-name="T1">o</text:span></text:span>rro spinalis medulla cerebro continua,<text:line-break/>ac ejusdem eum e<text:span text:style-name="Default_20_Paragraph_20_Font"><text:span text:style-name="T1">o</text:span></text:span> naturae, nisi quod ipso mult<text:span text:style-name="Default_20_Paragraph_20_Font"><text:span text:style-name="T1">o</text:span></text:span> est durior,<text:line-break/>potissimum lu insertus spinae finibus : quantum enim a cere-<text:line-break/>bro abscedit, tanto magis durescit. Pinguedinis sime habet<text:line-break/>minimum: quo fit, ut nauseam non prov<text:span text:style-name="Default_20_Paragraph_20_Font"><text:span text:style-name="T1">o</text:span></text:span>cet:^. et si probe<text:line-break/>ecusiciatur, non exiguum c<text:span text:style-name="Default_20_Paragraph_20_Font"><text:span text:style-name="T1">o</text:span></text:span>rpori dat alimentum.</text:p>
      <text:h text:style-name="Heading_20_2" text:outline-level="2">Cap. XI. </text:h>
      <text:p text:style-name="P21">[De adipe et <text:span text:style-name="Default_20_Paragraph_20_Font"><text:span text:style-name="T1">t</text:span></text:span>evo.] Utrumque quidem est<text:line-break/>ole<text:span text:style-name="Default_20_Paragraph_20_Font"><text:span text:style-name="T1">o</text:span></text:span>fum, humiditate tamen et siccitate inter <text:span text:style-name="Default_20_Paragraph_20_Font"><text:span text:style-name="T1">t</text:span></text:span>e differunt.<text:line-break/>Pinguedo namque humida quaepiam res est, oleo longa ve-<text:line-break/>tustate incrassato assimilis. Sevum vero adipe multo est sic-</text:p>
      <text:p text:style-name="P12">v eius: ideoque, si calefactum ipsum fundas, coit facile ac<text:line-break/>concrescit. Pauci utrumque est nutrimenti, potiusque car-<text:line-break/>urum nos alentimu sunt condimenta, quam alimenta.</text:p>
      <text:h text:style-name="Heading_20_2" text:outline-level="2">Cap. XII.</text:h>
      <text:p text:style-name="P26"><text:s/>[De pedestrium animalium visceribus.]<text:line-break/>omnium .quidem animalium jecur crassi est succi, ac ad co—<text:line-break/>quendum difficile, tardeque permeat:. omnium autem est<text:line-break/>praestantissimum , non modo ad voluptatem,. sed ad usia<text:line-break/>etiam omnia, quod ficatum appellatus : quam. appellationem<text:line-break/>inde habuit, quod animalis mactandi jecur multarum ficuum<text:line-break/>siccarum esu sic p<text:span text:style-name="Default_20_Paragraph_20_Font"><text:span text:style-name="T1">r</text:span></text:span>aeparent: quod maxime faciunt in suibus,<text:line-break/>propterea qu<text:span text:style-name="Default_20_Paragraph_20_Font"><text:span text:style-name="T1">o</text:span></text:span>d hujus animalis viscera aliorum animalium<text:line-break/>visceribus natura mullo sunt suaviora: evadunt tamen et<text:line-break/>illa se ipsis meliora, quum animal ipsum caricas affatim c<text:span text:style-name="Default_20_Paragraph_20_Font"><text:span text:style-name="T1">o</text:span></text:span>m-<text:line-break/>ederit: verum minime consentaneum homluibus ridetur,</text:p>
      <text:p text:style-name="P1">praeteritis quae natura caeteris praestant; deteri<text:span text:style-name="Default_20_Paragraph_20_Font"><text:span text:style-name="T1">o</text:span></text:span>ra con-<text:line-break/>sceleri. Reliquorum autem viscerum lien quidem gustu est<text:line-break/>non exacte fulvis : est enim lu e<text:span text:style-name="Default_20_Paragraph_20_Font"><text:span text:style-name="T1">o</text:span></text:span> perspicua quaedam acer-</text:p>
      <text:p text:style-name="P3">bitas: merito autem pravi quoque Lucri esse eroditur, ut<text:line-break/>qui sanguinem melancholicum generet. Utroque vero tanto<text:line-break/>pulmo est ad coquendum facilior, quanto est rarior : mullo<text:line-break/>tamen, quod ad nutriendum attinet, hepate est inferior.<text:line-break/>Pituitosius autem longe est id alimentum, quod corpori prae-<text:line-break/>het. Cor substantia quidem cero est fibrosa ac dura, ideo-<text:line-break/>que ad coquendum est difficile, et tarde permeat: si tamen<text:line-break/>probe conficiatur, alimentum corpori exhibet non paucum,<text:line-break/>neque mest succi. De renibus autem (nam hos quoque qui-<text:line-break/>dam luter viscera counumerantj prius diximus.</text:p>
      <text:h text:style-name="Heading_20_2" text:outline-level="2">Cap. XIII. </text:h>
      <text:p text:style-name="P21">[De quadrupedum animalium ve<text:span text:style-name="Default_20_Paragraph_20_Font"><text:span text:style-name="T1">n</text:span></text:span>triculo,<text:line-break/>utero et intestinis.] Duriores carnibus fiunt hae partes : ob<text:line-break/>id, etiamsi rite conserantur, succum tamen gignent plane<text:line-break/>sanguineum, neque inculpatum, sid frigidiorem ac erudio-<text:line-break/>rem. Proinde multum temporis requirunt, priusquam fatis<text:line-break/>confici et in probum sanguinem mutari queunt.</text:p>
      <text:h text:style-name="Heading_20_2" text:outline-level="2">Cap. XIV. </text:h>
      <text:p text:style-name="P21">[De agrestium ac domesticorum anima-<text:line-break/>Irum differentia] Domestica animalia temperie humidiora</text:p>
      <text:p text:style-name="P3">sunt, quum agrestia, tum -ob aeris, in quo degunt, humidita-<text:line-break/>tem, tum vero etiam. ob vitae ignaviam. Quae vero lu<text:line-break/>montibus degunt, multum- exercentur ec fatigantur, prae-<text:line-break/>turea lu aere sicciore vivunt: quapropter eorum cero est<text:line-break/>durior, nulliusque prorsus pinguedinis aut paucissimae par-<text:line-break/>ticeps : quae causa est, cur pluribus diebus, quam domestico-<text:line-break/>rum et otiosa degentium animalium, fervetur imputris. Li-<text:line-break/>quer item, quod alimentum, quod ab iis provenit, minus ha- -<text:line-break/>bet excrementi: contra exerementitimn est, quod a domesti-<text:line-break/>cis atque otiosis sumitur; Necesse igitur est <text:span text:style-name="Default_20_Paragraph_20_Font"><text:span text:style-name="T3">alim</text:span></text:span>entum ejus- -<text:line-break/>mosti nutrice valentius, quum alterum, succumque gignere<text:line-break/>multo meliorem.</text:p>
      <text:h text:style-name="Heading_20_2" text:outline-level="2">Cap. XU </text:h>
      <text:p text:style-name="P21">[De lacte.] Lac quoque luter cibos, qui<text:line-break/>ab animalibus sumuntur, est numerandum: lu quo haud<text:line-break/>parva est pro auni temporibus differentia, et ea adhuc major<text:line-break/>pro ipsorum animalium- specie. Siquidem vaccarum lac<text:line-break/>crassissimum est ac pinguissimum, liquidissimum autem ac<text:line-break/>minime pingue camelarum; mox equarum ; deinde asina-.</text:p>
      <text:p text:style-name="P2">rum: mediae autem consistentiae est caprarum: hoc crassius<text:line-break/>ovium. Secundum autem anui tempora lac p<text:span text:style-name="Default_20_Paragraph_20_Font"><text:span text:style-name="T1">o</text:span></text:span>st partum<text:line-break/>est liquidissimum , temporis .ver<text:span text:style-name="Default_20_Paragraph_20_Font"><text:span text:style-name="T1">o</text:span></text:span> progressu magis semper<text:line-break/>ac magis i<text:span text:style-name="Default_20_Paragraph_20_Font"><text:span text:style-name="T1">n</text:span></text:span>crassesicit; aestate vero menia ip<text:span text:style-name="Default_20_Paragraph_20_Font"><text:span text:style-name="T1">t</text:span></text:span>um etiam in<text:line-break/>medio <text:span text:style-name="Default_20_Paragraph_20_Font"><text:span text:style-name="T1">t</text:span></text:span>uae naturae consistit: post id autem tempus fieusim<text:line-break/>jam crassescit, qu<text:span text:style-name="Default_20_Paragraph_20_Font"><text:span text:style-name="T1">o</text:span></text:span>ad penitus deficiat, vere autem ut liqui-<text:line-break/>dissonum, ita etiam copi<text:span text:style-name="Default_20_Paragraph_20_Font"><text:span text:style-name="T1">o</text:span></text:span>sissimum. Qu<text:span text:style-name="Default_20_Paragraph_20_Font"><text:span text:style-name="T1">o</text:span></text:span>d autum lac, ut prius<text:line-break/>diximus, pro animalium specie differat, id vel intuenti qui-<text:line-break/>dem pr<text:span text:style-name="Default_20_Paragraph_20_Font"><text:span text:style-name="T1">o</text:span></text:span>tinus apparet, manifestius autem fiet, si ex unoqu<text:span text:style-name="Default_20_Paragraph_20_Font"><text:span text:style-name="T1">o-<text:line-break/></text:span></text:span>que lactis genere culeus paretur; etenim liquidissimum lac<text:line-break/>ferum, crassissimunr culeum habet plurimum. Meritu<text:line-break/>- igitur liquidius quidem lac magis, - crassius autem minus<text:line-break/>alvum subducit. Contra autem crassius quidem valentius<text:line-break/>nutrit, tenuius autem minus. Qu<text:span text:style-name="Default_20_Paragraph_20_Font"><text:span text:style-name="T1">o</text:span></text:span>d si quis lac prius eli-<text:line-break/>xantlo serum omne consumpserit, nihil protius subducet.<text:line-break/>lnjectis vero lapillis ignitis tantisper, dum ferum omne con-<text:line-break/>sumatur, praeterquam quod sic paratum alvum noti sub-</text:p>
      <text:p text:style-name="P3">ducit, contrarium etiam efficit; ipsumqueiis exhibemus, qui-<text:line-break/>bus venter acrium excrementorum demorsa insestatur. Id<text:line-break/>ipsum autem efficiunt non minus, quam lapilli, aut etiam<text:line-break/>efficacius, ferrei orbiculi igniti. Parile tamen lac sic para-<text:line-break/>tum in ventriculo in culeum cogitur. ob id mel illi et fa-<text:line-break/>lem admiscemus , quin et aquam etiam affundere securius<text:line-break/>fuerit; ut plerique medicorum factitant. Neque nurum tibi<text:line-break/>rideatur, qu<text:span text:style-name="Default_20_Paragraph_20_Font"><text:span text:style-name="T1">o</text:span></text:span>d, . sero consumpto, rursus aquam infundant:<text:line-break/>non enim seri humiditas est, quam sugiunt, sed acrimonia:<text:line-break/>cujus occasione lac omne alvum subducit, ex substantiis.<text:line-break/>contrariis mixtum, fero scilicet et culeo. Ad haec tertium<text:line-break/>etiam pluguem succum habet, et ipsum quidem lac vacca-<text:line-break/>rum, ut dictum est, plurimum: ideoque butyrum (quod vo-<text:line-break/>cant) ex eo conficiunt; quod gestu siclo uluque quantum lu<text:line-break/>fe pinguedinis habeat, facile cognoscas. Quod si partem ali-<text:line-break/>quam corporis eo immxeris ac fricueris, cernes cutim pin-<text:line-break/>guem non alitur , ac si oleo fricuisses : praeterea , si mortui<text:line-break/>animalis corium aridum eo inunxeris, eundem cernes esse-</text:p>
      <text:p text:style-name="P3">ctum: quin imo homines lu plerisque frigidis regionibus, lu<text:line-break/>quibus oleo ement, in balueo butyro utuntur- Cernitur<text:line-break/>praeterea, si ignitis carbonibus ipsum infundas, non usitor,<text:line-break/>ac pinguedo, flammam excitare. Denique utimur ipso in illis,<text:line-break/>in quibus utimur adipe; cataplasmatibus aliisque medica-<text:line-break/>mentis ipsum permiscentes. Pluguissimum itaque, ut <text:span text:style-name="Default_20_Paragraph_20_Font"><text:span text:style-name="T3">diri</text:span></text:span>-<text:line-break/>mus, est lac bubulum; ovillum vero ac caprinum habent<text:line-break/>quidem et ipsa pinguedinis quidpiam, fed multo minus; asi-<text:line-break/>ninum vero hujus succi habet minimum: quocirca raro in<text:line-break/>ventriculo cujusquani coagulatur, si statim, ut m<text:span text:style-name="Default_20_Paragraph_20_Font"><text:span text:style-name="T3">ammi</text:span></text:span>s exci-<text:line-break/>drt, .calidum suerit epotum; quod si sal et mel adiiciantur,<text:line-break/>fieri non potest, ut ipsum lu ventriculo concrescat ac coa-<text:line-break/>guletur. Eandem ob causam magis per alvum dejicitur, ut<text:line-break/>quod sermn multum habeat, a quo lac omne facultatem ac-<text:line-break/>cipit dejiciendi, uti a cnseosa substantis sistendi. Quan-<text:line-break/>tum vero serum ab esta lactis natura succi bonitate siupe<text:span text:style-name="Default_20_Paragraph_20_Font"><text:span text:style-name="T1">r</text:span></text:span>a-<text:line-break/>tur, tanto alia omnia, quae ventrem desierunt, superat: ob</text:p>
      <text:p text:style-name="P3">id veteres ad alvum subducendam hoc potu plurimo usi vi-<text:line-break/>dentur. Tantum autem mellis optimi ei est injiciendum,<text:line-break/>quantum suave citra stomachi eversionem sentietur. Pari<text:line-break/>modo et salem ea mensura injicies, quoad gustum non offen-<text:line-break/>dat : quod si ipsum magis subducere velis , falis quampluri-<text:line-break/>mum injicies. Haec certe diffusius explicuimus, quam prae-<text:line-break/>fens institutum postulet : propositum enim fuerat ea commo-<text:line-break/>da exponere, quae lacti insunt ut alimento : quibus quum id<text:line-break/>commodum, quod nobis praestat in alvo deiicienda, esset ad-<text:line-break/>mixtum, fecit rei affinitas, ut in hanc digressionem <text:span text:style-name="Default_20_Paragraph_20_Font"><text:span text:style-name="T1">s</text:span></text:span>ermo<text:line-break/>noster deflexerit. Rursus igitur ad propositum reversi, quae<text:line-break/>de lactis facultate supersunt exequamur; quorum id om-<text:line-break/>nium est maximum, quod ominum fere, quae mandimus, lac<text:line-break/>optimum optimi est <text:span text:style-name="Default_20_Paragraph_20_Font"><text:span text:style-name="T1">s</text:span></text:span>ucci. Verum cave, ne male accipias,<text:line-break/>quod jam pronuncia Vi mus. Non edim simpliciter diximus,<text:line-break/>lac omne Optimi esse socci, sed praeterea optimum adjunxi-<text:line-break/>mus. Nam lac quidem, quod vitiosi est fucci, tantum abest,<text:line-break/>ut ad succum probum gignendum conferat, ut, qui eo utun-</text:p>
      <text:p text:style-name="P3">fur, cac<text:span text:style-name="Default_20_Paragraph_20_Font"><text:span text:style-name="T1">o</text:span></text:span>chymos reddat. Cui rei argumento sititis infans;<text:line-break/>qui, quum, priore nutrice mortua; alterius pravi succi lac<text:line-break/><text:span text:style-name="Default_20_Paragraph_20_Font"><text:span text:style-name="T1">fin</text:span></text:span>xisset, totum corpus multis ulceribus habuit refertum: use-<text:line-break/>batim autem fecunda haec nutrix in ag<text:span text:style-name="Default_20_Paragraph_20_Font"><text:span text:style-name="T1">r</text:span></text:span>o sylvestribus oleribus<text:line-break/>propter annonae aritatem; quae veris tempore acciderat;<text:line-break/>unde et ipsis hujuscemodi ulceribus scatuit, et alii quidam,<text:line-break/>qui lu eodem agro simili rictu fiunt usi. Vidimus et <text:span text:style-name="Default_20_Paragraph_20_Font"><text:span text:style-name="T3">attis<text:line-break/></text:span></text:span>permultis musieribus insanies nutrientibus id temporis idem<text:line-break/>acridere. Atque etiam si caprae aut alterius cujuspiam<text:line-break/>animalis scammonium aut tithymallum depasti lac cibi loco<text:line-break/>quis sumpserit, omnino alvus illi fluet. Quemadmodum<text:line-break/>igitur de aliis omnibus, ita de lactis facultatibus intelligere<text:line-break/>oportet, non tanquam simpliciter de quotis dicatur, sest de<text:line-break/>optimo duntaxat; quantum autem lu singusis generibus<text:line-break/>unumquodque ab optimo deficit, tanto commodis, quae opti-<text:line-break/>mum id nobis praestat, est insertus. Lac igitur, quod feri<text:line-break/>habet plurimum, etiamsi semper eo utare, nihil penitus af-<text:line-break/>feret periculi: quod vero hujuscemodi humiditatem habet</text:p>
      <text:p text:style-name="P3">exiguam; cafe<text:span text:style-name="Default_20_Paragraph_20_Font"><text:span text:style-name="T1">o</text:span></text:span>sam autem crassitiem multam, omnibus, qui<text:line-break/>ipsi, multum utuntur, est periculosum. Nam eos quidem<text:line-break/>renes offendet, qui calcusis generandis sunt opportuni: jecur<text:line-break/>item obstruet iis, qui hoc affectu facile prehendi possunt:<text:line-break/>tales autem sunt, quibus fines eorum valo<text:span text:style-name="Default_20_Paragraph_20_Font"><text:span text:style-name="T1">r</text:span></text:span>um, quae cibum ex<text:line-break/>simis visceris in gibba transumunt, sunt angusti. Thoracis<text:line-break/>autem ac pulmonis partibus lac omne est utile. capiti vero,<text:line-break/>nisi quis ipsum habeat admodum firmum, non est accommo-<text:line-break/>datum, ut nec hypochondriis, quae leri de causa inflantur ;<text:line-break/>plurimis enim lu ventriculo vertitur in flatus, suntque pau-<text:line-break/>rissimi, quibus id non accidat. Si vero cum aliquo eorum<text:line-break/>cibariorum, quae cresti sunt succi; diutius elixum suerit,<text:line-break/>flatuosam quidem naturam depo<text:span text:style-name="Default_20_Paragraph_20_Font"><text:span text:style-name="T1">n</text:span></text:span>it, fed jecur magis obstruit,<text:line-break/>et calculos lu renibus promptius gignit. Hujusmodi autem<text:line-break/>edulia libro primo esse diximus amylum, sunilaginem, ali-<text:line-break/>eam, tragum, oryxam, lagana, rhyemata, et panes non bene<text:line-break/>in- clibano assos, nec multa tritura prius elaboratos, nec</text:p>
      <text:p text:style-name="P3">multo sale ac fermento mediocri saturatus: -caeterum, . ut<text:line-break/>in iis, ita lu aliis, quae <text:span text:style-name="Default_20_Paragraph_20_Font"><text:span text:style-name="T1">n</text:span></text:span>onnulli lacti admiscentes mandunt,<text:line-break/>mixtorum facultas aliquam ex lactis facultatibus augebit aut<text:line-break/>imminuet. Nunc autem ipsius facultatem definiamus, illud<text:line-break/>boni esse <text:span text:style-name="Default_20_Paragraph_20_Font"><text:span text:style-name="T1">t</text:span></text:span>ueri et multi. alimenti statuentes, quod ex con-<text:line-break/>trariis substantiis ac facultatibus conflatum,. fubducensii fci-<text:line-break/>licet ac sistendi, obstruendique ac tenuandi ; quod namque<text:line-break/>ejus ferc<text:span text:style-name="Default_20_Paragraph_20_Font"><text:span text:style-name="T1">t</text:span></text:span>um est, succos o<text:span text:style-name="Default_20_Paragraph_20_Font"><text:span text:style-name="T1">r</text:span></text:span>asses tenuat, et alvum subducit,<text:line-break/>quod vero calc<text:span text:style-name="Default_20_Paragraph_20_Font"><text:span text:style-name="T1">at</text:span></text:span>um est, alvum sistit, et succos crass<text:span text:style-name="Default_20_Paragraph_20_Font"><text:span text:style-name="T1">a</text:span></text:span>s gignit,<text:line-break/>ex quibus, quemadmodum diximus, in hepate obstructiones,<text:line-break/>et lu renibus calculi oriuntur. Nocet autem ipsius usus as-<text:line-break/>siduus dentibus et circumdatis carnibus , quas gingivas no-<text:line-break/>minant: has enim flaccidas, dentes ve<text:span text:style-name="Default_20_Paragraph_20_Font"><text:span text:style-name="T1">r</text:span></text:span>o putrefactioni et<text:line-break/>erofioni admodum obnoxios <text:span text:style-name="Default_20_Paragraph_20_Font"><text:span text:style-name="T1">r</text:span></text:span>eddit. Sumpto igitur lacui<text:line-break/>os .rino diluto colluere conveniet; satius autem suerit, si<text:line-break/>mellis etiam quidpiam rpsi inieceris ; ita namque omne ca-<text:line-break/>sco<text:span text:style-name="Default_20_Paragraph_20_Font"><text:span text:style-name="T1">t</text:span></text:span>um, quod ex lacte dentibus ac gingivis ciretrmfixum</text:p>
      <text:p text:style-name="P3">suerit, abstergetur. Qu<text:span text:style-name="Default_20_Paragraph_20_Font"><text:span text:style-name="T1">o</text:span></text:span>d si etiam cuipiam tam robusiunr<text:line-break/>sit caput, ut vini meri. collutione n<text:span text:style-name="Default_20_Paragraph_20_Font"><text:span text:style-name="T1">o</text:span></text:span>n offendatur, melius is<text:line-break/>dentibus et gingivis consuluerit; verumtamen et mel vin<text:span text:style-name="Default_20_Paragraph_20_Font"><text:span text:style-name="T1">o<text:line-break/></text:span></text:span>permixtum mixturam ex utroque reddit meliorem. Illud<text:line-break/>vero dentium incolumitati tutissimum adversus lactis iniurias<text:line-break/>suerit praesidium, si quis p<text:span text:style-name="Default_20_Paragraph_20_Font"><text:span text:style-name="T1">o</text:span></text:span>st sumptum ipsum primo meli-<text:line-break/>crato, delude vino adstiingente <text:span text:style-name="Default_20_Paragraph_20_Font"><text:span text:style-name="T1">o</text:span></text:span>s colluat.</text:p>
      <text:h text:style-name="Heading_20_2" text:outline-level="2">Cap. XVI.</text:h>
      <text:p text:style-name="P21"><text:s/>[De arido lacte.] Acidum autem lac,<text:line-break/>quod v<text:span text:style-name="Default_20_Paragraph_20_Font"><text:span text:style-name="T1">o</text:span></text:span>cant, dentes quidem, qui saltem secundum naturam<text:line-break/>habent, nihil <text:span text:style-name="Default_20_Paragraph_20_Font"><text:span text:style-name="T1">o</text:span></text:span>ffendit;. qui ver<text:span text:style-name="Default_20_Paragraph_20_Font"><text:span text:style-name="T1">o</text:span></text:span> aut <text:span text:style-name="Default_20_Paragraph_20_Font"><text:span text:style-name="T1">o</text:span></text:span>b naturalem intempe-<text:line-break/>riem, aut adscititium quempiam affectum justo sunt frigi-<text:line-break/>diores, Iri s<text:span text:style-name="Default_20_Paragraph_20_Font"><text:span text:style-name="T1">o</text:span></text:span>li, ut ab dierum frigid<text:span text:style-name="Default_20_Paragraph_20_Font"><text:span text:style-name="T1">o</text:span></text:span>rum occursu, ita ah<text:line-break/>hoc quoque offenduntur; acciditque iis n<text:span text:style-name="Default_20_Paragraph_20_Font"><text:span text:style-name="T1">o</text:span></text:span>nnunquam sym-<text:line-break/>.ptoma, quod stuporem n<text:span text:style-name="Default_20_Paragraph_20_Font"><text:span text:style-name="T1">o</text:span></text:span>minant, quale post esum mororum<text:line-break/>immatur<text:span text:style-name="Default_20_Paragraph_20_Font"><text:span text:style-name="T1">a</text:span></text:span>rum et aliorum <text:span text:style-name="Default_20_Paragraph_20_Font"><text:span text:style-name="T1">o</text:span></text:span>mnium acerb<text:span text:style-name="Default_20_Paragraph_20_Font"><text:span text:style-name="T1">o</text:span></text:span>rum et acidormu<text:line-break/>evenire consuevit. Illud item perspicuum est, quod ven-<text:line-break/>triculus, qui quavis de causa est frigidior, aridum lac non<text:line-break/>belle conficit, temperatus vero, quamvis aegre, cousicit tamen</text:p>
      <text:p text:style-name="P3">aliquantum. C<text:span text:style-name="Default_20_Paragraph_20_Font"><text:span text:style-name="T1">o</text:span></text:span>ntra ventriculi justo calidiores, sive ab ini-<text:line-break/><text:span text:style-name="Default_20_Paragraph_20_Font"><text:span text:style-name="T1">tio</text:span></text:span> tales fuerint, sive a quapiam causa postea lu eam tem-<text:line-break/>perient sint adducti, praeterquam quod <text:span text:style-name="Default_20_Paragraph_20_Font"><text:span text:style-name="T2">n</text:span></text:span><text:span text:style-name="Default_20_Paragraph_20_Font"><text:span text:style-name="T3">ihil</text:span></text:span> ab hujuscemodi<text:line-break/>eduliis laeduntur, commodo etiam aliquo f<text:span text:style-name="Default_20_Paragraph_20_Font"><text:span text:style-name="T1">r</text:span></text:span>uuntur. Quin<text:line-break/>lu quoque acidum lac ipfum circumdata nive prius refrigera-<text:line-break/>tum ihdolenter ferunt, quemadmodum et alia pleraque id<text:line-break/>genus edulia, atque adeo aquam ipfam nive sic praeparatam.<text:line-break/>Quocirca admirari subit plerosque medicos, qui de singusis<text:line-break/>eduliis pronunciamus , hoc quidem nobis esse utile, aliud<text:line-break/>vero noxium, praeterea ad coquendum facile aut difficile,<text:line-break/>mali succi esse aut boni, multi aut pauci esse alimenti,<text:line-break/>stomacho convenire aut adversari, alvum ducere aut siste-<text:line-break/>re, aut aliam quamvis xirtutem vitiumque obtinere De<text:line-break/>quibusdam certe licet pronunciare, hoc quoddam edusium<text:line-break/>omnibus hominibus pravi esse succi, aut ad coquendum dis-<text:line-break/>ficile, aut stomacho noxium: de plurimis tamen fieri non<text:line-break/>potest, ut unico edicto citra usiam distinctionem vere pro-<text:line-break/>nuncies; Caeterum, quum necessario longa sutu<text:span text:style-name="Default_20_Paragraph_20_Font"><text:span text:style-name="T1">r</text:span></text:span>a esset ora-</text:p>
      <text:p text:style-name="P3">tio, fi in singulis eduliis tam naturalium temperamentorum<text:line-break/>quam aequiti li Horum affectuum distinctiones adscripsisse-<text:line-break/>mus, satius fore existimavimus (quemadmodum in primo ho-<text:line-break/>rum commentariorum fecimus) ab initio universalem quidem<text:line-break/>totius doctrinae methodum ostendere, post autem in parti-<text:line-break/>culatibus nonnunquam eam ad memoriam revocare, prae-<text:line-break/>fertim in iis, quae non simplicis sunt naturae, qualis utique<text:line-break/>est lac, de quo nunc agimus: quod, tametsi sensui quidem<text:line-break/>similare apparet, ex diversis tamen substantiis ac facultati-<text:line-break/>bus est compositum. Huic namque, etiamsi optimum fuerit,<text:line-break/>pro diversa tamen ventriculorum natura accidit, ut inter-<text:line-break/>dum quidem in h<text:span text:style-name="Default_20_Paragraph_20_Font"><text:span text:style-name="T1">o</text:span></text:span>c acescat, alias vero fumosum ac nidoru-<text:line-break/>Ientum ructum in altero sursum emittat. Etenim contrarii<text:line-break/>sunt affectus, secundum quos, quod in ventricul<text:span text:style-name="Default_20_Paragraph_20_Font"><text:span text:style-name="T1">o</text:span></text:span> non fuit<text:line-break/>coctum, acidum aut fumosum evadit : siquidem caloris in<text:span text:style-name="Default_20_Paragraph_20_Font"><text:span text:style-name="T1">o-<text:line-break/></text:span></text:span>pia in acorem, ejusdem autem excessus in nidorem ac su-<text:line-break/>nunn vertit: quae duo lacti eveniunt, quia in se non m<text:span text:style-name="Default_20_Paragraph_20_Font"><text:span text:style-name="T1">o</text:span></text:span>do<text:line-break/>Perosam naturam, verum etiam pinguem et caseosam con li -<text:line-break/>net. Hac certe de causa acidum lac quidem, si in ventri-</text:p>
      <text:p text:style-name="P3">cuso non coquatur, nunquam in nidorem vertitur, potissI-<text:line-break/>Illum si in biliosissimmn ac servantissimum ventriculum inci-<text:line-break/>derit. Neque enim amplius calidam acremque qualitatem<text:line-break/>ac facultatem retinet, quam lac a faro habet, nec pinguem<text:line-break/>et mediocriter calidam, quam lac a pinguedine, quae sibi<text:line-break/>inest, possidebat. In hujuscemodi enim praeparati<text:span text:style-name="Default_20_Paragraph_20_Font"><text:span text:style-name="T1">o</text:span></text:span>ne <text:span text:style-name="Default_20_Paragraph_20_Font"><text:span text:style-name="T1">s</text:span></text:span>ola<text:line-break/>relinquitur cafeosa <text:span text:style-name="Default_20_Paragraph_20_Font"><text:span text:style-name="T1">s</text:span></text:span>ubstantia, eaque ipsa non ejusdem natu-<text:line-break/>rae, cujus ab initi<text:span text:style-name="Default_20_Paragraph_20_Font"><text:span text:style-name="T1">o</text:span></text:span> fuit, <text:span text:style-name="Default_20_Paragraph_20_Font"><text:span text:style-name="T1">s</text:span></text:span>ed ad frigidius conversa. ltaque<text:line-break/>de acido lacte dixisse suffecerit, quod frigidum est ac erasit<text:line-break/><text:span text:style-name="Default_20_Paragraph_20_Font"><text:span text:style-name="T1">s</text:span></text:span>ucci: haec enim <text:span text:style-name="Default_20_Paragraph_20_Font"><text:span text:style-name="T1">s</text:span></text:span>equitur, ut ipsum non facile a corpore<text:line-break/>mediae temperiei conficiatur: ad eam enim in omnibus meli<text:line-break/>operibus, quum aliquid simpliciter pronuncio, saepe jam<text:line-break/>monui id esse referendum. Quin etiam succum crudnnh<text:line-break/>quem vocant, [cujus naturam tum prius alibi exposui, tum<text:line-break/>etiam in libro <text:span text:style-name="Default_20_Paragraph_20_Font"><text:span text:style-name="T1">s</text:span></text:span>uperiore de eo disserui,) consentaneum est ab<text:line-break/>istiusmodi cibis abunde generari. Non abs re autem edu-<text:line-break/>bum hoc calidissimis ventriculis est utile, quemadmodum<text:line-break/>frigidioribus adversissimum. Id tamen in singulis cibariis</text:p>
      <text:p text:style-name="P3">non convenit adscribere , sed. lu quibusdam meminisse fullo-<text:line-break/>nerit, quod succus ejusmodi,- qualis ex .arido lacto; culeo<text:line-break/>et omnibus crassi succi eduliis provenit; calculos in renibus<text:line-break/>felat gignere, quum lu calidiores jusio suerint sive ob na-<text:line-break/>finalem intemperiem, sive ob alium quendam affectum ipsis<text:line-break/>postea lunatum, non tamen p<text:span text:style-name="Default_20_Paragraph_20_Font"><text:span text:style-name="T1">r</text:span></text:span>o caloris .modo meatuum<text:line-break/>transitus latos habeant. Corporum enim constitutiones,<text:line-break/>quae morbis maxime sunt obnoxlae, en partibus contrarii<text:line-break/>temperamenti componuntur ; ut v. . g. si ventriculus admo-<text:line-break/>dum sit calidus, cerebrum lautum frigidum; pari modo et<text:line-break/>pulmo aliquando ac tutus thorax frigidus .est, -ventriculus<text:line-break/>autem calidus. Frequenter vero contra evenit, ut omnia<text:line-break/>alia scilicet aequo sint calidiora, sultis autem ventriculus<text:line-break/>frigidior sit, hepar vero calidius; atque in aliis partibus<text:line-break/>similiter. Quapropter initio etiam monuimus, utilissimam<text:line-break/>esse doctrluam, quae de facultatibus, quae alimentis insunt,<text:line-break/>tradit, quum eas differentias explicat, quae rn humiditate<text:line-break/>spectantur, et siccitate, et caliditate, et frigiditate, praeterea</text:p>
      <text:p text:style-name="P3">substantiae ipsorum lentore aut crassitie ; ad haec, quod aut<text:line-break/>similare est, de quo agetur, aut ex partibus temperamento<text:line-break/>contrariis compositum, cujus generis est lac. Ad horum<text:line-break/>porro dignationem dixi nos manu duci cum per olsactum<text:line-break/>ac gustum, tum per afia symptomata, de quibus in operis<text:line-break/>hujus initio disserui; uti nunc quoque in lacte ejus naturam<text:line-break/>ostendi ex iis symptomatibus , quae ei accidunt, quum cale-<text:line-break/>fit, aut coagulo cogitur, aut alio quovis modo partes ipsius<text:line-break/>seCernuntur ; etenim vel citra coagulum scissio, quam vocant,<text:line-break/>id efficit, quum lacti abunde calido oxymel frigidum instilla-<text:line-break/>mus. Idem etiam mulso efficimus. Interdum etiam citra<text:line-break/>ullam liquoris instillationem, vase frigidissimam aquam con-<text:line-break/>sinente in lac demisso, ipsum scindimus. Praeterea fine<text:line-break/>coagulo id lac, quod post editum foetum emulfum fuerit,<text:line-break/>protinus conCrefcit, si super cineres calidos parumper cale-<text:line-break/>fiat: videnturque veteres Comici lac ita coactum pyriastum<text:line-break/>appellasse; in Afia autem apud nos pyriephthum ipsum<text:line-break/>n<text:span text:style-name="Default_20_Paragraph_20_Font"><text:span text:style-name="T1">o</text:span></text:span>minant. Id quidem lac omnino ab alia substantia est pu-</text:p>
      <text:p text:style-name="P3">rum; quum autem melle ipsi. admixtu per coagulum cogunt,<text:line-break/>hoc quidem opere, quod in eo est tenue .et aquosum, sepa-<text:line-break/>ratur. Quidam autem ex ipso- duntaxat, quod coactum est,<text:line-break/>mandunt, quod partim ex cnseosa lactis substantia, partim<text:line-break/>ex calida atque ignea coaguli facultate, partim .ex meste ipsis<text:line-break/>admixtu est compositum. Alii vero una cum eo, quod con-<text:line-break/>crevit, serum quoque transglutiuut, idque aut pariter totum<text:line-break/>cum toto, aut alterum altero copiosius : accidetque, ut aliis<text:line-break/>quidem largius, aliis vero minus alvus subducatur, propor-<text:line-break/>tione quantitatis <text:span text:style-name="Default_20_Paragraph_20_Font"><text:span text:style-name="T1">t</text:span></text:span>orosi humoris. Perspicuum praeterea est,<text:line-break/>quod eorum corpus, qui solum id, quod concretum est, com-<text:line-break/>ederint, amplius nutritur, mulus vero eorum, qui una<text:line-break/>cum ipso ferest humoris quidpiam deglutierint, et multo<text:line-break/>adhuc mi<text:span text:style-name="Default_20_Paragraph_20_Font"><text:span text:style-name="T1">n</text:span></text:span>us eorum, qui ejus quidem; quod coactum est,<text:line-break/>parum, serosi autem humoris plurimum hauserint. Simili<text:line-break/>modo et in eo, quod a partu sive cum .melle, sive absque eo<text:line-break/>coiit, non parvam. differentiam invenies. . Quum enim mel<text:line-break/>non accepit, ad coquendum est difficilius et succi crassioris;</text:p>
      <text:p text:style-name="P3">praeterea per alvum tardius secedit; utrumque tamen cor-<text:line-break/>pus abunde nutrit. Haec de lactis facultate novisse in prae-<text:line-break/>scnti opere suffecerit: ejus namque utilitates, quas in mor-<text:line-break/>bis praestat iis, qui quavis ex causa tabe laborant, aut ulcus<text:line-break/>habent lu pulmone, proprie ad medendi rationem per-<text:line-break/>tineut.</text:p>
      <text:h text:style-name="Heading_20_2" text:outline-level="2">Cap. XVII.</text:h>
      <text:p text:style-name="P21"><text:s/>[De culeo.] De casci quidem facultate<text:line-break/>jam diximus, quum de lacte sermonem faceremus; satius<text:line-break/>tamen suerit nunc nasim particulatim de eo tractare. Nam<text:line-break/>dum paratur, assumit ab lujecto coagulo acrimoniam, hu-<text:line-break/>miditatemque omnem deponit, et potissimum si inveteravit;<text:line-break/>tum enim quum prius acrior evadit, et manifeste calidior<text:line-break/>redditur atque ardentior; ob id ipsum fiticulofior, et ad<text:line-break/>coquendum difficilior , et pejoris lucri efficitur; Qua de<text:line-break/>causa nec id ipsum, quod crassis cibis acres ac tenuantes<text:line-break/>facultates admixtas habentibus inest commodi, caseus citra<text:line-break/>noxam possidet.. Major. enim noxa ex succi ipsius pravitas<text:line-break/>te et ardent; calo<text:span text:style-name="Default_20_Paragraph_20_Font"><text:span text:style-name="T1">r</text:span></text:span>e accidit, quam cr assorum- tenuati o con-</text:p>
      <text:p text:style-name="P3">ferre queat; quando ad calculorum in renibus procreatio-<text:line-break/>nenr hic succus non nunus est noxius. ostendimus e<text:span text:style-name="Default_20_Paragraph_20_Font"><text:span text:style-name="T1">n</text:span></text:span>im,<text:line-break/>calculos in illis corpo<text:span text:style-name="Default_20_Paragraph_20_Font"><text:span text:style-name="T1">r</text:span></text:span>ibus nnscr, in quibus succorum crassi-<text:line-break/>ties cum igneo est calore conjuncta. Fugiendus igitur est<text:line-break/>ejusmodi culeus, ut qui nihil conferat neque ad coctionem,<text:line-break/>neque ad distributionem, neque ad movendum urinam, ne-<text:line-break/>que ad ventris desectionem, ceu utique nec ad succi p<text:span text:style-name="Default_20_Paragraph_20_Font"><text:span text:style-name="T1">r</text:span></text:span>obi-<text:line-break/>tatem. Deluceps autem malus quidem, sid praedicto minus<text:line-break/>est putandus, qui neque est vetus, neque acris. omnium<text:line-break/>autem cnseorum recentium is est praestantissimus, qualis<text:line-break/>apud nos Pergenti et in Mysia, quae est sup<text:span text:style-name="Default_20_Paragraph_20_Font"><text:span text:style-name="T1">r</text:span></text:span>a Pe<text:span text:style-name="Default_20_Paragraph_20_Font"><text:span text:style-name="T1">r</text:span></text:span>gamum,<text:line-break/>fit, qui ab incolis .oxygalactinus appestatur, suavissimus qui-<text:line-break/>dem lu cibo, stomacho autem minimum noxius, aliisque om-<text:line-break/>nibus cnseis concoctu tranfituque facilior, fuerunt habens<text:line-break/>non viti<text:span text:style-name="Default_20_Paragraph_20_Font"><text:span text:style-name="T1">at</text:span></text:span>um, neque usque adeo crassem, quod vitium om-<text:line-break/>nium cnseorum est commune. Praestantissimus etiam est is,<text:line-break/>qui Romae apud divites celeb<text:span text:style-name="Default_20_Paragraph_20_Font"><text:span text:style-name="T1">r</text:span></text:span>atur, Vatuficum appellant,<text:line-break/>et praeterea alii quidam in aliis regionibus. Quum autem</text:p>
      <text:p text:style-name="P3">..singillatim permagna sit lu ipsis differentia tum pro anima-<text:line-break/>lium natura, tum praeparandi modis, et praeterea ipsorum<text:line-break/>cascorum aetate, conabimur hoc lu loco ipsorum facultatem<text:line-break/>paucis scopis circumscribere, quibus quis intentus meliorem<text:line-break/>a deteriore facillime discernet. .Scopi quidem in genere<text:line-break/>sunt du<text:span text:style-name="Default_20_Paragraph_20_Font"><text:span text:style-name="T1">o</text:span></text:span>, quorum niter in certa substantiae casci consistentia<text:line-break/>ver<text:span text:style-name="Default_20_Paragraph_20_Font"><text:span text:style-name="T1">t</text:span></text:span>atur, fecundum quam molli<text:span text:style-name="Default_20_Paragraph_20_Font"><text:span text:style-name="T1">o</text:span></text:span>r est aut durior, densior<text:line-break/>aut laxior, glutinosior aut friabilior; alter lu gustabili qua-<text:line-break/>litate consistit, .fecundum quam in quibusdam ipsorum acor<text:line-break/>.superat, lu aliis acrimonia, aut pinguitudo, aut dulcedo,; aut<text:line-break/>aliud quidpiam id genus, aut omnium est velut aequabilitas.<text:line-break/>Porro secundum speciales differentias praedictorum gene-<text:line-break/>num m<text:span text:style-name="Default_20_Paragraph_20_Font"><text:span text:style-name="T1">o</text:span></text:span>llior quidem duriore est praestantior; rarus vere<text:line-break/>ac. laxus denso admodum ac compacto.. Jam vero quum<text:line-break/>glutinosus .valde et. is, qui ad asperitatem usque est friabi-<text:line-break/>lis, sint vitiosi, praestantior est, qui inter E<text:span text:style-name="Default_20_Paragraph_20_Font"><text:span text:style-name="T1">o</text:span></text:span>s duos est me-<text:line-break/>dius. Qu<text:span text:style-name="Default_20_Paragraph_20_Font"><text:span text:style-name="T1">o</text:span></text:span>d autem ad eam dignoti<text:span text:style-name="Default_20_Paragraph_20_Font"><text:span text:style-name="T1">o</text:span></text:span>nem, quae fit gestu, per-<text:line-break/>tluet, is omnium est praestantissimus, qui nullam vehemen-</text:p>
      <text:p text:style-name="P3">tem habet qualitatem, fed dulcem habet stupra alias parum<text:line-break/>.emluentem. Suaris autem insuavi .est praestantior, et me-<text:line-break/>diocriter salitus eo, qui est permultum, et e<text:span text:style-name="Default_20_Paragraph_20_Font"><text:span text:style-name="T1">o</text:span></text:span>, qui omnino<text:line-break/><text:span text:style-name="Default_20_Paragraph_20_Font"><text:span text:style-name="T1">t</text:span></text:span>alis est expers. Postea tamen quam culeum sic examina-<text:line-break/>tum sumpseris, licebit etiam ex ructu cognoscere, qualis in-<text:line-break/>ter cascos sit melior .aut deterior. Cujus namque qualitas<text:line-break/>paulatim marcescit, .praestantior; cujus contra perdurat,<text:line-break/>non bonus : iste enim perspicue aegre mutatur atque alte-<text:line-break/>ratus; et ob id ipsum aegre consuitur.; omnium enim quali-.<text:line-break/>fatum, quarum ante meminimus, alteratio necessario sequi-<text:line-break/>tur alimentorum coctionem.</text:p>
      <text:h text:style-name="Heading_20_2" text:outline-level="2">Cap. .XVIR, </text:h>
      <text:p text:style-name="P21">[De pedestrium animalium fanguiue.l<text:line-break/>Sanguis ad coquendunr est difficilis, praecipue crassius et<text:line-break/>melancholicus, qualis .est bubulus : leporinus autem ut <text:span text:style-name="Default_20_Paragraph_20_Font"><text:span text:style-name="T1">t</text:span></text:span>ua-<text:line-break/>vissimus celebratur, multique ipsum cum jecore solent eli-<text:line-break/>xare; quidam autem cum aliis etiam visceribus, <text:span text:style-name="Default_20_Paragraph_20_Font"><text:span text:style-name="T1">S</text:span></text:span>unt qui<text:line-break/>suum quoque Iuniorum sanguinem edunt, ceu alli etiam<text:line-break/>grandiorum, quum castrati suerint. Aprorum vero nemo</text:p>
      <text:p text:style-name="P2">gestare quidem tentaverit, propterea quod insuavis est et<text:line-break/>ad coquendum difficilis. Homerus quoque caprarum fau-<text:line-break/>guinem in cibo jucundum esse non ignoravit.</text:p>
      <text:h text:style-name="Heading_20_2" text:outline-level="2">Cap. XIX.</text:h>
      <text:p text:style-name="P21"><text:s/>[De alimento, quod a volucribus anima-<text:line-break/>silius sumitur.] Veteres omnes anitnalia volucria ac bipeda<text:line-break/>aves nominabunt, nunc autem apud Graecos consuetudo in-<text:line-break/>valuit, ut, quas illi gallinas vocabunt, nunc solas eas aves<text:line-break/>appellent, quemadmodmn et musculos ipsos gallos, Axium<text:line-break/>porro omnium volucrium genus paucissimum praestat <text:span text:style-name="Default_20_Paragraph_20_Font"><text:span text:style-name="T3">ali</text:span></text:span>-<text:line-break/>mentum, si ad genus gressilium conferatur, potissimum si ad<text:line-break/>suillam, qua non aliud invenias, quod copiosioris sit nutri-<text:line-break/>menti; volucrium tamen caro ad coquendum.est facilior,<text:line-break/>praecipue perditis, attagenis, columbae, galli g<text:span text:style-name="Default_20_Paragraph_20_Font"><text:span text:style-name="T3">allin</text:span></text:span>acei et<text:line-break/>gallinae. Turdorum vero, merularum parvorumque passe—<text:line-break/>- tum (inter quos etiam fiunt, quos turriculae vocant] cero,<text:line-break/>quam praedictorum, est duri<text:span text:style-name="Default_20_Paragraph_20_Font"><text:span text:style-name="T1">o</text:span></text:span>r; sus autem ipsis turturis, pa-<text:line-break/>lumbi anatisque caro est durior; phafianorum , quod ad<text:line-break/>concoctionem et nutrimentum attinet; gallinis est similis,</text:p>
      <text:p text:style-name="P3">voluptate tamen in edendo superat;: sus durior est pavonis<text:line-break/>caro,. et fibrosum, et ad coquendum difficilior. Porroin<text:line-break/>omnibus volu<text:span text:style-name="Default_20_Paragraph_20_Font"><text:span text:style-name="T1">c</text:span></text:span>ribus animalibus, ut exitu quadrupedibus<text:line-break/>scire in universum oportet, quod augescentium caro multo<text:line-break/>est praestantior,- quam aetate declinantium; messia autemest<text:line-break/>inter utramque florentium;- prava autemadmodum est valete<text:line-break/>novellorum, sed diversa ratione,. ac senum; siquidem horum<text:line-break/>caro dura est et,sicca ac nervosa, ideoque p<text:span text:style-name="Default_20_Paragraph_20_Font"><text:span text:style-name="T1">r</text:span></text:span>ava ad coquen-<text:line-break/>dum et exigui nutrimenti; contra animalium nuperrime<text:line-break/>editorum. corpora mucosa sunt ac humida, eoque .exere-<text:line-break/>mentis plena, facilius tamen per alvum secedunt. Haec ru<text:line-break/>cunctis animalibus memoria teneto : id enim omnibus ipsis<text:line-break/>exaequo mest fecundum differentias, quae ab aetate sumun-<text:line-break/>tur<text:span text:style-name="Default_20_Paragraph_20_Font"><text:span text:style-name="T1">e</text:span></text:span> Communis etiam est, si sanitatem spectes, praepara-<text:line-break/>tionis modus, quem aulea exposuimus, et nunc rursum fum-<text:line-break/>matinr repetemus, facultates duntaxat in memorium revo-<text:line-break/>cantes.; quod, quae asta. furit et frixa in sartagine, ea sunt<text:line-break/>sicciora; quae- vero. in aqua dulci sunt elixa, alimentum</text:p>
      <text:p text:style-name="P3">corpori praebent humidius, De iis porro, quae ex albo<text:line-break/>jme variisque patinarum condimentis effiantur, antea<text:line-break/>abunde disseruimus, ceu de domesticis quoque et agrestibus.<text:line-break/>Non mediooris vero est differentia eorunt, quae in stagnis,<text:line-break/>aut paludibus, aut lacusiribus loris vivunt, cum iis, quae in<text:line-break/>montibus, aut locis siccis degunt, nam pro locorum natura<text:line-break/>ac proportione animalium carnes fiunt siccae et excremen-<text:line-break/>tis vacuae et ad coquendum faciliores, aut humidae et<text:line-break/>exorementitiae et concoctu difficiliores.</text:p>
      <text:h text:style-name="Heading_20_2" text:outline-level="2">Cap. XX. </text:h>
      <text:p text:style-name="P21">[De anseribus et struthocamelis.] Ause-<text:line-break/>ruti nomen veteribus etiam est consuetum, struthionum vero<text:line-break/>insolens ;- nominant enim eos magnos struthiones. Ego ve-<text:line-break/>ro etiamnum adolescens audivi sophistam quendam ex eorum<text:line-break/>numero, qui de ejusmodi problematibus disserunt, in utram-<text:line-break/>que partem disceptantem, ac probantem, hujuscemodi ani-<text:line-break/>malia nunc aves esse , nunc vero . non esse : longe autem<text:line-break/>praestiterit^ non id, fed qualemuam alimentum, quod ab ipsis<text:line-break/>sumitur, habeat facultatum, iirquirere ; id autem ubi ex me</text:p>
      <text:p text:style-name="P3">audieris, per otium ab alio disces, utrum oporteat animalia<text:line-break/>haec aves nominare, necne. Ipsorum igitur caro est exere--<text:line-break/>mentiti^ multo que ad coquendum est difficilior, quam prae-<text:line-break/>dictorum volucrium animalium : ipsorum tamen alae non<text:line-break/>sunt caete<text:span text:style-name="Default_20_Paragraph_20_Font"><text:span text:style-name="T1">r</text:span></text:span>orum alis deterio<text:span text:style-name="Default_20_Paragraph_20_Font"><text:span text:style-name="T1">r</text:span></text:span>es, quandoquidem lu multis<text:line-break/>volatilibus, potissimmn quae parva fiunt et carne dura prae-<text:line-break/>dita, alarum substantia est fibrosa ac dura. Quarundam<text:line-break/>autem caro tota est ejusmodi, cujusmodi gruum f quas ta-<text:line-break/>men et ipsas mandunt, plurimis ante diebus macerantes , et<text:line-break/>(ut sic dicam] mortificantes. luter grues autem et anseres<text:line-break/>caro tardarunt, quas vocant, quodammodo est media, quae<text:line-break/><text:span text:style-name="Default_20_Paragraph_20_Font"><text:span text:style-name="T4">ουτίδες</text:span></text:span><text:span text:style-name="Default_20_Paragraph_20_Font"><text:span text:style-name="T6"> </text:span></text:span>vel <text:span text:style-name="Default_20_Paragraph_20_Font"><text:span text:style-name="T4">ωτἰδες</text:span></text:span><text:span text:style-name="Default_20_Paragraph_20_Font"><text:span text:style-name="T6"> </text:span></text:span>appelluntur; utroque enim modo prima<text:line-break/>syllaba profertur et scribitur, pe<text:span text:style-name="Default_20_Paragraph_20_Font"><text:span text:style-name="T1">r</text:span></text:span> o<text:span text:style-name="Default_20_Paragraph_20_Font"><text:span text:style-name="T1">v</text:span></text:span> scilicet et per <text:span text:style-name="Default_20_Paragraph_20_Font"><text:span text:style-name="T4">ω</text:span></text:span><text:span text:style-name="Default_20_Paragraph_20_Font"><text:span text:style-name="T6">.</text:span></text:span></text:p>
      <text:h text:style-name="Heading_20_2" text:outline-level="2">Cap. XXI. </text:h>
      <text:p text:style-name="P21">[De differentia, quae est in partibus ani-<text:line-break/>mestum volucrium.] Viscera quidem in volucribus anima-<text:line-break/>libus eandem habent ad cernes propo<text:span text:style-name="Default_20_Paragraph_20_Font"><text:span text:style-name="T1">r</text:span></text:span>tionem , quam <text:span text:style-name="Default_20_Paragraph_20_Font"><text:span text:style-name="T3">in</text:span></text:span> pe-<text:line-break/>destillans habere memoravimus. Intestina vero horum om-<text:line-break/>usum omnino non manduntur, in eorum tamen ventriculis</text:p>
      <text:p text:style-name="P3">non ita habet; esculenti enim sunt et nutriunt: quidam au-<text:line-break/>tem ipsorum valde etiam sunt <text:span text:style-name="Default_20_Paragraph_20_Font"><text:span text:style-name="T1">i</text:span></text:span>ucundi, ceu anserum, post<text:line-break/>quos sunt altilium gallinarum. Quemadmodum autem in<text:line-break/>suibus, dum adhuc vivunt, hepar ex caricarum pastu ad vo-<text:line-break/>luptatem praeparatur, ita in anseribus video ipsorum ali-<text:line-break/>menta lacte imbui, ut non modo eorum jecur fit iucundissi-<text:line-break/>mum, sed potenter etiam nutriat, ac Optimi fit succi, et<text:line-break/>dejectu minime difficile, probeque similiter in ventriculo<text:line-break/>conficiatur. Ad haec alae anserum ad concoquendum ac<text:line-break/>nutriendum sunt accommodae, et iis adhuc magis gallina-<text:line-break/>rum. Caeterum, quum j umorum animalium carnes ab an-<text:line-break/>nostrum multum dissideant, alarum quoque natura multo<text:line-break/>evidentius dissidet Pari modo gracilia ab obesis discrepant;<text:line-break/>nam juniorum ac probe nutritorum Carnes praestantissimae,<text:line-break/>pessimae autem gracilium et annosarum. Pedes autem<text:line-break/>paulo minus omnium cibo sunt inepti. Gallorum autem<text:line-break/>gallinaceorum cristas ac palearia nemo nec probarit, nec<text:line-break/>etiam damnarit. Horum vero testes sunt praestantissimi,</text:p>
      <text:p text:style-name="P3">praecipue altihum, et multo magls si orbus eorum, quo sunt<text:line-break/>nutriti, seroso laCte fuerit imbutus i nam et boni sunt succi,<text:line-break/>et valide nutriunt, et ad coquendum funt facillimi: desectio-<text:line-break/>nem tamen nec juvant, nec morantur. Caeterum animalia<text:line-break/>volucria exiguum quidem habent cerebrum, sed ipsum tanto<text:line-break/>pedestrium cerebro est praestantius, quanto est durius; volu-<text:line-break/>orium autem ipsorum montana cerebrum habent quam pa-<text:line-break/>Iustria praestantius pro aliarum Omnium partium propor-<text:line-break/>Eione. Quidam autem falso struthionis ventriculum laudant<text:line-break/>ceu medicamentum quoddam, quod contionem juvat: alii<text:line-break/>vero longe magis mergi ventriculum laudant. Verum haec<text:line-break/>neque ipsa facile Concoquuntur, neque aliis in eo ipfo ceu<text:line-break/>medicamenta auxiliantur, veluti zingiber et piper, et<text:line-break/>praeterea alia ratione vinum et acetum. Quod si de volu-<text:line-break/>orium animalium lingua ac rostro dicere aggrediar, quum<text:line-break/>ea nemo ignoret, garrire merito existimabor.</text:p>
      <text:h text:style-name="Heading_20_2" text:outline-level="2">Cap. XXII. </text:h>
      <text:p text:style-name="P21">[De ovis.] Ova quoque inter alimenta,<text:line-break/>quae ab animantibus sumuntur, sunt numeranda ; quorum tres</text:p>
      <text:p text:style-name="P3">inter se sunt differentiae: prima quidem penes propriam<text:line-break/>substantiam ; gallinarum enim ac phafianarum sunt prae-<text:line-break/>stantiora, deteriora vero anserum ac struthionum ; secunda<text:line-break/>autem penes tempus; aut enim longo ante tempore, aut<text:line-break/>brevi sunt edita; tertia penes cocturae rationem; nam quae-<text:line-break/><text:span text:style-name="Default_20_Paragraph_20_Font"><text:span text:style-name="T1">c</text:span></text:span>lam diutius cocta suerunt, alia ad mediocrem usque Consi-<text:line-break/>Itentiam, alia duntaxat excalefacta fuerunt ; fecundum quas<text:line-break/>differentias afia quidem dura vocantur, aha tremula, alia<text:line-break/>sorbilia. Tremula igitur ad nutriendum omnium funt prae-<text:line-break/>stantissimari sorbilia autem minus quidem nutriunt, sed faci-<text:line-break/>lius subducuntur, et faucium afperitates Levigant. Dura<text:line-break/>vero et ad coquendum sunt difficilia et tardi transitus, Cras-<text:line-break/>susque alimentum corpori tribuunt. His vero adhuc tar-<text:line-break/>dius permeant, ac peioris sunt succi, quae in calidis cineri-<text:line-break/>bus assantur. Quae vero in sartagine sunt inspissata, at-<text:line-break/>que Ob id ipsum frixa nuncupantur, pessimum habent omni-<text:line-break/>bus modis alimentum : nam interim, dum coquuntur, in<text:line-break/>nidorem vertuntur, et praeterquam quod succum Crassum<text:line-break/>gignunt, ipsum etiam pravum gignunt atque excrementi-</text:p>
      <text:p text:style-name="P3">tium. Porro quae: suffocata appellunt, elixis et assis furit<text:line-break/>meliorat parantur autem ad hunc modum. Ubi ipsa oleo<text:line-break/>et garo et pauco vino conspersa suerint, vas, quo continen-<text:line-break/>tm; cacabo aquam calidam habenti indunt: : delude, ubi<text:line-break/>ipsum totum superne obturarint, ignem substruunt, quoad<text:line-break/>ova mediocrem habeant consistentiam-: quae enim. supra.<text:line-break/>modum sunt incrassata, i duris et assis fiunt similis; quae<text:line-break/>vero ad mediocrem crassitiem pervenerunt, et mestus .quam<text:line-break/>dura concoquuntur; et alimentum corpori dant praestantius.<text:line-break/>Eidem etiam consistentiae mediocritati intentos nos esse opor-<text:line-break/>tet lu iis oris, quae superne caldariis infunduntur, non per-<text:line-break/>mittentes neque ipsa o<text:span text:style-name="Default_20_Paragraph_20_Font"><text:span text:style-name="T3">mni</text:span></text:span><text:span text:style-name="Default_20_Paragraph_20_Font"><text:span text:style-name="T2">n</text:span></text:span><text:span text:style-name="Default_20_Paragraph_20_Font"><text:span text:style-name="T3">o</text:span></text:span> incrassari;.. rest quum adhuc<text:line-break/>succum suum retinent, vas ab igne submoventes. ova ani<text:line-break/>tem recentia veteribus plurimum praestanti quippe optima-<text:line-break/>sunt recentissima, vetustissima autem pessima : quae vero in.<text:line-break/>horum messio sunt, proportione recessus ab extremis boni-<text:line-break/>tate aut pravitate inter su differunt.</text:p>
      <text:h text:style-name="P15" text:outline-level="2">Cap. XXIII. </text:h>
      <text:p text:style-name="P21">[De volucrium animalium sanguine.]<text:line-break/>Gallinarum ac columbarum sanguine nonnulli vescuntur,<text:line-break/>maxime altilium, qui suum sanguine haudquaquam est insu-<text:line-break/>Pior, neque voluptate, neque concoctionis facultate, pluri-<text:line-break/>llllllll tamen relinquitur a leporino. Sanguis autem omnis,<text:line-break/>quocunque modo ipsum paraveris, ad coquendum est dissici-<text:line-break/>lis set excrementitius.</text:p>
      <text:h text:style-name="Heading_20_2" text:outline-level="2">C a p. XXIV. </text:h>
      <text:p text:style-name="P21">[De nutrimento, quod ab aquatilibus<text:line-break/>animantibus sumitur.] Animalium in aquis degentium per-^<text:line-break/>multa sunt genera, differentiaeque in iis sunt ac species.<text:line-break/>Nunc vero similitudines inter ipsa, quae ad usum medicinae<text:line-break/>pertinent, ut in prioribus fecimus, referemus; medicinam<text:line-break/>autem aut artem sanitatisi tuendae dicere nihil ad praesens<text:line-break/>propositum interfuerit. De omnibus igitur dicemus, quem-<text:line-break/>admodum in aliis ante fecimus, quibus vulgo assidue ve-<text:line-break/>sistuntur.</text:p>
      <text:h text:style-name="Heading_20_2" text:outline-level="2">Cap. XXV.</text:h>
      <text:p text:style-name="P21"><text:s/>[De mugile.] Mugil ex squalnatorum<text:line-break/>piscium est genere, nasciturque non in mari modo, verum<text:line-break/>etiam in stagnis ac fluviis. Proinde particulares mugiles</text:p>
      <text:p text:style-name="P3">magnum inter S0 habent discrimen, adeo ut pelagici mugilis<text:line-break/>genus diversum esse rideatur ab eo, quod in fluminibus, .<text:line-break/>stagnis , lacubus , aut rivulis urbium latrinas purgantibus<text:line-break/>provenit. Eorum sane caro, qui in aquis limosis ac for-<text:line-break/>didis degunt, excrementitia est admodum ac mucosa, opti-<text:line-break/>ma autem eorum est, qui in puro mari vivunt, praecipue<text:line-break/>quum vent<text:span text:style-name="Default_20_Paragraph_20_Font"><text:span text:style-name="T1">o</text:span></text:span>rum pr<text:span text:style-name="Default_20_Paragraph_20_Font"><text:span text:style-name="T1">o</text:span></text:span>cessis agitatur ; nam in quieto nullisque<text:line-break/>agitato fluctibus tanto pilorum caro fit deterior, quanto mi v<text:line-break/>nus exe<text:span text:style-name="Default_20_Paragraph_20_Font"><text:span text:style-name="T1">r</text:span></text:span>citatur; in stagnis autem maritimis (quas <text:span text:style-name="Default_20_Paragraph_20_Font"><text:span text:style-name="T4">λιμνοθα</text:span></text:span><text:span text:style-name="Default_20_Paragraph_20_Font"><text:span text:style-name="T6">-<text:line-break/></text:span></text:span><text:span text:style-name="Default_20_Paragraph_20_Font"><text:span text:style-name="T4">λαττας</text:span></text:span><text:span text:style-name="Default_20_Paragraph_20_Font"><text:span text:style-name="T6"> </text:span></text:span>appellant) adhuc est deterior; et hac adhuc magis in<text:line-break/>flagris, quae fi parva sint, nec magnos fluvios recipiant, ne-<text:line-break/>que fontes habeant, nec largum essentium, multo profecto<text:line-break/>est deteri<text:span text:style-name="Default_20_Paragraph_20_Font"><text:span text:style-name="T1">o</text:span></text:span>r: pessima autem fiunt stagna, ex quibus nihil<text:line-break/>aquae omnin<text:span text:style-name="Default_20_Paragraph_20_Font"><text:span text:style-name="T1">o</text:span></text:span> effluit, fed stabilis est ac plane . immotar<text:line-break/>De iis p<text:span text:style-name="Default_20_Paragraph_20_Font"><text:span text:style-name="T1">o</text:span></text:span>rro , qui in paludibus lacubusque atque id genus<text:line-break/>locis degunt, initio diximus : pessimam enim habent carnem,<text:line-break/>qui in ejusm<text:span text:style-name="Default_20_Paragraph_20_Font"><text:span text:style-name="T1">o</text:span></text:span>di locis degunt: eorum autem, qui in fluviis.<text:line-break/>gignuntur, praestantiores fiunt, qui in iis gignuntur, in qui—</text:p>
      <text:p text:style-name="P3">bus aqua. rapide fluit, ac copiosa est; quivero in stagnauti-<text:line-break/>bus, non boni, Praeterea propter alimenta pisces meliores<text:line-break/>pejoresve evadunt. suam quibusdam herbarum ac bona-<text:line-break/>rum radicum copia suppetit, iique.eam ob causam sunt prae-<text:line-break/>stantiores; alii herbas .pufcuntur limosas et radices mali<text:line-break/>succi. Praeterea, qui in fluminibus urbem magnam praeter-<text:line-break/>fluentibus hominum stercoribus et pravis id genus escis<text:line-break/>victitant, omnium, ut diximus, sunt deterrimi, adeo ut, si<text:line-break/>paulo diutius permanserint,. statim putrescant, .et. pessime<text:line-break/>oleant: isti aulum in cibo sunt p<text:span text:style-name="Default_20_Paragraph_20_Font"><text:span text:style-name="T1">r</text:span></text:span>osus iiijucundi, et ad co-<text:line-break/>quendum difficiles, exiguumque boni quidem alimenti, ex-<text:line-break/>crementi autem plurimum reddunt: quare mirum non est,<text:line-break/>si pravum sirccum in eorum corporibus, qui quotidie illis<text:line-break/>ve<text:span text:style-name="Default_20_Paragraph_20_Font"><text:span text:style-name="T1">t</text:span></text:span>cuntm, congerant:. qui quum sint dete<text:span text:style-name="Default_20_Paragraph_20_Font"><text:span text:style-name="T1">r</text:span></text:span>rimi, omnium<text:line-break/>contra simt praestantissimi, qui (ut diximus] in purissimo<text:line-break/>mari degunt, maxime ubi littora, quae aquam in orbem amb-<text:line-break/>iunt, terra n<text:span text:style-name="Default_20_Paragraph_20_Font"><text:span text:style-name="T1">o</text:span></text:span>n abundant , nec lenia, fed aut arenosa sunt,<text:line-break/>aut aspera: quod si. praeterea ad boream spectent, longe</text:p>
      <text:p text:style-name="P3">erunt meliores. Quum enim exercitationes propriae non<text:line-break/>parum ad succi probitatem omni animanti conserant, puritas<text:line-break/>adhuc ejus venti, qui aquae miscetur, substantiae ipsorum<text:line-break/>bonitatem auget. Perspicuum igitur ex iis, quae diximus,<text:line-break/>est, ma<text:span text:style-name="Default_20_Paragraph_20_Font"><text:span text:style-name="T1">r</text:span></text:span>e alterum alteri in eo praestare, . quod aut purum<text:line-break/>plane est, aut fluvios multus et magnos excipit, ut Pontus :<text:line-break/>pssees enim, qui lu ejusmodi degunt, quanto stagnales ante-<text:line-break/>cellunt, tanto iis, qui in puro mari degunt, sunt inseriores.<text:line-break/>Sunt autem et stagna quaedam hujusmodi, quorum quaedam<text:line-break/><text:span text:style-name="Default_20_Paragraph_20_Font"><text:span text:style-name="T4">λιμνοθαλαττας</text:span></text:span><text:span text:style-name="Default_20_Paragraph_20_Font"><text:span text:style-name="T6"> </text:span></text:span>appellant, ubi videlicet fluvius magnus sta-<text:line-break/>gnum efficit, quod mari coniungitur : et ut fluvius non sta-<text:line-break/>gnet, ubi primum mari commiscetur, aqua ex salsa ac dulci<text:line-break/>est mixta, et piscium caro, qui lu ea aqua degunt, media est<text:line-break/>luter fluvialium et marinorum piscium carnem Cotumu-<text:line-break/>uis autem tibi sit haec oratio in aliis quoque piscibus; - qui in<text:line-break/>flumluibus et stagnis et mari gignuntur: nam bona eorum<text:line-break/>pars non ad utrumque est nata, quum marini fluviatilem</text:p>
      <text:p text:style-name="P3">aquam sugiant, -fluviatiles autem ac stagnales marinam.<text:line-break/>Mugil vero omnium maxime aquis utrisque utitur , - eaque<text:line-break/>ipsius^ natura est, ala mari longissime discedens adverso<text:line-break/>flumine natet. Hic quidem mugil numerosas ac parvas<text:line-break/>spinas non habet, uti nec alius quisquam marinorum r qui<text:line-break/>vero. e fluviis aut stagnis ma<text:span text:style-name="Default_20_Paragraph_20_Font"><text:span text:style-name="T1">r</text:span></text:span>e ingreditur, non secus ac<text:line-break/>con generes plenus est hujusmodi spinarum; nam omnium<text:line-break/>fere piscium cero, qui in stagnis aut fluminibus gignuntur,<text:line-break/>tenuibus fpinis plena invenitur, quas nullus marinorum ha-<text:line-break/>het. Nam quo loco magni fluvii ostium mari committitur,<text:line-break/>nonuulli . quidem piscium fluviatilium lu mari , quemadmo-<text:line-break/>dum et marini quidam lu flumine, capiuntur: quos discernas<text:line-break/>eo, quod praedictas spinas numer<text:span text:style-name="Default_20_Paragraph_20_Font"><text:span text:style-name="T1">o</text:span></text:span>sas aut prorsus nullas<text:line-break/>habeant. Pauci sane fluviatilium mare ingrediuntur, at<text:line-break/>marini omnes fluviis gaudenti Continuo autem et gestus<text:line-break/>mandenti tibi praestantiorem mugilem indicabit; jucundior</text:p>
      <text:p text:style-name="P3">namque ipsius est caro et acrior pluguedinisque expers : pin-<text:line-break/>gues contra et soluti saporis tum cibo, tum ad concoquen-<text:line-break/>dum sunt deteriores ; praeterea stomacho sunt noxii et ri—<text:line-break/>tiosi succi ; quapropter cum origano ipsos paranti Quidam<text:line-break/>vero nostrates pisces quosdam lu fluviis genitos <text:span text:style-name="Default_20_Paragraph_20_Font"><text:span text:style-name="T4">λευκἰσκους</text:span></text:span><text:span text:style-name="Default_20_Paragraph_20_Font"><text:span text:style-name="T6">.<text:line-break/></text:span></text:span>nominant, rati diversus esse a mugilum genere ; caetera ta-<text:line-break/>men omnino animal animali est simile, <text:span text:style-name="Default_20_Paragraph_20_Font"><text:span text:style-name="T3">nisi</text:span></text:span> quod <text:span text:style-name="Default_20_Paragraph_20_Font"><text:span text:style-name="T4">λευκίσκος</text:span></text:span><text:span text:style-name="Default_20_Paragraph_20_Font"><text:span text:style-name="T6"><text:line-break/></text:span></text:span>paulo est candidior, caputque habet nunus et saporem aci-<text:line-break/>diorem Alimenti autem, quod ab eo sumitur, facultas est,<text:line-break/>qualem prius fluviatili mugili inesse <text:span text:style-name="Default_20_Paragraph_20_Font"><text:span text:style-name="T3">diximu</text:span></text:span>s: proinde de<text:line-break/>nomine, non de re est controversia. Quod autem novisse ma-<text:line-break/>gis retulerit, . id jam dicam. Hic piscis unus eorum est, qui<text:line-break/>sale conditi asservantur; atque stagualis sic conditus multo,<text:line-break/>quam ante, praestantior evadit: quicquid enim mucosum<text:line-break/>aut virosum gestu refert, id totum deponit: verum recens<text:line-break/>salitus jamdiu salito est melior. Sed de salitis quidem pisci-<text:line-break/>bus paulo post sermo communis habebitur, sicut de iis, qui<text:line-break/>in nive (ut sic dicam] mortificantur.</text:p>
      <text:h text:style-name="P15" text:outline-level="2">cap. XXVI. . </text:h>
      <text:p text:style-name="P27">[De lupo.] Hunc piscem i<text:span text:style-name="Default_20_Paragraph_20_Font"><text:span text:style-name="T1">n</text:span></text:span> aquis dui-<text:line-break/>cibus natum non vidimus, sest e mari lu flumina aut stagna<text:line-break/>ascendisse conspeximus; ideoque parvus raro, quemad-<text:line-break/>modum mugil saepe, invertitur. Et quanquam pelagius<text:line-break/>sit, stagna tamen maritima non fugit, nec fluviorum ostia.:<text:line-break/>pelagii enim vocantur, qui lu mare profundum succedunt.<text:line-break/>Alimentum fano, quod tum ex hoc, tum ex aliis piscibus<text:line-break/>provenit, sanguinem gignit consistentia tenuiorem, quam<text:line-break/>quod ex pedestribus animalibus sumitur, adeo ut non af-<text:line-break/>fluenter nutriat, et celerius discutiatur. Quum autem n<text:span text:style-name="Default_20_Paragraph_20_Font"><text:span text:style-name="T1">d-<text:line-break/></text:span></text:span>men hoc tenuius nunc in duabus rebus lutor se collatis,<text:line-break/>nunc citra c<text:span text:style-name="Default_20_Paragraph_20_Font"><text:span text:style-name="T1">o</text:span></text:span>llatio<text:span text:style-name="Default_20_Paragraph_20_Font"><text:span text:style-name="T1">n</text:span></text:span>em enunciemus, sciendum, nos, quum<text:line-break/>ipsum simpliciter pronunciamus, ad sanguinem medium in-<text:line-break/>ter extrema compara<text:span text:style-name="Default_20_Paragraph_20_Font"><text:span text:style-name="T1">r</text:span></text:span>e; extremae autem pravitatis .secun-^<text:line-break/>dum consistentiam sanguis est tum crassius, ut pix liquida,<text:line-break/>tum sucosus adeo, ut, posteaquam e vena effusus concreverit,<text:line-break/>plurimum habeat aquosae humiditatis super<text:span text:style-name="Default_20_Paragraph_20_Font"><text:span text:style-name="T1">n</text:span></text:span>atantis. Lauda-<text:line-break/>tissimus vero est, qui inter hos exacte est medius, qui fit ex</text:p>
      <text:p text:style-name="P3">pane optime praeparato (de quo primo libro egimus] etanisu-<text:line-break/>libus volucribus, de quibus diximus, perdice scilicet aliisque<text:line-break/>id genus : quibus ex marinis piscibus pelagii sunt propinqui<text:line-break/><text:span text:style-name="Default_20_Paragraph_20_Font"><text:span text:style-name="T1">-m</text:span></text:span> Cap. XfVll. [De mulo.] Hic quoque pelagiris pisci--<text:line-break/>bus aunmneratur. Celebratur autem apud homines, tan-<text:line-break/>quam voluptate cibos reliquos stuperet. omnium ferme<text:line-break/>aliorum carnem habet durissimam et valde friabilem: quod<text:line-break/>idem fignificat ac fi dicas, nihil in eo esse lentoris, neque<text:line-break/>pluguediuis: nutrit certe, quum probe confectus fuerit,<text:line-break/>omnibus aliis pestibus copiosius. Diximus autum antea,<text:line-break/>quod cibus durior ac crassiorum partium et (ut sic dicam)<text:line-break/>terrestris magis alimentum corpori praestat copiosius, quam<text:line-break/>humilior ac mollior, praesertim quando praetor id sub-<text:line-break/>stantiam habet corpori alendo accommodatam ac familia-<text:line-break/>rem: quae <text:span text:style-name="Default_20_Paragraph_20_Font"><text:span text:style-name="T1">s</text:span></text:span>ubstantia voluptate judicatur: num alimenta,<text:line-break/>quae tota <text:span text:style-name="Default_20_Paragraph_20_Font"><text:span text:style-name="T1">s</text:span></text:span>ubstantia ah alendis animalibus funt aliena, ea<text:line-break/>aut non prorsus, aut insuaviter manduntur: ex familiari-<text:line-break/>bus ve<text:span text:style-name="Default_20_Paragraph_20_Font"><text:span text:style-name="T1">r</text:span></text:span>o quemadmodum humidius minus nutrit, ita eo-</text:p>
      <text:p text:style-name="P3">quitur facilius ac distribuitur. Ergo muli caro jucunda<text:line-break/>quidem est, ut quae alimentum est hominum naturae ac-<text:line-break/>commodum : et quamvis aliis piscibus fit durior, manui ta-<text:line-break/>inen quotidie potest, propterea quod friabilis est et plu-<text:line-break/>guedinis expers cum quadam acrimonia: nam pinguia et<text:line-break/>lenta cibaria statim, ut sumpta fuerint, celeriter implent, et<text:line-break/>appetentiam evertunt; praete<text:span text:style-name="Default_20_Paragraph_20_Font"><text:span text:style-name="T1">r</text:span></text:span>ea, quod majus est, comptu-<text:line-break/>ribus deinceps diebus ip<text:span text:style-name="Default_20_Paragraph_20_Font"><text:span text:style-name="T1">s</text:span></text:span>orum esum non sustinemus. Ve-<text:line-break/>rum muli hepar propter voluptatem a gulosis summopere<text:line-break/>expetitur. Quidam vero- ne ipsum quidem per se mandere<text:line-break/>volunt, fed garelaeum, quod vocant, lu vnse cum pauxillo<text:line-break/>vini praeparantes i<text:span text:style-name="Default_20_Paragraph_20_Font"><text:span text:style-name="T1">n</text:span></text:span> eo riscus ipsum tantisper co<text:span text:style-name="Default_20_Paragraph_20_Font"><text:span text:style-name="T3">mmi</text:span></text:span>nuunt,<text:line-break/>quoad totum simul ex ipsi, et humidis praeparatis fuscus<text:line-break/>unus fiat simplex -ad <text:span text:style-name="Default_20_Paragraph_20_Font"><text:span text:style-name="T1">t</text:span></text:span>ensum ac similaris, in quo muli car-<text:line-break/>nes intinctus mandunt. At mihi profecto nequaquam tantae<text:line-break/>suavitatis esse videtur, neque tantam corpori utilitatem uf-<text:line-break/>ferre, ut tantopere fit conspiciendum, uti nec ipfum caput:<text:line-break/>quanquam gulosi hoc quoque laudant, ac fecundas post jecur</text:p>
      <text:p text:style-name="P3">ferre praedicant. Caeterum neque id intelligere queo, cur<text:line-break/>permulti grandissimus. mulos emptitant, quum nec adeo sina-<text:line-break/>ri sint carne, ut minores, nec ad coquendum facili, ut quae<text:line-break/>dura admodum esu - ob eam igitur causam quum quen-<text:line-break/>dam aliquando interrogassem, qui lugenti. pecunia praegran.-<text:line-break/>des mulos emerat, quid esset, quod illos tantopere expete-<text:line-break/>ret, respondit, fe primum propter hepar illos tanti emisse,.<text:line-break/>tum autem et propter caput. Verum. hactenus de anulis.<text:line-break/>haec dixisse huic sermoni, in quo .utilitatem .inquirere iusti-<text:line-break/>trimus, fatis suerit. Porro optimi muli fiunt, ut alii etiam<text:line-break/>omnes pi<text:span text:style-name="Default_20_Paragraph_20_Font"><text:span text:style-name="T1">t</text:span></text:span>ces, tum lu mari puro, tum maxime propter<text:line-break/>alimenta; nam qui cancellos vorant, et graviter olent. et<text:line-break/>insuaves sunt, ac ad coquendum difficiles, et mali succi.<text:line-break/>Hos porro dignosces, si prius quidem, quam edas, ventrem.<text:line-break/>reseraris ; inter edendum vero ipsis statim gustus ac olsactus.<text:line-break/>judicium afferet</text:p>
      <text:h text:style-name="P15" text:outline-level="2">Cap. XXVllI, </text:h>
      <text:p text:style-name="P27">[De. piscibus saxatilibus.] Scarum,<text:line-break/>merulam, turdum, iussam, fucant, percam a loris, lu qui-<text:line-break/>bus versari comperiuntur, pisces saxatiles appellunt; non<text:line-break/>enim lu levibus, aut arenosis, aut terreis littoribus, fed in<text:line-break/>petrosis promontoriis, et ubi saxa sunt, delitescunt ac pa-<text:line-break/>riunt. luter hos autem suavus excellere suavitate. credi-<text:line-break/>turi fecundum hunc merulae ac turuli tertio Ioco iusiae,<text:line-break/>fucae ac percam Porro alimentum., quod ex eis sumitur,<text:line-break/>non modo ad coquendum est facile, fied homin<text:span text:style-name="Default_20_Paragraph_20_Font"><text:span text:style-name="T3">um</text:span></text:span> etiam cor-<text:line-break/>p oribus est saluberrimum, ut quod sanguinem menium con-<text:line-break/>sistentia generet. Menium autem voco, qui neque admo-.<text:line-break/>dum tenuis est, neque aquosas, neque vehementer crassius.<text:line-break/>At quum magna: hujus medii sit latitudo, de ipsius differen-.<text:line-break/>tirs procedente sermone disseremus.</text:p>
      <text:h text:style-name="Heading_20_2" text:outline-level="2">Cap. XXIX. </text:h>
      <text:p text:style-name="P27">[De gobione.] Gobic litteralis est<text:line-break/>piscis, ex eorum etiam numero, qui parui perpetuo manenti<text:line-break/>Praestantissimus autem ad voluptatem, coctionem simul ac<text:line-break/>distributionem et succi bonitatem est is, qui in arenosis iit-</text:p>
      <text:p text:style-name="P3">foribus aut saxosis promontoriis vixit; non autem aeque<text:line-break/>est facundus, neque boni socri, neque ad coquendum. faci-<text:line-break/>lis, qui lu fluminum ostiis, aut stagnis, aut stagnis mariti-<text:line-break/>mis versatur; quod si aqua limosa quoque fuerit, aut fluxius<text:line-break/>urbem expurget, gobio, qui in eis gignetur, erit deterrimus,<text:line-break/>ceu alu omnes pisces, qui lu aquis hujuscemodi versantur.<text:line-break/>Meritu igitur lu saxatilibus piscibus nullum est inter conge-<text:line-break/>neres discrime<text:span text:style-name="Default_20_Paragraph_20_Font"><text:span text:style-name="T1">n</text:span></text:span> manifestum, ut qui perpetuo lu purissimo ma-<text:line-break/>ri degant, aquamque dulcissimum et eum, quae ex ejusmodi<text:line-break/>et marina est mixta, fugiteut. Secundis autum post hos<text:line-break/>pelagium idem accidit; neque enim lu tantum luter se.dissi-<text:line-break/>dent; quantum qui in utrisque aquis ve<text:span text:style-name="Default_20_Paragraph_20_Font"><text:span text:style-name="T1">r</text:span></text:span>santur. Horum<text:line-break/>namque qui in purissimo mari degunt, suorum congenerum<text:line-break/>sunt praestantissimi; contra omnium sunt pessimi, -qui lu<text:line-break/>fluminibus urbes exp nugantibus victitant; medii vero inter<text:line-break/>hos sunt, qui in: mediis loris versantur. D<text:span text:style-name="Default_20_Paragraph_20_Font"><text:span text:style-name="T3">ixim</text:span></text:span>us autem<text:line-break/>haec sup<text:span text:style-name="Default_20_Paragraph_20_Font"><text:span text:style-name="T1">r</text:span></text:span>a, quum de mugile agebamus. Caeterum go-<text:line-break/>bionum caro ut carne saxatilium est durio<text:span text:style-name="Default_20_Paragraph_20_Font"><text:span text:style-name="T1">r, </text:span></text:span>ita mollio<text:span text:style-name="Default_20_Paragraph_20_Font"><text:span text:style-name="T1">r,</text:span></text:span></text:p>
      <text:p text:style-name="P3">quam mulorum. Ipsa igitur ex proportione vescentium<text:line-break/>corpus nutrit.</text:p>
      <text:h text:style-name="Heading_20_2" text:outline-level="2">Cap. XXX. </text:h>
      <text:p text:style-name="P27">[De piscibus molit carne praeditis; quo-<text:line-break/>modo jus album conficiatur.] Philotimus in tertio de ali-<text:line-break/>mentis de piscibus carne molii praeditis ad verbum sic<text:line-break/>scripsit : G<text:span text:style-name="Default_20_Paragraph_20_Font"><text:span text:style-name="T1">obiones autem et fucae, iuliae, percae, muraenae,<text:line-break/>turdi, merulae, lacerti, ad haec asini, amyae, passeres,<text:line-break/>decorari</text:span></text:span>s, <text:span text:style-name="Default_20_Paragraph_20_Font"><text:span text:style-name="T1">cithari, umbrae, atque mollium carnium genus<text:line-break/>universum melius quam alii pisoes conficiuntur.</text:span></text:span> Ipsum<text:line-break/>Pane jure quis demiretur, quonam pacto <text:span text:style-name="Default_20_Paragraph_20_Font"><text:span text:style-name="T1">s</text:span></text:span>carum praeter-<text:line-break/>ierit, quum is inter plices saxatiles primas teneat, quibus<text:line-break/>omnibus caro inest quam aliis piscibus mollior ac friabiliori<text:line-break/>quidam enim ipsorum mosti quidem <text:span text:style-name="Default_20_Paragraph_20_Font"><text:span text:style-name="T1">s</text:span></text:span>unt carne, <text:span text:style-name="Default_20_Paragraph_20_Font"><text:span text:style-name="T1">s</text:span></text:span>ed nullam<text:line-break/>habent sriabilitatem, ut quibus <text:span text:style-name="Default_20_Paragraph_20_Font"><text:span text:style-name="T1">s</text:span></text:span>uccus quidam lentus ac pin-<text:line-break/>guis innatet; alii nihil lentoris nec pinguedinis habentes<text:line-break/>in eo quidem saxatilibus sunt similes, carnis tamen durius<text:line-break/><text:span text:style-name="Default_20_Paragraph_20_Font"><text:span text:style-name="T7">ab </text:span></text:span>eis di<text:span text:style-name="Default_20_Paragraph_20_Font"><text:span text:style-name="T1">s</text:span></text:span>crepant, cujusmodi <text:span text:style-name="Default_20_Paragraph_20_Font"><text:span text:style-name="T1">s</text:span></text:span>unt pelagici propemodum om-</text:p>
      <text:p text:style-name="P3">nes, nisi si qui ipsorum pravo alimento propriam carnem<text:line-break/>comunpant, ut muli, qui caucelios mandunt. Cancelli au-<text:line-break/>tem parva sunt animalia flavo col<text:span text:style-name="Default_20_Paragraph_20_Font"><text:span text:style-name="T1">o</text:span></text:span>re, minimis cancris simi-<text:line-break/>sta Saxatiles vero nec alimenta, nec loca mutant, nec<text:line-break/>dulcibus aquis utuntur, ob eamque causam omnes perpetuo<text:line-break/>Cunt inculpati. Quos Phil<text:span text:style-name="Default_20_Paragraph_20_Font"><text:span text:style-name="T1">o</text:span></text:span>timus quidem asinos nominavit,<text:line-break/>alii autem aselios nominant, siquidem probo utantur ali--<text:line-break/>mento et mari puro, carnis b<text:span text:style-name="Default_20_Paragraph_20_Font"><text:span text:style-name="T1">o</text:span></text:span>nitate cum saxatilibus con-<text:line-break/>tendent: qui vero pravo alimento utuntur aut in aquis<text:line-break/>mixtis, et potissimum si eae viti<text:span text:style-name="Default_20_Paragraph_20_Font"><text:span text:style-name="T1">o</text:span></text:span>sae fuerint, degunt, carnis<text:line-break/>quidem mollitiem non abiiciunt , <text:span text:style-name="Default_20_Paragraph_20_Font"><text:span text:style-name="T1">s</text:span></text:span>ed pinguedinem ac lento-<text:line-break/>rem acquirunt, propter quem neque suaves amplius, ut ante,<text:line-break/>manent, scd alimentum ex se ipsis exorem en tilium reddunt.<text:line-break/>In omnibus porro piscibus id communiter, ut diximus, me-<text:line-break/>moria tenere oportet, pessimos gigni in eorum fluvi<text:span text:style-name="Default_20_Paragraph_20_Font"><text:span text:style-name="T1">o</text:span></text:span>rum<text:line-break/>ostiis, qui latrinas expurgant, aut culinas, aut balneas, aut<text:line-break/>vestium ac linteorum sordes, aut si qua sunt alia in urbibus,</text:p>
      <text:p text:style-name="P3">per quas medias fluunt, expurganda, et potissimum si po-<text:line-break/>pulosa urbs fuerit. Quin et ipsius muraenae, quae in ejus-<text:line-break/>modi aqua degit, caro deterrima invenitur: quanquam cer-<text:line-break/>te neque flumina ipsam ingredi invenias, aut in stagnis gi-<text:line-break/>gni: pessima tamen in hujusmodi fluviorum ostiis, qualis est<text:line-break/>Tiberis, qui Romam praeterfluit, gignitur: ideoque in ea<text:line-break/>urbe omnium fare marinorum piscium minim<text:span text:style-name="Default_20_Paragraph_20_Font"><text:span text:style-name="T1">o</text:span></text:span> emitur,<text:line-break/>quemadmodum et qui pisces eodem in flumine nascuntur,<text:line-break/>quos nonnulli Tiberinos appeHant, tanquam speciem ha-<text:line-break/>beant propriam, nulli marinorum similem. Qu<text:span text:style-name="Default_20_Paragraph_20_Font"><text:span text:style-name="T1">o</text:span></text:span>d autem<text:line-break/>mixtione eorum, quae ex urbe fluvium influunt, fiant deter-<text:line-break/>rimi, ex e<text:span text:style-name="Default_20_Paragraph_20_Font"><text:span text:style-name="T1">o</text:span></text:span> inteliigere poteris, quod meli<text:span text:style-name="Default_20_Paragraph_20_Font"><text:span text:style-name="T1">o</text:span></text:span>res sunt, qui in<text:line-break/>eodem fluvi<text:span text:style-name="Default_20_Paragraph_20_Font"><text:span text:style-name="T1">o</text:span></text:span> nascuntur , priusquam is ad urbem perveniat.<text:line-break/>Quin et alius quidam est fluvius in Tiberim trecentis et<text:line-break/>quinquaginta stadiis ab urbe prorumpens, quem Nar appeli<text:line-break/>lant, qui pisicem habet, antequam ad Tiberim perveniat<text:line-break/>longe praestantiorem. Nam et ab ipsis statim fontibus<text:line-break/>magnus oritur, et purus perpetuo declivi rapidoque statu</text:p>
      <text:p text:style-name="P3">in ipsum usque Tiberim profluit, nusquam prorsus ne tan-<text:line-break/>tilium quidem restagnans. Porro qui propter consuetudi-<text:line-break/>nem vernaculos pisces experientia habent exploratos, iis<text:line-break/>memoratis paulo ante indiciis ad ipsos dignoscendos nihil<text:line-break/>opus fuerit; quibus vero eorum usus est insolitus, sive ex<text:line-break/>alia civitate eo migrarint, sive sint incolae, haec omnia sta-<text:line-break/>tim initio expendant prius, quam a propria experientia ad<text:line-break/>cognitionem naturae singulorum piscium adducantur. Non<text:line-break/>igit<text:span text:style-name="Default_20_Paragraph_20_Font"><text:span text:style-name="T1">u</text:span></text:span>r oportebat Plulolimum simpliciter de omnibus tenera<text:line-break/>carne praeditis piscibus simul tractare, neque saxatiles aliis<text:line-break/>indiscriminalim permiscere : hi namque semper sunt optimi;<text:line-break/>quod asellis minime contingit, nec muraenis, ut ne gobioni-<text:line-break/>bns quidem. Etenim quidam ex his in fluviis et stagnis,<text:line-break/>alii autem in mari nascuntur, alu in stagnis maritimis, quae<text:line-break/>vocant, aut omnino in aquis permixtis, ubi magni fluvii<text:line-break/>ostium mari committitur. Plurimum certe particulatim in-<text:line-break/>ter se dissident, ut mugil et muraena: aselli vero his qui-<text:line-break/>dem minus, verumtamen hi quoque inter sc non mediocriter</text:p>
      <text:p text:style-name="P3">discrepant. Caeterum gobiones non perinde mollem ac issi<text:line-break/>et saxatiles pisces carnem habent, veluti nec umbrae, quae<text:line-break/><text:span text:style-name="Default_20_Paragraph_20_Font"><text:span text:style-name="T4">σκινίδες</text:span></text:span><text:span text:style-name="Default_20_Paragraph_20_Font"><text:span text:style-name="T6"> </text:span></text:span>aut <text:span text:style-name="Default_20_Paragraph_20_Font"><text:span text:style-name="T4">σκίαιναι</text:span></text:span><text:span text:style-name="Default_20_Paragraph_20_Font"><text:span text:style-name="T6"> </text:span></text:span>duplici nomine appellantur. Quod<text:line-break/>vero ad citharus attinet, Pbilotimum vehementer miror : qui-<text:line-break/>bus quum rhombus sit assimilis, carnem tamen habet ipsis<text:line-break/>molliorem, quum interim asellis longe sit insertor. Et hos<text:line-break/>igitur et alios, quos vocant jecorarlos, atque alios, quos<text:line-break/>Philotimus saxatilibus et asellis permiscuit, <text:span text:style-name="Default_20_Paragraph_20_Font"><text:span text:style-name="T1">s</text:span></text:span>cito in medi<text:span text:style-name="Default_20_Paragraph_20_Font"><text:span text:style-name="T1">o<text:line-break/></text:span></text:span>esse piscium durae carnis ac moliis: nam nondum durae qui-<text:line-break/>dem carnis sunt, et ab lis, qui exacte <text:span text:style-name="Default_20_Paragraph_20_Font"><text:span text:style-name="T1">s</text:span></text:span>unt molies, rehn-<text:line-break/>quuntur: quibus et soleam Philotimus non annumeravit, ut<text:line-break/>nec saxatilibus scarum, nisi sane passeris nomine soleam in-<text:line-break/>telligat: similes enim quodammodo inter se sunt passer et<text:line-break/>solea, non tamen omnino ejusdem sunt speciei : solea enim<text:line-break/>molitor est et cibo suavior ac in totum praestantior quam<text:line-break/>passer : quin et lacerti medii quodammodo sunt inter pisces<text:line-break/>carnis mollis ac durae : nulius tamen memoratorum piscium</text:p>
      <text:p text:style-name="P3">aceto, aut sinapi, aut origano indiget , veluti pingues, lenti<text:line-break/>ac duri. Quidam etiam frixis lis in sartagine vescuntur,<text:line-break/>alii assant,. aut in patinis condiunt,. ut rhombos et citha-<text:line-break/>ros. Verum hi coquorum in patinis apparatus cruditatis rui<text:line-break/>totum sunt causae. Ad coquendum autem sunt praestantis-<text:line-break/>simi, qui ex albo jure fiunt; quod ad hunc modum fit; Co-<text:line-break/>piosam aquam primum iniice: deinde olei quod satis sit uf-<text:line-break/>sundito cum pauco anethi et porri; .deinde, quum plices sc-<text:line-break/>nucocti suerint, salis tantum inspergito, quoad totum jus<text:line-break/>falsum nondum appareat. . Haec praeparatio vel aegrotis<text:line-break/>ipfis est accommoda. Quibus vero inculpata est sanitas, iis<text:line-break/>piscium lu sartagine frixerunt,. secundo loco super craticula<text:line-break/>assorum praeparatio est accommoda: verum haec Iane oleum<text:line-break/>garumque cmn pauco vino exposcit, frixis vero plus vini<text:line-break/>gariqne addere convenit, minus olei. Quod si quibus id<text:line-break/>stomachum subvertat, paratum habeant acetum, modicum<text:line-break/>in se gari piperisque continens : . qui enim ad id condimen-</text:p>
      <text:p text:style-name="P3">tum transeunt, . melius concoquunt et delectio nihil eis dete-<text:line-break/>ruis procedit: cujus potissimum gratia ex vino et garo qui-<text:line-break/>dam frixos plices mandunt, plerisque piper immittentibus,<text:line-break/>paucis oleum. Nonnussiautem ex memoratis piscibus, quum<text:line-break/>frixi fuerint, pauco sale inspersi in cibo simul sunt suavis.<text:line-break/>simi<text:span text:style-name="Default_20_Paragraph_20_Font"><text:span text:style-name="T1">i</text:span></text:span> praeterea ad coquendum fiunt. meliores ac stomacho<text:line-break/>utiliores, quam si alio quotis modo essent apparati. Om-<text:line-break/>nium autem memoratorum piscium alimentum hominibus<text:line-break/>otiosis, senibus, imbecillibus et aegrotis est. accommodatissi-<text:line-break/>mnin; qui vero. corpus exercent, cibos postulant firmiores,.<text:line-break/>de quibus supra disseruimus. Diximus autem saepenumero,<text:line-break/>molles et friabiles cibos ad sanitatem maxime conser<text:span text:style-name="Default_20_Paragraph_20_Font"><text:span text:style-name="T1">t</text:span></text:span>e, quod<text:line-break/>ii omnium optimi sint <text:span text:style-name="Default_20_Paragraph_20_Font"><text:span text:style-name="T1">t</text:span></text:span>ueri: nihil enim est, quod ad firmam<text:line-break/>valetudluem tuendam adeo conserat, quam succus bonus.</text:p>
      <text:h text:style-name="Heading_20_2" text:outline-level="2">. . Cap. XXXI. </text:h>
      <text:p text:style-name="P27">[De piscibus durae cernis.] De sus<text:line-break/>quoque iti fecundo de alimentis Philotimus ad verbum sic<text:line-break/>fcripsit: .D<text:span text:style-name="Default_20_Paragraph_20_Font"><text:span text:style-name="T1">rac</text:span></text:span>o<text:span text:style-name="Default_20_Paragraph_20_Font"><text:span text:style-name="T1">ne</text:span></text:span>s, <text:span text:style-name="Default_20_Paragraph_20_Font"><text:span text:style-name="T1">cuculi, must</text:span></text:span>e<text:span text:style-name="Default_20_Paragraph_20_Font"><text:span text:style-name="T1">l</text:span></text:span>a, <text:span text:style-name="Default_20_Paragraph_20_Font"><text:span text:style-name="T1">scorpii, pngri, ad haec</text:span></text:span></text:p>
      <text:p text:style-name="P3"><text:span text:style-name="Default_20_Paragraph_20_Font"><text:span text:style-name="T1">trachuri, et muli, ac rursum cernuus, glauci, scari, ca-<text:line-break/>nes, congri, ac lamiae, libellae, omnesque durae carnis<text:line-break/>pisoes aegre conficiuntur, succosque erasus et saisos in<text:line-break/>corpus d</text:span></text:span>i<text:span text:style-name="Default_20_Paragraph_20_Font"><text:span text:style-name="T1">stribuunt. </text:span></text:span>Haec quidem Philotinn <text:span text:style-name="Default_20_Paragraph_20_Font"><text:span text:style-name="T1">s</text:span></text:span>unt verba;<text:line-break/>nos vero lingula ejus dicta ab ipsio initio expendamus. Dra-<text:line-break/>conos quidem ac cuculi omnibus iis, qui ipsis vescuntur, du-<text:line-break/>ram habere carnem mantello apparent. Mustelorum vero<text:line-break/>non una est species ; nam qui piscis apud Romanos in maxi-<text:line-break/>Isto est pretio, quem galeriam appellant, ex genere est mu-<text:line-break/>stelorum : qui neque in Graeco quidem mari usquam nasici<text:line-break/>videtur: quae causa esu cur Philotimus ipfum ignorasse vi-<text:line-break/>deatur. Hoc tamen nomen in exemplaribus dupliciter scri-<text:line-break/>ptum invenitur; in quibusdam enim <text:span text:style-name="Default_20_Paragraph_20_Font"><text:span text:style-name="T4">γαλεοὶ</text:span></text:span><text:span text:style-name="Default_20_Paragraph_20_Font"><text:span text:style-name="T6"> </text:span></text:span>per tres syIIa-<text:line-break/>bas, in aliis <text:span text:style-name="Default_20_Paragraph_20_Font"><text:span text:style-name="T4">γαλεώνυμοι</text:span></text:span><text:span text:style-name="Default_20_Paragraph_20_Font"><text:span text:style-name="T6"> </text:span></text:span>per quinque. Et liquet sane, cele-<text:line-break/>brem ilium apud Romanos galexiam in eorum numero, qui<text:line-break/>molli carne constant, esse habendum : reliqui vero musteli<text:line-break/>dura magis carne <text:span text:style-name="Default_20_Paragraph_20_Font"><text:span text:style-name="T1">s</text:span></text:span>unt praediti. Deinceps autem Philoti-<text:line-break/>mus fcorpium, trachurum, mulum, cernuum, glaucum</text:p>
      <text:p text:style-name="P3">inter durae carnis pisces recte connumerat, in eo autem<text:line-break/>peccat, quod scarum [qui piscis est saxatilis) illis accenset.<text:line-break/>Post haec autem canem ascribit, quem in cetaceorum gene-<text:line-break/>re numerare oportebat, ut qui carnem duram habeat atque<text:line-break/>excrementitiam. Quapropter ipso in partes secto ac salito<text:line-break/>vulgares homines ve<text:span text:style-name="Default_20_Paragraph_20_Font"><text:span text:style-name="T1">s</text:span></text:span>cuntur; ingratI enim est saporis ac<text:line-break/>mucosus, ideoque cum sinapi et oxelaeo atque id genus<text:line-break/>acribus condimentis eum mandunt. Ex hoc item genere<text:line-break/>sunt balaenae et delpluni et phocae. Ad qu<text:span text:style-name="Default_20_Paragraph_20_Font"><text:span text:style-name="T1">o</text:span></text:span>s proxime<text:line-break/>magni thunni accedunt: quanquam n<text:span text:style-name="Default_20_Paragraph_20_Font"><text:span text:style-name="T1">o</text:span></text:span>n aeque ac praedicti<text:line-break/>in cib<text:span text:style-name="Default_20_Paragraph_20_Font"><text:span text:style-name="T1">o s</text:span></text:span>untjucundi; in<text:span text:style-name="Default_20_Paragraph_20_Font"><text:span text:style-name="T1">s</text:span></text:span>uaves enim sunt lu, et praesertim<text:line-break/>recentes, nam <text:span text:style-name="Default_20_Paragraph_20_Font"><text:span text:style-name="T1">s</text:span></text:span>alsi evadunt meliores. Thunnorum autem<text:line-break/>caro, qui et aetate et corporis mole sunt minores, non per-<text:line-break/>inde dura est, coque ln facilius quoque conc<text:span text:style-name="Default_20_Paragraph_20_Font"><text:span text:style-name="T1">o</text:span></text:span>quuntur: et<text:line-break/>iis adhuc magis pelamides, quae sale conditae laudatissimis<text:line-break/>salsamentis non cedunt. Plurimae hae ex Ponto advehuu-<text:line-break/>tur, iis duntaxat, quae ex Sardinia atque Iberia importan-<text:line-break/>tur, inseriores. Hoc namque salsamentum jure in summo</text:p>
      <text:p text:style-name="P3">pretio habetur tum propter voluptatem, tum propter car-<text:line-break/>nis mollitiem: vocatur autum passim usitato no<text:span text:style-name="Default_20_Paragraph_20_Font"><text:span text:style-name="T3">min</text:span></text:span>e falsa-<text:line-break/>mentum Sardicum. Post surdas: autem ac pelaruides myli,<text:line-break/>qui ex Ponto afferuntur, praecipue commendantur , post<text:line-break/>ipsus vero sunt gracusi. Haec itaque velut obiter de salitis<text:line-break/>piscibus sint elicta. Libellorum porro haud perperam Plo-<text:line-break/>lotitans inter pisces durae carnis meminit; verum una<text:line-break/>etiam earum insuavitatis mentionem facere oportebat, ceu<text:line-break/>aliorum quoque, quos omnino praetermisit; congrum vero,<text:line-break/>p agrum, lamiam et aquilam recto duram carnem habenti-<text:line-break/>bus annumeravit. Suntque alii quidam plices, ut ipsa in-<text:line-break/>quit, durae carnis, quorum nomina suppressit, quod eis<text:line-break/>homines raro utantur; quare satius est nos quoque, omissis<text:line-break/>nominibus, ipsorum facultates inquirere. Haud ergo male<text:line-break/>censuit Phllotimus, durae camis plices aegrius quam messis<text:line-break/>conscii Siquidem tum concoctio, quae in ventriculo fit,<text:line-break/>tumui singulis corporis partibus alendis assimilatio in mol-<text:line-break/>lioribus quidem facilius, in durioribus vero aegrius fit.</text:p>
      <text:p text:style-name="P3">Illa namque fiunt, quum haec alterantur r porro, quae mol-<text:line-break/>liora sunt, ea facilius alterantur, quod facilius etiam patian-<text:line-break/>tirr: eorum autem ; quae alterantur , passio est alteratio.<text:line-break/>Proinde recte dixit, pisces durae carnis aegre confici: recte<text:line-break/>etiam, crassum succum gignere: durior namque: cibus crus-<text:line-break/>florem habet substantiam; ut mollior tenuiorem. .An vero<text:line-break/>falsum quoque succum dura cibaria procreent, deinceps erit<text:line-break/>cousiderandum. Philotimus namque, ut et ejus praeceptus.<text:line-break/>Praxagoras, salsum succum ex iis, quae supra m<text:span text:style-name="Default_20_Paragraph_20_Font"><text:span text:style-name="T1">o</text:span></text:span>dum cale--<text:line-break/>fiunt, generari tradit. Mihi vero non simpliciter, <text:span text:style-name="Default_20_Paragraph_20_Font"><text:span text:style-name="T1">t</text:span></text:span>est cum<text:line-break/>distinctione id pronunciandum ridetur. . Quoniam vero .fer-<text:line-break/>mo hic ad omnia dura cibaria communiter pertinet, pro-<text:line-break/>prio illum capite s<text:span text:style-name="Default_20_Paragraph_20_Font"><text:span text:style-name="T1">c</text:span></text:span>or<text:span text:style-name="Default_20_Paragraph_20_Font"><text:span text:style-name="T1">t</text:span></text:span>um deinceps discutiemus;</text:p>
      <text:h text:style-name="Heading_20_2" text:outline-level="2">Cap. XXXII.</text:h>
      <text:p text:style-name="P27"><text:s/>[Au dura omnia per decoctionem fal-<text:line-break/>f<text:span text:style-name="Default_20_Paragraph_20_Font"><text:span text:style-name="T1">o</text:span></text:span>s succos gignunt.] Non solum lu piscibus durae camis,<text:line-break/>sed in aliis etiam omnibus duris cibis Praxagoras et Pullo-</text:p>
      <text:p text:style-name="P3">limus salsum humorem ex diuturniori decoctione gigni arbi-<text:line-break/>trantur: quem .nonfalsum modo, fed etiam nitrosum ap-<text:line-break/>pellant. Equidem comperio, plurimorum, aut, si vis, etiam<text:line-break/>omnium decoctum, quamdiu coquitur, salsius semper eva-<text:line-break/>dere, post autem aliquando (ut et. ipsi volunt] amarum.<text:line-break/>Nam corpus ipsum solidum, quod in aqua elixatur, qualita-<text:line-break/>tes, .quae initio.sibi inerant, in ea deponit, ita ut tandem in-<text:line-break/>sipidum, quod vocant, et aquosum evadat, neque quicquam<text:line-break/>salsedinis, aut amaritudinis, aut acrimo<text:span text:style-name="Default_20_Paragraph_20_Font"><text:span text:style-name="T1">n</text:span></text:span>iae, aut astrictionis<text:line-break/>habeat. Clarius. autem hujusce rei veritatem intelliges, si<text:line-break/>quando, quod elixas, in aliam aquam transfusum rursus eli-<text:line-break/>xaveris; lu venies namque id, quo d decoquitur, propriam ami-<text:line-break/>sisse qualitatem, aquam autem eam in se recepisse. Quam-<text:line-break/>obrem lupini, qui ex Cerealibus sunt cibis, aquam amarum<text:line-break/>efficiunt, quod et ipsi qualitatum amaram habeant congeri-<text:line-break/>tam: sic et ervum et absinthium, abrotonum, polium, et<text:line-break/>alia omnia amara: at solidum corpus, quod decoquitur, mi-<text:line-break/>nus amarum apparet. Quod si in aliam aquam transitur-</text:p>
      <text:p text:style-name="P3">dens rmfius (ut paulo ante diri) decoxeris, magis etiam<text:line-break/>quam ante ama<text:span text:style-name="Default_20_Paragraph_20_Font"><text:span text:style-name="T1">t</text:span></text:span>orem abjecisse deprehendes. Quod si tertio<text:line-break/>aut quarto in aliam aquam transsuderis, magis adhuc id ac-<text:line-break/>cidet, quam prius, adeo ut tandem omnem prorsus amari-<text:line-break/>tudinem deponat. Ad eundem modum quae acria sunt,<text:line-break/>ut assium, caepa, porrum, aquam, in qua elixa fuerint, ma-<text:line-break/>niscste acrem efficiunt; suum autem proprium corpus nunus<text:line-break/>acre habent. Quod si fnblude lu aliam aquam transmutat<text:line-break/>sis, omnem prorsus acrimoniam deponent. Quin etiam<text:line-break/>mala acerba, mespila et pira fylvestria, quanto magis coquas,<text:line-break/>tanto dulciora ipfa efficias, ipfum ver<text:span text:style-name="Default_20_Paragraph_20_Font"><text:span text:style-name="T1">o</text:span></text:span> dec<text:span text:style-name="Default_20_Paragraph_20_Font"><text:span text:style-name="T1">o</text:span></text:span>ctum acerbum<text:line-break/>efficitur: sivero succos ipsus solos persia coxeris, primum<text:line-break/>quidem sassiores, postea autem amari etiam fiunt. Quam-<text:line-break/>obrenr, quod ad succos attinet, Praxagoram ac Philotimum<text:line-break/>recte seufisse (ut diximus] est concedendunr ; de stolidis vero<text:line-break/>c<text:span text:style-name="Default_20_Paragraph_20_Font"><text:span text:style-name="T1">o</text:span></text:span>rporibus res aliter habet, ac censuerunt. Nant si, ut<text:line-break/>paulo ante diximus, ex prima aqua lu secundant ipsa trans-</text:p>
      <text:p text:style-name="P3">feras, et post iliam rursus in tertiam, aut etiam quartam,<text:line-break/>comperies, ea prorsus priorem succum deposuisse, adeo ut<text:line-break/>degustantibus aquea insipida que appareant; quod si aquam<text:line-break/>non mutes, primo quidem decoctum necessario salsius appa-<text:line-break/>rebit, postea vero amarum. Verum jus ipsum in prinus<text:line-break/>Praxagoram feseliisse videtur, quod per elixationem <text:span text:style-name="Default_20_Paragraph_20_Font"><text:span text:style-name="T1">s</text:span></text:span>alsius<text:line-break/>redditur, non intelligentem, quod, sale aut garo statim initio<text:line-break/>conditurae in aquam injecto , necessario procedente coclione<text:line-break/>succus falsior quam ante efficitur ; quemadinodmn etiam, Ii,<text:line-break/>nulla alia re immissa, purae ac dulcissimae aquae salis mi-<text:line-break/>nimum permisceas; nam ea quoque servesacta falsior reddi-<text:line-break/>tur. Et quid mirum, quum ipsa aqua optima diutius decocta<text:line-break/>salsam qualitatem tandem assumat?</text:p>
      <text:h text:style-name="Heading_20_2" text:outline-level="2">Cap. XXXIII.</text:h>
      <text:p text:style-name="P27"><text:s/>[De animalibus, quibus testa pro cute<text:line-break/>est.] Quum id, quod totum corpus ceu vestimentum quod-<text:line-break/>dam cuique nativum ambit, cutis appelietur, eique buccina-</text:p>
      <text:p text:style-name="P3">rum, purpurarum, ostreorum, hiatularum et aliorum id ge-<text:line-break/>nus tegumentum proportione respondeat, idcirco haec assi-<text:line-break/>malia ostracoderma appeliant : tegumentum enim, quod ex-<text:line-break/>trinfecus ipsis est circumdatum, testae aut lapidi palam est<text:line-break/>simile. Omnibus porro ejusmodi est commune, ut falsum<text:line-break/>in carne succum contineant, qui alvum subducit; quod scor-<text:line-break/>sum unicuique magis minusve inest pro qualitatis ac quau-<text:line-break/>litatis rasione. Siquidem ostrea inter alia testacea carnem<text:line-break/>habent m<text:span text:style-name="Default_20_Paragraph_20_Font"><text:span text:style-name="T1">o</text:span></text:span>llissimam ; parvae autem hiatulae, vertebrae, nu-<text:line-break/>gues, purpurae, buccinae omni<text:span text:style-name="Default_20_Paragraph_20_Font"><text:span text:style-name="T1">s</text:span></text:span>que hujusmodi duram.<text:line-break/>Non abs re igitur ostrea quidem alvum valentius subducunt,<text:line-break/>corpus autem imbecillius nutriunt; duriora vero difficilius<text:line-break/>quidem concoquuntur, fed magis nutriunt. Verum haec<text:line-break/>quidem omnia elixantur; ostrea vero citra elixationem<text:line-break/>mandunt; quidam autem esiam in sartagine frigunt. Quem-<text:line-break/>admodum autem ex testaceis animalibus quae dura sunt<text:line-break/>carnem ad coquendum, ita esiam ad corrumpendum habent<text:line-break/>difficilem ; ob eamque causam ea saepe iis exhibemus, qui-</text:p>
      <text:p text:style-name="P3">bus cibi in ventriculo ob pravos succos corrumpuntur, sive<text:line-break/>ex jecore in eum confluant, sive in ipsius tunicis continean-<text:line-break/>tur. Habent autem omnia, ut diximus, fuccmn salsum,<text:line-break/>ventri dejiciendo idoneum, sed minus quae dura carne <text:span text:style-name="Default_20_Paragraph_20_Font"><text:span text:style-name="T1">s</text:span></text:span>unt,<text:line-break/>quam ostrea: proinde cibum corrumpentibus ea exhibemus<text:line-break/>bis torve in oplima aqua clinantes et, quum prior salia jam<text:line-break/>apparuerit, in aliam puram tIansserentes. Gignitur autem<text:line-break/>ex ipsis succus crudus, quem vocant, ^IurinIus, ut ex iis,<text:line-break/>quae mosti sunt carne, pituita. Quemadmodum igitur, quum<text:line-break/>succum salsum exuerint, caro ipsorum corrupto est difficilis<text:line-break/>et alvum sistit, ita, si quis ipsa sale aut garo condierit (quo<text:line-break/>modo hiatulas solent) et succum ex ipsis genitum ebiberit,<text:line-break/>venter quidem ei abunde dejicietur, corpus tamen nihil ex<text:line-break/>eo sumet alimenta.</text:p>
      <text:h text:style-name="Heading_20_2" text:outline-level="2">Cap. XXXIV.</text:h>
      <text:p text:style-name="P27"><text:s/>[He crustatis.] Astaci, paguri, can-<text:line-break/>eri, locustae, carides, gammari ac id genus aha tendi testa<text:line-break/>concluduntur, duritieque testaceis sunt similia, sed minus,</text:p>
      <text:p text:style-name="P3">quam illa, salsi humoris continent, quanquam eum habent<text:line-break/>falis multum. Dura in totum carne constant; ideoque et<text:line-break/>ad coquendum sunt difficilia et firmi alimenti, quum <text:span text:style-name="Default_20_Paragraph_20_Font"><text:span text:style-name="T1">s</text:span></text:span>cisi-<text:line-break/>cet in aqua potulenta cocta prius suerint. Horum quoque<text:line-break/>caro, ut ostreorum, quum cocta prius, ut dictum est, sue-<text:line-break/>cum fassam in aqua deposuerit, alvum sistit. Aegre etiam<text:line-break/>corrumpuntur, non <text:span text:style-name="Default_20_Paragraph_20_Font"><text:span text:style-name="T1">s</text:span></text:span>ecus ac testacea, quae duram habent<text:line-break/>carnem.</text:p>
      <text:h text:style-name="Heading_20_2" text:outline-level="2">Cap.XXX4A </text:h>
      <text:p text:style-name="P27">[De mollibus.] Moliia vocantur, quae<text:line-break/>neque squamas, neque asperam cutim aut testaceam habent,<text:line-break/>sed mollem instar humanae; cujus generis sunt polypi, se-<text:line-break/>piae, fuligines et alia, quae his sunt similia. Haec certe,<text:line-break/>quoniam neque <text:span text:style-name="Default_20_Paragraph_20_Font"><text:span text:style-name="T1">s</text:span></text:span>quameum, neque asperum, neqde testaceum<text:line-break/>tegmen gerunt, modia tangenti apparent, durae tamen sunt<text:line-break/>carnis, et ad coquendum difficilia, exiguumque in se snc-<text:line-break/>cum salsum continentia. Si .tamen concoquantur, alimeu-<text:line-break/>tum non paucum corpori exhibebunt. Caeterum haec quo^<text:line-break/>que succi crudi plurimum gignunt.</text:p>
      <text:h text:style-name="P15" text:outline-level="2">Cap. XXXVI. </text:h>
      <text:p text:style-name="P27">[De cartilagineis.] Horum anima-<text:line-break/>Ilum culis est aspera ac noctu splendicans, ideoque nonnulli,<text:line-break/>quia splendorem habeant, <text:span text:style-name="Default_20_Paragraph_20_Font"><text:span text:style-name="T4">σελἀχια</text:span></text:span><text:span text:style-name="Default_20_Paragraph_20_Font"><text:span text:style-name="T6"> </text:span></text:span>ipsa ajunt fuisse nominata.<text:line-break/>Inter ipsa autem torpedo et pastinaca carnem habent mol-<text:line-break/>lem ac juc<text:span text:style-name="Default_20_Paragraph_20_Font"><text:span text:style-name="T1">u</text:span></text:span>ndam, ceu et mediocriter per ventrem subeun-<text:line-break/>tem, nec concoctu difficilem. Nutriunt item mediocriter,<text:line-break/>ceu alia quoque omnia, quae testa molii sunt praedita. Cun-<text:line-break/>ctis porro id est commune, ut, quae partas ad caudam sunt,<text:line-break/>mediis partibus sint corpulentiores : id quod torpedinibus<text:line-break/>praecipue inest. Nam horum animalium partes mediae<text:line-break/>videntur in se ipsis habere velut cartilaginem quandam tabi-<text:line-break/>dam. Raja autem, levinaja, squatina, omni<text:span text:style-name="Default_20_Paragraph_20_Font"><text:span text:style-name="T1">s</text:span></text:span>que hujusmodi<text:line-break/>duriora sunt, et concoctu difficiliora, alimentique copiosio-<text:line-break/>ris, quam torpedo et pastinaca.</text:p>
      <text:h text:style-name="Heading_20_2" text:outline-level="2">Cap. XXXVII. </text:h>
      <text:p text:style-name="P27">[De cetaceis animalibus.] Lhximus<text:line-break/>quidem jam ante de cetaceis animalibus, quae marina sunt;<text:line-break/>in quo numero sunt phocae, balaenae, delphini et libellae,<text:line-break/>ac grandiores thunni, et praeter illa canes, quaeque bis</text:p>
      <text:p text:style-name="P3">funt similia. Nunb autem de ipsis quoque in fnmma dicen-<text:line-break/>dum, quod omnia ejusmodi duram et pravi <text:span text:style-name="Default_20_Paragraph_20_Font"><text:span text:style-name="T1">s</text:span></text:span>ucci atque ex-<text:line-break/>cremenlitiam habent carnem; quapropter sale prius con-<text:line-break/>dientes ipsis ut plurimum utuntur, alimentum, quod ex<text:line-break/>ipsis in corpus distribuitur, ea salitura tenuius efficientes,<text:line-break/>eoque coctioni et sanguini faciendo accommodatius. Nam<text:line-break/>recens horum caro, ni valde probe concoquatur, crudorum<text:line-break/>succorum copiam magnam in venis congerit.</text:p>
      <text:h text:style-name="Heading_20_2" text:outline-level="2">Cap. XXXVIII.</text:h>
      <text:p text:style-name="P27"><text:s/>[De echinis marinis.] Ex mulso<text:line-break/>eduntur hi et garo alvi <text:span text:style-name="Default_20_Paragraph_20_Font"><text:span text:style-name="T1">s</text:span></text:span>ubducendae gratia, paran t<text:span text:style-name="Default_20_Paragraph_20_Font"><text:span text:style-name="T1">o</text:span></text:span>rque<text:line-break/>in patinis, ovis, pipere melleque iniectis. Imbecilli sunt<text:line-break/>alimenti ac medii inter ea, quae humores extenuant a<text:span text:style-name="Default_20_Paragraph_20_Font"><text:span text:style-name="T1">c<text:line-break/></text:span></text:span>den<text:span text:style-name="Default_20_Paragraph_20_Font"><text:span text:style-name="T1">s</text:span></text:span>ant.</text:p>
      <text:h text:style-name="Heading_20_2" text:outline-level="2">Cap. XXXIX.</text:h>
      <text:p text:style-name="P27"><text:s/>[De melle.] Omnis alimentorum<text:line-break/>materia hactenus duobus generibus est comprehensa, <text:span text:style-name="Default_20_Paragraph_20_Font"><text:span text:style-name="T1">q</text:span></text:span>uo-<text:line-break/><text:span text:style-name="Default_20_Paragraph_20_Font"><text:span text:style-name="T1">r</text:span></text:span>um altarum quidam ipsorum a plantis, alterum varo ab</text:p>
      <text:p text:style-name="P3">animalibus <text:span text:style-name="Default_20_Paragraph_20_Font"><text:span text:style-name="T1">s</text:span></text:span>umebatur; ab utroque vero ip<text:span text:style-name="Default_20_Paragraph_20_Font"><text:span text:style-name="T1">s</text:span></text:span>orum mel est fe-<text:line-break/>cretum; oritur enim in plantarum foliis; est autem neque<text:line-break/><text:span text:style-name="Default_20_Paragraph_20_Font"><text:span text:style-name="T1">s</text:span></text:span>uccus earum, neque fructus, neque pars, <text:span text:style-name="Default_20_Paragraph_20_Font"><text:span text:style-name="T1">s</text:span></text:span>ed ejusdem est<text:line-break/>cum rore generis; non tamen assidue nec copio<text:span text:style-name="Default_20_Paragraph_20_Font"><text:span text:style-name="T1">s</text:span></text:span>e, ut ille,<text:line-break/>provenit. Memini aliquando, quum aestate super arborum<text:line-break/>ac fruticum herbarumque folia mel quam plurimum fuisset<text:line-break/>repertum, agricolas velut ludentes cecinisse, <text:span text:style-name="Default_20_Paragraph_20_Font"><text:span text:style-name="T1">lnppiter melle<text:line-break/>pluit. </text:span></text:span>Praecesserat autem nox, ut per aestatem, bene fri-<text:line-break/>gida, [nam tum tempus anni aesti Vum erat,) prnlieque calida<text:line-break/>et sicca <text:span text:style-name="Default_20_Paragraph_20_Font"><text:span text:style-name="T1">s</text:span></text:span>uerat aeris temperies. Peritis quidem naturae in-<text:line-break/>terpretibus Videbatur halitus e terra et aquis a fohs calore<text:line-break/>sublatos ac deinde exacte tenuatos ac coctos a frigore fe-<text:line-break/>quutae noctis concretos coaluisse. Apud nos vero raro id<text:line-break/>accidit, in monte autem Libano quotannis persaepe. Ita-<text:line-break/>que coria <text:span text:style-name="Default_20_Paragraph_20_Font"><text:span text:style-name="T1">s</text:span></text:span>uper terram extendentes et arbores excutientes,<text:line-break/>quod ab eis desidit, excipiunt, et olias ac fictilia meste im-<text:line-break/>plent, vocantque id mel roscidum et aerium. Proinde con-</text:p>
      <text:p text:style-name="P2">stat, materiam, ex qua mel generatur, rori esse congenera,<text:line-break/>Videtur autem et ex plantis, in quarum foliis colligitur, h<text:span text:style-name="Default_20_Paragraph_20_Font"><text:span text:style-name="T1">r<text:line-break/></text:span></text:span>ni malive quidpiam ipsi accedere; ideoque laudatissimum ia<text:line-break/>locis mel gignitur, in quibus thymus et aliae quaedam bet-<text:line-break/>bae ac frutices temperamento calidae et siccae affatim pu<text:span text:style-name="Default_20_Paragraph_20_Font"><text:span text:style-name="T1">r<text:line-break/></text:span></text:span>veniunt; tenuiorum enim est partium id mel, quod in bufo<text:line-break/>modi plantis generator; ideoque in calidis corporibus prom-<text:line-break/>pte in bilem vertitur; frigidis vero, sive per aetatem, los<text:line-break/>per morbum, sive natura talia fuerint, est accommodati^^<text:line-break/>mum; ob id in sanguinem mutatam nutrire ipsa potest; in<text:line-break/>calidis vero prius in bilem quam in sanguinem mutatur.<text:line-break/>Quum autem tenuium sit partium, acrimoniae quiddam b^<text:line-break/>beat est necesse, qua alvum ad excretionem proritet; quam<text:line-break/>certe adimentes ipsum efficimus ad distributionem et coctio^<text:line-break/>nem accommodatius. Commodissime autem ipsam adime-<text:line-break/>mus, si primum multum illi aquae admiscuernnus , ac den^<text:line-break/>de tantisper coxerimus, quoad spumare desinat; oportet atsu<text:line-break/>tem spumam statim. ut emerserit, continenter ab <text:span text:style-name="Default_20_Paragraph_20_Font"><text:span text:style-name="T1">i</text:span></text:span>pfo tostae i</text:p>
      <text:p text:style-name="P3">quum enim hac parandi rasione acrimoniam deposuerit, ne-<text:line-break/><text:span text:style-name="Default_20_Paragraph_20_Font"><text:span text:style-name="T7">que </text:span></text:span>amplius alvum ad excretionem irritabit, haud cunctan-<text:line-break/><text:span text:style-name="Default_20_Paragraph_20_Font"><text:span text:style-name="T7">ter </text:span></text:span>in corpus distribuetur. Melioratum vero, quod paulis-<text:line-break/><text:span text:style-name="Default_20_Paragraph_20_Font"><text:span text:style-name="T7">per </text:span></text:span>aut nihil omnino coctum fuerit, prius deiicitur, quam<text:line-break/>concoqui et in corpus distribui et nutrire possit. Prae-<text:line-break/>terea in eo differunt, quod mel non plene coctum in ven-<text:line-break/>triculo atque intestinis flatus quosdam gignat; contra, quod<text:line-break/>in decoctione spumam omnem abjecerit, flatus est expers et<text:line-break/>urinam movet. Quod fi quis citra aquae admixti<text:span text:style-name="Default_20_Paragraph_20_Font"><text:span text:style-name="T1">o</text:span></text:span>nem mel<text:line-break/>solum delingat, nutriet quidem infirmius, fed alvum prom-<text:line-break/>plius deiiciet.. Largius vero sumptum ventrem superio-<text:line-break/>rem ad vomitum solet concitare. Elixum autem sine aqua,<text:line-break/>neque vomitum similiter movet, neque alvum subducit, ve-<text:line-break/>sum distribuitur et nutrit magis; minam autem minus eo,<text:line-break/>quod cum aqua est elixum, ciet; quanquam ne tum quin<text:line-break/>dem, quum nutrit, alimenti multum corpori exhibet; adeo<text:line-break/>ut non defuerint, quibus nihil prorsus alere videretur; qui<text:line-break/>abunde confutantur in tertio.. de vietus ratione in morbis</text:p>
      <text:p text:style-name="P3">acutis, qui Hippocratis est liber, a nonnullis quidem contra<text:line-break/>Cnidias sententias inscriptus, ab saliis de ptisana, utrisque in<text:line-break/>hdc delinquentibus, ut in commentariis in eum librum feri-<text:line-break/>ptis ostendimus. In praesentia vero satius erat ea de melle<text:line-break/>dixisse, quae diximus, quorum summa est, senibus quidem<text:line-break/>ac in universum frigidi temperamenti corporibus mel esse<text:line-break/>accommodum, aetate autem florentibus et calidis in bilem<text:line-break/>verti, praeterea exiguum nobis alimentum ex ip<text:span text:style-name="Default_20_Paragraph_20_Font"><text:span text:style-name="T1">so</text:span></text:span> accedere,<text:line-break/>nisi verti in bilem occupet; quod fi ei id accidat, tunc nihil<text:line-break/>prdrfus nutrire posse, Clarum autem est, quod pallidam et<text:line-break/>flavam bHem ex eo gigni dicimus, non atram. Diximus<text:line-break/>enim jam saepenumer<text:span text:style-name="Default_20_Paragraph_20_Font"><text:span text:style-name="T1">o</text:span></text:span>, medicos solere bilem ejusmodi sim^<text:line-break/>pliciter citra coloris adfecti<text:span text:style-name="Default_20_Paragraph_20_Font"><text:span text:style-name="T1">o</text:span></text:span>nem n<text:span text:style-name="Default_20_Paragraph_20_Font"><text:span text:style-name="T1">o</text:span></text:span>minare, reliquas vero<text:line-break/>biles omnes cum coloris fui nomine explicare. Alias autem<text:line-break/>omnes, porracea excepta, <text:span text:style-name="T18">h</text:span>uum c<text:span text:style-name="Default_20_Paragraph_20_Font"><text:span text:style-name="T1">o</text:span></text:span>rpus graviter aegrotat,<text:line-break/>excerni videmus; flava vero et pallida et porracea esiam<text:line-break/>sine morbis evomuntur saepenumero ac dej i ciuntur.</text:p>
      <text:h text:style-name="P15" text:outline-level="2">Cap. XL. [De vino.] </text:h>
      <text:p text:style-name="P27">Vinum quidem ex eorum<text:line-break/>esse numero, quae nostrum corpus alunt, omnes fatentur:<text:line-break/>modo si, quicquid alit, cibus Iit, vinum esiam in genere cin<text:line-break/>horum est ponendum. Quidam tamen medici negant id ci-<text:line-break/>bum esse appellandum, qu<text:span text:style-name="Default_20_Paragraph_20_Font"><text:span text:style-name="T1">o</text:span></text:span>d potus in <text:span text:style-name="Default_20_Paragraph_20_Font"><text:span text:style-name="T1">s</text:span></text:span>ermone quotidiano<text:line-break/>cibo sit oppositus, qui p<text:span text:style-name="Default_20_Paragraph_20_Font"><text:span text:style-name="T1">o</text:span></text:span>lio etiam appeHatur<text:span text:style-name="Default_20_Paragraph_20_Font"><text:span text:style-name="T1">r</text:span></text:span> ut cibus e<text:span text:style-name="Default_20_Paragraph_20_Font"><text:span text:style-name="T1">s</text:span></text:span>ca<text:line-break/>et edulium; ob eamque causam vinum nolunt vocare ali-<text:line-break/>mentum, quanquam alere ipsum non diffiteantur, quod<text:line-break/>unum in praesentia requirimus. Quod si alias quasdam<text:line-break/>materias alere quidem concederent, alimenta tamen nomi-<text:line-break/>nare vetarent, omnium earum doctrinam in unum volumen<text:line-break/>conferremus; quum autem <text:span text:style-name="Default_20_Paragraph_20_Font"><text:span text:style-name="T1">s</text:span></text:span>olum vinum nolint appeliare<text:line-break/>alimentum, tametsi ip<text:span text:style-name="Default_20_Paragraph_20_Font"><text:span text:style-name="T1">s</text:span></text:span>um nutriat, permittant nobis tracta-<text:line-break/>tui de alimentis brevem de vino <text:span text:style-name="Default_20_Paragraph_20_Font"><text:span text:style-name="T1">s</text:span></text:span>ermonem adjungere; quas<text:line-break/>enim vires Hippocrates in libro de victus rasione in morbis<text:line-break/>aculis enumerat, non ut alimenti sunt, fed magis ut medi-<text:line-break/>camenli. Illas quidem igitur et in tertio commentariorum<text:line-break/>in illum librum et in methodo medendi ac sanitatis tuendae</text:p>
      <text:p text:style-name="P3">libris expos<text:span text:style-name="Default_20_Paragraph_20_Font"><text:span text:style-name="T1">u</text:span></text:span>imus.; in prae sen tia vero ipsius differentias in<text:line-break/>alendo sumus tradituri, sumpto hinc initio. Vinorum om-<text:line-break/>dium rubra simul et crassa sanguini generando sunt accom-<text:line-break/>modatistima, ut quae minima egeant mutatione, ut sanguis<text:line-break/>fiant. Post ipsa sunt nigra crassaque et dulcia; tum quae<text:line-break/>colore quidem rubra sunt et nigra, consistentia autem crassa<text:line-break/>una cmn adstringendi qualitate. His autem minus sua na-<text:line-break/>tura alunt, quae alba sunt simul ac crassa et acerba. Om-<text:line-break/>nium autem minimum .nutriunt, quae colore quidem funt<text:line-break/>alba, consistentia autem tenuia et aquis hydromelite faciendo<text:line-break/>appositis quodammodo similia. Quod vero vina crassa ma-<text:line-break/>gis quam tenuia alant, declarat ips<text:span text:style-name="Default_20_Paragraph_20_Font"><text:span text:style-name="T1">o</text:span></text:span>rum natura ; praeterea<text:line-break/>experientia id ipsum comprobat. Dulcia vero c<text:span text:style-name="Default_20_Paragraph_20_Font"><text:span text:style-name="T1">o</text:span></text:span>nficiuntur<text:line-break/>in ventriculo ac distribuuntur facilius, quam austera, ut<text:line-break/>quae facultate sunt calidiora. Quae autem admodum suut<text:line-break/>crassa, tardius quidem perficiuntur ac distribuuntur; si tamen<text:line-break/>in ventriculum adeo robustum incidant, ut confici recte abe<text:span text:style-name="Default_20_Paragraph_20_Font"><text:span text:style-name="T1">o</text:span></text:span></text:p>
      <text:p text:style-name="P3">possint, alimentum copiosius corpori exhibebunt. Constat prae t.<text:line-break/>terea, quod, quemadmodum haec corpori alendo tenuioribus<text:line-break/>funt praestantiora, ita ad urinam ciendam sunt deteriora.</text:p>
      <text:h text:style-name="Heading_20_2" text:outline-level="2">Cap. XLI. </text:h>
      <text:p text:style-name="P27">[De cibis sale conditis, in superiore libro<text:line-break/>praetermissis.] De cibis sale conditis et mediis ad finem<text:line-break/>oderis scribere. distulimus. Ne haec igitur desiderentur,<text:line-break/>tempestivum jam fuerit utrorumque vires explicare. Ani-<text:line-break/>malium corpora, quorum carnes durae simul sunt ac excre-<text:line-break/>menti tiae, ad saliendum sunt accommoda; voco autem ex-<text:line-break/>crementitias spt <text:span text:style-name="Default_20_Paragraph_20_Font"><text:span text:style-name="T1">s</text:span></text:span>uperiori sermone), quae per totas sese diffu-<text:line-break/>sum habent humorem pituitosiorem ; qui quanto copiosior<text:line-break/>f<text:span text:style-name="Default_20_Paragraph_20_Font"><text:span text:style-name="T1">u</text:span></text:span>erit ac crassior, tanto caro, Ii saliatur, melior evadet.<text:line-break/>Quae vero aut admodum moliem, aut valde siccum et mini-<text:line-break/>me excrementosum habent corporis habitum , ad saliendum<text:line-break/>sunt inepta. Salis namque facultas [ut in opere de simplici-<text:line-break/>bus medicamentis demonstravimus) est composita; nam cor-<text:line-break/>porum, quibus admovetur, humores superfluos tenuat ac di-<text:line-break/>gerit, et praeterea corpora ipsa cogit in tele ac condensat.</text:p>
      <text:p text:style-name="P3">quum nitri spuma et laxum aphronitrum tenuare quidem et<text:line-break/>discutere possint, cogere vero et condensare non possint<text:line-break/>Corpora igitur, quae natura sunt sicca, salis consperso exare-<text:line-break/>facta cib<text:span text:style-name="Default_20_Paragraph_20_Font"><text:span text:style-name="T1">o</text:span></text:span> fiunt inepta. Quidam autem leporem salire ag-<text:line-break/>gressus mustelis exiccatus similem reddidit. Suum vero<text:line-break/>obesorum ac aetate florentium carnes ad saliendum sunt ap-<text:line-break/>politae, ut quae utriusque excessus sint expertes, annosarum<text:line-break/>videlicet siccitatis et noveliorum porceflorum immodicae hu-<text:line-break/>miditatis. Quemadmodum enim corpora sicca salita corsis<text:line-break/>evadunt similia, sic contra, quae immodica humiditate dif-<text:line-break/>flunnt, salis commercio liquantur. Ob eam causam nec<text:line-break/>pisces moliis carnis et excrementis vacui, ut quos laxati-<text:line-break/>Ies vocant, et aselli, qui in puro mari degunt, ad saliendum<text:line-break/>sunt accommoda Graculi vero et pelamides et myli, surdae<text:line-break/>et sardenae, quaeque saxatina vocant et salsamenta, ad sa-<text:line-break/>liendum sunt appositi ; praeterea ex marinis belluis cetacea<text:line-break/>salita evadunt meliora; habent enim et ipsa carnem exere-</text:p>
      <text:p text:style-name="P3">mentissam. Muli vero, quod sicca eorum caro sit, et ab ex-<text:line-break/>crementis pura, . non sunt ad saliendum accommodt. Ex<text:line-break/>his autem perspicuum est, ea ad coquendum esse.difficillima,<text:line-break/>quae. sale condita dura evadunt ac nervosa et veluti cuta-<text:line-break/>cea ac coriacea ; quae. vero . contra habent, tenuia quidem<text:line-break/>ipfa redduntur, mansa autum humores crassius ac glutino-<text:line-break/>fos tenuant. Praestantissima autem omnium, quae mihi<text:line-break/>experientia cognoscere licuit; funt, quae a veteribus meli-<text:line-break/>cis Sardica salsamenta nuncupantur, hodie Surdas vocant,<text:line-break/>et myli, qui ex Ponto advehuntur; secundum autem post<text:line-break/>illa locum habent graculi et pelamides, et quae saxa lina<text:line-break/>appellant.</text:p>
      <text:h text:style-name="Heading_20_2" text:outline-level="2">cap. XLII. </text:h>
      <text:p text:style-name="P27">[De mediis eduliis.] In singulis dissis-<text:line-break/>renuis eorum, quae alimentis inesse diximus, quaedam funt<text:line-break/>media. Etenim luter ea, quae mosti sunt carne et quae dura,<text:line-break/>medium quiddam reperias, quod nec molli, nec dura sit car r<text:line-break/>ne; similiter inter tenuantis et incrassantis; calefacientia et<text:line-break/>refrigerantia, siccantia et hnmectantia. Atque animalibus</text:p>
      <text:p text:style-name="P3">naturalem temperiem i<text:span text:style-name="Default_20_Paragraph_20_Font"><text:span text:style-name="T1">n</text:span></text:span>culpatam quidem ferv<text:span text:style-name="Default_20_Paragraph_20_Font"><text:span text:style-name="T1">e</text:span></text:span>ntibus simi-<text:line-break/>lia <text:span text:style-name="Default_20_Paragraph_20_Font"><text:span text:style-name="T1">t</text:span></text:span>uis naturis cibaria conveniunt ; iis vero,. quae pravam<text:line-break/>temperiem aut ab initio flent sortita, aut post acquisiverunt,<text:line-break/>non similium sibi ipsis usus, sed contrariorum est utilis.<text:line-break/>Servatur enim similibus, quod probe secundum naturum est<text:line-break/>temperatum, quemadmodum, quod male est temperatum, a<text:line-break/>contrariis ad proprium temperamentum adducitur. Itaque<text:line-break/>singulae animalium naturae suum proprium medium habe-<text:line-break/>bunt, ut homo quidem tale, canis autem tale, atque ita in<text:line-break/>aliis omnibus : praeterea huic homini sigillatim tale fecun-<text:line-break/>dum hanc et illum aetatem, ad haec etiam secundum ritae<text:line-break/>conditionum atque institutorum et regionum, in quibus jam;<text:line-break/>siiu habitant, differentia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6</dc:title>
    <dc:subject/>
    <meta:initial-creator>Galien</meta:initial-creator>
    <meta:creation-date>2023-01-10T12:40:00Z</meta:creation-date>
    <dc:date>2023-01-10T14:46:01.193000000</dc:date>
    <meta:editing-cycles>3</meta:editing-cycles>
    <meta:editing-duration>PT3M47S</meta:editing-duration>
    <meta:document-statistic meta:table-count="0" meta:image-count="0" meta:object-count="0" meta:page-count="296" meta:paragraph-count="577" meta:word-count="43627" meta:character-count="293684" meta:non-whitespace-character-count="250491"/>
    <meta:template xlink:type="simple" xlink:actuate="onRequest" xlink:title="" xlink:href="Normal.dotm"/>
  </office:meta>
</office:document-meta>
</file>